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" style:family="table-cell" style:parent-style-name="Default" style:data-style-name="N61"/>
    <style:style style:name="ce3" style:family="table-cell" style:parent-style-name="Default" style:data-style-name="N4"/>
    <style:style style:name="ce4" style:family="table-cell" style:parent-style-name="Default" style:data-style-name="N3"/>
    <style:style style:name="ce5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0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1" style:family="table-cell" style:parent-style-name="Pivot_20_Table_20_Corner">
      <style:table-cell-properties fo:border-bottom="none" fo:border-left="none" fo:border-right="none" fo:border-top="2.01pt solid #000000"/>
    </style:style>
    <style:style style:name="ce12" style:family="table-cell" style:parent-style-name="Pivot_20_Table_20_Field">
      <style:table-cell-properties fo:border="0.99pt solid #000000"/>
    </style:style>
    <style:style style:name="ce13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4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5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6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7" style:family="table-cell" style:parent-style-name="Pivot_20_Table_20_Category" style:data-style-name="N0">
      <style:table-cell-properties fo:border="0.99pt solid #000000"/>
    </style:style>
    <style:style style:name="ce18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9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1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2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23" style:family="table-cell" style:parent-style-name="Pivot_20_Table_20_Value" style:data-style-name="N4">
      <style:table-cell-properties fo:border-bottom="0.99pt solid #000000" fo:border-left="0.99pt solid #000000" fo:border-right="none" fo:border-top="none"/>
    </style:style>
    <style:style style:name="ce24" style:family="table-cell" style:parent-style-name="Pivot_20_Table_20_Value" style:data-style-name="N4">
      <style:table-cell-properties fo:border-bottom="0.99pt solid #000000" fo:border-left="0.99pt solid #000000" fo:border-right="none" fo:border-top="0.99pt solid #000000"/>
    </style:style>
    <style:style style:name="ce25" style:family="table-cell" style:parent-style-name="Pivot_20_Table_20_Result" style:data-style-name="N4">
      <style:table-cell-properties fo:border-bottom="2.01pt solid #000000" fo:border-left="0.99pt solid #000000" fo:border-right="none" fo:border-top="0.99pt solid #000000"/>
    </style:style>
    <style:style style:name="ce26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7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8" style:family="table-cell" style:parent-style-name="Pivot_20_Table_20_Value" style:data-style-name="N4">
      <style:table-cell-properties fo:border-bottom="none" fo:border-left="none" fo:border-right="none" fo:border-top="0.99pt solid #000000"/>
    </style:style>
    <style:style style:name="ce29" style:family="table-cell" style:parent-style-name="Pivot_20_Table_20_Value" style:data-style-name="N4">
      <style:table-cell-properties fo:border-bottom="0.99pt solid #000000" fo:border-left="none" fo:border-right="none" fo:border-top="none"/>
    </style:style>
    <style:style style:name="ce30" style:family="table-cell" style:parent-style-name="Pivot_20_Table_20_Value" style:data-style-name="N4">
      <style:table-cell-properties fo:border-bottom="0.99pt solid #000000" fo:border-left="none" fo:border-right="none" fo:border-top="0.99pt solid #000000"/>
    </style:style>
    <style:style style:name="ce31" style:family="table-cell" style:parent-style-name="Pivot_20_Table_20_Result" style:data-style-name="N4">
      <style:table-cell-properties fo:border-bottom="2.01pt solid #000000" fo:border-left="none" fo:border-right="none" fo:border-top="0.99pt solid #000000"/>
    </style:style>
    <style:style style:name="ce32" style:family="table-cell" style:parent-style-name="Pivot_20_Table_20_Value" style:data-style-name="N3">
      <style:table-cell-properties fo:border-bottom="none" fo:border-left="none" fo:border-right="none" fo:border-top="0.99pt solid #000000"/>
    </style:style>
    <style:style style:name="ce33" style:family="table-cell" style:parent-style-name="Pivot_20_Table_20_Value" style:data-style-name="N3">
      <style:table-cell-properties fo:border-bottom="0.99pt solid #000000" fo:border-left="none" fo:border-right="none" fo:border-top="none"/>
    </style:style>
    <style:style style:name="ce34" style:family="table-cell" style:parent-style-name="Pivot_20_Table_20_Value" style:data-style-name="N3">
      <style:table-cell-properties fo:border-bottom="0.99pt solid #000000" fo:border-left="none" fo:border-right="none" fo:border-top="0.99pt solid #000000"/>
    </style:style>
    <style:style style:name="ce35" style:family="table-cell" style:parent-style-name="Pivot_20_Table_20_Result" style:data-style-name="N3">
      <style:table-cell-properties fo:border-bottom="2.01pt solid #000000" fo:border-left="none" fo:border-right="none" fo:border-top="0.99pt solid #000000"/>
    </style:style>
    <style:style style:name="ce36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37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38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39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40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1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42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43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44" style:family="table-cell" style:parent-style-name="Pivot_20_Table_20_Value" style:data-style-name="N0">
      <style:table-cell-properties fo:border-bottom="0.99pt solid #000000" fo:border-left="none" fo:border-right="2.01pt solid #000000" fo:border-top="0.99pt solid #000000"/>
    </style:style>
    <style:style style:name="ce45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4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47" style:family="table-cell" style:parent-style-name="Pivot_20_Table_20_Value" style:data-style-name="N3">
      <style:table-cell-properties fo:border-bottom="0.99pt solid #000000" fo:border-left="none" fo:border-right="2.01pt solid #000000" fo:border-top="0.99pt solid #000000"/>
    </style:style>
    <style:style style:name="ce48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49" style:family="table-cell" style:parent-style-name="Pivot_20_Table_20_Value" style:data-style-name="N4">
      <style:table-cell-properties fo:border-bottom="0.99pt solid #000000" fo:border-left="none" fo:border-right="2.01pt solid #000000" fo:border-top="0.99pt solid #000000"/>
    </style:style>
    <style:style style:name="ce50" style:family="table-cell" style:parent-style-name="Pivot_20_Table_20_Result" style:data-style-name="N4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/>
      <table:table table:name="extSDDiP s20 T900" table:style-name="ta1">
        <table:table-column table:style-name="co1" table:number-columns-repeated="10" table:default-cell-style-name="Default"/>
        <table:table-column table:style-name="co1" table:default-cell-style-name="ce2"/>
        <table:table-column table:style-name="co1" table:number-columns-repeated="23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Cut type</text:p>
          </table:table-cell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#nodes</text:p>
          </table:table-cell>
          <table:table-cell table:style-name="ce1" office:value-type="string" calcext:value-type="string">
            <text:p>#nodes Tree</text:p>
          </table:table-cell>
          <table:table-cell table:style-name="ce1" office:value-type="string" calcext:value-type="string">
            <text:p>#scen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otal Time</text:p>
          </table:table-cell>
          <table:table-cell table:style-name="ce1" office:value-type="string" calcext:value-type="string">
            <text:p># Iterations</text:p>
          </table:table-cell>
          <table:table-cell table:style-name="ce1" office:value-type="string" calcext:value-type="string">
            <text:p># Cuts</text:p>
          </table:table-cell>
          <table:table-cell table:style-name="ce1" office:value-type="string" calcext:value-type="string">
            <text:p># Sampled sce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Tree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.8" calcext:value-type="float">
            <text:p>10485.8</text:p>
          </table:table-cell>
          <table:table-cell office:value-type="float" office:value="10503" calcext:value-type="float">
            <text:p>10503</text:p>
          </table:table-cell>
          <table:table-cell table:style-name="ce3" office:value-type="float" office:value="0.163878" calcext:value-type="float">
            <text:p>0.16</text:p>
          </table:table-cell>
          <table:table-cell table:style-name="ce3" office:value-type="float" office:value="911.379" calcext:value-type="float">
            <text:p>911.38</text:p>
          </table:table-cell>
          <table:table-cell table:style-name="ce3" office:value-type="float" office:value="1204.72" calcext:value-type="float">
            <text:p>1,204.72</text:p>
          </table:table-cell>
          <table:table-cell table:style-name="ce4" office:value-type="float" office:value="62" calcext:value-type="float">
            <text:p>62</text:p>
          </table:table-cell>
          <table:table-cell office:value-type="float" office:value="14766" calcext:value-type="float">
            <text:p>14766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5"/>
          <table:table-cell table:style-name="ce11" table:number-columns-repeated="5"/>
          <table:table-cell table:style-name="ce18"/>
          <table:table-cell table:style-name="ce20" office:value-type="string" calcext:value-type="string">
            <text:p>Data</text:p>
          </table:table-cell>
          <table:table-cell table:style-name="ce26" table:number-columns-repeated="3"/>
          <table:table-cell table:style-name="ce40"/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Tree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7713.98" calcext:value-type="float">
            <text:p>7713.98</text:p>
          </table:table-cell>
          <table:table-cell office:value-type="float" office:value="7425.35" calcext:value-type="float">
            <text:p>7425.35</text:p>
          </table:table-cell>
          <table:table-cell table:style-name="ce3" office:value-type="float" office:value="3.88707" calcext:value-type="float">
            <text:p>3.89</text:p>
          </table:table-cell>
          <table:table-cell table:style-name="ce3" office:value-type="float" office:value="933.137" calcext:value-type="float">
            <text:p>933.14</text:p>
          </table:table-cell>
          <table:table-cell table:style-name="ce3" office:value-type="float" office:value="1155.96" calcext:value-type="float">
            <text:p>1,155.96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6" office:value-type="string" calcext:value-type="string">
            <text:p>s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p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Method</text:p>
          </table:table-cell>
          <table:table-cell table:style-name="ce12" office:value-type="string" calcext:value-type="string">
            <text:p>Model</text:p>
          </table:table-cell>
          <table:table-cell table:style-name="ce12" office:value-type="string" calcext:value-type="string">
            <text:p>Cut type</text:p>
          </table:table-cell>
          <table:table-cell table:style-name="ce21" office:value-type="string" calcext:value-type="string">
            <text:p>Average - Gap</text:p>
          </table:table-cell>
          <table:table-cell table:style-name="ce27" office:value-type="string" calcext:value-type="string">
            <text:p>Average - Total Time</text:p>
          </table:table-cell>
          <table:table-cell table:style-name="ce27" office:value-type="string" calcext:value-type="string">
            <text:p>Average - # Iterations</text:p>
          </table:table-cell>
          <table:table-cell table:style-name="ce27" office:value-type="string" calcext:value-type="string">
            <text:p>Average - # Cuts</text:p>
          </table:table-cell>
          <table:table-cell table:style-name="ce41" office:value-type="string" calcext:value-type="string">
            <text:p>Count - Method</text:p>
          </table:table-cell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Tree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351.5" calcext:value-type="float">
            <text:p>11351.5</text:p>
          </table:table-cell>
          <table:table-cell office:value-type="float" office:value="10924.2" calcext:value-type="float">
            <text:p>10924.2</text:p>
          </table:table-cell>
          <table:table-cell table:style-name="ce3" office:value-type="float" office:value="3.91149" calcext:value-type="float">
            <text:p>3.91</text:p>
          </table:table-cell>
          <table:table-cell table:style-name="ce3" office:value-type="float" office:value="901.131" calcext:value-type="float">
            <text:p>901.13</text:p>
          </table:table-cell>
          <table:table-cell table:style-name="ce3" office:value-type="float" office:value="979.911" calcext:value-type="float">
            <text:p>979.91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7" office:value-type="float" office:value="20" calcext:value-type="float">
            <text:p>2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Phase_I-II</text:p>
          </table:table-cell>
          <table:table-cell table:style-name="ce13" office:value-type="string" calcext:value-type="string">
            <text:p>Natural</text:p>
          </table:table-cell>
          <table:table-cell table:style-name="ce13" office:value-type="string" calcext:value-type="string">
            <text:p>NoCut</text:p>
          </table:table-cell>
          <table:table-cell table:style-name="ce22" office:value-type="float" office:value="16.20991" calcext:value-type="float">
            <text:p>16.21</text:p>
          </table:table-cell>
          <table:table-cell table:style-name="ce28" office:value-type="float" office:value="1171.4135" calcext:value-type="float">
            <text:p>1,171.41</text:p>
          </table:table-cell>
          <table:table-cell table:style-name="ce32" office:value-type="float" office:value="151.15" calcext:value-type="float">
            <text:p>151</text:p>
          </table:table-cell>
          <table:table-cell table:style-name="ce36" office:value-type="float" office:value="0" calcext:value-type="float">
            <text:p>0</text:p>
          </table:table-cell>
          <table:table-cell table:style-name="ce4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Tree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929.9" calcext:value-type="float">
            <text:p>13929.9</text:p>
          </table:table-cell>
          <table:table-cell office:value-type="float" office:value="10859.9" calcext:value-type="float">
            <text:p>10859.9</text:p>
          </table:table-cell>
          <table:table-cell table:style-name="ce3" office:value-type="float" office:value="28.2697" calcext:value-type="float">
            <text:p>28.27</text:p>
          </table:table-cell>
          <table:table-cell table:style-name="ce3" office:value-type="float" office:value="963.27" calcext:value-type="float">
            <text:p>963.27</text:p>
          </table:table-cell>
          <table:table-cell table:style-name="ce3" office:value-type="float" office:value="1280.39" calcext:value-type="float">
            <text:p>1,280.39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8"/>
          <table:table-cell table:style-name="ce14" table:number-columns-repeated="4"/>
          <table:table-cell table:style-name="ce15"/>
          <table:table-cell table:style-name="ce15" office:value-type="string" calcext:value-type="string">
            <text:p>Path</text:p>
          </table:table-cell>
          <table:table-cell table:style-name="ce23" office:value-type="float" office:value="4.96266635" calcext:value-type="float">
            <text:p>4.96</text:p>
          </table:table-cell>
          <table:table-cell table:style-name="ce29" office:value-type="float" office:value="1114.921" calcext:value-type="float">
            <text:p>1,114.92</text:p>
          </table:table-cell>
          <table:table-cell table:style-name="ce33" office:value-type="float" office:value="218.75" calcext:value-type="float">
            <text:p>219</text:p>
          </table:table-cell>
          <table:table-cell table:style-name="ce37" office:value-type="float" office:value="105.05" calcext:value-type="float">
            <text:p>105.05</text:p>
          </table:table-cell>
          <table:table-cell table:style-name="ce43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Tree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078" calcext:value-type="float">
            <text:p>10078</text:p>
          </table:table-cell>
          <table:table-cell office:value-type="float" office:value="10415.4" calcext:value-type="float">
            <text:p>10415.4</text:p>
          </table:table-cell>
          <table:table-cell table:style-name="ce3" office:value-type="float" office:value="3.23933" calcext:value-type="float">
            <text:p>3.24</text:p>
          </table:table-cell>
          <table:table-cell table:style-name="ce3" office:value-type="float" office:value="905.128" calcext:value-type="float">
            <text:p>905.13</text:p>
          </table:table-cell>
          <table:table-cell table:style-name="ce3" office:value-type="float" office:value="986.548" calcext:value-type="float">
            <text:p>986.55</text:p>
          </table:table-cell>
          <table:table-cell table:style-name="ce4" office:value-type="float" office:value="74" calcext:value-type="float">
            <text:p>74</text:p>
          </table:table-cell>
          <table:table-cell office:value-type="float" office:value="14012" calcext:value-type="float">
            <text:p>14012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8"/>
          <table:table-cell table:style-name="ce14" table:number-columns-repeated="2"/>
          <table:table-cell table:style-name="ce15" table:number-columns-repeated="2"/>
          <table:table-cell table:style-name="ce17" office:value-type="string" calcext:value-type="string">
            <text:p>Natural </text:p>
          </table:table-cell>
          <table:table-cell table:style-name="ce17" office:value-type="string" calcext:value-type="string">
            <text:p>Tree </text:p>
          </table:table-cell>
          <table:table-cell table:style-name="ce24" office:value-type="float" office:value="8.373835" calcext:value-type="float">
            <text:p>8.37</text:p>
          </table:table-cell>
          <table:table-cell table:style-name="ce30" office:value-type="float" office:value="1188.188" calcext:value-type="float">
            <text:p>1,188.19</text:p>
          </table:table-cell>
          <table:table-cell table:style-name="ce34" office:value-type="float" office:value="215.9" calcext:value-type="float">
            <text:p>216</text:p>
          </table:table-cell>
          <table:table-cell table:style-name="ce38" office:value-type="float" office:value="104.6" calcext:value-type="float">
            <text:p>104.6</text:p>
          </table:table-cell>
          <table:table-cell table:style-name="ce44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Tree 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728.1" calcext:value-type="float">
            <text:p>12728.1</text:p>
          </table:table-cell>
          <table:table-cell office:value-type="float" office:value="12516.5" calcext:value-type="float">
            <text:p>12516.5</text:p>
          </table:table-cell>
          <table:table-cell table:style-name="ce3" office:value-type="float" office:value="1.69039" calcext:value-type="float">
            <text:p>1.69</text:p>
          </table:table-cell>
          <table:table-cell table:style-name="ce3" office:value-type="float" office:value="917.765" calcext:value-type="float">
            <text:p>917.77</text:p>
          </table:table-cell>
          <table:table-cell table:style-name="ce3" office:value-type="float" office:value="1468.16" calcext:value-type="float">
            <text:p>1,468.16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10864" calcext:value-type="float">
            <text:p>10864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8"/>
          <table:table-cell table:style-name="ce14" table:number-columns-repeated="2"/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Phase_I-II</text:p>
          </table:table-cell>
          <table:table-cell table:style-name="ce13" office:value-type="string" calcext:value-type="string">
            <text:p>Natural</text:p>
          </table:table-cell>
          <table:table-cell table:style-name="ce13" office:value-type="string" calcext:value-type="string">
            <text:p>NoCut</text:p>
          </table:table-cell>
          <table:table-cell table:style-name="ce22" office:value-type="float" office:value="15.2259115" calcext:value-type="float">
            <text:p>15.23</text:p>
          </table:table-cell>
          <table:table-cell table:style-name="ce28" office:value-type="float" office:value="1700.4325" calcext:value-type="float">
            <text:p>1,700.43</text:p>
          </table:table-cell>
          <table:table-cell table:style-name="ce32" office:value-type="float" office:value="56.3" calcext:value-type="float">
            <text:p>56</text:p>
          </table:table-cell>
          <table:table-cell table:style-name="ce36" office:value-type="float" office:value="0" calcext:value-type="float">
            <text:p>0</text:p>
          </table:table-cell>
          <table:table-cell table:style-name="ce4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Tree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129.5" calcext:value-type="float">
            <text:p>13129.5</text:p>
          </table:table-cell>
          <table:table-cell office:value-type="float" office:value="12705.2" calcext:value-type="float">
            <text:p>12705.2</text:p>
          </table:table-cell>
          <table:table-cell table:style-name="ce3" office:value-type="float" office:value="3.33987" calcext:value-type="float">
            <text:p>3.34</text:p>
          </table:table-cell>
          <table:table-cell table:style-name="ce3" office:value-type="float" office:value="931.72" calcext:value-type="float">
            <text:p>931.72</text:p>
          </table:table-cell>
          <table:table-cell table:style-name="ce3" office:value-type="float" office:value="1628.97" calcext:value-type="float">
            <text:p>1,628.97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8"/>
          <table:table-cell table:style-name="ce14" table:number-columns-repeated="4"/>
          <table:table-cell table:style-name="ce15"/>
          <table:table-cell table:style-name="ce15" office:value-type="string" calcext:value-type="string">
            <text:p>Path</text:p>
          </table:table-cell>
          <table:table-cell table:style-name="ce23" office:value-type="float" office:value="5.626967985" calcext:value-type="float">
            <text:p>5.63</text:p>
          </table:table-cell>
          <table:table-cell table:style-name="ce29" office:value-type="float" office:value="1288.4401" calcext:value-type="float">
            <text:p>1,288.44</text:p>
          </table:table-cell>
          <table:table-cell table:style-name="ce33" office:value-type="float" office:value="94.9" calcext:value-type="float">
            <text:p>95</text:p>
          </table:table-cell>
          <table:table-cell table:style-name="ce37" office:value-type="float" office:value="638.85" calcext:value-type="float">
            <text:p>638.85</text:p>
          </table:table-cell>
          <table:table-cell table:style-name="ce43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Tree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20494" calcext:value-type="float">
            <text:p>20494</text:p>
          </table:table-cell>
          <table:table-cell office:value-type="float" office:value="19106.5" calcext:value-type="float">
            <text:p>19106.5</text:p>
          </table:table-cell>
          <table:table-cell table:style-name="ce3" office:value-type="float" office:value="7.26198" calcext:value-type="float">
            <text:p>7.26</text:p>
          </table:table-cell>
          <table:table-cell table:style-name="ce3" office:value-type="float" office:value="900.802" calcext:value-type="float">
            <text:p>900.80</text:p>
          </table:table-cell>
          <table:table-cell table:style-name="ce3" office:value-type="float" office:value="1861.03" calcext:value-type="float">
            <text:p>1,861.0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style-name="ce8"/>
          <table:table-cell table:style-name="ce14" table:number-columns-repeated="2"/>
          <table:table-cell table:style-name="ce15" table:number-columns-repeated="2"/>
          <table:table-cell table:style-name="ce17" office:value-type="string" calcext:value-type="string">
            <text:p>Natural </text:p>
          </table:table-cell>
          <table:table-cell table:style-name="ce17" office:value-type="string" calcext:value-type="string">
            <text:p>Tree </text:p>
          </table:table-cell>
          <table:table-cell table:style-name="ce24" office:value-type="float" office:value="5.6706058" calcext:value-type="float">
            <text:p>5.67</text:p>
          </table:table-cell>
          <table:table-cell table:style-name="ce30" office:value-type="float" office:value="1282.92139" calcext:value-type="float">
            <text:p>1,282.92</text:p>
          </table:table-cell>
          <table:table-cell table:style-name="ce34" office:value-type="float" office:value="141.55" calcext:value-type="float">
            <text:p>142</text:p>
          </table:table-cell>
          <table:table-cell table:style-name="ce38" office:value-type="float" office:value="736.7" calcext:value-type="float">
            <text:p>736.7</text:p>
          </table:table-cell>
          <table:table-cell table:style-name="ce44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Tree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186.6" calcext:value-type="float">
            <text:p>13186.6</text:p>
          </table:table-cell>
          <table:table-cell office:value-type="float" office:value="12372" calcext:value-type="float">
            <text:p>12372</text:p>
          </table:table-cell>
          <table:table-cell table:style-name="ce3" office:value-type="float" office:value="6.58482" calcext:value-type="float">
            <text:p>6.58</text:p>
          </table:table-cell>
          <table:table-cell table:style-name="ce3" office:value-type="float" office:value="962.546" calcext:value-type="float">
            <text:p>962.55</text:p>
          </table:table-cell>
          <table:table-cell table:style-name="ce3" office:value-type="float" office:value="1932.11" calcext:value-type="float">
            <text:p>1,932.1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style-name="ce8"/>
          <table:table-cell table:style-name="ce14"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Phase_I-II</text:p>
          </table:table-cell>
          <table:table-cell table:style-name="ce13" office:value-type="string" calcext:value-type="string">
            <text:p>Natural</text:p>
          </table:table-cell>
          <table:table-cell table:style-name="ce13" office:value-type="string" calcext:value-type="string">
            <text:p>NoCut</text:p>
          </table:table-cell>
          <table:table-cell table:style-name="ce22" office:value-type="float" office:value="11.983446" calcext:value-type="float">
            <text:p>11.98</text:p>
          </table:table-cell>
          <table:table-cell table:style-name="ce28" office:value-type="float" office:value="1820.7275" calcext:value-type="float">
            <text:p>1,820.73</text:p>
          </table:table-cell>
          <table:table-cell table:style-name="ce32" office:value-type="float" office:value="41.55" calcext:value-type="float">
            <text:p>42</text:p>
          </table:table-cell>
          <table:table-cell table:style-name="ce36" office:value-type="float" office:value="0" calcext:value-type="float">
            <text:p>0</text:p>
          </table:table-cell>
          <table:table-cell table:style-name="ce4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Tree 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8637.7" calcext:value-type="float">
            <text:p>18637.7</text:p>
          </table:table-cell>
          <table:table-cell office:value-type="float" office:value="19756.3" calcext:value-type="float">
            <text:p>19756.3</text:p>
          </table:table-cell>
          <table:table-cell table:style-name="ce3" office:value-type="float" office:value="5.66211" calcext:value-type="float">
            <text:p>5.66</text:p>
          </table:table-cell>
          <table:table-cell table:style-name="ce3" office:value-type="float" office:value="918.649" calcext:value-type="float">
            <text:p>918.65</text:p>
          </table:table-cell>
          <table:table-cell table:style-name="ce3" office:value-type="float" office:value="1198.86" calcext:value-type="float">
            <text:p>1,198.86</text:p>
          </table:table-cell>
          <table:table-cell table:style-name="ce4" office:value-type="float" office:value="56" calcext:value-type="float">
            <text:p>56</text:p>
          </table:table-cell>
          <table:table-cell office:value-type="float" office:value="13284" calcext:value-type="float">
            <text:p>13284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8"/>
          <table:table-cell table:style-name="ce14" table:number-columns-repeated="4"/>
          <table:table-cell table:style-name="ce15"/>
          <table:table-cell table:style-name="ce15" office:value-type="string" calcext:value-type="string">
            <text:p>Path</text:p>
          </table:table-cell>
          <table:table-cell table:style-name="ce23" office:value-type="float" office:value="6.5326953" calcext:value-type="float">
            <text:p>6.53</text:p>
          </table:table-cell>
          <table:table-cell table:style-name="ce29" office:value-type="float" office:value="1565.0775" calcext:value-type="float">
            <text:p>1,565.08</text:p>
          </table:table-cell>
          <table:table-cell table:style-name="ce33" office:value-type="float" office:value="72.3" calcext:value-type="float">
            <text:p>72</text:p>
          </table:table-cell>
          <table:table-cell table:style-name="ce37" office:value-type="float" office:value="1102.3" calcext:value-type="float">
            <text:p>1102.3</text:p>
          </table:table-cell>
          <table:table-cell table:style-name="ce43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Tree 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367.2" calcext:value-type="float">
            <text:p>12367.2</text:p>
          </table:table-cell>
          <table:table-cell office:value-type="float" office:value="11649.2" calcext:value-type="float">
            <text:p>11649.2</text:p>
          </table:table-cell>
          <table:table-cell table:style-name="ce3" office:value-type="float" office:value="6.16365" calcext:value-type="float">
            <text:p>6.16</text:p>
          </table:table-cell>
          <table:table-cell table:style-name="ce3" office:value-type="float" office:value="904.576" calcext:value-type="float">
            <text:p>904.58</text:p>
          </table:table-cell>
          <table:table-cell table:style-name="ce3" office:value-type="float" office:value="1194.89" calcext:value-type="float">
            <text:p>1,194.89</text:p>
          </table:table-cell>
          <table:table-cell table:style-name="ce4" office:value-type="float" office:value="49" calcext:value-type="float">
            <text:p>49</text:p>
          </table:table-cell>
          <table:table-cell office:value-type="float" office:value="11916" calcext:value-type="float">
            <text:p>11916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8"/>
          <table:table-cell table:style-name="ce14" table:number-columns-repeated="2"/>
          <table:table-cell table:style-name="ce15" table:number-columns-repeated="2"/>
          <table:table-cell table:style-name="ce17" office:value-type="string" calcext:value-type="string">
            <text:p>Natural </text:p>
          </table:table-cell>
          <table:table-cell table:style-name="ce17" office:value-type="string" calcext:value-type="string">
            <text:p>Tree </text:p>
          </table:table-cell>
          <table:table-cell table:style-name="ce24" office:value-type="float" office:value="6.171152965" calcext:value-type="float">
            <text:p>6.17</text:p>
          </table:table-cell>
          <table:table-cell table:style-name="ce30" office:value-type="float" office:value="1553.26945" calcext:value-type="float">
            <text:p>1,553.27</text:p>
          </table:table-cell>
          <table:table-cell table:style-name="ce34" office:value-type="float" office:value="103.45" calcext:value-type="float">
            <text:p>103</text:p>
          </table:table-cell>
          <table:table-cell table:style-name="ce38" office:value-type="float" office:value="1494.95" calcext:value-type="float">
            <text:p>1494.95</text:p>
          </table:table-cell>
          <table:table-cell table:style-name="ce44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Tree 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8312.3" calcext:value-type="float">
            <text:p>18312.3</text:p>
          </table:table-cell>
          <table:table-cell office:value-type="float" office:value="18826.6" calcext:value-type="float">
            <text:p>18826.6</text:p>
          </table:table-cell>
          <table:table-cell table:style-name="ce3" office:value-type="float" office:value="2.73183" calcext:value-type="float">
            <text:p>2.73</text:p>
          </table:table-cell>
          <table:table-cell table:style-name="ce3" office:value-type="float" office:value="975.084" calcext:value-type="float">
            <text:p>975.08</text:p>
          </table:table-cell>
          <table:table-cell table:style-name="ce3" office:value-type="float" office:value="1953.95" calcext:value-type="float">
            <text:p>1,953.95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style-name="ce8"/>
          <table:table-cell table:style-name="ce14" table:number-columns-repeated="2"/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Phase_I</text:p>
          </table:table-cell>
          <table:table-cell table:style-name="ce13" office:value-type="string" calcext:value-type="string">
            <text:p>Natural</text:p>
          </table:table-cell>
          <table:table-cell table:style-name="ce13" office:value-type="string" calcext:value-type="string">
            <text:p>NoCut</text:p>
          </table:table-cell>
          <table:table-cell table:style-name="ce22" office:value-type="float" office:value="6.5103445" calcext:value-type="float">
            <text:p>6.51</text:p>
          </table:table-cell>
          <table:table-cell table:style-name="ce28" office:value-type="float" office:value="1240.0385" calcext:value-type="float">
            <text:p>1,240.04</text:p>
          </table:table-cell>
          <table:table-cell table:style-name="ce32" office:value-type="float" office:value="12.85" calcext:value-type="float">
            <text:p>13</text:p>
          </table:table-cell>
          <table:table-cell table:style-name="ce36" office:value-type="float" office:value="0" calcext:value-type="float">
            <text:p>0</text:p>
          </table:table-cell>
          <table:table-cell table:style-name="ce4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Tree 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7727.7" calcext:value-type="float">
            <text:p>17727.7</text:p>
          </table:table-cell>
          <table:table-cell office:value-type="float" office:value="14890.4" calcext:value-type="float">
            <text:p>14890.4</text:p>
          </table:table-cell>
          <table:table-cell table:style-name="ce3" office:value-type="float" office:value="19.0547" calcext:value-type="float">
            <text:p>19.05</text:p>
          </table:table-cell>
          <table:table-cell table:style-name="ce3" office:value-type="float" office:value="963.01" calcext:value-type="float">
            <text:p>963.01</text:p>
          </table:table-cell>
          <table:table-cell table:style-name="ce3" office:value-type="float" office:value="1351.91" calcext:value-type="float">
            <text:p>1,351.91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8"/>
          <table:table-cell table:style-name="ce14" table:number-columns-repeated="4"/>
          <table:table-cell table:style-name="ce15"/>
          <table:table-cell table:style-name="ce15" office:value-type="string" calcext:value-type="string">
            <text:p>Path</text:p>
          </table:table-cell>
          <table:table-cell table:style-name="ce23" office:value-type="float" office:value="7.0506037" calcext:value-type="float">
            <text:p>7.05</text:p>
          </table:table-cell>
          <table:table-cell table:style-name="ce29" office:value-type="float" office:value="1396.38995" calcext:value-type="float">
            <text:p>1,396.39</text:p>
          </table:table-cell>
          <table:table-cell table:style-name="ce33" office:value-type="float" office:value="19.9" calcext:value-type="float">
            <text:p>20</text:p>
          </table:table-cell>
          <table:table-cell table:style-name="ce37" office:value-type="float" office:value="3978.25" calcext:value-type="float">
            <text:p>3978.25</text:p>
          </table:table-cell>
          <table:table-cell table:style-name="ce43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Tree 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554.6" calcext:value-type="float">
            <text:p>13554.6</text:p>
          </table:table-cell>
          <table:table-cell office:value-type="float" office:value="13602.6" calcext:value-type="float">
            <text:p>13602.6</text:p>
          </table:table-cell>
          <table:table-cell table:style-name="ce3" office:value-type="float" office:value="0.352999" calcext:value-type="float">
            <text:p>0.35</text:p>
          </table:table-cell>
          <table:table-cell table:style-name="ce3" office:value-type="float" office:value="806.683" calcext:value-type="float">
            <text:p>806.68</text:p>
          </table:table-cell>
          <table:table-cell table:style-name="ce3" office:value-type="float" office:value="1067.12" calcext:value-type="float">
            <text:p>1,067.12</text:p>
          </table:table-cell>
          <table:table-cell table:style-name="ce4" office:value-type="float" office:value="79" calcext:value-type="float">
            <text:p>79</text:p>
          </table:table-cell>
          <table:table-cell office:value-type="float" office:value="10435" calcext:value-type="float">
            <text:p>10435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8"/>
          <table:table-cell table:style-name="ce15" table:number-columns-repeated="4"/>
          <table:table-cell table:style-name="ce17" office:value-type="string" calcext:value-type="string">
            <text:p>Natural </text:p>
          </table:table-cell>
          <table:table-cell table:style-name="ce17" office:value-type="string" calcext:value-type="string">
            <text:p>Tree </text:p>
          </table:table-cell>
          <table:table-cell table:style-name="ce24" office:value-type="float" office:value="6.4455908" calcext:value-type="float">
            <text:p>6.45</text:p>
          </table:table-cell>
          <table:table-cell table:style-name="ce30" office:value-type="float" office:value="1430.71195" calcext:value-type="float">
            <text:p>1,430.71</text:p>
          </table:table-cell>
          <table:table-cell table:style-name="ce34" office:value-type="float" office:value="24.6" calcext:value-type="float">
            <text:p>25</text:p>
          </table:table-cell>
          <table:table-cell table:style-name="ce38" office:value-type="float" office:value="4390.35" calcext:value-type="float">
            <text:p>4390.35</text:p>
          </table:table-cell>
          <table:table-cell table:style-name="ce44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Tree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8246.6" calcext:value-type="float">
            <text:p>18246.6</text:p>
          </table:table-cell>
          <table:table-cell office:value-type="float" office:value="18140.4" calcext:value-type="float">
            <text:p>18140.4</text:p>
          </table:table-cell>
          <table:table-cell table:style-name="ce3" office:value-type="float" office:value="0.585829" calcext:value-type="float">
            <text:p>0.59</text:p>
          </table:table-cell>
          <table:table-cell table:style-name="ce3" office:value-type="float" office:value="918.472" calcext:value-type="float">
            <text:p>918.47</text:p>
          </table:table-cell>
          <table:table-cell table:style-name="ce3" office:value-type="float" office:value="1267.98" calcext:value-type="float">
            <text:p>1,267.98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12530" calcext:value-type="float">
            <text:p>1253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8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Phase_I-II</text:p>
          </table:table-cell>
          <table:table-cell table:style-name="ce13" office:value-type="string" calcext:value-type="string">
            <text:p>Natural</text:p>
          </table:table-cell>
          <table:table-cell table:style-name="ce13" office:value-type="string" calcext:value-type="string">
            <text:p>NoCut</text:p>
          </table:table-cell>
          <table:table-cell table:style-name="ce22" office:value-type="float" office:value="26.506" calcext:value-type="float">
            <text:p>26.51</text:p>
          </table:table-cell>
          <table:table-cell table:style-name="ce28" office:value-type="float" office:value="1128.943" calcext:value-type="float">
            <text:p>1,128.94</text:p>
          </table:table-cell>
          <table:table-cell table:style-name="ce32" office:value-type="float" office:value="108.45" calcext:value-type="float">
            <text:p>108</text:p>
          </table:table-cell>
          <table:table-cell table:style-name="ce36" office:value-type="float" office:value="0" calcext:value-type="float">
            <text:p>0</text:p>
          </table:table-cell>
          <table:table-cell table:style-name="ce4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Tree 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24094.5" calcext:value-type="float">
            <text:p>24094.5</text:p>
          </table:table-cell>
          <table:table-cell office:value-type="float" office:value="22396.3" calcext:value-type="float">
            <text:p>22396.3</text:p>
          </table:table-cell>
          <table:table-cell table:style-name="ce3" office:value-type="float" office:value="7.58262" calcext:value-type="float">
            <text:p>7.58</text:p>
          </table:table-cell>
          <table:table-cell table:style-name="ce3" office:value-type="float" office:value="977.07" calcext:value-type="float">
            <text:p>977.07</text:p>
          </table:table-cell>
          <table:table-cell table:style-name="ce3" office:value-type="float" office:value="1929.98" calcext:value-type="float">
            <text:p>1,929.98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style-name="ce8"/>
          <table:table-cell table:style-name="ce14" table:number-columns-repeated="4"/>
          <table:table-cell table:style-name="ce15"/>
          <table:table-cell table:style-name="ce15" office:value-type="string" calcext:value-type="string">
            <text:p>Path</text:p>
          </table:table-cell>
          <table:table-cell table:style-name="ce23" office:value-type="float" office:value="9.522011" calcext:value-type="float">
            <text:p>9.52</text:p>
          </table:table-cell>
          <table:table-cell table:style-name="ce29" office:value-type="float" office:value="1013.7973" calcext:value-type="float">
            <text:p>1,013.80</text:p>
          </table:table-cell>
          <table:table-cell table:style-name="ce33" office:value-type="float" office:value="229" calcext:value-type="float">
            <text:p>229</text:p>
          </table:table-cell>
          <table:table-cell table:style-name="ce37" office:value-type="float" office:value="276.25" calcext:value-type="float">
            <text:p>276.25</text:p>
          </table:table-cell>
          <table:table-cell table:style-name="ce43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Tree 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447.9" calcext:value-type="float">
            <text:p>14447.9</text:p>
          </table:table-cell>
          <table:table-cell office:value-type="float" office:value="13278.4" calcext:value-type="float">
            <text:p>13278.4</text:p>
          </table:table-cell>
          <table:table-cell table:style-name="ce3" office:value-type="float" office:value="8.80754" calcext:value-type="float">
            <text:p>8.81</text:p>
          </table:table-cell>
          <table:table-cell table:style-name="ce3" office:value-type="float" office:value="972.29" calcext:value-type="float">
            <text:p>972.29</text:p>
          </table:table-cell>
          <table:table-cell table:style-name="ce3" office:value-type="float" office:value="1877.8" calcext:value-type="float">
            <text:p>1,877.8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style-name="ce8"/>
          <table:table-cell table:style-name="ce14" table:number-columns-repeated="2"/>
          <table:table-cell table:style-name="ce15" table:number-columns-repeated="2"/>
          <table:table-cell table:style-name="ce17" office:value-type="string" calcext:value-type="string">
            <text:p>Natural </text:p>
          </table:table-cell>
          <table:table-cell table:style-name="ce17" office:value-type="string" calcext:value-type="string">
            <text:p>Tree </text:p>
          </table:table-cell>
          <table:table-cell table:style-name="ce24" office:value-type="float" office:value="11.214167" calcext:value-type="float">
            <text:p>11.21</text:p>
          </table:table-cell>
          <table:table-cell table:style-name="ce30" office:value-type="float" office:value="1061.60325" calcext:value-type="float">
            <text:p>1,061.60</text:p>
          </table:table-cell>
          <table:table-cell table:style-name="ce34" office:value-type="float" office:value="286.3" calcext:value-type="float">
            <text:p>286</text:p>
          </table:table-cell>
          <table:table-cell table:style-name="ce38" office:value-type="float" office:value="275.1" calcext:value-type="float">
            <text:p>275.1</text:p>
          </table:table-cell>
          <table:table-cell table:style-name="ce44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Tree 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9709.9" calcext:value-type="float">
            <text:p>19709.9</text:p>
          </table:table-cell>
          <table:table-cell office:value-type="float" office:value="18013.8" calcext:value-type="float">
            <text:p>18013.8</text:p>
          </table:table-cell>
          <table:table-cell table:style-name="ce3" office:value-type="float" office:value="9.41547" calcext:value-type="float">
            <text:p>9.42</text:p>
          </table:table-cell>
          <table:table-cell table:style-name="ce3" office:value-type="float" office:value="962.443" calcext:value-type="float">
            <text:p>962.44</text:p>
          </table:table-cell>
          <table:table-cell table:style-name="ce3" office:value-type="float" office:value="1136.66" calcext:value-type="float">
            <text:p>1,136.66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8"/>
          <table:table-cell table:style-name="ce14" table:number-columns-repeated="2"/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Phase_I-II</text:p>
          </table:table-cell>
          <table:table-cell table:style-name="ce13" office:value-type="string" calcext:value-type="string">
            <text:p>Natural</text:p>
          </table:table-cell>
          <table:table-cell table:style-name="ce13" office:value-type="string" calcext:value-type="string">
            <text:p>NoCut</text:p>
          </table:table-cell>
          <table:table-cell table:style-name="ce22" office:value-type="float" office:value="18.4527075" calcext:value-type="float">
            <text:p>18.45</text:p>
          </table:table-cell>
          <table:table-cell table:style-name="ce28" office:value-type="float" office:value="1862.06" calcext:value-type="float">
            <text:p>1,862.06</text:p>
          </table:table-cell>
          <table:table-cell table:style-name="ce32" office:value-type="float" office:value="53.3" calcext:value-type="float">
            <text:p>53</text:p>
          </table:table-cell>
          <table:table-cell table:style-name="ce36" office:value-type="float" office:value="0" calcext:value-type="float">
            <text:p>0</text:p>
          </table:table-cell>
          <table:table-cell table:style-name="ce4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Tree 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9119.9" calcext:value-type="float">
            <text:p>19119.9</text:p>
          </table:table-cell>
          <table:table-cell office:value-type="float" office:value="18541.4" calcext:value-type="float">
            <text:p>18541.4</text:p>
          </table:table-cell>
          <table:table-cell table:style-name="ce3" office:value-type="float" office:value="3.12023" calcext:value-type="float">
            <text:p>3.12</text:p>
          </table:table-cell>
          <table:table-cell table:style-name="ce3" office:value-type="float" office:value="927.57" calcext:value-type="float">
            <text:p>927.57</text:p>
          </table:table-cell>
          <table:table-cell table:style-name="ce3" office:value-type="float" office:value="1097.53" calcext:value-type="float">
            <text:p>1,097.53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8"/>
          <table:table-cell table:style-name="ce14" table:number-columns-repeated="4"/>
          <table:table-cell table:style-name="ce15"/>
          <table:table-cell table:style-name="ce15" office:value-type="string" calcext:value-type="string">
            <text:p>Path</text:p>
          </table:table-cell>
          <table:table-cell table:style-name="ce23" office:value-type="float" office:value="9.2296405" calcext:value-type="float">
            <text:p>9.23</text:p>
          </table:table-cell>
          <table:table-cell table:style-name="ce29" office:value-type="float" office:value="1855.4135" calcext:value-type="float">
            <text:p>1,855.41</text:p>
          </table:table-cell>
          <table:table-cell table:style-name="ce33" office:value-type="float" office:value="96.2" calcext:value-type="float">
            <text:p>96</text:p>
          </table:table-cell>
          <table:table-cell table:style-name="ce37" office:value-type="float" office:value="2718.6" calcext:value-type="float">
            <text:p>2718.6</text:p>
          </table:table-cell>
          <table:table-cell table:style-name="ce43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Tree 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9428.3" calcext:value-type="float">
            <text:p>19428.3</text:p>
          </table:table-cell>
          <table:table-cell office:value-type="float" office:value="18142.6" calcext:value-type="float">
            <text:p>18142.6</text:p>
          </table:table-cell>
          <table:table-cell table:style-name="ce3" office:value-type="float" office:value="7.08631" calcext:value-type="float">
            <text:p>7.09</text:p>
          </table:table-cell>
          <table:table-cell table:style-name="ce3" office:value-type="float" office:value="1027.07" calcext:value-type="float">
            <text:p>1,027.07</text:p>
          </table:table-cell>
          <table:table-cell table:style-name="ce3" office:value-type="float" office:value="2039.76" calcext:value-type="float">
            <text:p>2,039.76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style-name="ce8"/>
          <table:table-cell table:style-name="ce14" table:number-columns-repeated="2"/>
          <table:table-cell table:style-name="ce15" table:number-columns-repeated="2"/>
          <table:table-cell table:style-name="ce17" office:value-type="string" calcext:value-type="string">
            <text:p>Natural </text:p>
          </table:table-cell>
          <table:table-cell table:style-name="ce17" office:value-type="string" calcext:value-type="string">
            <text:p>Tree </text:p>
          </table:table-cell>
          <table:table-cell table:style-name="ce24" office:value-type="float" office:value="8.02746665" calcext:value-type="float">
            <text:p>8.03</text:p>
          </table:table-cell>
          <table:table-cell table:style-name="ce30" office:value-type="float" office:value="1605.7855" calcext:value-type="float">
            <text:p>1,605.79</text:p>
          </table:table-cell>
          <table:table-cell table:style-name="ce34" office:value-type="float" office:value="126.6" calcext:value-type="float">
            <text:p>127</text:p>
          </table:table-cell>
          <table:table-cell table:style-name="ce38" office:value-type="float" office:value="5696.5" calcext:value-type="float">
            <text:p>5696.5</text:p>
          </table:table-cell>
          <table:table-cell table:style-name="ce44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Tree 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6823.4" calcext:value-type="float">
            <text:p>16823.4</text:p>
          </table:table-cell>
          <table:table-cell table:style-name="ce2" office:value-type="float" office:value="1014870" calcext:value-type="float">
            <text:p>1.01E+06</text:p>
          </table:table-cell>
          <table:table-cell table:style-name="ce3" office:value-type="float" office:value="98.3423" calcext:value-type="float">
            <text:p>98.34</text:p>
          </table:table-cell>
          <table:table-cell table:style-name="ce3" office:value-type="float" office:value="940.32" calcext:value-type="float">
            <text:p>940.32</text:p>
          </table:table-cell>
          <table:table-cell table:style-name="ce3" office:value-type="float" office:value="1904.89" calcext:value-type="float">
            <text:p>1,904.89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style-name="ce8"/>
          <table:table-cell table:style-name="ce14"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Phase_I-II</text:p>
          </table:table-cell>
          <table:table-cell table:style-name="ce13" office:value-type="string" calcext:value-type="string">
            <text:p>Natural</text:p>
          </table:table-cell>
          <table:table-cell table:style-name="ce13" office:value-type="string" calcext:value-type="string">
            <text:p>NoCut</text:p>
          </table:table-cell>
          <table:table-cell table:style-name="ce22" office:value-type="float" office:value="13.54485115" calcext:value-type="float">
            <text:p>13.54</text:p>
          </table:table-cell>
          <table:table-cell table:style-name="ce28" office:value-type="float" office:value="1910.2865" calcext:value-type="float">
            <text:p>1,910.29</text:p>
          </table:table-cell>
          <table:table-cell table:style-name="ce32" office:value-type="float" office:value="36.3" calcext:value-type="float">
            <text:p>36</text:p>
          </table:table-cell>
          <table:table-cell table:style-name="ce36" office:value-type="float" office:value="0" calcext:value-type="float">
            <text:p>0</text:p>
          </table:table-cell>
          <table:table-cell table:style-name="ce4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Tree 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2178.5" calcext:value-type="float">
            <text:p>12178.5</text:p>
          </table:table-cell>
          <table:table-cell office:value-type="float" office:value="880507" calcext:value-type="float">
            <text:p>880507</text:p>
          </table:table-cell>
          <table:table-cell table:style-name="ce3" office:value-type="float" office:value="98.6169" calcext:value-type="float">
            <text:p>98.62</text:p>
          </table:table-cell>
          <table:table-cell table:style-name="ce3" office:value-type="float" office:value="973.281" calcext:value-type="float">
            <text:p>973.28</text:p>
          </table:table-cell>
          <table:table-cell table:style-name="ce3" office:value-type="float" office:value="1937.75" calcext:value-type="float">
            <text:p>1,937.75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style-name="ce8"/>
          <table:table-cell table:style-name="ce14" table:number-columns-repeated="4"/>
          <table:table-cell table:style-name="ce15"/>
          <table:table-cell table:style-name="ce15" office:value-type="string" calcext:value-type="string">
            <text:p>Path</text:p>
          </table:table-cell>
          <table:table-cell table:style-name="ce23" office:value-type="float" office:value="7.058221455" calcext:value-type="float">
            <text:p>7.06</text:p>
          </table:table-cell>
          <table:table-cell table:style-name="ce29" office:value-type="float" office:value="1861.8945" calcext:value-type="float">
            <text:p>1,861.89</text:p>
          </table:table-cell>
          <table:table-cell table:style-name="ce33" office:value-type="float" office:value="62.4" calcext:value-type="float">
            <text:p>62</text:p>
          </table:table-cell>
          <table:table-cell table:style-name="ce37" office:value-type="float" office:value="4304.05" calcext:value-type="float">
            <text:p>4304.05</text:p>
          </table:table-cell>
          <table:table-cell table:style-name="ce43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Tree 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6598.3" calcext:value-type="float">
            <text:p>16598.3</text:p>
          </table:table-cell>
          <table:table-cell office:value-type="float" office:value="14206.9" calcext:value-type="float">
            <text:p>14206.9</text:p>
          </table:table-cell>
          <table:table-cell table:style-name="ce3" office:value-type="float" office:value="16.833" calcext:value-type="float">
            <text:p>16.83</text:p>
          </table:table-cell>
          <table:table-cell table:style-name="ce3" office:value-type="float" office:value="1021.17" calcext:value-type="float">
            <text:p>1,021.17</text:p>
          </table:table-cell>
          <table:table-cell table:style-name="ce3" office:value-type="float" office:value="1985.08" calcext:value-type="float">
            <text:p>1,985.08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style-name="ce8"/>
          <table:table-cell table:style-name="ce14" table:number-columns-repeated="2"/>
          <table:table-cell table:style-name="ce15" table:number-columns-repeated="2"/>
          <table:table-cell table:style-name="ce17" office:value-type="string" calcext:value-type="string">
            <text:p>Natural </text:p>
          </table:table-cell>
          <table:table-cell table:style-name="ce17" office:value-type="string" calcext:value-type="string">
            <text:p>Tree </text:p>
          </table:table-cell>
          <table:table-cell table:style-name="ce24" office:value-type="float" office:value="9.56950041" calcext:value-type="float">
            <text:p>9.57</text:p>
          </table:table-cell>
          <table:table-cell table:style-name="ce30" office:value-type="float" office:value="1829.558" calcext:value-type="float">
            <text:p>1,829.56</text:p>
          </table:table-cell>
          <table:table-cell table:style-name="ce34" office:value-type="float" office:value="59.55" calcext:value-type="float">
            <text:p>60</text:p>
          </table:table-cell>
          <table:table-cell table:style-name="ce38" office:value-type="float" office:value="4201.1" calcext:value-type="float">
            <text:p>4201.1</text:p>
          </table:table-cell>
          <table:table-cell table:style-name="ce44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Tree 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3485.6" calcext:value-type="float">
            <text:p>13485.6</text:p>
          </table:table-cell>
          <table:table-cell office:value-type="float" office:value="15831.1" calcext:value-type="float">
            <text:p>15831.1</text:p>
          </table:table-cell>
          <table:table-cell table:style-name="ce3" office:value-type="float" office:value="14.8153" calcext:value-type="float">
            <text:p>14.82</text:p>
          </table:table-cell>
          <table:table-cell table:style-name="ce3" office:value-type="float" office:value="928.871" calcext:value-type="float">
            <text:p>928.87</text:p>
          </table:table-cell>
          <table:table-cell table:style-name="ce3" office:value-type="float" office:value="1892.85" calcext:value-type="float">
            <text:p>1,892.85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style-name="ce8"/>
          <table:table-cell table:style-name="ce14" table:number-columns-repeated="2"/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Phase_I</text:p>
          </table:table-cell>
          <table:table-cell table:style-name="ce13" office:value-type="string" calcext:value-type="string">
            <text:p>Natural</text:p>
          </table:table-cell>
          <table:table-cell table:style-name="ce13" office:value-type="string" calcext:value-type="string">
            <text:p>NoCut</text:p>
          </table:table-cell>
          <table:table-cell table:style-name="ce22" office:value-type="float" office:value="65.1819647894737" calcext:value-type="float">
            <text:p>65.18</text:p>
          </table:table-cell>
          <table:table-cell table:style-name="ce28" office:value-type="float" office:value="1787.2635" calcext:value-type="float">
            <text:p>1,787.26</text:p>
          </table:table-cell>
          <table:table-cell table:style-name="ce32" office:value-type="float" office:value="10.3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Tree 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3400.5" calcext:value-type="float">
            <text:p>13400.5</text:p>
          </table:table-cell>
          <table:table-cell office:value-type="float" office:value="14171.5" calcext:value-type="float">
            <text:p>14171.5</text:p>
          </table:table-cell>
          <table:table-cell table:style-name="ce3" office:value-type="float" office:value="5.44049" calcext:value-type="float">
            <text:p>5.44</text:p>
          </table:table-cell>
          <table:table-cell table:style-name="ce3" office:value-type="float" office:value="931.527" calcext:value-type="float">
            <text:p>931.53</text:p>
          </table:table-cell>
          <table:table-cell table:style-name="ce3" office:value-type="float" office:value="1894.31" calcext:value-type="float">
            <text:p>1,894.31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style-name="ce8"/>
          <table:table-cell table:style-name="ce14" table:number-columns-repeated="4"/>
          <table:table-cell table:style-name="ce15"/>
          <table:table-cell table:style-name="ce15" office:value-type="string" calcext:value-type="string">
            <text:p>Path</text:p>
          </table:table-cell>
          <table:table-cell table:style-name="ce23" office:value-type="float" office:value="71.5974089" calcext:value-type="float">
            <text:p>71.60</text:p>
          </table:table-cell>
          <table:table-cell table:style-name="ce29" office:value-type="float" office:value="1877.4485" calcext:value-type="float">
            <text:p>1,877.45</text:p>
          </table:table-cell>
          <table:table-cell table:style-name="ce33" office:value-type="float" office:value="11.95" calcext:value-type="float">
            <text:p>12</text:p>
          </table:table-cell>
          <table:table-cell table:style-name="ce37" office:value-type="float" office:value="0" calcext:value-type="float">
            <text:p>0</text:p>
          </table:table-cell>
          <table:table-cell table:style-name="ce43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Tree 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730343" calcext:value-type="float">
            <text:p>730343</text:p>
          </table:table-cell>
          <table:table-cell office:value-type="float" office:value="751641" calcext:value-type="float">
            <text:p>751641</text:p>
          </table:table-cell>
          <table:table-cell table:style-name="ce3" office:value-type="float" office:value="2.83361" calcext:value-type="float">
            <text:p>2.83</text:p>
          </table:table-cell>
          <table:table-cell table:style-name="ce3" office:value-type="float" office:value="925.72" calcext:value-type="float">
            <text:p>925.72</text:p>
          </table:table-cell>
          <table:table-cell table:style-name="ce3" office:value-type="float" office:value="1172.18" calcext:value-type="float">
            <text:p>1,172.18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9"/>
          <table:table-cell table:style-name="ce15" table:number-columns-repeated="4"/>
          <table:table-cell table:style-name="ce17" office:value-type="string" calcext:value-type="string">
            <text:p>Natural </text:p>
          </table:table-cell>
          <table:table-cell table:style-name="ce17" office:value-type="string" calcext:value-type="string">
            <text:p>Tree </text:p>
          </table:table-cell>
          <table:table-cell table:style-name="ce24" office:value-type="float" office:value="61.5409443" calcext:value-type="float">
            <text:p>61.54</text:p>
          </table:table-cell>
          <table:table-cell table:style-name="ce30" office:value-type="float" office:value="1773.1215" calcext:value-type="float">
            <text:p>1,773.12</text:p>
          </table:table-cell>
          <table:table-cell table:style-name="ce34" office:value-type="float" office:value="10.8" calcext:value-type="float">
            <text:p>11</text:p>
          </table:table-cell>
          <table:table-cell table:style-name="ce38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Tree 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6167.9" calcext:value-type="float">
            <text:p>26167.9</text:p>
          </table:table-cell>
          <table:table-cell office:value-type="float" office:value="23981.7" calcext:value-type="float">
            <text:p>23981.7</text:p>
          </table:table-cell>
          <table:table-cell table:style-name="ce3" office:value-type="float" office:value="9.11639" calcext:value-type="float">
            <text:p>9.12</text:p>
          </table:table-cell>
          <table:table-cell table:style-name="ce3" office:value-type="float" office:value="1015.99" calcext:value-type="float">
            <text:p>1,015.99</text:p>
          </table:table-cell>
          <table:table-cell table:style-name="ce3" office:value-type="float" office:value="1979.52" calcext:value-type="float">
            <text:p>1,979.52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style-name="ce10" office:value-type="string" calcext:value-type="string">
            <text:p>Total Result</text:p>
          </table:table-cell>
          <table:table-cell table:style-name="ce16" table:number-columns-repeated="5"/>
          <table:table-cell table:style-name="ce19"/>
          <table:table-cell table:style-name="ce25" office:value-type="float" office:value="17.0751363388309" calcext:value-type="float">
            <text:p>17.08</text:p>
          </table:table-cell>
          <table:table-cell table:style-name="ce31" office:value-type="float" office:value="1513.32109958333" calcext:value-type="float">
            <text:p>1,513.32</text:p>
          </table:table-cell>
          <table:table-cell table:style-name="ce35" office:value-type="float" office:value="93.5145833333333" calcext:value-type="float">
            <text:p>94</text:p>
          </table:table-cell>
          <table:table-cell table:style-name="ce39" office:value-type="float" office:value="1250.94375" calcext:value-type="float">
            <text:p>1250.94375</text:p>
          </table:table-cell>
          <table:table-cell table:style-name="ce45"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Tree 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2218.2" calcext:value-type="float">
            <text:p>22218.2</text:p>
          </table:table-cell>
          <table:table-cell office:value-type="float" office:value="974034" calcext:value-type="float">
            <text:p>974034</text:p>
          </table:table-cell>
          <table:table-cell table:style-name="ce3" office:value-type="float" office:value="97.7189" calcext:value-type="float">
            <text:p>97.72</text:p>
          </table:table-cell>
          <table:table-cell table:style-name="ce3" office:value-type="float" office:value="961.967" calcext:value-type="float">
            <text:p>961.97</text:p>
          </table:table-cell>
          <table:table-cell table:style-name="ce3" office:value-type="float" office:value="1926.96" calcext:value-type="float">
            <text:p>1,926.96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Tree 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6671.8" calcext:value-type="float">
            <text:p>26671.8</text:p>
          </table:table-cell>
          <table:table-cell table:style-name="ce2" office:value-type="float" office:value="1076150" calcext:value-type="float">
            <text:p>1.08E+06</text:p>
          </table:table-cell>
          <table:table-cell table:style-name="ce3" office:value-type="float" office:value="97.5215" calcext:value-type="float">
            <text:p>97.52</text:p>
          </table:table-cell>
          <table:table-cell table:style-name="ce3" office:value-type="float" office:value="935.703" calcext:value-type="float">
            <text:p>935.70</text:p>
          </table:table-cell>
          <table:table-cell table:style-name="ce3" office:value-type="float" office:value="1899.45" calcext:value-type="float">
            <text:p>1,899.45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Tree 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table:style-name="ce2" office:value-type="float" office:value="1069110" calcext:value-type="float">
            <text:p>1.07E+06</text:p>
          </table:table-cell>
          <table:table-cell table:style-name="ce2" office:value-type="float" office:value="1076150" calcext:value-type="float">
            <text:p>1.08E+06</text:p>
          </table:table-cell>
          <table:table-cell table:style-name="ce3" office:value-type="float" office:value="0.653896" calcext:value-type="float">
            <text:p>0.65</text:p>
          </table:table-cell>
          <table:table-cell table:style-name="ce3" office:value-type="float" office:value="970.128" calcext:value-type="float">
            <text:p>970.13</text:p>
          </table:table-cell>
          <table:table-cell table:style-name="ce3" office:value-type="float" office:value="1214.64" calcext:value-type="float">
            <text:p>1,214.64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Tree 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1888" calcext:value-type="float">
            <text:p>11888</text:p>
          </table:table-cell>
          <table:table-cell office:value-type="float" office:value="756859" calcext:value-type="float">
            <text:p>756859</text:p>
          </table:table-cell>
          <table:table-cell table:style-name="ce3" office:value-type="float" office:value="98.4293" calcext:value-type="float">
            <text:p>98.43</text:p>
          </table:table-cell>
          <table:table-cell table:style-name="ce3" office:value-type="float" office:value="954.06" calcext:value-type="float">
            <text:p>954.06</text:p>
          </table:table-cell>
          <table:table-cell table:style-name="ce3" office:value-type="float" office:value="1919.4" calcext:value-type="float">
            <text:p>1,919.40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Tree 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1888.5" calcext:value-type="float">
            <text:p>11888.5</text:p>
          </table:table-cell>
          <table:table-cell office:value-type="float" office:value="756859" calcext:value-type="float">
            <text:p>756859</text:p>
          </table:table-cell>
          <table:table-cell table:style-name="ce3" office:value-type="float" office:value="98.4292" calcext:value-type="float">
            <text:p>98.43</text:p>
          </table:table-cell>
          <table:table-cell table:style-name="ce3" office:value-type="float" office:value="925.558" calcext:value-type="float">
            <text:p>925.56</text:p>
          </table:table-cell>
          <table:table-cell table:style-name="ce3" office:value-type="float" office:value="1889.93" calcext:value-type="float">
            <text:p>1,889.93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Tree 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960262" calcext:value-type="float">
            <text:p>960262</text:p>
          </table:table-cell>
          <table:table-cell office:value-type="float" office:value="973820" calcext:value-type="float">
            <text:p>973820</text:p>
          </table:table-cell>
          <table:table-cell table:style-name="ce3" office:value-type="float" office:value="1.39217" calcext:value-type="float">
            <text:p>1.39</text:p>
          </table:table-cell>
          <table:table-cell table:style-name="ce3" office:value-type="float" office:value="967.269" calcext:value-type="float">
            <text:p>967.27</text:p>
          </table:table-cell>
          <table:table-cell table:style-name="ce3" office:value-type="float" office:value="1211.95" calcext:value-type="float">
            <text:p>1,211.95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Tree 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7463.4" calcext:value-type="float">
            <text:p>17463.4</text:p>
          </table:table-cell>
          <table:table-cell table:style-name="ce2" office:value-type="float" office:value="1133260" calcext:value-type="float">
            <text:p>1.13E+06</text:p>
          </table:table-cell>
          <table:table-cell table:style-name="ce3" office:value-type="float" office:value="98.459" calcext:value-type="float">
            <text:p>98.46</text:p>
          </table:table-cell>
          <table:table-cell table:style-name="ce3" office:value-type="float" office:value="933.929" calcext:value-type="float">
            <text:p>933.93</text:p>
          </table:table-cell>
          <table:table-cell table:style-name="ce3" office:value-type="float" office:value="1898.58" calcext:value-type="float">
            <text:p>1,898.58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Tree 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895887" calcext:value-type="float">
            <text:p>895887</text:p>
          </table:table-cell>
          <table:table-cell office:value-type="float" office:value="923073" calcext:value-type="float">
            <text:p>923073</text:p>
          </table:table-cell>
          <table:table-cell table:style-name="ce3" office:value-type="float" office:value="2.94523" calcext:value-type="float">
            <text:p>2.95</text:p>
          </table:table-cell>
          <table:table-cell table:style-name="ce3" office:value-type="float" office:value="948.773" calcext:value-type="float">
            <text:p>948.77</text:p>
          </table:table-cell>
          <table:table-cell table:style-name="ce3" office:value-type="float" office:value="1194.53" calcext:value-type="float">
            <text:p>1,194.53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Tree 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4960.4" calcext:value-type="float">
            <text:p>14960.4</text:p>
          </table:table-cell>
          <table:table-cell table:style-name="ce2" office:value-type="float" office:value="1028480" calcext:value-type="float">
            <text:p>1.03E+06</text:p>
          </table:table-cell>
          <table:table-cell table:style-name="ce3" office:value-type="float" office:value="98.5454" calcext:value-type="float">
            <text:p>98.55</text:p>
          </table:table-cell>
          <table:table-cell table:style-name="ce3" office:value-type="float" office:value="922.428" calcext:value-type="float">
            <text:p>922.43</text:p>
          </table:table-cell>
          <table:table-cell table:style-name="ce3" office:value-type="float" office:value="1886.72" calcext:value-type="float">
            <text:p>1,886.7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Tree 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4803.8" calcext:value-type="float">
            <text:p>24803.8</text:p>
          </table:table-cell>
          <table:table-cell table:style-name="ce2" office:value-type="float" office:value="1033330" calcext:value-type="float">
            <text:p>1.03E+06</text:p>
          </table:table-cell>
          <table:table-cell table:style-name="ce3" office:value-type="float" office:value="97.5996" calcext:value-type="float">
            <text:p>97.60</text:p>
          </table:table-cell>
          <table:table-cell table:style-name="ce3" office:value-type="float" office:value="963.605" calcext:value-type="float">
            <text:p>963.61</text:p>
          </table:table-cell>
          <table:table-cell table:style-name="ce3" office:value-type="float" office:value="1927.9" calcext:value-type="float">
            <text:p>1,927.90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Tree 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8934.7" calcext:value-type="float">
            <text:p>18934.7</text:p>
          </table:table-cell>
          <table:table-cell office:value-type="float" office:value="894213" calcext:value-type="float">
            <text:p>894213</text:p>
          </table:table-cell>
          <table:table-cell table:style-name="ce3" office:value-type="float" office:value="97.8825" calcext:value-type="float">
            <text:p>97.88</text:p>
          </table:table-cell>
          <table:table-cell table:style-name="ce3" office:value-type="float" office:value="964.474" calcext:value-type="float">
            <text:p>964.47</text:p>
          </table:table-cell>
          <table:table-cell table:style-name="ce3" office:value-type="float" office:value="1927.91" calcext:value-type="float">
            <text:p>1,927.91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Tree 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9548.5" calcext:value-type="float">
            <text:p>19548.5</text:p>
          </table:table-cell>
          <table:table-cell office:value-type="float" office:value="905686" calcext:value-type="float">
            <text:p>905686</text:p>
          </table:table-cell>
          <table:table-cell table:style-name="ce3" office:value-type="float" office:value="97.8416" calcext:value-type="float">
            <text:p>97.84</text:p>
          </table:table-cell>
          <table:table-cell table:style-name="ce3" office:value-type="float" office:value="907.685" calcext:value-type="float">
            <text:p>907.69</text:p>
          </table:table-cell>
          <table:table-cell table:style-name="ce3" office:value-type="float" office:value="1871.47" calcext:value-type="float">
            <text:p>1,871.47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Tree 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6475.1" calcext:value-type="float">
            <text:p>26475.1</text:p>
          </table:table-cell>
          <table:table-cell table:style-name="ce2" office:value-type="float" office:value="1019290" calcext:value-type="float">
            <text:p>1.02E+06</text:p>
          </table:table-cell>
          <table:table-cell table:style-name="ce3" office:value-type="float" office:value="97.4026" calcext:value-type="float">
            <text:p>97.40</text:p>
          </table:table-cell>
          <table:table-cell table:style-name="ce3" office:value-type="float" office:value="962.898" calcext:value-type="float">
            <text:p>962.90</text:p>
          </table:table-cell>
          <table:table-cell table:style-name="ce3" office:value-type="float" office:value="1926.41" calcext:value-type="float">
            <text:p>1,926.41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883.7" calcext:value-type="float">
            <text:p>10883.7</text:p>
          </table:table-cell>
          <table:table-cell office:value-type="float" office:value="10193.1" calcext:value-type="float">
            <text:p>10193.1</text:p>
          </table:table-cell>
          <table:table-cell table:style-name="ce3" office:value-type="float" office:value="6.77546" calcext:value-type="float">
            <text:p>6.78</text:p>
          </table:table-cell>
          <table:table-cell table:style-name="ce3" office:value-type="float" office:value="902.466" calcext:value-type="float">
            <text:p>902.47</text:p>
          </table:table-cell>
          <table:table-cell table:style-name="ce3" office:value-type="float" office:value="1164.93" calcext:value-type="float">
            <text:p>1,164.93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107" calcext:value-type="float">
            <text:p>107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9904.4" calcext:value-type="float">
            <text:p>9904.4</text:p>
          </table:table-cell>
          <table:table-cell office:value-type="float" office:value="10417.4" calcext:value-type="float">
            <text:p>10417.4</text:p>
          </table:table-cell>
          <table:table-cell table:style-name="ce3" office:value-type="float" office:value="4.924" calcext:value-type="float">
            <text:p>4.92</text:p>
          </table:table-cell>
          <table:table-cell table:style-name="ce3" office:value-type="float" office:value="902.841" calcext:value-type="float">
            <text:p>902.84</text:p>
          </table:table-cell>
          <table:table-cell table:style-name="ce3" office:value-type="float" office:value="1078.66" calcext:value-type="float">
            <text:p>1,078.66</text:p>
          </table:table-cell>
          <table:table-cell table:style-name="ce4" office:value-type="float" office:value="103" calcext:value-type="float">
            <text:p>103</text:p>
          </table:table-cell>
          <table:table-cell office:value-type="float" office:value="1703" calcext:value-type="float">
            <text:p>1703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9990.48" calcext:value-type="float">
            <text:p>9990.48</text:p>
          </table:table-cell>
          <table:table-cell office:value-type="float" office:value="10269.2" calcext:value-type="float">
            <text:p>10269.2</text:p>
          </table:table-cell>
          <table:table-cell table:style-name="ce3" office:value-type="float" office:value="2.71404" calcext:value-type="float">
            <text:p>2.71</text:p>
          </table:table-cell>
          <table:table-cell table:style-name="ce3" office:value-type="float" office:value="910.183" calcext:value-type="float">
            <text:p>910.18</text:p>
          </table:table-cell>
          <table:table-cell table:style-name="ce3" office:value-type="float" office:value="1359.21" calcext:value-type="float">
            <text:p>1,359.21</text:p>
          </table:table-cell>
          <table:table-cell table:style-name="ce4" office:value-type="float" office:value="169" calcext:value-type="float">
            <text:p>169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8696.38" calcext:value-type="float">
            <text:p>8696.38</text:p>
          </table:table-cell>
          <table:table-cell office:value-type="float" office:value="7514.34" calcext:value-type="float">
            <text:p>7514.34</text:p>
          </table:table-cell>
          <table:table-cell table:style-name="ce3" office:value-type="float" office:value="15.7305" calcext:value-type="float">
            <text:p>15.73</text:p>
          </table:table-cell>
          <table:table-cell table:style-name="ce3" office:value-type="float" office:value="1173.43" calcext:value-type="float">
            <text:p>1,173.43</text:p>
          </table:table-cell>
          <table:table-cell table:style-name="ce3" office:value-type="float" office:value="2089.56" calcext:value-type="float">
            <text:p>2,089.56</text:p>
          </table:table-cell>
          <table:table-cell table:style-name="ce4" office:value-type="float" office:value="91" calcext:value-type="float">
            <text:p>91</text:p>
          </table:table-cell>
          <table:table-cell office:value-type="float" office:value="1191" calcext:value-type="float">
            <text:p>1191</text:p>
          </table:table-cell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8063.5" calcext:value-type="float">
            <text:p>8063.5</text:p>
          </table:table-cell>
          <table:table-cell office:value-type="float" office:value="7500.38" calcext:value-type="float">
            <text:p>7500.38</text:p>
          </table:table-cell>
          <table:table-cell table:style-name="ce3" office:value-type="float" office:value="7.50797" calcext:value-type="float">
            <text:p>7.51</text:p>
          </table:table-cell>
          <table:table-cell table:style-name="ce3" office:value-type="float" office:value="905.247" calcext:value-type="float">
            <text:p>905.25</text:p>
          </table:table-cell>
          <table:table-cell table:style-name="ce3" office:value-type="float" office:value="1267.05" calcext:value-type="float">
            <text:p>1,267.05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720" calcext:value-type="float">
            <text:p>72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7915.8" calcext:value-type="float">
            <text:p>7915.8</text:p>
          </table:table-cell>
          <table:table-cell office:value-type="float" office:value="7466.9" calcext:value-type="float">
            <text:p>7466.9</text:p>
          </table:table-cell>
          <table:table-cell table:style-name="ce3" office:value-type="float" office:value="6.01184" calcext:value-type="float">
            <text:p>6.01</text:p>
          </table:table-cell>
          <table:table-cell table:style-name="ce3" office:value-type="float" office:value="900.334" calcext:value-type="float">
            <text:p>900.33</text:p>
          </table:table-cell>
          <table:table-cell table:style-name="ce3" office:value-type="float" office:value="1228.41" calcext:value-type="float">
            <text:p>1,228.41</text:p>
          </table:table-cell>
          <table:table-cell table:style-name="ce4" office:value-type="float" office:value="188" calcext:value-type="float">
            <text:p>188</text:p>
          </table:table-cell>
          <table:table-cell office:value-type="float" office:value="109" calcext:value-type="float">
            <text:p>109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708.7" calcext:value-type="float">
            <text:p>12708.7</text:p>
          </table:table-cell>
          <table:table-cell office:value-type="float" office:value="11180.9" calcext:value-type="float">
            <text:p>11180.9</text:p>
          </table:table-cell>
          <table:table-cell table:style-name="ce3" office:value-type="float" office:value="13.6641" calcext:value-type="float">
            <text:p>13.66</text:p>
          </table:table-cell>
          <table:table-cell table:style-name="ce3" office:value-type="float" office:value="1004.83" calcext:value-type="float">
            <text:p>1,004.83</text:p>
          </table:table-cell>
          <table:table-cell table:style-name="ce3" office:value-type="float" office:value="1400.6" calcext:value-type="float">
            <text:p>1,400.6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231" calcext:value-type="float">
            <text:p>1231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207.1" calcext:value-type="float">
            <text:p>12207.1</text:p>
          </table:table-cell>
          <table:table-cell office:value-type="float" office:value="10969.5" calcext:value-type="float">
            <text:p>10969.5</text:p>
          </table:table-cell>
          <table:table-cell table:style-name="ce3" office:value-type="float" office:value="11.2825" calcext:value-type="float">
            <text:p>11.28</text:p>
          </table:table-cell>
          <table:table-cell table:style-name="ce3" office:value-type="float" office:value="455.784" calcext:value-type="float">
            <text:p>455.78</text:p>
          </table:table-cell>
          <table:table-cell table:style-name="ce3" office:value-type="float" office:value="834.951" calcext:value-type="float">
            <text:p>834.95</text:p>
          </table:table-cell>
          <table:table-cell table:style-name="ce4" office:value-type="float" office:value="107" calcext:value-type="float">
            <text:p>107</text:p>
          </table:table-cell>
          <table:table-cell office:value-type="float" office:value="505" calcext:value-type="float">
            <text:p>505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731.3" calcext:value-type="float">
            <text:p>11731.3</text:p>
          </table:table-cell>
          <table:table-cell office:value-type="float" office:value="11056.8" calcext:value-type="float">
            <text:p>11056.8</text:p>
          </table:table-cell>
          <table:table-cell table:style-name="ce3" office:value-type="float" office:value="6.10009" calcext:value-type="float">
            <text:p>6.10</text:p>
          </table:table-cell>
          <table:table-cell table:style-name="ce3" office:value-type="float" office:value="902.043" calcext:value-type="float">
            <text:p>902.04</text:p>
          </table:table-cell>
          <table:table-cell table:style-name="ce3" office:value-type="float" office:value="1205.85" calcext:value-type="float">
            <text:p>1,205.85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107" calcext:value-type="float">
            <text:p>107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047.6" calcext:value-type="float">
            <text:p>12047.6</text:p>
          </table:table-cell>
          <table:table-cell office:value-type="float" office:value="10859.8" calcext:value-type="float">
            <text:p>10859.8</text:p>
          </table:table-cell>
          <table:table-cell table:style-name="ce3" office:value-type="float" office:value="10.9374" calcext:value-type="float">
            <text:p>10.94</text:p>
          </table:table-cell>
          <table:table-cell table:style-name="ce3" office:value-type="float" office:value="903.236" calcext:value-type="float">
            <text:p>903.24</text:p>
          </table:table-cell>
          <table:table-cell table:style-name="ce3" office:value-type="float" office:value="1188.44" calcext:value-type="float">
            <text:p>1,188.44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118" calcext:value-type="float">
            <text:p>118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672.7" calcext:value-type="float">
            <text:p>11672.7</text:p>
          </table:table-cell>
          <table:table-cell office:value-type="float" office:value="10917.5" calcext:value-type="float">
            <text:p>10917.5</text:p>
          </table:table-cell>
          <table:table-cell table:style-name="ce3" office:value-type="float" office:value="6.91693" calcext:value-type="float">
            <text:p>6.92</text:p>
          </table:table-cell>
          <table:table-cell table:style-name="ce3" office:value-type="float" office:value="249.624" calcext:value-type="float">
            <text:p>249.62</text:p>
          </table:table-cell>
          <table:table-cell table:style-name="ce3" office:value-type="float" office:value="703.86" calcext:value-type="float">
            <text:p>703.86</text:p>
          </table:table-cell>
          <table:table-cell table:style-name="ce4" office:value-type="float" office:value="112" calcext:value-type="float">
            <text:p>112</text:p>
          </table:table-cell>
          <table:table-cell office:value-type="float" office:value="589" calcext:value-type="float">
            <text:p>589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758.4" calcext:value-type="float">
            <text:p>11758.4</text:p>
          </table:table-cell>
          <table:table-cell office:value-type="float" office:value="11017.2" calcext:value-type="float">
            <text:p>11017.2</text:p>
          </table:table-cell>
          <table:table-cell table:style-name="ce3" office:value-type="float" office:value="6.72787" calcext:value-type="float">
            <text:p>6.73</text:p>
          </table:table-cell>
          <table:table-cell table:style-name="ce3" office:value-type="float" office:value="921.311" calcext:value-type="float">
            <text:p>921.31</text:p>
          </table:table-cell>
          <table:table-cell table:style-name="ce3" office:value-type="float" office:value="1826.51" calcext:value-type="float">
            <text:p>1,826.51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059" calcext:value-type="float">
            <text:p>1059</text:p>
          </table:table-cell>
          <table:table-cell office:value-type="float" office:value="820" calcext:value-type="float">
            <text:p>8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853.3" calcext:value-type="float">
            <text:p>10853.3</text:p>
          </table:table-cell>
          <table:table-cell office:value-type="float" office:value="10177.2" calcext:value-type="float">
            <text:p>10177.2</text:p>
          </table:table-cell>
          <table:table-cell table:style-name="ce3" office:value-type="float" office:value="6.64326" calcext:value-type="float">
            <text:p>6.64</text:p>
          </table:table-cell>
          <table:table-cell table:style-name="ce3" office:value-type="float" office:value="902.705" calcext:value-type="float">
            <text:p>902.71</text:p>
          </table:table-cell>
          <table:table-cell table:style-name="ce3" office:value-type="float" office:value="1163.16" calcext:value-type="float">
            <text:p>1,163.16</text:p>
          </table:table-cell>
          <table:table-cell table:style-name="ce4" office:value-type="float" office:value="211" calcext:value-type="float">
            <text:p>211</text:p>
          </table:table-cell>
          <table:table-cell office:value-type="float" office:value="111" calcext:value-type="float">
            <text:p>111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643.8" calcext:value-type="float">
            <text:p>10643.8</text:p>
          </table:table-cell>
          <table:table-cell office:value-type="float" office:value="10198.1" calcext:value-type="float">
            <text:p>10198.1</text:p>
          </table:table-cell>
          <table:table-cell table:style-name="ce3" office:value-type="float" office:value="4.37019" calcext:value-type="float">
            <text:p>4.37</text:p>
          </table:table-cell>
          <table:table-cell table:style-name="ce3" office:value-type="float" office:value="123.007" calcext:value-type="float">
            <text:p>123.01</text:p>
          </table:table-cell>
          <table:table-cell table:style-name="ce3" office:value-type="float" office:value="169.269" calcext:value-type="float">
            <text:p>169.27</text:p>
          </table:table-cell>
          <table:table-cell table:style-name="ce4" office:value-type="float" office:value="127" calcext:value-type="float">
            <text:p>127</text:p>
          </table:table-cell>
          <table:table-cell office:value-type="float" office:value="609" calcext:value-type="float">
            <text:p>609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567.8" calcext:value-type="float">
            <text:p>10567.8</text:p>
          </table:table-cell>
          <table:table-cell office:value-type="float" office:value="10352.3" calcext:value-type="float">
            <text:p>10352.3</text:p>
          </table:table-cell>
          <table:table-cell table:style-name="ce3" office:value-type="float" office:value="2.08176" calcext:value-type="float">
            <text:p>2.08</text:p>
          </table:table-cell>
          <table:table-cell table:style-name="ce3" office:value-type="float" office:value="971.603" calcext:value-type="float">
            <text:p>971.60</text:p>
          </table:table-cell>
          <table:table-cell table:style-name="ce3" office:value-type="float" office:value="1909.39" calcext:value-type="float">
            <text:p>1,909.39</text:p>
          </table:table-cell>
          <table:table-cell table:style-name="ce4" office:value-type="float" office:value="117" calcext:value-type="float">
            <text:p>117</text:p>
          </table:table-cell>
          <table:table-cell office:value-type="float" office:value="1560" calcext:value-type="float">
            <text:p>1560</text:p>
          </table:table-cell>
          <table:table-cell office:value-type="float" office:value="260" calcext:value-type="float">
            <text:p>2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85.3" calcext:value-type="float">
            <text:p>12885.3</text:p>
          </table:table-cell>
          <table:table-cell office:value-type="float" office:value="12253" calcext:value-type="float">
            <text:p>12253</text:p>
          </table:table-cell>
          <table:table-cell table:style-name="ce3" office:value-type="float" office:value="5.16056" calcext:value-type="float">
            <text:p>5.16</text:p>
          </table:table-cell>
          <table:table-cell table:style-name="ce3" office:value-type="float" office:value="901.198" calcext:value-type="float">
            <text:p>901.20</text:p>
          </table:table-cell>
          <table:table-cell table:style-name="ce3" office:value-type="float" office:value="1172.51" calcext:value-type="float">
            <text:p>1,172.51</text:p>
          </table:table-cell>
          <table:table-cell table:style-name="ce4" office:value-type="float" office:value="251" calcext:value-type="float">
            <text:p>251</text:p>
          </table:table-cell>
          <table:table-cell office:value-type="float" office:value="107" calcext:value-type="float">
            <text:p>107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763" calcext:value-type="float">
            <text:p>12763</text:p>
          </table:table-cell>
          <table:table-cell office:value-type="float" office:value="12177.4" calcext:value-type="float">
            <text:p>12177.4</text:p>
          </table:table-cell>
          <table:table-cell table:style-name="ce3" office:value-type="float" office:value="4.80859" calcext:value-type="float">
            <text:p>4.81</text:p>
          </table:table-cell>
          <table:table-cell table:style-name="ce3" office:value-type="float" office:value="907.44" calcext:value-type="float">
            <text:p>907.44</text:p>
          </table:table-cell>
          <table:table-cell table:style-name="ce3" office:value-type="float" office:value="1872.74" calcext:value-type="float">
            <text:p>1,872.74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726" calcext:value-type="float">
            <text:p>726</text:p>
          </table:table-cell>
          <table:table-cell office:value-type="float" office:value="380" calcext:value-type="float">
            <text:p>3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272" calcext:value-type="float">
            <text:p>12272</text:p>
          </table:table-cell>
          <table:table-cell office:value-type="float" office:value="12262.1" calcext:value-type="float">
            <text:p>12262.1</text:p>
          </table:table-cell>
          <table:table-cell table:style-name="ce3" office:value-type="float" office:value="0.0809453" calcext:value-type="float">
            <text:p>0.08</text:p>
          </table:table-cell>
          <table:table-cell table:style-name="ce3" office:value-type="float" office:value="527.681" calcext:value-type="float">
            <text:p>527.68</text:p>
          </table:table-cell>
          <table:table-cell table:style-name="ce3" office:value-type="float" office:value="1480.44" calcext:value-type="float">
            <text:p>1,480.44</text:p>
          </table:table-cell>
          <table:table-cell table:style-name="ce4" office:value-type="float" office:value="87" calcext:value-type="float">
            <text:p>87</text:p>
          </table:table-cell>
          <table:table-cell office:value-type="float" office:value="1618" calcext:value-type="float">
            <text:p>1618</text:p>
          </table:table-cell>
          <table:table-cell office:value-type="float" office:value="520" calcext:value-type="float">
            <text:p>5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042.3" calcext:value-type="float">
            <text:p>14042.3</text:p>
          </table:table-cell>
          <table:table-cell office:value-type="float" office:value="12727.4" calcext:value-type="float">
            <text:p>12727.4</text:p>
          </table:table-cell>
          <table:table-cell table:style-name="ce3" office:value-type="float" office:value="10.3314" calcext:value-type="float">
            <text:p>10.33</text:p>
          </table:table-cell>
          <table:table-cell table:style-name="ce3" office:value-type="float" office:value="932.886" calcext:value-type="float">
            <text:p>932.89</text:p>
          </table:table-cell>
          <table:table-cell table:style-name="ce3" office:value-type="float" office:value="1270.1" calcext:value-type="float">
            <text:p>1,270.10</text:p>
          </table:table-cell>
          <table:table-cell table:style-name="ce4" office:value-type="float" office:value="126" calcext:value-type="float">
            <text:p>126</text:p>
          </table:table-cell>
          <table:table-cell office:value-type="float" office:value="558" calcext:value-type="float">
            <text:p>558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408.4" calcext:value-type="float">
            <text:p>13408.4</text:p>
          </table:table-cell>
          <table:table-cell office:value-type="float" office:value="12800.9" calcext:value-type="float">
            <text:p>12800.9</text:p>
          </table:table-cell>
          <table:table-cell table:style-name="ce3" office:value-type="float" office:value="4.74545" calcext:value-type="float">
            <text:p>4.75</text:p>
          </table:table-cell>
          <table:table-cell table:style-name="ce3" office:value-type="float" office:value="901.27" calcext:value-type="float">
            <text:p>901.27</text:p>
          </table:table-cell>
          <table:table-cell table:style-name="ce3" office:value-type="float" office:value="1199.52" calcext:value-type="float">
            <text:p>1,199.5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99" calcext:value-type="float">
            <text:p>99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598.8" calcext:value-type="float">
            <text:p>13598.8</text:p>
          </table:table-cell>
          <table:table-cell office:value-type="float" office:value="13004.6" calcext:value-type="float">
            <text:p>13004.6</text:p>
          </table:table-cell>
          <table:table-cell table:style-name="ce3" office:value-type="float" office:value="4.5689" calcext:value-type="float">
            <text:p>4.57</text:p>
          </table:table-cell>
          <table:table-cell table:style-name="ce3" office:value-type="float" office:value="985.313" calcext:value-type="float">
            <text:p>985.31</text:p>
          </table:table-cell>
          <table:table-cell table:style-name="ce3" office:value-type="float" office:value="1891.22" calcext:value-type="float">
            <text:p>1,891.22</text:p>
          </table:table-cell>
          <table:table-cell table:style-name="ce4" office:value-type="float" office:value="102" calcext:value-type="float">
            <text:p>102</text:p>
          </table:table-cell>
          <table:table-cell office:value-type="float" office:value="1704" calcext:value-type="float">
            <text:p>1704</text:p>
          </table:table-cell>
          <table:table-cell office:value-type="float" office:value="560" calcext:value-type="float">
            <text:p>5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21261.6" calcext:value-type="float">
            <text:p>21261.6</text:p>
          </table:table-cell>
          <table:table-cell office:value-type="float" office:value="18372" calcext:value-type="float">
            <text:p>18372</text:p>
          </table:table-cell>
          <table:table-cell table:style-name="ce3" office:value-type="float" office:value="15.7283" calcext:value-type="float">
            <text:p>15.73</text:p>
          </table:table-cell>
          <table:table-cell table:style-name="ce3" office:value-type="float" office:value="901.922" calcext:value-type="float">
            <text:p>901.92</text:p>
          </table:table-cell>
          <table:table-cell table:style-name="ce3" office:value-type="float" office:value="1247.07" calcext:value-type="float">
            <text:p>1,247.07</text:p>
          </table:table-cell>
          <table:table-cell table:style-name="ce4" office:value-type="float" office:value="216" calcext:value-type="float">
            <text:p>216</text:p>
          </table:table-cell>
          <table:table-cell office:value-type="float" office:value="110" calcext:value-type="float">
            <text:p>11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9958.2" calcext:value-type="float">
            <text:p>19958.2</text:p>
          </table:table-cell>
          <table:table-cell office:value-type="float" office:value="19196.9" calcext:value-type="float">
            <text:p>19196.9</text:p>
          </table:table-cell>
          <table:table-cell table:style-name="ce3" office:value-type="float" office:value="3.96553" calcext:value-type="float">
            <text:p>3.97</text:p>
          </table:table-cell>
          <table:table-cell table:style-name="ce3" office:value-type="float" office:value="1057.29" calcext:value-type="float">
            <text:p>1,057.29</text:p>
          </table:table-cell>
          <table:table-cell table:style-name="ce3" office:value-type="float" office:value="1851.03" calcext:value-type="float">
            <text:p>1,851.03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986" calcext:value-type="float">
            <text:p>1986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9342.5" calcext:value-type="float">
            <text:p>19342.5</text:p>
          </table:table-cell>
          <table:table-cell office:value-type="float" office:value="18906.8" calcext:value-type="float">
            <text:p>18906.8</text:p>
          </table:table-cell>
          <table:table-cell table:style-name="ce3" office:value-type="float" office:value="2.30435" calcext:value-type="float">
            <text:p>2.30</text:p>
          </table:table-cell>
          <table:table-cell table:style-name="ce3" office:value-type="float" office:value="905.075" calcext:value-type="float">
            <text:p>905.08</text:p>
          </table:table-cell>
          <table:table-cell table:style-name="ce3" office:value-type="float" office:value="1399.44" calcext:value-type="float">
            <text:p>1,399.44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131" calcext:value-type="float">
            <text:p>1131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559.9" calcext:value-type="float">
            <text:p>13559.9</text:p>
          </table:table-cell>
          <table:table-cell office:value-type="float" office:value="12270.6" calcext:value-type="float">
            <text:p>12270.6</text:p>
          </table:table-cell>
          <table:table-cell table:style-name="ce3" office:value-type="float" office:value="10.5075" calcext:value-type="float">
            <text:p>10.51</text:p>
          </table:table-cell>
          <table:table-cell table:style-name="ce3" office:value-type="float" office:value="900.285" calcext:value-type="float">
            <text:p>900.29</text:p>
          </table:table-cell>
          <table:table-cell table:style-name="ce3" office:value-type="float" office:value="1257.06" calcext:value-type="float">
            <text:p>1,257.06</text:p>
          </table:table-cell>
          <table:table-cell table:style-name="ce4" office:value-type="float" office:value="208" calcext:value-type="float">
            <text:p>208</text:p>
          </table:table-cell>
          <table:table-cell office:value-type="float" office:value="106" calcext:value-type="float">
            <text:p>106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429.2" calcext:value-type="float">
            <text:p>13429.2</text:p>
          </table:table-cell>
          <table:table-cell office:value-type="float" office:value="12618.1" calcext:value-type="float">
            <text:p>12618.1</text:p>
          </table:table-cell>
          <table:table-cell table:style-name="ce3" office:value-type="float" office:value="6.42805" calcext:value-type="float">
            <text:p>6.43</text:p>
          </table:table-cell>
          <table:table-cell table:style-name="ce3" office:value-type="float" office:value="928.498" calcext:value-type="float">
            <text:p>928.50</text:p>
          </table:table-cell>
          <table:table-cell table:style-name="ce3" office:value-type="float" office:value="1876.46" calcext:value-type="float">
            <text:p>1,876.46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721" calcext:value-type="float">
            <text:p>721</text:p>
          </table:table-cell>
          <table:table-cell office:value-type="float" office:value="620" calcext:value-type="float">
            <text:p>6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589" calcext:value-type="float">
            <text:p>12589</text:p>
          </table:table-cell>
          <table:table-cell office:value-type="float" office:value="12671.3" calcext:value-type="float">
            <text:p>12671.3</text:p>
          </table:table-cell>
          <table:table-cell table:style-name="ce3" office:value-type="float" office:value="0.649849" calcext:value-type="float">
            <text:p>0.65</text:p>
          </table:table-cell>
          <table:table-cell table:style-name="ce3" office:value-type="float" office:value="925.684" calcext:value-type="float">
            <text:p>925.68</text:p>
          </table:table-cell>
          <table:table-cell table:style-name="ce3" office:value-type="float" office:value="1842.56" calcext:value-type="float">
            <text:p>1,842.56</text:p>
          </table:table-cell>
          <table:table-cell table:style-name="ce4" office:value-type="float" office:value="107" calcext:value-type="float">
            <text:p>107</text:p>
          </table:table-cell>
          <table:table-cell office:value-type="float" office:value="1263" calcext:value-type="float">
            <text:p>126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20261.3" calcext:value-type="float">
            <text:p>20261.3</text:p>
          </table:table-cell>
          <table:table-cell office:value-type="float" office:value="17452.7" calcext:value-type="float">
            <text:p>17452.7</text:p>
          </table:table-cell>
          <table:table-cell table:style-name="ce3" office:value-type="float" office:value="16.0929" calcext:value-type="float">
            <text:p>16.09</text:p>
          </table:table-cell>
          <table:table-cell table:style-name="ce3" office:value-type="float" office:value="929.139" calcext:value-type="float">
            <text:p>929.14</text:p>
          </table:table-cell>
          <table:table-cell table:style-name="ce3" office:value-type="float" office:value="1933.8" calcext:value-type="float">
            <text:p>1,933.80</text:p>
          </table:table-cell>
          <table:table-cell table:style-name="ce4" office:value-type="float" office:value="91" calcext:value-type="float">
            <text:p>91</text:p>
          </table:table-cell>
          <table:table-cell office:value-type="float" office:value="1086" calcext:value-type="float">
            <text:p>1086</text:p>
          </table:table-cell>
          <table:table-cell office:value-type="float" office:value="480" calcext:value-type="float">
            <text:p>4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8733.7" calcext:value-type="float">
            <text:p>18733.7</text:p>
          </table:table-cell>
          <table:table-cell office:value-type="float" office:value="17103.2" calcext:value-type="float">
            <text:p>17103.2</text:p>
          </table:table-cell>
          <table:table-cell table:style-name="ce3" office:value-type="float" office:value="9.53284" calcext:value-type="float">
            <text:p>9.53</text:p>
          </table:table-cell>
          <table:table-cell table:style-name="ce3" office:value-type="float" office:value="900.765" calcext:value-type="float">
            <text:p>900.77</text:p>
          </table:table-cell>
          <table:table-cell table:style-name="ce3" office:value-type="float" office:value="1154.17" calcext:value-type="float">
            <text:p>1,154.17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97" calcext:value-type="float">
            <text:p>97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8842.4" calcext:value-type="float">
            <text:p>18842.4</text:p>
          </table:table-cell>
          <table:table-cell office:value-type="float" office:value="17378.8" calcext:value-type="float">
            <text:p>17378.8</text:p>
          </table:table-cell>
          <table:table-cell table:style-name="ce3" office:value-type="float" office:value="8.4218" calcext:value-type="float">
            <text:p>8.42</text:p>
          </table:table-cell>
          <table:table-cell table:style-name="ce3" office:value-type="float" office:value="904.435" calcext:value-type="float">
            <text:p>904.44</text:p>
          </table:table-cell>
          <table:table-cell table:style-name="ce3" office:value-type="float" office:value="1595.39" calcext:value-type="float">
            <text:p>1,595.39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772" calcext:value-type="float">
            <text:p>772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984.2" calcext:value-type="float">
            <text:p>12984.2</text:p>
          </table:table-cell>
          <table:table-cell office:value-type="float" office:value="11518.7" calcext:value-type="float">
            <text:p>11518.7</text:p>
          </table:table-cell>
          <table:table-cell table:style-name="ce3" office:value-type="float" office:value="12.7223" calcext:value-type="float">
            <text:p>12.72</text:p>
          </table:table-cell>
          <table:table-cell table:style-name="ce3" office:value-type="float" office:value="1020.5" calcext:value-type="float">
            <text:p>1,020.50</text:p>
          </table:table-cell>
          <table:table-cell table:style-name="ce3" office:value-type="float" office:value="1948.93" calcext:value-type="float">
            <text:p>1,948.93</text:p>
          </table:table-cell>
          <table:table-cell table:style-name="ce4" office:value-type="float" office:value="96" calcext:value-type="float">
            <text:p>96</text:p>
          </table:table-cell>
          <table:table-cell office:value-type="float" office:value="1306" calcext:value-type="float">
            <text:p>1306</text:p>
          </table:table-cell>
          <table:table-cell office:value-type="float" office:value="860" calcext:value-type="float">
            <text:p>8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556.2" calcext:value-type="float">
            <text:p>12556.2</text:p>
          </table:table-cell>
          <table:table-cell office:value-type="float" office:value="11333.3" calcext:value-type="float">
            <text:p>11333.3</text:p>
          </table:table-cell>
          <table:table-cell table:style-name="ce3" office:value-type="float" office:value="10.7901" calcext:value-type="float">
            <text:p>10.79</text:p>
          </table:table-cell>
          <table:table-cell table:style-name="ce3" office:value-type="float" office:value="900.573" calcext:value-type="float">
            <text:p>900.57</text:p>
          </table:table-cell>
          <table:table-cell table:style-name="ce3" office:value-type="float" office:value="1269.9" calcext:value-type="float">
            <text:p>1,269.90</text:p>
          </table:table-cell>
          <table:table-cell table:style-name="ce4" office:value-type="float" office:value="233" calcext:value-type="float">
            <text:p>233</text:p>
          </table:table-cell>
          <table:table-cell office:value-type="float" office:value="103" calcext:value-type="float">
            <text:p>103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129.3" calcext:value-type="float">
            <text:p>12129.3</text:p>
          </table:table-cell>
          <table:table-cell office:value-type="float" office:value="11512.2" calcext:value-type="float">
            <text:p>11512.2</text:p>
          </table:table-cell>
          <table:table-cell table:style-name="ce3" office:value-type="float" office:value="5.36116" calcext:value-type="float">
            <text:p>5.36</text:p>
          </table:table-cell>
          <table:table-cell table:style-name="ce3" office:value-type="float" office:value="916.108" calcext:value-type="float">
            <text:p>916.11</text:p>
          </table:table-cell>
          <table:table-cell table:style-name="ce3" office:value-type="float" office:value="1123.2" calcext:value-type="float">
            <text:p>1,123.20</text:p>
          </table:table-cell>
          <table:table-cell table:style-name="ce4" office:value-type="float" office:value="169" calcext:value-type="float">
            <text:p>169</text:p>
          </table:table-cell>
          <table:table-cell office:value-type="float" office:value="708" calcext:value-type="float">
            <text:p>708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9980.9" calcext:value-type="float">
            <text:p>19980.9</text:p>
          </table:table-cell>
          <table:table-cell office:value-type="float" office:value="18783.1" calcext:value-type="float">
            <text:p>18783.1</text:p>
          </table:table-cell>
          <table:table-cell table:style-name="ce3" office:value-type="float" office:value="6.37683" calcext:value-type="float">
            <text:p>6.38</text:p>
          </table:table-cell>
          <table:table-cell table:style-name="ce3" office:value-type="float" office:value="904.01" calcext:value-type="float">
            <text:p>904.01</text:p>
          </table:table-cell>
          <table:table-cell table:style-name="ce3" office:value-type="float" office:value="1224.62" calcext:value-type="float">
            <text:p>1,224.62</text:p>
          </table:table-cell>
          <table:table-cell table:style-name="ce4" office:value-type="float" office:value="271" calcext:value-type="float">
            <text:p>271</text:p>
          </table:table-cell>
          <table:table-cell office:value-type="float" office:value="107" calcext:value-type="float">
            <text:p>107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8342.7" calcext:value-type="float">
            <text:p>18342.7</text:p>
          </table:table-cell>
          <table:table-cell office:value-type="float" office:value="18854.9" calcext:value-type="float">
            <text:p>18854.9</text:p>
          </table:table-cell>
          <table:table-cell table:style-name="ce3" office:value-type="float" office:value="2.71646" calcext:value-type="float">
            <text:p>2.72</text:p>
          </table:table-cell>
          <table:table-cell table:style-name="ce3" office:value-type="float" office:value="914.469" calcext:value-type="float">
            <text:p>914.47</text:p>
          </table:table-cell>
          <table:table-cell table:style-name="ce3" office:value-type="float" office:value="1518.89" calcext:value-type="float">
            <text:p>1,518.89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059" calcext:value-type="float">
            <text:p>1059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8514.1" calcext:value-type="float">
            <text:p>18514.1</text:p>
          </table:table-cell>
          <table:table-cell office:value-type="float" office:value="18834.2" calcext:value-type="float">
            <text:p>18834.2</text:p>
          </table:table-cell>
          <table:table-cell table:style-name="ce3" office:value-type="float" office:value="1.69953" calcext:value-type="float">
            <text:p>1.70</text:p>
          </table:table-cell>
          <table:table-cell table:style-name="ce3" office:value-type="float" office:value="1025.31" calcext:value-type="float">
            <text:p>1,025.31</text:p>
          </table:table-cell>
          <table:table-cell table:style-name="ce3" office:value-type="float" office:value="1943.5" calcext:value-type="float">
            <text:p>1,943.50</text:p>
          </table:table-cell>
          <table:table-cell table:style-name="ce4" office:value-type="float" office:value="89" calcext:value-type="float">
            <text:p>89</text:p>
          </table:table-cell>
          <table:table-cell office:value-type="float" office:value="1565" calcext:value-type="float">
            <text:p>1565</text:p>
          </table:table-cell>
          <table:table-cell office:value-type="float" office:value="300" calcext:value-type="float">
            <text:p>3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6053.3" calcext:value-type="float">
            <text:p>16053.3</text:p>
          </table:table-cell>
          <table:table-cell office:value-type="float" office:value="15300.7" calcext:value-type="float">
            <text:p>15300.7</text:p>
          </table:table-cell>
          <table:table-cell table:style-name="ce3" office:value-type="float" office:value="4.91925" calcext:value-type="float">
            <text:p>4.92</text:p>
          </table:table-cell>
          <table:table-cell table:style-name="ce3" office:value-type="float" office:value="900.673" calcext:value-type="float">
            <text:p>900.67</text:p>
          </table:table-cell>
          <table:table-cell table:style-name="ce3" office:value-type="float" office:value="1113.84" calcext:value-type="float">
            <text:p>1,113.84</text:p>
          </table:table-cell>
          <table:table-cell table:style-name="ce4" office:value-type="float" office:value="247" calcext:value-type="float">
            <text:p>247</text:p>
          </table:table-cell>
          <table:table-cell office:value-type="float" office:value="101" calcext:value-type="float">
            <text:p>101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6201.3" calcext:value-type="float">
            <text:p>16201.3</text:p>
          </table:table-cell>
          <table:table-cell office:value-type="float" office:value="15562" calcext:value-type="float">
            <text:p>15562</text:p>
          </table:table-cell>
          <table:table-cell table:style-name="ce3" office:value-type="float" office:value="4.108" calcext:value-type="float">
            <text:p>4.11</text:p>
          </table:table-cell>
          <table:table-cell table:style-name="ce3" office:value-type="float" office:value="262.427" calcext:value-type="float">
            <text:p>262.43</text:p>
          </table:table-cell>
          <table:table-cell table:style-name="ce3" office:value-type="float" office:value="611.228" calcext:value-type="float">
            <text:p>611.23</text:p>
          </table:table-cell>
          <table:table-cell table:style-name="ce4" office:value-type="float" office:value="110" calcext:value-type="float">
            <text:p>110</text:p>
          </table:table-cell>
          <table:table-cell office:value-type="float" office:value="1234" calcext:value-type="float">
            <text:p>1234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5670.2" calcext:value-type="float">
            <text:p>15670.2</text:p>
          </table:table-cell>
          <table:table-cell office:value-type="float" office:value="15555" calcext:value-type="float">
            <text:p>15555</text:p>
          </table:table-cell>
          <table:table-cell table:style-name="ce3" office:value-type="float" office:value="0.740088" calcext:value-type="float">
            <text:p>0.74</text:p>
          </table:table-cell>
          <table:table-cell table:style-name="ce3" office:value-type="float" office:value="64.7487" calcext:value-type="float">
            <text:p>64.75</text:p>
          </table:table-cell>
          <table:table-cell table:style-name="ce3" office:value-type="float" office:value="95.6778" calcext:value-type="float">
            <text:p>95.68</text:p>
          </table:table-cell>
          <table:table-cell table:style-name="ce4" office:value-type="float" office:value="124" calcext:value-type="float">
            <text:p>124</text:p>
          </table:table-cell>
          <table:table-cell office:value-type="float" office:value="989" calcext:value-type="float">
            <text:p>989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026.1" calcext:value-type="float">
            <text:p>14026.1</text:p>
          </table:table-cell>
          <table:table-cell office:value-type="float" office:value="13201.1" calcext:value-type="float">
            <text:p>13201.1</text:p>
          </table:table-cell>
          <table:table-cell table:style-name="ce3" office:value-type="float" office:value="6.2494" calcext:value-type="float">
            <text:p>6.25</text:p>
          </table:table-cell>
          <table:table-cell table:style-name="ce3" office:value-type="float" office:value="903.231" calcext:value-type="float">
            <text:p>903.23</text:p>
          </table:table-cell>
          <table:table-cell table:style-name="ce3" office:value-type="float" office:value="1208.18" calcext:value-type="float">
            <text:p>1,208.18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107" calcext:value-type="float">
            <text:p>107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717.6" calcext:value-type="float">
            <text:p>13717.6</text:p>
          </table:table-cell>
          <table:table-cell office:value-type="float" office:value="13503" calcext:value-type="float">
            <text:p>13503</text:p>
          </table:table-cell>
          <table:table-cell table:style-name="ce3" office:value-type="float" office:value="1.58916" calcext:value-type="float">
            <text:p>1.59</text:p>
          </table:table-cell>
          <table:table-cell table:style-name="ce3" office:value-type="float" office:value="209.109" calcext:value-type="float">
            <text:p>209.11</text:p>
          </table:table-cell>
          <table:table-cell table:style-name="ce3" office:value-type="float" office:value="443.638" calcext:value-type="float">
            <text:p>443.64</text:p>
          </table:table-cell>
          <table:table-cell table:style-name="ce4" office:value-type="float" office:value="99" calcext:value-type="float">
            <text:p>99</text:p>
          </table:table-cell>
          <table:table-cell office:value-type="float" office:value="1331" calcext:value-type="float">
            <text:p>1331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524.3" calcext:value-type="float">
            <text:p>13524.3</text:p>
          </table:table-cell>
          <table:table-cell office:value-type="float" office:value="13488.5" calcext:value-type="float">
            <text:p>13488.5</text:p>
          </table:table-cell>
          <table:table-cell table:style-name="ce3" office:value-type="float" office:value="0.265368" calcext:value-type="float">
            <text:p>0.27</text:p>
          </table:table-cell>
          <table:table-cell table:style-name="ce3" office:value-type="float" office:value="919.45" calcext:value-type="float">
            <text:p>919.45</text:p>
          </table:table-cell>
          <table:table-cell table:style-name="ce3" office:value-type="float" office:value="1292.05" calcext:value-type="float">
            <text:p>1,292.05</text:p>
          </table:table-cell>
          <table:table-cell table:style-name="ce4" office:value-type="float" office:value="121" calcext:value-type="float">
            <text:p>121</text:p>
          </table:table-cell>
          <table:table-cell office:value-type="float" office:value="751" calcext:value-type="float">
            <text:p>751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7020.2" calcext:value-type="float">
            <text:p>17020.2</text:p>
          </table:table-cell>
          <table:table-cell office:value-type="float" office:value="17994.2" calcext:value-type="float">
            <text:p>17994.2</text:p>
          </table:table-cell>
          <table:table-cell table:style-name="ce3" office:value-type="float" office:value="5.41266" calcext:value-type="float">
            <text:p>5.41</text:p>
          </table:table-cell>
          <table:table-cell table:style-name="ce3" office:value-type="float" office:value="925.268" calcext:value-type="float">
            <text:p>925.27</text:p>
          </table:table-cell>
          <table:table-cell table:style-name="ce3" office:value-type="float" office:value="1842.24" calcext:value-type="float">
            <text:p>1,842.24</text:p>
          </table:table-cell>
          <table:table-cell table:style-name="ce4" office:value-type="float" office:value="121" calcext:value-type="float">
            <text:p>121</text:p>
          </table:table-cell>
          <table:table-cell office:value-type="float" office:value="677" calcext:value-type="float">
            <text:p>677</text:p>
          </table:table-cell>
          <table:table-cell office:value-type="float" office:value="620" calcext:value-type="float">
            <text:p>6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8967.9" calcext:value-type="float">
            <text:p>18967.9</text:p>
          </table:table-cell>
          <table:table-cell office:value-type="float" office:value="18100.3" calcext:value-type="float">
            <text:p>18100.3</text:p>
          </table:table-cell>
          <table:table-cell table:style-name="ce3" office:value-type="float" office:value="4.79332" calcext:value-type="float">
            <text:p>4.79</text:p>
          </table:table-cell>
          <table:table-cell table:style-name="ce3" office:value-type="float" office:value="171.662" calcext:value-type="float">
            <text:p>171.66</text:p>
          </table:table-cell>
          <table:table-cell table:style-name="ce3" office:value-type="float" office:value="354.413" calcext:value-type="float">
            <text:p>354.41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149" calcext:value-type="float">
            <text:p>1149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8417.7" calcext:value-type="float">
            <text:p>18417.7</text:p>
          </table:table-cell>
          <table:table-cell office:value-type="float" office:value="17910.8" calcext:value-type="float">
            <text:p>17910.8</text:p>
          </table:table-cell>
          <table:table-cell table:style-name="ce3" office:value-type="float" office:value="2.83044" calcext:value-type="float">
            <text:p>2.83</text:p>
          </table:table-cell>
          <table:table-cell table:style-name="ce3" office:value-type="float" office:value="901.052" calcext:value-type="float">
            <text:p>901.05</text:p>
          </table:table-cell>
          <table:table-cell table:style-name="ce3" office:value-type="float" office:value="1194.84" calcext:value-type="float">
            <text:p>1,194.84</text:p>
          </table:table-cell>
          <table:table-cell table:style-name="ce4" office:value-type="float" office:value="218" calcext:value-type="float">
            <text:p>218</text:p>
          </table:table-cell>
          <table:table-cell office:value-type="float" office:value="114" calcext:value-type="float">
            <text:p>114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24433.2" calcext:value-type="float">
            <text:p>24433.2</text:p>
          </table:table-cell>
          <table:table-cell office:value-type="float" office:value="22640.2" calcext:value-type="float">
            <text:p>22640.2</text:p>
          </table:table-cell>
          <table:table-cell table:style-name="ce3" office:value-type="float" office:value="7.91924" calcext:value-type="float">
            <text:p>7.92</text:p>
          </table:table-cell>
          <table:table-cell table:style-name="ce3" office:value-type="float" office:value="900.551" calcext:value-type="float">
            <text:p>900.55</text:p>
          </table:table-cell>
          <table:table-cell table:style-name="ce3" office:value-type="float" office:value="1169.86" calcext:value-type="float">
            <text:p>1,169.86</text:p>
          </table:table-cell>
          <table:table-cell table:style-name="ce4" office:value-type="float" office:value="211" calcext:value-type="float">
            <text:p>211</text:p>
          </table:table-cell>
          <table:table-cell office:value-type="float" office:value="95" calcext:value-type="float">
            <text:p>95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23845.4" calcext:value-type="float">
            <text:p>23845.4</text:p>
          </table:table-cell>
          <table:table-cell office:value-type="float" office:value="23074" calcext:value-type="float">
            <text:p>23074</text:p>
          </table:table-cell>
          <table:table-cell table:style-name="ce3" office:value-type="float" office:value="3.34337" calcext:value-type="float">
            <text:p>3.34</text:p>
          </table:table-cell>
          <table:table-cell table:style-name="ce3" office:value-type="float" office:value="920.405" calcext:value-type="float">
            <text:p>920.41</text:p>
          </table:table-cell>
          <table:table-cell table:style-name="ce3" office:value-type="float" office:value="1515.64" calcext:value-type="float">
            <text:p>1,515.64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711" calcext:value-type="float">
            <text:p>711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23952.9" calcext:value-type="float">
            <text:p>23952.9</text:p>
          </table:table-cell>
          <table:table-cell office:value-type="float" office:value="23304.2" calcext:value-type="float">
            <text:p>23304.2</text:p>
          </table:table-cell>
          <table:table-cell table:style-name="ce3" office:value-type="float" office:value="2.78364" calcext:value-type="float">
            <text:p>2.78</text:p>
          </table:table-cell>
          <table:table-cell table:style-name="ce3" office:value-type="float" office:value="909.12" calcext:value-type="float">
            <text:p>909.12</text:p>
          </table:table-cell>
          <table:table-cell table:style-name="ce3" office:value-type="float" office:value="1300.14" calcext:value-type="float">
            <text:p>1,300.14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2071" calcext:value-type="float">
            <text:p>2071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5384.2" calcext:value-type="float">
            <text:p>15384.2</text:p>
          </table:table-cell>
          <table:table-cell office:value-type="float" office:value="13509.2" calcext:value-type="float">
            <text:p>13509.2</text:p>
          </table:table-cell>
          <table:table-cell table:style-name="ce3" office:value-type="float" office:value="13.8795" calcext:value-type="float">
            <text:p>13.88</text:p>
          </table:table-cell>
          <table:table-cell table:style-name="ce3" office:value-type="float" office:value="900.628" calcext:value-type="float">
            <text:p>900.63</text:p>
          </table:table-cell>
          <table:table-cell table:style-name="ce3" office:value-type="float" office:value="1164.91" calcext:value-type="float">
            <text:p>1,164.91</text:p>
          </table:table-cell>
          <table:table-cell table:style-name="ce4" office:value-type="float" office:value="242" calcext:value-type="float">
            <text:p>242</text:p>
          </table:table-cell>
          <table:table-cell office:value-type="float" office:value="96" calcext:value-type="float">
            <text:p>96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600.4" calcext:value-type="float">
            <text:p>14600.4</text:p>
          </table:table-cell>
          <table:table-cell office:value-type="float" office:value="13539.9" calcext:value-type="float">
            <text:p>13539.9</text:p>
          </table:table-cell>
          <table:table-cell table:style-name="ce3" office:value-type="float" office:value="7.83238" calcext:value-type="float">
            <text:p>7.83</text:p>
          </table:table-cell>
          <table:table-cell table:style-name="ce3" office:value-type="float" office:value="1162.34" calcext:value-type="float">
            <text:p>1,162.34</text:p>
          </table:table-cell>
          <table:table-cell table:style-name="ce3" office:value-type="float" office:value="2023.43" calcext:value-type="float">
            <text:p>2,023.43</text:p>
          </table:table-cell>
          <table:table-cell table:style-name="ce4" office:value-type="float" office:value="106" calcext:value-type="float">
            <text:p>106</text:p>
          </table:table-cell>
          <table:table-cell office:value-type="float" office:value="1474" calcext:value-type="float">
            <text:p>1474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630.3" calcext:value-type="float">
            <text:p>14630.3</text:p>
          </table:table-cell>
          <table:table-cell office:value-type="float" office:value="13651.1" calcext:value-type="float">
            <text:p>13651.1</text:p>
          </table:table-cell>
          <table:table-cell table:style-name="ce3" office:value-type="float" office:value="7.17255" calcext:value-type="float">
            <text:p>7.17</text:p>
          </table:table-cell>
          <table:table-cell table:style-name="ce3" office:value-type="float" office:value="914.027" calcext:value-type="float">
            <text:p>914.03</text:p>
          </table:table-cell>
          <table:table-cell table:style-name="ce3" office:value-type="float" office:value="1461.7" calcext:value-type="float">
            <text:p>1,461.70</text:p>
          </table:table-cell>
          <table:table-cell table:style-name="ce4" office:value-type="float" office:value="123" calcext:value-type="float">
            <text:p>123</text:p>
          </table:table-cell>
          <table:table-cell office:value-type="float" office:value="738" calcext:value-type="float">
            <text:p>738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9211.9" calcext:value-type="float">
            <text:p>19211.9</text:p>
          </table:table-cell>
          <table:table-cell office:value-type="float" office:value="17124" calcext:value-type="float">
            <text:p>17124</text:p>
          </table:table-cell>
          <table:table-cell table:style-name="ce3" office:value-type="float" office:value="12.1928" calcext:value-type="float">
            <text:p>12.19</text:p>
          </table:table-cell>
          <table:table-cell table:style-name="ce3" office:value-type="float" office:value="901.137" calcext:value-type="float">
            <text:p>901.14</text:p>
          </table:table-cell>
          <table:table-cell table:style-name="ce3" office:value-type="float" office:value="1136.87" calcext:value-type="float">
            <text:p>1,136.87</text:p>
          </table:table-cell>
          <table:table-cell table:style-name="ce4" office:value-type="float" office:value="206" calcext:value-type="float">
            <text:p>206</text:p>
          </table:table-cell>
          <table:table-cell office:value-type="float" office:value="91" calcext:value-type="float">
            <text:p>91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9498.1" calcext:value-type="float">
            <text:p>19498.1</text:p>
          </table:table-cell>
          <table:table-cell office:value-type="float" office:value="17933.8" calcext:value-type="float">
            <text:p>17933.8</text:p>
          </table:table-cell>
          <table:table-cell table:style-name="ce3" office:value-type="float" office:value="8.72289" calcext:value-type="float">
            <text:p>8.72</text:p>
          </table:table-cell>
          <table:table-cell table:style-name="ce3" office:value-type="float" office:value="925.864" calcext:value-type="float">
            <text:p>925.86</text:p>
          </table:table-cell>
          <table:table-cell table:style-name="ce3" office:value-type="float" office:value="1496.02" calcext:value-type="float">
            <text:p>1,496.02</text:p>
          </table:table-cell>
          <table:table-cell table:style-name="ce4" office:value-type="float" office:value="89" calcext:value-type="float">
            <text:p>89</text:p>
          </table:table-cell>
          <table:table-cell office:value-type="float" office:value="2147" calcext:value-type="float">
            <text:p>2147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8812.9" calcext:value-type="float">
            <text:p>18812.9</text:p>
          </table:table-cell>
          <table:table-cell office:value-type="float" office:value="17569.3" calcext:value-type="float">
            <text:p>17569.3</text:p>
          </table:table-cell>
          <table:table-cell table:style-name="ce3" office:value-type="float" office:value="7.07857" calcext:value-type="float">
            <text:p>7.08</text:p>
          </table:table-cell>
          <table:table-cell table:style-name="ce3" office:value-type="float" office:value="925.409" calcext:value-type="float">
            <text:p>925.41</text:p>
          </table:table-cell>
          <table:table-cell table:style-name="ce3" office:value-type="float" office:value="1533.79" calcext:value-type="float">
            <text:p>1,533.79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644" calcext:value-type="float">
            <text:p>644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21621.7" calcext:value-type="float">
            <text:p>21621.7</text:p>
          </table:table-cell>
          <table:table-cell office:value-type="float" office:value="18798.6" calcext:value-type="float">
            <text:p>18798.6</text:p>
          </table:table-cell>
          <table:table-cell table:style-name="ce3" office:value-type="float" office:value="15.0174" calcext:value-type="float">
            <text:p>15.02</text:p>
          </table:table-cell>
          <table:table-cell table:style-name="ce3" office:value-type="float" office:value="905.473" calcext:value-type="float">
            <text:p>905.47</text:p>
          </table:table-cell>
          <table:table-cell table:style-name="ce3" office:value-type="float" office:value="1344.77" calcext:value-type="float">
            <text:p>1,344.77</text:p>
          </table:table-cell>
          <table:table-cell table:style-name="ce4" office:value-type="float" office:value="169" calcext:value-type="float">
            <text:p>169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20318.1" calcext:value-type="float">
            <text:p>20318.1</text:p>
          </table:table-cell>
          <table:table-cell office:value-type="float" office:value="18377.3" calcext:value-type="float">
            <text:p>18377.3</text:p>
          </table:table-cell>
          <table:table-cell table:style-name="ce3" office:value-type="float" office:value="10.5613" calcext:value-type="float">
            <text:p>10.56</text:p>
          </table:table-cell>
          <table:table-cell table:style-name="ce3" office:value-type="float" office:value="901.126" calcext:value-type="float">
            <text:p>901.13</text:p>
          </table:table-cell>
          <table:table-cell table:style-name="ce3" office:value-type="float" office:value="1183.88" calcext:value-type="float">
            <text:p>1,183.88</text:p>
          </table:table-cell>
          <table:table-cell table:style-name="ce4" office:value-type="float" office:value="168" calcext:value-type="float">
            <text:p>168</text:p>
          </table:table-cell>
          <table:table-cell office:value-type="float" office:value="110" calcext:value-type="float">
            <text:p>11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8835.9" calcext:value-type="float">
            <text:p>18835.9</text:p>
          </table:table-cell>
          <table:table-cell office:value-type="float" office:value="18662.2" calcext:value-type="float">
            <text:p>18662.2</text:p>
          </table:table-cell>
          <table:table-cell table:style-name="ce3" office:value-type="float" office:value="0.930815" calcext:value-type="float">
            <text:p>0.93</text:p>
          </table:table-cell>
          <table:table-cell table:style-name="ce3" office:value-type="float" office:value="903.574" calcext:value-type="float">
            <text:p>903.57</text:p>
          </table:table-cell>
          <table:table-cell table:style-name="ce3" office:value-type="float" office:value="1816.32" calcext:value-type="float">
            <text:p>1,816.32</text:p>
          </table:table-cell>
          <table:table-cell table:style-name="ce4" office:value-type="float" office:value="101" calcext:value-type="float">
            <text:p>101</text:p>
          </table:table-cell>
          <table:table-cell office:value-type="float" office:value="1223" calcext:value-type="float">
            <text:p>1223</text:p>
          </table:table-cell>
          <table:table-cell office:value-type="float" office:value="240" calcext:value-type="float">
            <text:p>2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20082.4" calcext:value-type="float">
            <text:p>20082.4</text:p>
          </table:table-cell>
          <table:table-cell office:value-type="float" office:value="18297.5" calcext:value-type="float">
            <text:p>18297.5</text:p>
          </table:table-cell>
          <table:table-cell table:style-name="ce3" office:value-type="float" office:value="9.75467" calcext:value-type="float">
            <text:p>9.75</text:p>
          </table:table-cell>
          <table:table-cell table:style-name="ce3" office:value-type="float" office:value="901.667" calcext:value-type="float">
            <text:p>901.67</text:p>
          </table:table-cell>
          <table:table-cell table:style-name="ce3" office:value-type="float" office:value="1824" calcext:value-type="float">
            <text:p>1,824.00</text:p>
          </table:table-cell>
          <table:table-cell table:style-name="ce4" office:value-type="float" office:value="184" calcext:value-type="float">
            <text:p>184</text:p>
          </table:table-cell>
          <table:table-cell office:value-type="float" office:value="1998" calcext:value-type="float">
            <text:p>1998</text:p>
          </table:table-cell>
          <table:table-cell office:value-type="float" office:value="240" calcext:value-type="float">
            <text:p>2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9736.6" calcext:value-type="float">
            <text:p>19736.6</text:p>
          </table:table-cell>
          <table:table-cell office:value-type="float" office:value="18005.3" calcext:value-type="float">
            <text:p>18005.3</text:p>
          </table:table-cell>
          <table:table-cell table:style-name="ce3" office:value-type="float" office:value="9.61514" calcext:value-type="float">
            <text:p>9.62</text:p>
          </table:table-cell>
          <table:table-cell table:style-name="ce3" office:value-type="float" office:value="900.123" calcext:value-type="float">
            <text:p>900.12</text:p>
          </table:table-cell>
          <table:table-cell table:style-name="ce3" office:value-type="float" office:value="1115.74" calcext:value-type="float">
            <text:p>1,115.74</text:p>
          </table:table-cell>
          <table:table-cell table:style-name="ce4" office:value-type="float" office:value="203" calcext:value-type="float">
            <text:p>203</text:p>
          </table:table-cell>
          <table:table-cell office:value-type="float" office:value="97" calcext:value-type="float">
            <text:p>97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8519" calcext:value-type="float">
            <text:p>18519</text:p>
          </table:table-cell>
          <table:table-cell office:value-type="float" office:value="18296" calcext:value-type="float">
            <text:p>18296</text:p>
          </table:table-cell>
          <table:table-cell table:style-name="ce3" office:value-type="float" office:value="1.21867" calcext:value-type="float">
            <text:p>1.22</text:p>
          </table:table-cell>
          <table:table-cell table:style-name="ce3" office:value-type="float" office:value="900.634" calcext:value-type="float">
            <text:p>900.63</text:p>
          </table:table-cell>
          <table:table-cell table:style-name="ce3" office:value-type="float" office:value="1582" calcext:value-type="float">
            <text:p>1,582.00</text:p>
          </table:table-cell>
          <table:table-cell table:style-name="ce4" office:value-type="float" office:value="174" calcext:value-type="float">
            <text:p>174</text:p>
          </table:table-cell>
          <table:table-cell office:value-type="float" office:value="1016" calcext:value-type="float">
            <text:p>1016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3849" calcext:value-type="float">
            <text:p>13849</text:p>
          </table:table-cell>
          <table:table-cell office:value-type="float" office:value="12445" calcext:value-type="float">
            <text:p>12445</text:p>
          </table:table-cell>
          <table:table-cell table:style-name="ce3" office:value-type="float" office:value="11.2814" calcext:value-type="float">
            <text:p>11.28</text:p>
          </table:table-cell>
          <table:table-cell table:style-name="ce3" office:value-type="float" office:value="900.606" calcext:value-type="float">
            <text:p>900.61</text:p>
          </table:table-cell>
          <table:table-cell table:style-name="ce3" office:value-type="float" office:value="1060.3" calcext:value-type="float">
            <text:p>1,060.30</text:p>
          </table:table-cell>
          <table:table-cell table:style-name="ce4" office:value-type="float" office:value="229" calcext:value-type="float">
            <text:p>229</text:p>
          </table:table-cell>
          <table:table-cell office:value-type="float" office:value="282" calcext:value-type="float">
            <text:p>282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3551" calcext:value-type="float">
            <text:p>13551</text:p>
          </table:table-cell>
          <table:table-cell office:value-type="float" office:value="12814.6" calcext:value-type="float">
            <text:p>12814.6</text:p>
          </table:table-cell>
          <table:table-cell table:style-name="ce3" office:value-type="float" office:value="5.74607" calcext:value-type="float">
            <text:p>5.75</text:p>
          </table:table-cell>
          <table:table-cell table:style-name="ce3" office:value-type="float" office:value="944.477" calcext:value-type="float">
            <text:p>944.48</text:p>
          </table:table-cell>
          <table:table-cell table:style-name="ce3" office:value-type="float" office:value="1850.56" calcext:value-type="float">
            <text:p>1,850.56</text:p>
          </table:table-cell>
          <table:table-cell table:style-name="ce4" office:value-type="float" office:value="90" calcext:value-type="float">
            <text:p>90</text:p>
          </table:table-cell>
          <table:table-cell office:value-type="float" office:value="7953" calcext:value-type="float">
            <text:p>7953</text:p>
          </table:table-cell>
          <table:table-cell office:value-type="float" office:value="480" calcext:value-type="float">
            <text:p>4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3062.6" calcext:value-type="float">
            <text:p>13062.6</text:p>
          </table:table-cell>
          <table:table-cell office:value-type="float" office:value="12734.5" calcext:value-type="float">
            <text:p>12734.5</text:p>
          </table:table-cell>
          <table:table-cell table:style-name="ce3" office:value-type="float" office:value="2.57677" calcext:value-type="float">
            <text:p>2.58</text:p>
          </table:table-cell>
          <table:table-cell table:style-name="ce3" office:value-type="float" office:value="951.44" calcext:value-type="float">
            <text:p>951.44</text:p>
          </table:table-cell>
          <table:table-cell table:style-name="ce3" office:value-type="float" office:value="1861.39" calcext:value-type="float">
            <text:p>1,861.39</text:p>
          </table:table-cell>
          <table:table-cell table:style-name="ce4" office:value-type="float" office:value="106" calcext:value-type="float">
            <text:p>106</text:p>
          </table:table-cell>
          <table:table-cell office:value-type="float" office:value="3400" calcext:value-type="float">
            <text:p>3400</text:p>
          </table:table-cell>
          <table:table-cell office:value-type="float" office:value="860" calcext:value-type="float">
            <text:p>8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1449.1" calcext:value-type="float">
            <text:p>11449.1</text:p>
          </table:table-cell>
          <table:table-cell office:value-type="float" office:value="10257.6" calcext:value-type="float">
            <text:p>10257.6</text:p>
          </table:table-cell>
          <table:table-cell table:style-name="ce3" office:value-type="float" office:value="11.6161" calcext:value-type="float">
            <text:p>11.62</text:p>
          </table:table-cell>
          <table:table-cell table:style-name="ce3" office:value-type="float" office:value="912.633" calcext:value-type="float">
            <text:p>912.63</text:p>
          </table:table-cell>
          <table:table-cell table:style-name="ce3" office:value-type="float" office:value="1352.75" calcext:value-type="float">
            <text:p>1,352.75</text:p>
          </table:table-cell>
          <table:table-cell table:style-name="ce4" office:value-type="float" office:value="165" calcext:value-type="float">
            <text:p>165</text:p>
          </table:table-cell>
          <table:table-cell office:value-type="float" office:value="5297" calcext:value-type="float">
            <text:p>5297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1093" calcext:value-type="float">
            <text:p>11093</text:p>
          </table:table-cell>
          <table:table-cell office:value-type="float" office:value="10042" calcext:value-type="float">
            <text:p>10042</text:p>
          </table:table-cell>
          <table:table-cell table:style-name="ce3" office:value-type="float" office:value="10.4662" calcext:value-type="float">
            <text:p>10.47</text:p>
          </table:table-cell>
          <table:table-cell table:style-name="ce3" office:value-type="float" office:value="900.844" calcext:value-type="float">
            <text:p>900.84</text:p>
          </table:table-cell>
          <table:table-cell table:style-name="ce3" office:value-type="float" office:value="1029.89" calcext:value-type="float">
            <text:p>1,029.89</text:p>
          </table:table-cell>
          <table:table-cell table:style-name="ce4" office:value-type="float" office:value="257" calcext:value-type="float">
            <text:p>257</text:p>
          </table:table-cell>
          <table:table-cell office:value-type="float" office:value="277" calcext:value-type="float">
            <text:p>277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0449.5" calcext:value-type="float">
            <text:p>10449.5</text:p>
          </table:table-cell>
          <table:table-cell office:value-type="float" office:value="10282.3" calcext:value-type="float">
            <text:p>10282.3</text:p>
          </table:table-cell>
          <table:table-cell table:style-name="ce3" office:value-type="float" office:value="1.62564" calcext:value-type="float">
            <text:p>1.63</text:p>
          </table:table-cell>
          <table:table-cell table:style-name="ce3" office:value-type="float" office:value="946.782" calcext:value-type="float">
            <text:p>946.78</text:p>
          </table:table-cell>
          <table:table-cell table:style-name="ce3" office:value-type="float" office:value="1858.36" calcext:value-type="float">
            <text:p>1,858.36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7454" calcext:value-type="float">
            <text:p>7454</text:p>
          </table:table-cell>
          <table:table-cell office:value-type="float" office:value="900" calcext:value-type="float">
            <text:p>9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4730.8" calcext:value-type="float">
            <text:p>14730.8</text:p>
          </table:table-cell>
          <table:table-cell office:value-type="float" office:value="13244" calcext:value-type="float">
            <text:p>13244</text:p>
          </table:table-cell>
          <table:table-cell table:style-name="ce3" office:value-type="float" office:value="11.2263" calcext:value-type="float">
            <text:p>11.23</text:p>
          </table:table-cell>
          <table:table-cell table:style-name="ce3" office:value-type="float" office:value="912.914" calcext:value-type="float">
            <text:p>912.91</text:p>
          </table:table-cell>
          <table:table-cell table:style-name="ce3" office:value-type="float" office:value="1176.95" calcext:value-type="float">
            <text:p>1,176.95</text:p>
          </table:table-cell>
          <table:table-cell table:style-name="ce4" office:value-type="float" office:value="256" calcext:value-type="float">
            <text:p>256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4534.4" calcext:value-type="float">
            <text:p>14534.4</text:p>
          </table:table-cell>
          <table:table-cell office:value-type="float" office:value="13562.1" calcext:value-type="float">
            <text:p>13562.1</text:p>
          </table:table-cell>
          <table:table-cell table:style-name="ce3" office:value-type="float" office:value="7.16925" calcext:value-type="float">
            <text:p>7.17</text:p>
          </table:table-cell>
          <table:table-cell table:style-name="ce3" office:value-type="float" office:value="914.134" calcext:value-type="float">
            <text:p>914.13</text:p>
          </table:table-cell>
          <table:table-cell table:style-name="ce3" office:value-type="float" office:value="1814.63" calcext:value-type="float">
            <text:p>1,814.63</text:p>
          </table:table-cell>
          <table:table-cell table:style-name="ce4" office:value-type="float" office:value="78" calcext:value-type="float">
            <text:p>78</text:p>
          </table:table-cell>
          <table:table-cell office:value-type="float" office:value="6862" calcext:value-type="float">
            <text:p>6862</text:p>
          </table:table-cell>
          <table:table-cell office:value-type="float" office:value="800" calcext:value-type="float">
            <text:p>8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3931.7" calcext:value-type="float">
            <text:p>13931.7</text:p>
          </table:table-cell>
          <table:table-cell office:value-type="float" office:value="13632" calcext:value-type="float">
            <text:p>13632</text:p>
          </table:table-cell>
          <table:table-cell table:style-name="ce3" office:value-type="float" office:value="2.19818" calcext:value-type="float">
            <text:p>2.20</text:p>
          </table:table-cell>
          <table:table-cell table:style-name="ce3" office:value-type="float" office:value="960.719" calcext:value-type="float">
            <text:p>960.72</text:p>
          </table:table-cell>
          <table:table-cell table:style-name="ce3" office:value-type="float" office:value="1992.79" calcext:value-type="float">
            <text:p>1,992.79</text:p>
          </table:table-cell>
          <table:table-cell table:style-name="ce4" office:value-type="float" office:value="79" calcext:value-type="float">
            <text:p>79</text:p>
          </table:table-cell>
          <table:table-cell office:value-type="float" office:value="3390" calcext:value-type="float">
            <text:p>3390</text:p>
          </table:table-cell>
          <table:table-cell office:value-type="float" office:value="220" calcext:value-type="float">
            <text:p>2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1725.4" calcext:value-type="float">
            <text:p>11725.4</text:p>
          </table:table-cell>
          <table:table-cell office:value-type="float" office:value="10832.2" calcext:value-type="float">
            <text:p>10832.2</text:p>
          </table:table-cell>
          <table:table-cell table:style-name="ce3" office:value-type="float" office:value="8.24626" calcext:value-type="float">
            <text:p>8.25</text:p>
          </table:table-cell>
          <table:table-cell table:style-name="ce3" office:value-type="float" office:value="900.613" calcext:value-type="float">
            <text:p>900.61</text:p>
          </table:table-cell>
          <table:table-cell table:style-name="ce3" office:value-type="float" office:value="1060.21" calcext:value-type="float">
            <text:p>1,060.21</text:p>
          </table:table-cell>
          <table:table-cell table:style-name="ce4" office:value-type="float" office:value="312" calcext:value-type="float">
            <text:p>312</text:p>
          </table:table-cell>
          <table:table-cell office:value-type="float" office:value="286" calcext:value-type="float">
            <text:p>286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1625.3" calcext:value-type="float">
            <text:p>11625.3</text:p>
          </table:table-cell>
          <table:table-cell office:value-type="float" office:value="11269.7" calcext:value-type="float">
            <text:p>11269.7</text:p>
          </table:table-cell>
          <table:table-cell table:style-name="ce3" office:value-type="float" office:value="3.15527" calcext:value-type="float">
            <text:p>3.16</text:p>
          </table:table-cell>
          <table:table-cell table:style-name="ce3" office:value-type="float" office:value="928.398" calcext:value-type="float">
            <text:p>928.40</text:p>
          </table:table-cell>
          <table:table-cell table:style-name="ce3" office:value-type="float" office:value="1818.44" calcext:value-type="float">
            <text:p>1,818.44</text:p>
          </table:table-cell>
          <table:table-cell table:style-name="ce4" office:value-type="float" office:value="68" calcext:value-type="float">
            <text:p>68</text:p>
          </table:table-cell>
          <table:table-cell office:value-type="float" office:value="4178" calcext:value-type="float">
            <text:p>4178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0858" calcext:value-type="float">
            <text:p>10858</text:p>
          </table:table-cell>
          <table:table-cell office:value-type="float" office:value="11079.8" calcext:value-type="float">
            <text:p>11079.8</text:p>
          </table:table-cell>
          <table:table-cell table:style-name="ce3" office:value-type="float" office:value="2.0023" calcext:value-type="float">
            <text:p>2.00</text:p>
          </table:table-cell>
          <table:table-cell table:style-name="ce3" office:value-type="float" office:value="941.364" calcext:value-type="float">
            <text:p>941.36</text:p>
          </table:table-cell>
          <table:table-cell table:style-name="ce3" office:value-type="float" office:value="1619.77" calcext:value-type="float">
            <text:p>1,619.77</text:p>
          </table:table-cell>
          <table:table-cell table:style-name="ce4" office:value-type="float" office:value="146" calcext:value-type="float">
            <text:p>146</text:p>
          </table:table-cell>
          <table:table-cell office:value-type="float" office:value="4606" calcext:value-type="float">
            <text:p>4606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1315.3" calcext:value-type="float">
            <text:p>11315.3</text:p>
          </table:table-cell>
          <table:table-cell office:value-type="float" office:value="10209.1" calcext:value-type="float">
            <text:p>10209.1</text:p>
          </table:table-cell>
          <table:table-cell table:style-name="ce3" office:value-type="float" office:value="10.835" calcext:value-type="float">
            <text:p>10.84</text:p>
          </table:table-cell>
          <table:table-cell table:style-name="ce3" office:value-type="float" office:value="900.81" calcext:value-type="float">
            <text:p>900.81</text:p>
          </table:table-cell>
          <table:table-cell table:style-name="ce3" office:value-type="float" office:value="1136.55" calcext:value-type="float">
            <text:p>1,136.55</text:p>
          </table:table-cell>
          <table:table-cell table:style-name="ce4" office:value-type="float" office:value="249" calcext:value-type="float">
            <text:p>249</text:p>
          </table:table-cell>
          <table:table-cell office:value-type="float" office:value="280" calcext:value-type="float">
            <text:p>28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0735.2" calcext:value-type="float">
            <text:p>10735.2</text:p>
          </table:table-cell>
          <table:table-cell office:value-type="float" office:value="10406.9" calcext:value-type="float">
            <text:p>10406.9</text:p>
          </table:table-cell>
          <table:table-cell table:style-name="ce3" office:value-type="float" office:value="3.15497" calcext:value-type="float">
            <text:p>3.15</text:p>
          </table:table-cell>
          <table:table-cell table:style-name="ce3" office:value-type="float" office:value="914.987" calcext:value-type="float">
            <text:p>914.99</text:p>
          </table:table-cell>
          <table:table-cell table:style-name="ce3" office:value-type="float" office:value="1886.97" calcext:value-type="float">
            <text:p>1,886.97</text:p>
          </table:table-cell>
          <table:table-cell table:style-name="ce4" office:value-type="float" office:value="130" calcext:value-type="float">
            <text:p>130</text:p>
          </table:table-cell>
          <table:table-cell office:value-type="float" office:value="4341" calcext:value-type="float">
            <text:p>4341</text:p>
          </table:table-cell>
          <table:table-cell office:value-type="float" office:value="620" calcext:value-type="float">
            <text:p>6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0084.2" calcext:value-type="float">
            <text:p>10084.2</text:p>
          </table:table-cell>
          <table:table-cell office:value-type="float" office:value="10398.6" calcext:value-type="float">
            <text:p>10398.6</text:p>
          </table:table-cell>
          <table:table-cell table:style-name="ce3" office:value-type="float" office:value="3.02282" calcext:value-type="float">
            <text:p>3.02</text:p>
          </table:table-cell>
          <table:table-cell table:style-name="ce3" office:value-type="float" office:value="944.022" calcext:value-type="float">
            <text:p>944.02</text:p>
          </table:table-cell>
          <table:table-cell table:style-name="ce3" office:value-type="float" office:value="1833.2" calcext:value-type="float">
            <text:p>1,833.20</text:p>
          </table:table-cell>
          <table:table-cell table:style-name="ce4" office:value-type="float" office:value="77" calcext:value-type="float">
            <text:p>77</text:p>
          </table:table-cell>
          <table:table-cell office:value-type="float" office:value="7827" calcext:value-type="float">
            <text:p>7827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3965.4" calcext:value-type="float">
            <text:p>13965.4</text:p>
          </table:table-cell>
          <table:table-cell office:value-type="float" office:value="11352" calcext:value-type="float">
            <text:p>11352</text:p>
          </table:table-cell>
          <table:table-cell table:style-name="ce3" office:value-type="float" office:value="23.0212" calcext:value-type="float">
            <text:p>23.02</text:p>
          </table:table-cell>
          <table:table-cell table:style-name="ce3" office:value-type="float" office:value="943.048" calcext:value-type="float">
            <text:p>943.05</text:p>
          </table:table-cell>
          <table:table-cell table:style-name="ce3" office:value-type="float" office:value="1909.98" calcext:value-type="float">
            <text:p>1,909.98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357" calcext:value-type="float">
            <text:p>357</text:p>
          </table:table-cell>
          <table:table-cell office:value-type="float" office:value="380" calcext:value-type="float">
            <text:p>3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3705.4" calcext:value-type="float">
            <text:p>13705.4</text:p>
          </table:table-cell>
          <table:table-cell office:value-type="float" office:value="12065.6" calcext:value-type="float">
            <text:p>12065.6</text:p>
          </table:table-cell>
          <table:table-cell table:style-name="ce3" office:value-type="float" office:value="13.5907" calcext:value-type="float">
            <text:p>13.59</text:p>
          </table:table-cell>
          <table:table-cell table:style-name="ce3" office:value-type="float" office:value="900.376" calcext:value-type="float">
            <text:p>900.38</text:p>
          </table:table-cell>
          <table:table-cell table:style-name="ce3" office:value-type="float" office:value="976.865" calcext:value-type="float">
            <text:p>976.87</text:p>
          </table:table-cell>
          <table:table-cell table:style-name="ce4" office:value-type="float" office:value="377" calcext:value-type="float">
            <text:p>377</text:p>
          </table:table-cell>
          <table:table-cell office:value-type="float" office:value="315" calcext:value-type="float">
            <text:p>315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3824.2" calcext:value-type="float">
            <text:p>13824.2</text:p>
          </table:table-cell>
          <table:table-cell office:value-type="float" office:value="12428.8" calcext:value-type="float">
            <text:p>12428.8</text:p>
          </table:table-cell>
          <table:table-cell table:style-name="ce3" office:value-type="float" office:value="11.2269" calcext:value-type="float">
            <text:p>11.23</text:p>
          </table:table-cell>
          <table:table-cell table:style-name="ce3" office:value-type="float" office:value="907.376" calcext:value-type="float">
            <text:p>907.38</text:p>
          </table:table-cell>
          <table:table-cell table:style-name="ce3" office:value-type="float" office:value="1561.09" calcext:value-type="float">
            <text:p>1,561.09</text:p>
          </table:table-cell>
          <table:table-cell table:style-name="ce4" office:value-type="float" office:value="112" calcext:value-type="float">
            <text:p>112</text:p>
          </table:table-cell>
          <table:table-cell office:value-type="float" office:value="6390" calcext:value-type="float">
            <text:p>639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0609.6" calcext:value-type="float">
            <text:p>20609.6</text:p>
          </table:table-cell>
          <table:table-cell office:value-type="float" office:value="17019.9" calcext:value-type="float">
            <text:p>17019.9</text:p>
          </table:table-cell>
          <table:table-cell table:style-name="ce3" office:value-type="float" office:value="21.0912" calcext:value-type="float">
            <text:p>21.09</text:p>
          </table:table-cell>
          <table:table-cell table:style-name="ce3" office:value-type="float" office:value="941.8" calcext:value-type="float">
            <text:p>941.80</text:p>
          </table:table-cell>
          <table:table-cell table:style-name="ce3" office:value-type="float" office:value="1864.92" calcext:value-type="float">
            <text:p>1,864.92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4226" calcext:value-type="float">
            <text:p>4226</text:p>
          </table:table-cell>
          <table:table-cell office:value-type="float" office:value="360" calcext:value-type="float">
            <text:p>3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8410.4" calcext:value-type="float">
            <text:p>18410.4</text:p>
          </table:table-cell>
          <table:table-cell office:value-type="float" office:value="16527.7" calcext:value-type="float">
            <text:p>16527.7</text:p>
          </table:table-cell>
          <table:table-cell table:style-name="ce3" office:value-type="float" office:value="11.3915" calcext:value-type="float">
            <text:p>11.39</text:p>
          </table:table-cell>
          <table:table-cell table:style-name="ce3" office:value-type="float" office:value="900.162" calcext:value-type="float">
            <text:p>900.16</text:p>
          </table:table-cell>
          <table:table-cell table:style-name="ce3" office:value-type="float" office:value="1018.89" calcext:value-type="float">
            <text:p>1,018.89</text:p>
          </table:table-cell>
          <table:table-cell table:style-name="ce4" office:value-type="float" office:value="242" calcext:value-type="float">
            <text:p>242</text:p>
          </table:table-cell>
          <table:table-cell office:value-type="float" office:value="289" calcext:value-type="float">
            <text:p>289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8372" calcext:value-type="float">
            <text:p>18372</text:p>
          </table:table-cell>
          <table:table-cell office:value-type="float" office:value="17347.4" calcext:value-type="float">
            <text:p>17347.4</text:p>
          </table:table-cell>
          <table:table-cell table:style-name="ce3" office:value-type="float" office:value="5.90649" calcext:value-type="float">
            <text:p>5.91</text:p>
          </table:table-cell>
          <table:table-cell table:style-name="ce3" office:value-type="float" office:value="908.76" calcext:value-type="float">
            <text:p>908.76</text:p>
          </table:table-cell>
          <table:table-cell table:style-name="ce3" office:value-type="float" office:value="1430.25" calcext:value-type="float">
            <text:p>1,430.25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6161" calcext:value-type="float">
            <text:p>6161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7744.6" calcext:value-type="float">
            <text:p>17744.6</text:p>
          </table:table-cell>
          <table:table-cell office:value-type="float" office:value="15165.1" calcext:value-type="float">
            <text:p>15165.1</text:p>
          </table:table-cell>
          <table:table-cell table:style-name="ce3" office:value-type="float" office:value="17.0094" calcext:value-type="float">
            <text:p>17.01</text:p>
          </table:table-cell>
          <table:table-cell table:style-name="ce3" office:value-type="float" office:value="969.65" calcext:value-type="float">
            <text:p>969.65</text:p>
          </table:table-cell>
          <table:table-cell table:style-name="ce3" office:value-type="float" office:value="2089.63" calcext:value-type="float">
            <text:p>2,089.63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3539" calcext:value-type="float">
            <text:p>3539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6573.4" calcext:value-type="float">
            <text:p>16573.4</text:p>
          </table:table-cell>
          <table:table-cell office:value-type="float" office:value="14346" calcext:value-type="float">
            <text:p>14346</text:p>
          </table:table-cell>
          <table:table-cell table:style-name="ce3" office:value-type="float" office:value="15.5266" calcext:value-type="float">
            <text:p>15.53</text:p>
          </table:table-cell>
          <table:table-cell table:style-name="ce3" office:value-type="float" office:value="900.326" calcext:value-type="float">
            <text:p>900.33</text:p>
          </table:table-cell>
          <table:table-cell table:style-name="ce3" office:value-type="float" office:value="1027.09" calcext:value-type="float">
            <text:p>1,027.09</text:p>
          </table:table-cell>
          <table:table-cell table:style-name="ce4" office:value-type="float" office:value="387" calcext:value-type="float">
            <text:p>387</text:p>
          </table:table-cell>
          <table:table-cell office:value-type="float" office:value="296" calcext:value-type="float">
            <text:p>296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5898.3" calcext:value-type="float">
            <text:p>15898.3</text:p>
          </table:table-cell>
          <table:table-cell office:value-type="float" office:value="15106.2" calcext:value-type="float">
            <text:p>15106.2</text:p>
          </table:table-cell>
          <table:table-cell table:style-name="ce3" office:value-type="float" office:value="5.24391" calcext:value-type="float">
            <text:p>5.24</text:p>
          </table:table-cell>
          <table:table-cell table:style-name="ce3" office:value-type="float" office:value="912.518" calcext:value-type="float">
            <text:p>912.52</text:p>
          </table:table-cell>
          <table:table-cell table:style-name="ce3" office:value-type="float" office:value="1754.94" calcext:value-type="float">
            <text:p>1,754.94</text:p>
          </table:table-cell>
          <table:table-cell table:style-name="ce4" office:value-type="float" office:value="109" calcext:value-type="float">
            <text:p>109</text:p>
          </table:table-cell>
          <table:table-cell office:value-type="float" office:value="5506" calcext:value-type="float">
            <text:p>5506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0912.2" calcext:value-type="float">
            <text:p>20912.2</text:p>
          </table:table-cell>
          <table:table-cell office:value-type="float" office:value="17038.2" calcext:value-type="float">
            <text:p>17038.2</text:p>
          </table:table-cell>
          <table:table-cell table:style-name="ce3" office:value-type="float" office:value="22.7366" calcext:value-type="float">
            <text:p>22.74</text:p>
          </table:table-cell>
          <table:table-cell table:style-name="ce3" office:value-type="float" office:value="932.36" calcext:value-type="float">
            <text:p>932.36</text:p>
          </table:table-cell>
          <table:table-cell table:style-name="ce3" office:value-type="float" office:value="1834.02" calcext:value-type="float">
            <text:p>1,834.0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04" calcext:value-type="float">
            <text:p>304</text:p>
          </table:table-cell>
          <table:table-cell office:value-type="float" office:value="220" calcext:value-type="float">
            <text:p>2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0176.8" calcext:value-type="float">
            <text:p>20176.8</text:p>
          </table:table-cell>
          <table:table-cell office:value-type="float" office:value="17935" calcext:value-type="float">
            <text:p>17935</text:p>
          </table:table-cell>
          <table:table-cell table:style-name="ce3" office:value-type="float" office:value="12.4991" calcext:value-type="float">
            <text:p>12.50</text:p>
          </table:table-cell>
          <table:table-cell table:style-name="ce3" office:value-type="float" office:value="901.557" calcext:value-type="float">
            <text:p>901.56</text:p>
          </table:table-cell>
          <table:table-cell table:style-name="ce3" office:value-type="float" office:value="1002.53" calcext:value-type="float">
            <text:p>1,002.53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293" calcext:value-type="float">
            <text:p>293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9507.2" calcext:value-type="float">
            <text:p>19507.2</text:p>
          </table:table-cell>
          <table:table-cell office:value-type="float" office:value="18480.5" calcext:value-type="float">
            <text:p>18480.5</text:p>
          </table:table-cell>
          <table:table-cell table:style-name="ce3" office:value-type="float" office:value="5.55588" calcext:value-type="float">
            <text:p>5.56</text:p>
          </table:table-cell>
          <table:table-cell table:style-name="ce3" office:value-type="float" office:value="921.289" calcext:value-type="float">
            <text:p>921.29</text:p>
          </table:table-cell>
          <table:table-cell table:style-name="ce3" office:value-type="float" office:value="1822.44" calcext:value-type="float">
            <text:p>1,822.44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437" calcext:value-type="float">
            <text:p>1437</text:p>
          </table:table-cell>
          <table:table-cell office:value-type="float" office:value="940" calcext:value-type="float">
            <text:p>9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8758.1" calcext:value-type="float">
            <text:p>18758.1</text:p>
          </table:table-cell>
          <table:table-cell office:value-type="float" office:value="14869.5" calcext:value-type="float">
            <text:p>14869.5</text:p>
          </table:table-cell>
          <table:table-cell table:style-name="ce3" office:value-type="float" office:value="26.1513" calcext:value-type="float">
            <text:p>26.15</text:p>
          </table:table-cell>
          <table:table-cell table:style-name="ce3" office:value-type="float" office:value="945.039" calcext:value-type="float">
            <text:p>945.04</text:p>
          </table:table-cell>
          <table:table-cell table:style-name="ce3" office:value-type="float" office:value="1448.69" calcext:value-type="float">
            <text:p>1,448.69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7673" calcext:value-type="float">
            <text:p>7673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7157.5" calcext:value-type="float">
            <text:p>17157.5</text:p>
          </table:table-cell>
          <table:table-cell office:value-type="float" office:value="13760.3" calcext:value-type="float">
            <text:p>13760.3</text:p>
          </table:table-cell>
          <table:table-cell table:style-name="ce3" office:value-type="float" office:value="24.6883" calcext:value-type="float">
            <text:p>24.69</text:p>
          </table:table-cell>
          <table:table-cell table:style-name="ce3" office:value-type="float" office:value="961.123" calcext:value-type="float">
            <text:p>961.12</text:p>
          </table:table-cell>
          <table:table-cell table:style-name="ce3" office:value-type="float" office:value="1885.2" calcext:value-type="float">
            <text:p>1,885.20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259" calcext:value-type="float">
            <text:p>259</text:p>
          </table:table-cell>
          <table:table-cell office:value-type="float" office:value="480" calcext:value-type="float">
            <text:p>4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6835.2" calcext:value-type="float">
            <text:p>16835.2</text:p>
          </table:table-cell>
          <table:table-cell office:value-type="float" office:value="14322.2" calcext:value-type="float">
            <text:p>14322.2</text:p>
          </table:table-cell>
          <table:table-cell table:style-name="ce3" office:value-type="float" office:value="17.5464" calcext:value-type="float">
            <text:p>17.55</text:p>
          </table:table-cell>
          <table:table-cell table:style-name="ce3" office:value-type="float" office:value="902.23" calcext:value-type="float">
            <text:p>902.23</text:p>
          </table:table-cell>
          <table:table-cell table:style-name="ce3" office:value-type="float" office:value="1057.51" calcext:value-type="float">
            <text:p>1,057.51</text:p>
          </table:table-cell>
          <table:table-cell table:style-name="ce4" office:value-type="float" office:value="276" calcext:value-type="float">
            <text:p>276</text:p>
          </table:table-cell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2283.7" calcext:value-type="float">
            <text:p>12283.7</text:p>
          </table:table-cell>
          <table:table-cell office:value-type="float" office:value="10495" calcext:value-type="float">
            <text:p>10495</text:p>
          </table:table-cell>
          <table:table-cell table:style-name="ce3" office:value-type="float" office:value="17.0426" calcext:value-type="float">
            <text:p>17.04</text:p>
          </table:table-cell>
          <table:table-cell table:style-name="ce3" office:value-type="float" office:value="910.899" calcext:value-type="float">
            <text:p>910.90</text:p>
          </table:table-cell>
          <table:table-cell table:style-name="ce3" office:value-type="float" office:value="1263.14" calcext:value-type="float">
            <text:p>1,263.14</text:p>
          </table:table-cell>
          <table:table-cell table:style-name="ce4" office:value-type="float" office:value="163" calcext:value-type="float">
            <text:p>163</text:p>
          </table:table-cell>
          <table:table-cell office:value-type="float" office:value="4829" calcext:value-type="float">
            <text:p>4829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0956.2" calcext:value-type="float">
            <text:p>10956.2</text:p>
          </table:table-cell>
          <table:table-cell office:value-type="float" office:value="9978.08" calcext:value-type="float">
            <text:p>9978.08</text:p>
          </table:table-cell>
          <table:table-cell table:style-name="ce3" office:value-type="float" office:value="9.80232" calcext:value-type="float">
            <text:p>9.80</text:p>
          </table:table-cell>
          <table:table-cell table:style-name="ce3" office:value-type="float" office:value="926" calcext:value-type="float">
            <text:p>926.00</text:p>
          </table:table-cell>
          <table:table-cell table:style-name="ce3" office:value-type="float" office:value="1840.95" calcext:value-type="float">
            <text:p>1,840.95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355" calcext:value-type="float">
            <text:p>355</text:p>
          </table:table-cell>
          <table:table-cell office:value-type="float" office:value="700" calcext:value-type="float">
            <text:p>7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1046.5" calcext:value-type="float">
            <text:p>11046.5</text:p>
          </table:table-cell>
          <table:table-cell office:value-type="float" office:value="10187.6" calcext:value-type="float">
            <text:p>10187.6</text:p>
          </table:table-cell>
          <table:table-cell table:style-name="ce3" office:value-type="float" office:value="8.43067" calcext:value-type="float">
            <text:p>8.43</text:p>
          </table:table-cell>
          <table:table-cell table:style-name="ce3" office:value-type="float" office:value="901.743" calcext:value-type="float">
            <text:p>901.74</text:p>
          </table:table-cell>
          <table:table-cell table:style-name="ce3" office:value-type="float" office:value="1068.89" calcext:value-type="float">
            <text:p>1,068.89</text:p>
          </table:table-cell>
          <table:table-cell table:style-name="ce4" office:value-type="float" office:value="251" calcext:value-type="float">
            <text:p>251</text:p>
          </table:table-cell>
          <table:table-cell office:value-type="float" office:value="263" calcext:value-type="float">
            <text:p>263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7646.9" calcext:value-type="float">
            <text:p>17646.9</text:p>
          </table:table-cell>
          <table:table-cell office:value-type="float" office:value="15251.4" calcext:value-type="float">
            <text:p>15251.4</text:p>
          </table:table-cell>
          <table:table-cell table:style-name="ce3" office:value-type="float" office:value="15.7068" calcext:value-type="float">
            <text:p>15.71</text:p>
          </table:table-cell>
          <table:table-cell table:style-name="ce3" office:value-type="float" office:value="904.742" calcext:value-type="float">
            <text:p>904.74</text:p>
          </table:table-cell>
          <table:table-cell table:style-name="ce3" office:value-type="float" office:value="1473.34" calcext:value-type="float">
            <text:p>1,473.34</text:p>
          </table:table-cell>
          <table:table-cell table:style-name="ce4" office:value-type="float" office:value="153" calcext:value-type="float">
            <text:p>153</text:p>
          </table:table-cell>
          <table:table-cell office:value-type="float" office:value="7692" calcext:value-type="float">
            <text:p>7692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6144.9" calcext:value-type="float">
            <text:p>16144.9</text:p>
          </table:table-cell>
          <table:table-cell office:value-type="float" office:value="14827.5" calcext:value-type="float">
            <text:p>14827.5</text:p>
          </table:table-cell>
          <table:table-cell table:style-name="ce3" office:value-type="float" office:value="8.88499" calcext:value-type="float">
            <text:p>8.88</text:p>
          </table:table-cell>
          <table:table-cell table:style-name="ce3" office:value-type="float" office:value="902.48" calcext:value-type="float">
            <text:p>902.48</text:p>
          </table:table-cell>
          <table:table-cell table:style-name="ce3" office:value-type="float" office:value="1124.52" calcext:value-type="float">
            <text:p>1,124.52</text:p>
          </table:table-cell>
          <table:table-cell table:style-name="ce4" office:value-type="float" office:value="256" calcext:value-type="float">
            <text:p>256</text:p>
          </table:table-cell>
          <table:table-cell office:value-type="float" office:value="271" calcext:value-type="float">
            <text:p>271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5275" calcext:value-type="float">
            <text:p>15275</text:p>
          </table:table-cell>
          <table:table-cell office:value-type="float" office:value="14865.3" calcext:value-type="float">
            <text:p>14865.3</text:p>
          </table:table-cell>
          <table:table-cell table:style-name="ce3" office:value-type="float" office:value="2.75594" calcext:value-type="float">
            <text:p>2.76</text:p>
          </table:table-cell>
          <table:table-cell table:style-name="ce3" office:value-type="float" office:value="932.553" calcext:value-type="float">
            <text:p>932.55</text:p>
          </table:table-cell>
          <table:table-cell table:style-name="ce3" office:value-type="float" office:value="1763.62" calcext:value-type="float">
            <text:p>1,763.62</text:p>
          </table:table-cell>
          <table:table-cell table:style-name="ce4" office:value-type="float" office:value="64" calcext:value-type="float">
            <text:p>64</text:p>
          </table:table-cell>
          <table:table-cell office:value-type="float" office:value="348" calcext:value-type="float">
            <text:p>348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6833.1" calcext:value-type="float">
            <text:p>16833.1</text:p>
          </table:table-cell>
          <table:table-cell office:value-type="float" office:value="15211.3" calcext:value-type="float">
            <text:p>15211.3</text:p>
          </table:table-cell>
          <table:table-cell table:style-name="ce3" office:value-type="float" office:value="10.6617" calcext:value-type="float">
            <text:p>10.66</text:p>
          </table:table-cell>
          <table:table-cell table:style-name="ce3" office:value-type="float" office:value="909.841" calcext:value-type="float">
            <text:p>909.84</text:p>
          </table:table-cell>
          <table:table-cell table:style-name="ce3" office:value-type="float" office:value="1642.8" calcext:value-type="float">
            <text:p>1,642.80</text:p>
          </table:table-cell>
          <table:table-cell table:style-name="ce4" office:value-type="float" office:value="112" calcext:value-type="float">
            <text:p>112</text:p>
          </table:table-cell>
          <table:table-cell office:value-type="float" office:value="3445" calcext:value-type="float">
            <text:p>3445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6340.4" calcext:value-type="float">
            <text:p>16340.4</text:p>
          </table:table-cell>
          <table:table-cell office:value-type="float" office:value="15107.2" calcext:value-type="float">
            <text:p>15107.2</text:p>
          </table:table-cell>
          <table:table-cell table:style-name="ce3" office:value-type="float" office:value="8.16352" calcext:value-type="float">
            <text:p>8.16</text:p>
          </table:table-cell>
          <table:table-cell table:style-name="ce3" office:value-type="float" office:value="908.045" calcext:value-type="float">
            <text:p>908.05</text:p>
          </table:table-cell>
          <table:table-cell table:style-name="ce3" office:value-type="float" office:value="1046.68" calcext:value-type="float">
            <text:p>1,046.68</text:p>
          </table:table-cell>
          <table:table-cell table:style-name="ce4" office:value-type="float" office:value="286" calcext:value-type="float">
            <text:p>286</text:p>
          </table:table-cell>
          <table:table-cell office:value-type="float" office:value="237" calcext:value-type="float">
            <text:p>237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4228.2" calcext:value-type="float">
            <text:p>14228.2</text:p>
          </table:table-cell>
          <table:table-cell office:value-type="float" office:value="15461.5" calcext:value-type="float">
            <text:p>15461.5</text:p>
          </table:table-cell>
          <table:table-cell table:style-name="ce3" office:value-type="float" office:value="7.97706" calcext:value-type="float">
            <text:p>7.98</text:p>
          </table:table-cell>
          <table:table-cell table:style-name="ce3" office:value-type="float" office:value="926.14" calcext:value-type="float">
            <text:p>926.14</text:p>
          </table:table-cell>
          <table:table-cell table:style-name="ce3" office:value-type="float" office:value="1468.3" calcext:value-type="float">
            <text:p>1,468.30</text:p>
          </table:table-cell>
          <table:table-cell table:style-name="ce4" office:value-type="float" office:value="143" calcext:value-type="float">
            <text:p>143</text:p>
          </table:table-cell>
          <table:table-cell office:value-type="float" office:value="15811" calcext:value-type="float">
            <text:p>15811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5000.9" calcext:value-type="float">
            <text:p>15000.9</text:p>
          </table:table-cell>
          <table:table-cell office:value-type="float" office:value="13931.4" calcext:value-type="float">
            <text:p>13931.4</text:p>
          </table:table-cell>
          <table:table-cell table:style-name="ce3" office:value-type="float" office:value="7.67683" calcext:value-type="float">
            <text:p>7.68</text:p>
          </table:table-cell>
          <table:table-cell table:style-name="ce3" office:value-type="float" office:value="906.169" calcext:value-type="float">
            <text:p>906.17</text:p>
          </table:table-cell>
          <table:table-cell table:style-name="ce3" office:value-type="float" office:value="1160.01" calcext:value-type="float">
            <text:p>1,160.01</text:p>
          </table:table-cell>
          <table:table-cell table:style-name="ce4" office:value-type="float" office:value="266" calcext:value-type="float">
            <text:p>266</text:p>
          </table:table-cell>
          <table:table-cell office:value-type="float" office:value="281" calcext:value-type="float">
            <text:p>281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5184.4" calcext:value-type="float">
            <text:p>15184.4</text:p>
          </table:table-cell>
          <table:table-cell office:value-type="float" office:value="14250" calcext:value-type="float">
            <text:p>14250</text:p>
          </table:table-cell>
          <table:table-cell table:style-name="ce3" office:value-type="float" office:value="6.55734" calcext:value-type="float">
            <text:p>6.56</text:p>
          </table:table-cell>
          <table:table-cell table:style-name="ce3" office:value-type="float" office:value="1096.75" calcext:value-type="float">
            <text:p>1,096.75</text:p>
          </table:table-cell>
          <table:table-cell table:style-name="ce3" office:value-type="float" office:value="2042.84" calcext:value-type="float">
            <text:p>2,042.84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5524" calcext:value-type="float">
            <text:p>5524</text:p>
          </table:table-cell>
          <table:table-cell office:value-type="float" office:value="320" calcext:value-type="float">
            <text:p>3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4959.1" calcext:value-type="float">
            <text:p>14959.1</text:p>
          </table:table-cell>
          <table:table-cell office:value-type="float" office:value="14276.4" calcext:value-type="float">
            <text:p>14276.4</text:p>
          </table:table-cell>
          <table:table-cell table:style-name="ce3" office:value-type="float" office:value="4.78214" calcext:value-type="float">
            <text:p>4.78</text:p>
          </table:table-cell>
          <table:table-cell table:style-name="ce3" office:value-type="float" office:value="940.315" calcext:value-type="float">
            <text:p>940.32</text:p>
          </table:table-cell>
          <table:table-cell table:style-name="ce3" office:value-type="float" office:value="1567.45" calcext:value-type="float">
            <text:p>1,567.45</text:p>
          </table:table-cell>
          <table:table-cell table:style-name="ce4" office:value-type="float" office:value="76" calcext:value-type="float">
            <text:p>76</text:p>
          </table:table-cell>
          <table:table-cell office:value-type="float" office:value="5985" calcext:value-type="float">
            <text:p>5985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5839.5" calcext:value-type="float">
            <text:p>15839.5</text:p>
          </table:table-cell>
          <table:table-cell office:value-type="float" office:value="13673.7" calcext:value-type="float">
            <text:p>13673.7</text:p>
          </table:table-cell>
          <table:table-cell table:style-name="ce3" office:value-type="float" office:value="15.8392" calcext:value-type="float">
            <text:p>15.84</text:p>
          </table:table-cell>
          <table:table-cell table:style-name="ce3" office:value-type="float" office:value="915.765" calcext:value-type="float">
            <text:p>915.77</text:p>
          </table:table-cell>
          <table:table-cell table:style-name="ce3" office:value-type="float" office:value="1536.45" calcext:value-type="float">
            <text:p>1,536.45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6277" calcext:value-type="float">
            <text:p>6277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4794.5" calcext:value-type="float">
            <text:p>14794.5</text:p>
          </table:table-cell>
          <table:table-cell office:value-type="float" office:value="13344.3" calcext:value-type="float">
            <text:p>13344.3</text:p>
          </table:table-cell>
          <table:table-cell table:style-name="ce3" office:value-type="float" office:value="10.8679" calcext:value-type="float">
            <text:p>10.87</text:p>
          </table:table-cell>
          <table:table-cell table:style-name="ce3" office:value-type="float" office:value="900.316" calcext:value-type="float">
            <text:p>900.32</text:p>
          </table:table-cell>
          <table:table-cell table:style-name="ce3" office:value-type="float" office:value="1072.84" calcext:value-type="float">
            <text:p>1,072.84</text:p>
          </table:table-cell>
          <table:table-cell table:style-name="ce4" office:value-type="float" office:value="319" calcext:value-type="float">
            <text:p>319</text:p>
          </table:table-cell>
          <table:table-cell office:value-type="float" office:value="253" calcext:value-type="float">
            <text:p>253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3236.4" calcext:value-type="float">
            <text:p>13236.4</text:p>
          </table:table-cell>
          <table:table-cell office:value-type="float" office:value="13821.5" calcext:value-type="float">
            <text:p>13821.5</text:p>
          </table:table-cell>
          <table:table-cell table:style-name="ce3" office:value-type="float" office:value="4.23282" calcext:value-type="float">
            <text:p>4.23</text:p>
          </table:table-cell>
          <table:table-cell table:style-name="ce3" office:value-type="float" office:value="923.157" calcext:value-type="float">
            <text:p>923.16</text:p>
          </table:table-cell>
          <table:table-cell table:style-name="ce3" office:value-type="float" office:value="1661.03" calcext:value-type="float">
            <text:p>1,661.03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3367" calcext:value-type="float">
            <text:p>3367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1058.6" calcext:value-type="float">
            <text:p>21058.6</text:p>
          </table:table-cell>
          <table:table-cell office:value-type="float" office:value="19234.7" calcext:value-type="float">
            <text:p>19234.7</text:p>
          </table:table-cell>
          <table:table-cell table:style-name="ce3" office:value-type="float" office:value="9.48237" calcext:value-type="float">
            <text:p>9.48</text:p>
          </table:table-cell>
          <table:table-cell table:style-name="ce3" office:value-type="float" office:value="900.364" calcext:value-type="float">
            <text:p>900.36</text:p>
          </table:table-cell>
          <table:table-cell table:style-name="ce3" office:value-type="float" office:value="1009.67" calcext:value-type="float">
            <text:p>1,009.67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258" calcext:value-type="float">
            <text:p>258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8725.8" calcext:value-type="float">
            <text:p>18725.8</text:p>
          </table:table-cell>
          <table:table-cell office:value-type="float" office:value="19723.4" calcext:value-type="float">
            <text:p>19723.4</text:p>
          </table:table-cell>
          <table:table-cell table:style-name="ce3" office:value-type="float" office:value="5.05786" calcext:value-type="float">
            <text:p>5.06</text:p>
          </table:table-cell>
          <table:table-cell table:style-name="ce3" office:value-type="float" office:value="916.484" calcext:value-type="float">
            <text:p>916.48</text:p>
          </table:table-cell>
          <table:table-cell table:style-name="ce3" office:value-type="float" office:value="1478.78" calcext:value-type="float">
            <text:p>1,478.7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8221" calcext:value-type="float">
            <text:p>8221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9455" calcext:value-type="float">
            <text:p>19455</text:p>
          </table:table-cell>
          <table:table-cell office:value-type="float" office:value="19699.3" calcext:value-type="float">
            <text:p>19699.3</text:p>
          </table:table-cell>
          <table:table-cell table:style-name="ce3" office:value-type="float" office:value="1.23983" calcext:value-type="float">
            <text:p>1.24</text:p>
          </table:table-cell>
          <table:table-cell table:style-name="ce3" office:value-type="float" office:value="974.566" calcext:value-type="float">
            <text:p>974.57</text:p>
          </table:table-cell>
          <table:table-cell table:style-name="ce3" office:value-type="float" office:value="1899.56" calcext:value-type="float">
            <text:p>1,899.56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3472" calcext:value-type="float">
            <text:p>3472</text:p>
          </table:table-cell>
          <table:table-cell office:value-type="float" office:value="220" calcext:value-type="float">
            <text:p>2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8492.1" calcext:value-type="float">
            <text:p>18492.1</text:p>
          </table:table-cell>
          <table:table-cell office:value-type="float" office:value="16581.2" calcext:value-type="float">
            <text:p>16581.2</text:p>
          </table:table-cell>
          <table:table-cell table:style-name="ce3" office:value-type="float" office:value="11.5241" calcext:value-type="float">
            <text:p>11.52</text:p>
          </table:table-cell>
          <table:table-cell table:style-name="ce3" office:value-type="float" office:value="900.33" calcext:value-type="float">
            <text:p>900.33</text:p>
          </table:table-cell>
          <table:table-cell table:style-name="ce3" office:value-type="float" office:value="1046.46" calcext:value-type="float">
            <text:p>1,046.46</text:p>
          </table:table-cell>
          <table:table-cell table:style-name="ce4" office:value-type="float" office:value="276" calcext:value-type="float">
            <text:p>276</text:p>
          </table:table-cell>
          <table:table-cell office:value-type="float" office:value="270" calcext:value-type="float">
            <text:p>27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8037.2" calcext:value-type="float">
            <text:p>18037.2</text:p>
          </table:table-cell>
          <table:table-cell office:value-type="float" office:value="17329" calcext:value-type="float">
            <text:p>17329</text:p>
          </table:table-cell>
          <table:table-cell table:style-name="ce3" office:value-type="float" office:value="4.08683" calcext:value-type="float">
            <text:p>4.09</text:p>
          </table:table-cell>
          <table:table-cell table:style-name="ce3" office:value-type="float" office:value="917.155" calcext:value-type="float">
            <text:p>917.16</text:p>
          </table:table-cell>
          <table:table-cell table:style-name="ce3" office:value-type="float" office:value="1289.2" calcext:value-type="float">
            <text:p>1,289.20</text:p>
          </table:table-cell>
          <table:table-cell table:style-name="ce4" office:value-type="float" office:value="102" calcext:value-type="float">
            <text:p>102</text:p>
          </table:table-cell>
          <table:table-cell office:value-type="float" office:value="6191" calcext:value-type="float">
            <text:p>6191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7173.1" calcext:value-type="float">
            <text:p>17173.1</text:p>
          </table:table-cell>
          <table:table-cell office:value-type="float" office:value="17158.2" calcext:value-type="float">
            <text:p>17158.2</text:p>
          </table:table-cell>
          <table:table-cell table:style-name="ce3" office:value-type="float" office:value="0.0867682" calcext:value-type="float">
            <text:p>0.09</text:p>
          </table:table-cell>
          <table:table-cell table:style-name="ce3" office:value-type="float" office:value="933.209" calcext:value-type="float">
            <text:p>933.21</text:p>
          </table:table-cell>
          <table:table-cell table:style-name="ce3" office:value-type="float" office:value="1912.83" calcext:value-type="float">
            <text:p>1,912.83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3853" calcext:value-type="float">
            <text:p>3853</text:p>
          </table:table-cell>
          <table:table-cell office:value-type="float" office:value="380" calcext:value-type="float">
            <text:p>3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8303.4" calcext:value-type="float">
            <text:p>18303.4</text:p>
          </table:table-cell>
          <table:table-cell office:value-type="float" office:value="15988.4" calcext:value-type="float">
            <text:p>15988.4</text:p>
          </table:table-cell>
          <table:table-cell table:style-name="ce3" office:value-type="float" office:value="14.4793" calcext:value-type="float">
            <text:p>14.48</text:p>
          </table:table-cell>
          <table:table-cell table:style-name="ce3" office:value-type="float" office:value="963.343" calcext:value-type="float">
            <text:p>963.34</text:p>
          </table:table-cell>
          <table:table-cell table:style-name="ce3" office:value-type="float" office:value="1976.07" calcext:value-type="float">
            <text:p>1,976.07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814" calcext:value-type="float">
            <text:p>814</text:p>
          </table:table-cell>
          <table:table-cell office:value-type="float" office:value="240" calcext:value-type="float">
            <text:p>2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8580" calcext:value-type="float">
            <text:p>18580</text:p>
          </table:table-cell>
          <table:table-cell office:value-type="float" office:value="16488.1" calcext:value-type="float">
            <text:p>16488.1</text:p>
          </table:table-cell>
          <table:table-cell table:style-name="ce3" office:value-type="float" office:value="12.6873" calcext:value-type="float">
            <text:p>12.69</text:p>
          </table:table-cell>
          <table:table-cell table:style-name="ce3" office:value-type="float" office:value="900.488" calcext:value-type="float">
            <text:p>900.49</text:p>
          </table:table-cell>
          <table:table-cell table:style-name="ce3" office:value-type="float" office:value="1029.61" calcext:value-type="float">
            <text:p>1,029.61</text:p>
          </table:table-cell>
          <table:table-cell table:style-name="ce4" office:value-type="float" office:value="395" calcext:value-type="float">
            <text:p>395</text:p>
          </table:table-cell>
          <table:table-cell office:value-type="float" office:value="268" calcext:value-type="float">
            <text:p>268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8488.9" calcext:value-type="float">
            <text:p>18488.9</text:p>
          </table:table-cell>
          <table:table-cell office:value-type="float" office:value="17135.7" calcext:value-type="float">
            <text:p>17135.7</text:p>
          </table:table-cell>
          <table:table-cell table:style-name="ce3" office:value-type="float" office:value="7.8971" calcext:value-type="float">
            <text:p>7.90</text:p>
          </table:table-cell>
          <table:table-cell table:style-name="ce3" office:value-type="float" office:value="901.704" calcext:value-type="float">
            <text:p>901.70</text:p>
          </table:table-cell>
          <table:table-cell table:style-name="ce3" office:value-type="float" office:value="1429.38" calcext:value-type="float">
            <text:p>1,429.38</text:p>
          </table:table-cell>
          <table:table-cell table:style-name="ce4" office:value-type="float" office:value="117" calcext:value-type="float">
            <text:p>117</text:p>
          </table:table-cell>
          <table:table-cell office:value-type="float" office:value="7930" calcext:value-type="float">
            <text:p>793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5053.7" calcext:value-type="float">
            <text:p>25053.7</text:p>
          </table:table-cell>
          <table:table-cell office:value-type="float" office:value="21906.6" calcext:value-type="float">
            <text:p>21906.6</text:p>
          </table:table-cell>
          <table:table-cell table:style-name="ce3" office:value-type="float" office:value="14.3658" calcext:value-type="float">
            <text:p>14.37</text:p>
          </table:table-cell>
          <table:table-cell table:style-name="ce3" office:value-type="float" office:value="937.615" calcext:value-type="float">
            <text:p>937.62</text:p>
          </table:table-cell>
          <table:table-cell table:style-name="ce3" office:value-type="float" office:value="1869.9" calcext:value-type="float">
            <text:p>1,869.90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3023" calcext:value-type="float">
            <text:p>3023</text:p>
          </table:table-cell>
          <table:table-cell office:value-type="float" office:value="460" calcext:value-type="float">
            <text:p>4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4717.7" calcext:value-type="float">
            <text:p>24717.7</text:p>
          </table:table-cell>
          <table:table-cell office:value-type="float" office:value="22229.9" calcext:value-type="float">
            <text:p>22229.9</text:p>
          </table:table-cell>
          <table:table-cell table:style-name="ce3" office:value-type="float" office:value="11.1913" calcext:value-type="float">
            <text:p>11.19</text:p>
          </table:table-cell>
          <table:table-cell table:style-name="ce3" office:value-type="float" office:value="900.777" calcext:value-type="float">
            <text:p>900.78</text:p>
          </table:table-cell>
          <table:table-cell table:style-name="ce3" office:value-type="float" office:value="1049.09" calcext:value-type="float">
            <text:p>1,049.09</text:p>
          </table:table-cell>
          <table:table-cell table:style-name="ce4" office:value-type="float" office:value="374" calcext:value-type="float">
            <text:p>374</text:p>
          </table:table-cell>
          <table:table-cell office:value-type="float" office:value="278" calcext:value-type="float">
            <text:p>278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3376.7" calcext:value-type="float">
            <text:p>23376.7</text:p>
          </table:table-cell>
          <table:table-cell office:value-type="float" office:value="23117.4" calcext:value-type="float">
            <text:p>23117.4</text:p>
          </table:table-cell>
          <table:table-cell table:style-name="ce3" office:value-type="float" office:value="1.12142" calcext:value-type="float">
            <text:p>1.12</text:p>
          </table:table-cell>
          <table:table-cell table:style-name="ce3" office:value-type="float" office:value="916.029" calcext:value-type="float">
            <text:p>916.03</text:p>
          </table:table-cell>
          <table:table-cell table:style-name="ce3" office:value-type="float" office:value="1701.88" calcext:value-type="float">
            <text:p>1,701.88</text:p>
          </table:table-cell>
          <table:table-cell table:style-name="ce4" office:value-type="float" office:value="123" calcext:value-type="float">
            <text:p>123</text:p>
          </table:table-cell>
          <table:table-cell office:value-type="float" office:value="10132" calcext:value-type="float">
            <text:p>10132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3062.3" calcext:value-type="float">
            <text:p>23062.3</text:p>
          </table:table-cell>
          <table:table-cell office:value-type="float" office:value="20451.6" calcext:value-type="float">
            <text:p>20451.6</text:p>
          </table:table-cell>
          <table:table-cell table:style-name="ce3" office:value-type="float" office:value="12.7649" calcext:value-type="float">
            <text:p>12.76</text:p>
          </table:table-cell>
          <table:table-cell table:style-name="ce3" office:value-type="float" office:value="900.71" calcext:value-type="float">
            <text:p>900.71</text:p>
          </table:table-cell>
          <table:table-cell table:style-name="ce3" office:value-type="float" office:value="1077.51" calcext:value-type="float">
            <text:p>1,077.51</text:p>
          </table:table-cell>
          <table:table-cell table:style-name="ce4"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0519.5" calcext:value-type="float">
            <text:p>20519.5</text:p>
          </table:table-cell>
          <table:table-cell office:value-type="float" office:value="21024.5" calcext:value-type="float">
            <text:p>21024.5</text:p>
          </table:table-cell>
          <table:table-cell table:style-name="ce3" office:value-type="float" office:value="2.40228" calcext:value-type="float">
            <text:p>2.40</text:p>
          </table:table-cell>
          <table:table-cell table:style-name="ce3" office:value-type="float" office:value="956.478" calcext:value-type="float">
            <text:p>956.48</text:p>
          </table:table-cell>
          <table:table-cell table:style-name="ce3" office:value-type="float" office:value="1872.51" calcext:value-type="float">
            <text:p>1,872.51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4035" calcext:value-type="float">
            <text:p>4035</text:p>
          </table:table-cell>
          <table:table-cell office:value-type="float" office:value="640" calcext:value-type="float">
            <text:p>6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 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Tree 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0830.3" calcext:value-type="float">
            <text:p>20830.3</text:p>
          </table:table-cell>
          <table:table-cell office:value-type="float" office:value="21029.2" calcext:value-type="float">
            <text:p>21029.2</text:p>
          </table:table-cell>
          <table:table-cell table:style-name="ce3" office:value-type="float" office:value="0.945683" calcext:value-type="float">
            <text:p>0.95</text:p>
          </table:table-cell>
          <table:table-cell table:style-name="ce3" office:value-type="float" office:value="912.95" calcext:value-type="float">
            <text:p>912.95</text:p>
          </table:table-cell>
          <table:table-cell table:style-name="ce3" office:value-type="float" office:value="1526.82" calcext:value-type="float">
            <text:p>1,526.82</text:p>
          </table:table-cell>
          <table:table-cell table:style-name="ce4" office:value-type="float" office:value="156" calcext:value-type="float">
            <text:p>156</text:p>
          </table:table-cell>
          <table:table-cell office:value-type="float" office:value="5488" calcext:value-type="float">
            <text:p>5488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Pa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623.5" calcext:value-type="float">
            <text:p>10623.5</text:p>
          </table:table-cell>
          <table:table-cell office:value-type="float" office:value="10529.7" calcext:value-type="float">
            <text:p>10529.7</text:p>
          </table:table-cell>
          <table:table-cell office:value-type="float" office:value="0.890934" calcext:value-type="float">
            <text:p>0.890934</text:p>
          </table:table-cell>
          <table:table-cell office:value-type="float" office:value="534.176" calcext:value-type="float">
            <text:p>534.176</text:p>
          </table:table-cell>
          <table:table-cell office:value-type="float" office:value="823.395" calcext:value-type="float">
            <text:p>823.395</text:p>
          </table:table-cell>
          <table:table-cell office:value-type="float" office:value="46" calcext:value-type="float">
            <text:p>46</text:p>
          </table:table-cell>
          <table:table-cell office:value-type="float" office:value="13169" calcext:value-type="float">
            <text:p>13169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Pa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7848.41" calcext:value-type="float">
            <text:p>7848.41</text:p>
          </table:table-cell>
          <table:table-cell office:value-type="float" office:value="7406.91" calcext:value-type="float">
            <text:p>7406.91</text:p>
          </table:table-cell>
          <table:table-cell office:value-type="float" office:value="5.9606" calcext:value-type="float">
            <text:p>5.9606</text:p>
          </table:table-cell>
          <table:table-cell office:value-type="float" office:value="939.04" calcext:value-type="float">
            <text:p>939.04</text:p>
          </table:table-cell>
          <table:table-cell office:value-type="float" office:value="1185.35" calcext:value-type="float">
            <text:p>1185.3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Pat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324.6" calcext:value-type="float">
            <text:p>11324.6</text:p>
          </table:table-cell>
          <table:table-cell office:value-type="float" office:value="10924.2" calcext:value-type="float">
            <text:p>10924.2</text:p>
          </table:table-cell>
          <table:table-cell office:value-type="float" office:value="3.66525" calcext:value-type="float">
            <text:p>3.66525</text:p>
          </table:table-cell>
          <table:table-cell office:value-type="float" office:value="941.812" calcext:value-type="float">
            <text:p>941.812</text:p>
          </table:table-cell>
          <table:table-cell office:value-type="float" office:value="1086.6" calcext:value-type="float">
            <text:p>1086.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Pat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931.6" calcext:value-type="float">
            <text:p>13931.6</text:p>
          </table:table-cell>
          <table:table-cell office:value-type="float" office:value="10856.6" calcext:value-type="float">
            <text:p>10856.6</text:p>
          </table:table-cell>
          <table:table-cell office:value-type="float" office:value="28.3235" calcext:value-type="float">
            <text:p>28.3235</text:p>
          </table:table-cell>
          <table:table-cell office:value-type="float" office:value="981.239" calcext:value-type="float">
            <text:p>981.239</text:p>
          </table:table-cell>
          <table:table-cell office:value-type="float" office:value="1303.46" calcext:value-type="float">
            <text:p>1303.4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Pat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553.9" calcext:value-type="float">
            <text:p>10553.9</text:p>
          </table:table-cell>
          <table:table-cell office:value-type="float" office:value="10415.4" calcext:value-type="float">
            <text:p>10415.4</text:p>
          </table:table-cell>
          <table:table-cell office:value-type="float" office:value="1.33023" calcext:value-type="float">
            <text:p>1.33023</text:p>
          </table:table-cell>
          <table:table-cell office:value-type="float" office:value="696.854" calcext:value-type="float">
            <text:p>696.854</text:p>
          </table:table-cell>
          <table:table-cell office:value-type="float" office:value="796.277" calcext:value-type="float">
            <text:p>796.277</text:p>
          </table:table-cell>
          <table:table-cell office:value-type="float" office:value="54" calcext:value-type="float">
            <text:p>54</text:p>
          </table:table-cell>
          <table:table-cell office:value-type="float" office:value="12382" calcext:value-type="float">
            <text:p>12382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Pat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585.2" calcext:value-type="float">
            <text:p>12585.2</text:p>
          </table:table-cell>
          <table:table-cell office:value-type="float" office:value="12563.2" calcext:value-type="float">
            <text:p>12563.2</text:p>
          </table:table-cell>
          <table:table-cell office:value-type="float" office:value="0.17565" calcext:value-type="float">
            <text:p>0.17565</text:p>
          </table:table-cell>
          <table:table-cell office:value-type="float" office:value="931.636" calcext:value-type="float">
            <text:p>931.636</text:p>
          </table:table-cell>
          <table:table-cell office:value-type="float" office:value="1581.21" calcext:value-type="float">
            <text:p>1581.21</text:p>
          </table:table-cell>
          <table:table-cell office:value-type="float" office:value="27" calcext:value-type="float">
            <text:p>27</text:p>
          </table:table-cell>
          <table:table-cell office:value-type="float" office:value="9830" calcext:value-type="float">
            <text:p>983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Pat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533.9" calcext:value-type="float">
            <text:p>13533.9</text:p>
          </table:table-cell>
          <table:table-cell office:value-type="float" office:value="12682.8" calcext:value-type="float">
            <text:p>12682.8</text:p>
          </table:table-cell>
          <table:table-cell office:value-type="float" office:value="6.71072" calcext:value-type="float">
            <text:p>6.71072</text:p>
          </table:table-cell>
          <table:table-cell office:value-type="float" office:value="960.518" calcext:value-type="float">
            <text:p>960.518</text:p>
          </table:table-cell>
          <table:table-cell office:value-type="float" office:value="1681.02" calcext:value-type="float">
            <text:p>1681.0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Pat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20473.4" calcext:value-type="float">
            <text:p>20473.4</text:p>
          </table:table-cell>
          <table:table-cell office:value-type="float" office:value="19124.2" calcext:value-type="float">
            <text:p>19124.2</text:p>
          </table:table-cell>
          <table:table-cell office:value-type="float" office:value="7.05499" calcext:value-type="float">
            <text:p>7.05499</text:p>
          </table:table-cell>
          <table:table-cell office:value-type="float" office:value="901.155" calcext:value-type="float">
            <text:p>901.155</text:p>
          </table:table-cell>
          <table:table-cell office:value-type="float" office:value="1861.37" calcext:value-type="float">
            <text:p>1861.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Pat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201.2" calcext:value-type="float">
            <text:p>13201.2</text:p>
          </table:table-cell>
          <table:table-cell office:value-type="float" office:value="12360.6" calcext:value-type="float">
            <text:p>12360.6</text:p>
          </table:table-cell>
          <table:table-cell office:value-type="float" office:value="6.80047" calcext:value-type="float">
            <text:p>6.80047</text:p>
          </table:table-cell>
          <table:table-cell office:value-type="float" office:value="963.394" calcext:value-type="float">
            <text:p>963.394</text:p>
          </table:table-cell>
          <table:table-cell office:value-type="float" office:value="1931.95" calcext:value-type="float">
            <text:p>1931.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Pat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8255.4" calcext:value-type="float">
            <text:p>18255.4</text:p>
          </table:table-cell>
          <table:table-cell office:value-type="float" office:value="19431.3" calcext:value-type="float">
            <text:p>19431.3</text:p>
          </table:table-cell>
          <table:table-cell office:value-type="float" office:value="6.05137" calcext:value-type="float">
            <text:p>6.05137</text:p>
          </table:table-cell>
          <table:table-cell office:value-type="float" office:value="826.06" calcext:value-type="float">
            <text:p>826.06</text:p>
          </table:table-cell>
          <table:table-cell office:value-type="float" office:value="1133.79" calcext:value-type="float">
            <text:p>1133.79</text:p>
          </table:table-cell>
          <table:table-cell office:value-type="float" office:value="50" calcext:value-type="float">
            <text:p>50</text:p>
          </table:table-cell>
          <table:table-cell office:value-type="float" office:value="13412" calcext:value-type="float">
            <text:p>13412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Path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508.7" calcext:value-type="float">
            <text:p>12508.7</text:p>
          </table:table-cell>
          <table:table-cell office:value-type="float" office:value="11622.3" calcext:value-type="float">
            <text:p>11622.3</text:p>
          </table:table-cell>
          <table:table-cell office:value-type="float" office:value="7.62722" calcext:value-type="float">
            <text:p>7.62722</text:p>
          </table:table-cell>
          <table:table-cell office:value-type="float" office:value="928.067" calcext:value-type="float">
            <text:p>928.067</text:p>
          </table:table-cell>
          <table:table-cell office:value-type="float" office:value="1326.4" calcext:value-type="float">
            <text:p>1326.4</text:p>
          </table:table-cell>
          <table:table-cell office:value-type="float" office:value="36" calcext:value-type="float">
            <text:p>36</text:p>
          </table:table-cell>
          <table:table-cell office:value-type="float" office:value="7950" calcext:value-type="float">
            <text:p>795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Path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8312.3" calcext:value-type="float">
            <text:p>18312.3</text:p>
          </table:table-cell>
          <table:table-cell office:value-type="float" office:value="18809.1" calcext:value-type="float">
            <text:p>18809.1</text:p>
          </table:table-cell>
          <table:table-cell office:value-type="float" office:value="2.6414" calcext:value-type="float">
            <text:p>2.6414</text:p>
          </table:table-cell>
          <table:table-cell office:value-type="float" office:value="981.769" calcext:value-type="float">
            <text:p>981.769</text:p>
          </table:table-cell>
          <table:table-cell office:value-type="float" office:value="1969.99" calcext:value-type="float">
            <text:p>1969.9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Path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7727.7" calcext:value-type="float">
            <text:p>17727.7</text:p>
          </table:table-cell>
          <table:table-cell office:value-type="float" office:value="14890.4" calcext:value-type="float">
            <text:p>14890.4</text:p>
          </table:table-cell>
          <table:table-cell office:value-type="float" office:value="19.0547" calcext:value-type="float">
            <text:p>19.0547</text:p>
          </table:table-cell>
          <table:table-cell office:value-type="float" office:value="963.666" calcext:value-type="float">
            <text:p>963.666</text:p>
          </table:table-cell>
          <table:table-cell office:value-type="float" office:value="1350.63" calcext:value-type="float">
            <text:p>1350.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Path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124.3" calcext:value-type="float">
            <text:p>13124.3</text:p>
          </table:table-cell>
          <table:table-cell office:value-type="float" office:value="13602.4" calcext:value-type="float">
            <text:p>13602.4</text:p>
          </table:table-cell>
          <table:table-cell office:value-type="float" office:value="3.51507" calcext:value-type="float">
            <text:p>3.51507</text:p>
          </table:table-cell>
          <table:table-cell office:value-type="float" office:value="253.002" calcext:value-type="float">
            <text:p>253.002</text:p>
          </table:table-cell>
          <table:table-cell office:value-type="float" office:value="521.857" calcext:value-type="float">
            <text:p>521.857</text:p>
          </table:table-cell>
          <table:table-cell office:value-type="float" office:value="49" calcext:value-type="float">
            <text:p>49</text:p>
          </table:table-cell>
          <table:table-cell office:value-type="float" office:value="10292" calcext:value-type="float">
            <text:p>10292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Path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8546" calcext:value-type="float">
            <text:p>18546</text:p>
          </table:table-cell>
          <table:table-cell office:value-type="float" office:value="18140.4" calcext:value-type="float">
            <text:p>18140.4</text:p>
          </table:table-cell>
          <table:table-cell office:value-type="float" office:value="2.2359" calcext:value-type="float">
            <text:p>2.2359</text:p>
          </table:table-cell>
          <table:table-cell office:value-type="float" office:value="902.601" calcext:value-type="float">
            <text:p>902.601</text:p>
          </table:table-cell>
          <table:table-cell office:value-type="float" office:value="1275.95" calcext:value-type="float">
            <text:p>1275.95</text:p>
          </table:table-cell>
          <table:table-cell office:value-type="float" office:value="38" calcext:value-type="float">
            <text:p>38</text:p>
          </table:table-cell>
          <table:table-cell office:value-type="float" office:value="12530" calcext:value-type="float">
            <text:p>1253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Pat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23790.9" calcext:value-type="float">
            <text:p>23790.9</text:p>
          </table:table-cell>
          <table:table-cell office:value-type="float" office:value="22454.9" calcext:value-type="float">
            <text:p>22454.9</text:p>
          </table:table-cell>
          <table:table-cell office:value-type="float" office:value="5.94938" calcext:value-type="float">
            <text:p>5.94938</text:p>
          </table:table-cell>
          <table:table-cell office:value-type="float" office:value="991.086" calcext:value-type="float">
            <text:p>991.086</text:p>
          </table:table-cell>
          <table:table-cell office:value-type="float" office:value="1942.23" calcext:value-type="float">
            <text:p>1942.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Path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554.2" calcext:value-type="float">
            <text:p>14554.2</text:p>
          </table:table-cell>
          <table:table-cell office:value-type="float" office:value="13278.4" calcext:value-type="float">
            <text:p>13278.4</text:p>
          </table:table-cell>
          <table:table-cell office:value-type="float" office:value="9.60809" calcext:value-type="float">
            <text:p>9.60809</text:p>
          </table:table-cell>
          <table:table-cell office:value-type="float" office:value="978.638" calcext:value-type="float">
            <text:p>978.638</text:p>
          </table:table-cell>
          <table:table-cell office:value-type="float" office:value="1985.73" calcext:value-type="float">
            <text:p>1985.7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Path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17966.5" calcext:value-type="float">
            <text:p>17966.5</text:p>
          </table:table-cell>
          <table:table-cell office:value-type="float" office:value="9.09298" calcext:value-type="float">
            <text:p>9.09298</text:p>
          </table:table-cell>
          <table:table-cell office:value-type="float" office:value="940.776" calcext:value-type="float">
            <text:p>940.776</text:p>
          </table:table-cell>
          <table:table-cell office:value-type="float" office:value="1099.19" calcext:value-type="float">
            <text:p>1099.1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Path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9538.8" calcext:value-type="float">
            <text:p>19538.8</text:p>
          </table:table-cell>
          <table:table-cell office:value-type="float" office:value="18541.4" calcext:value-type="float">
            <text:p>18541.4</text:p>
          </table:table-cell>
          <table:table-cell office:value-type="float" office:value="5.37937" calcext:value-type="float">
            <text:p>5.37937</text:p>
          </table:table-cell>
          <table:table-cell office:value-type="float" office:value="912.51" calcext:value-type="float">
            <text:p>912.51</text:p>
          </table:table-cell>
          <table:table-cell office:value-type="float" office:value="1047.41" calcext:value-type="float">
            <text:p>1047.4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Path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9773.9" calcext:value-type="float">
            <text:p>19773.9</text:p>
          </table:table-cell>
          <table:table-cell office:value-type="float" office:value="18150.5" calcext:value-type="float">
            <text:p>18150.5</text:p>
          </table:table-cell>
          <table:table-cell office:value-type="float" office:value="8.94425" calcext:value-type="float">
            <text:p>8.94425</text:p>
          </table:table-cell>
          <table:table-cell office:value-type="float" office:value="1018.39" calcext:value-type="float">
            <text:p>1018.39</text:p>
          </table:table-cell>
          <table:table-cell office:value-type="float" office:value="2023.99" calcext:value-type="float">
            <text:p>2023.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Path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5627.8" calcext:value-type="float">
            <text:p>15627.8</text:p>
          </table:table-cell>
          <table:table-cell table:style-name="ce2" office:value-type="float" office:value="1014870" calcext:value-type="float">
            <text:p>1.01E+06</text:p>
          </table:table-cell>
          <table:table-cell office:value-type="float" office:value="98.4601" calcext:value-type="float">
            <text:p>98.4601</text:p>
          </table:table-cell>
          <table:table-cell office:value-type="float" office:value="962.112" calcext:value-type="float">
            <text:p>962.112</text:p>
          </table:table-cell>
          <table:table-cell office:value-type="float" office:value="1926.96" calcext:value-type="float">
            <text:p>1926.9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Path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1984.4" calcext:value-type="float">
            <text:p>11984.4</text:p>
          </table:table-cell>
          <table:table-cell office:value-type="float" office:value="880507" calcext:value-type="float">
            <text:p>880507</text:p>
          </table:table-cell>
          <table:table-cell office:value-type="float" office:value="98.6389" calcext:value-type="float">
            <text:p>98.6389</text:p>
          </table:table-cell>
          <table:table-cell office:value-type="float" office:value="907.202" calcext:value-type="float">
            <text:p>907.202</text:p>
          </table:table-cell>
          <table:table-cell office:value-type="float" office:value="1870.4" calcext:value-type="float">
            <text:p>1870.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Path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5195.3" calcext:value-type="float">
            <text:p>15195.3</text:p>
          </table:table-cell>
          <table:table-cell office:value-type="float" office:value="14179.8" calcext:value-type="float">
            <text:p>14179.8</text:p>
          </table:table-cell>
          <table:table-cell office:value-type="float" office:value="7.16122" calcext:value-type="float">
            <text:p>7.16122</text:p>
          </table:table-cell>
          <table:table-cell office:value-type="float" office:value="1004.63" calcext:value-type="float">
            <text:p>1004.63</text:p>
          </table:table-cell>
          <table:table-cell office:value-type="float" office:value="1967.68" calcext:value-type="float">
            <text:p>1967.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Path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3485.6" calcext:value-type="float">
            <text:p>13485.6</text:p>
          </table:table-cell>
          <table:table-cell office:value-type="float" office:value="15831.1" calcext:value-type="float">
            <text:p>15831.1</text:p>
          </table:table-cell>
          <table:table-cell office:value-type="float" office:value="14.8153" calcext:value-type="float">
            <text:p>14.8153</text:p>
          </table:table-cell>
          <table:table-cell office:value-type="float" office:value="901.292" calcext:value-type="float">
            <text:p>901.292</text:p>
          </table:table-cell>
          <table:table-cell office:value-type="float" office:value="1864.22" calcext:value-type="float">
            <text:p>1864.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Path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2378.8" calcext:value-type="float">
            <text:p>12378.8</text:p>
          </table:table-cell>
          <table:table-cell office:value-type="float" office:value="14171.5" calcext:value-type="float">
            <text:p>14171.5</text:p>
          </table:table-cell>
          <table:table-cell office:value-type="float" office:value="12.6498" calcext:value-type="float">
            <text:p>12.6498</text:p>
          </table:table-cell>
          <table:table-cell office:value-type="float" office:value="904.104" calcext:value-type="float">
            <text:p>904.104</text:p>
          </table:table-cell>
          <table:table-cell office:value-type="float" office:value="1867.15" calcext:value-type="float">
            <text:p>1867.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Path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5536" calcext:value-type="float">
            <text:p>15536</text:p>
          </table:table-cell>
          <table:table-cell office:value-type="float" office:value="751641" calcext:value-type="float">
            <text:p>751641</text:p>
          </table:table-cell>
          <table:table-cell office:value-type="float" office:value="97.9331" calcext:value-type="float">
            <text:p>97.9331</text:p>
          </table:table-cell>
          <table:table-cell office:value-type="float" office:value="964.393" calcext:value-type="float">
            <text:p>964.393</text:p>
          </table:table-cell>
          <table:table-cell office:value-type="float" office:value="1929.21" calcext:value-type="float">
            <text:p>1929.2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Path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6022.4" calcext:value-type="float">
            <text:p>26022.4</text:p>
          </table:table-cell>
          <table:table-cell office:value-type="float" office:value="23951.9" calcext:value-type="float">
            <text:p>23951.9</text:p>
          </table:table-cell>
          <table:table-cell office:value-type="float" office:value="8.64458" calcext:value-type="float">
            <text:p>8.64458</text:p>
          </table:table-cell>
          <table:table-cell office:value-type="float" office:value="1001.34" calcext:value-type="float">
            <text:p>1001.34</text:p>
          </table:table-cell>
          <table:table-cell office:value-type="float" office:value="1964.28" calcext:value-type="float">
            <text:p>1964.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Path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3005.2" calcext:value-type="float">
            <text:p>23005.2</text:p>
          </table:table-cell>
          <table:table-cell office:value-type="float" office:value="974034" calcext:value-type="float">
            <text:p>974034</text:p>
          </table:table-cell>
          <table:table-cell office:value-type="float" office:value="97.6382" calcext:value-type="float">
            <text:p>97.6382</text:p>
          </table:table-cell>
          <table:table-cell office:value-type="float" office:value="907.236" calcext:value-type="float">
            <text:p>907.236</text:p>
          </table:table-cell>
          <table:table-cell office:value-type="float" office:value="1872.07" calcext:value-type="float">
            <text:p>1872.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Path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6478.8" calcext:value-type="float">
            <text:p>26478.8</text:p>
          </table:table-cell>
          <table:table-cell table:style-name="ce2" office:value-type="float" office:value="1076150" calcext:value-type="float">
            <text:p>1.08E+06</text:p>
          </table:table-cell>
          <table:table-cell office:value-type="float" office:value="97.5395" calcext:value-type="float">
            <text:p>97.5395</text:p>
          </table:table-cell>
          <table:table-cell office:value-type="float" office:value="902.159" calcext:value-type="float">
            <text:p>902.159</text:p>
          </table:table-cell>
          <table:table-cell office:value-type="float" office:value="1865.87" calcext:value-type="float">
            <text:p>1865.8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Path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7939.8" calcext:value-type="float">
            <text:p>27939.8</text:p>
          </table:table-cell>
          <table:table-cell office:value-type="float" office:value="23986.4" calcext:value-type="float">
            <text:p>23986.4</text:p>
          </table:table-cell>
          <table:table-cell office:value-type="float" office:value="16.4816" calcext:value-type="float">
            <text:p>16.4816</text:p>
          </table:table-cell>
          <table:table-cell office:value-type="float" office:value="1002.44" calcext:value-type="float">
            <text:p>1002.44</text:p>
          </table:table-cell>
          <table:table-cell office:value-type="float" office:value="1965.35" calcext:value-type="float">
            <text:p>1965.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Path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1933.4" calcext:value-type="float">
            <text:p>11933.4</text:p>
          </table:table-cell>
          <table:table-cell office:value-type="float" office:value="756859" calcext:value-type="float">
            <text:p>756859</text:p>
          </table:table-cell>
          <table:table-cell office:value-type="float" office:value="98.4233" calcext:value-type="float">
            <text:p>98.4233</text:p>
          </table:table-cell>
          <table:table-cell office:value-type="float" office:value="908.271" calcext:value-type="float">
            <text:p>908.271</text:p>
          </table:table-cell>
          <table:table-cell office:value-type="float" office:value="1872.81" calcext:value-type="float">
            <text:p>1872.8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Path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2656.8" calcext:value-type="float">
            <text:p>12656.8</text:p>
          </table:table-cell>
          <table:table-cell office:value-type="float" office:value="756859" calcext:value-type="float">
            <text:p>756859</text:p>
          </table:table-cell>
          <table:table-cell office:value-type="float" office:value="98.3277" calcext:value-type="float">
            <text:p>98.3277</text:p>
          </table:table-cell>
          <table:table-cell office:value-type="float" office:value="965.666" calcext:value-type="float">
            <text:p>965.666</text:p>
          </table:table-cell>
          <table:table-cell office:value-type="float" office:value="1929.6" calcext:value-type="float">
            <text:p>1929.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Path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7903.2" calcext:value-type="float">
            <text:p>17903.2</text:p>
          </table:table-cell>
          <table:table-cell office:value-type="float" office:value="973820" calcext:value-type="float">
            <text:p>973820</text:p>
          </table:table-cell>
          <table:table-cell office:value-type="float" office:value="98.1616" calcext:value-type="float">
            <text:p>98.1616</text:p>
          </table:table-cell>
          <table:table-cell office:value-type="float" office:value="957.641" calcext:value-type="float">
            <text:p>957.641</text:p>
          </table:table-cell>
          <table:table-cell office:value-type="float" office:value="1921.69" calcext:value-type="float">
            <text:p>1921.6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Path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6232.9" calcext:value-type="float">
            <text:p>16232.9</text:p>
          </table:table-cell>
          <table:table-cell table:style-name="ce2" office:value-type="float" office:value="1133260" calcext:value-type="float">
            <text:p>1.13E+06</text:p>
          </table:table-cell>
          <table:table-cell office:value-type="float" office:value="98.5676" calcext:value-type="float">
            <text:p>98.5676</text:p>
          </table:table-cell>
          <table:table-cell office:value-type="float" office:value="955.293" calcext:value-type="float">
            <text:p>955.293</text:p>
          </table:table-cell>
          <table:table-cell office:value-type="float" office:value="1919.5" calcext:value-type="float">
            <text:p>1919.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Path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924404" calcext:value-type="float">
            <text:p>924404</text:p>
          </table:table-cell>
          <table:table-cell office:value-type="float" office:value="923073" calcext:value-type="float">
            <text:p>923073</text:p>
          </table:table-cell>
          <table:table-cell office:value-type="float" office:value="0.144178" calcext:value-type="float">
            <text:p>0.144178</text:p>
          </table:table-cell>
          <table:table-cell office:value-type="float" office:value="966.276" calcext:value-type="float">
            <text:p>966.276</text:p>
          </table:table-cell>
          <table:table-cell office:value-type="float" office:value="1212.11" calcext:value-type="float">
            <text:p>1212.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Path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5814.5" calcext:value-type="float">
            <text:p>15814.5</text:p>
          </table:table-cell>
          <table:table-cell table:style-name="ce2" office:value-type="float" office:value="1028480" calcext:value-type="float">
            <text:p>1.03E+06</text:p>
          </table:table-cell>
          <table:table-cell office:value-type="float" office:value="98.4623" calcext:value-type="float">
            <text:p>98.4623</text:p>
          </table:table-cell>
          <table:table-cell office:value-type="float" office:value="967.08" calcext:value-type="float">
            <text:p>967.08</text:p>
          </table:table-cell>
          <table:table-cell office:value-type="float" office:value="1930.83" calcext:value-type="float">
            <text:p>1930.8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Path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5798.3" calcext:value-type="float">
            <text:p>25798.3</text:p>
          </table:table-cell>
          <table:table-cell table:style-name="ce2" office:value-type="float" office:value="1033330" calcext:value-type="float">
            <text:p>1.03E+06</text:p>
          </table:table-cell>
          <table:table-cell office:value-type="float" office:value="97.5034" calcext:value-type="float">
            <text:p>97.5034</text:p>
          </table:table-cell>
          <table:table-cell office:value-type="float" office:value="949.587" calcext:value-type="float">
            <text:p>949.587</text:p>
          </table:table-cell>
          <table:table-cell office:value-type="float" office:value="1912.88" calcext:value-type="float">
            <text:p>1912.8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Path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1067.7" calcext:value-type="float">
            <text:p>21067.7</text:p>
          </table:table-cell>
          <table:table-cell office:value-type="float" office:value="894213" calcext:value-type="float">
            <text:p>894213</text:p>
          </table:table-cell>
          <table:table-cell office:value-type="float" office:value="97.644" calcext:value-type="float">
            <text:p>97.644</text:p>
          </table:table-cell>
          <table:table-cell office:value-type="float" office:value="963.924" calcext:value-type="float">
            <text:p>963.924</text:p>
          </table:table-cell>
          <table:table-cell office:value-type="float" office:value="1928.24" calcext:value-type="float">
            <text:p>1928.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Path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3377" calcext:value-type="float">
            <text:p>23377</text:p>
          </table:table-cell>
          <table:table-cell office:value-type="float" office:value="905686" calcext:value-type="float">
            <text:p>905686</text:p>
          </table:table-cell>
          <table:table-cell office:value-type="float" office:value="97.4189" calcext:value-type="float">
            <text:p>97.4189</text:p>
          </table:table-cell>
          <table:table-cell office:value-type="float" office:value="957.791" calcext:value-type="float">
            <text:p>957.791</text:p>
          </table:table-cell>
          <table:table-cell office:value-type="float" office:value="1921.59" calcext:value-type="float">
            <text:p>1921.5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Path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7185.2" calcext:value-type="float">
            <text:p>27185.2</text:p>
          </table:table-cell>
          <table:table-cell table:style-name="ce2" office:value-type="float" office:value="1019290" calcext:value-type="float">
            <text:p>1.02E+06</text:p>
          </table:table-cell>
          <table:table-cell office:value-type="float" office:value="97.3329" calcext:value-type="float">
            <text:p>97.3329</text:p>
          </table:table-cell>
          <table:table-cell office:value-type="float" office:value="943.371" calcext:value-type="float">
            <text:p>943.371</text:p>
          </table:table-cell>
          <table:table-cell office:value-type="float" office:value="1906.53" calcext:value-type="float">
            <text:p>1906.5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717.9" calcext:value-type="float">
            <text:p>10717.9</text:p>
          </table:table-cell>
          <table:table-cell office:value-type="float" office:value="10270.7" calcext:value-type="float">
            <text:p>10270.7</text:p>
          </table:table-cell>
          <table:table-cell office:value-type="float" office:value="4.35408" calcext:value-type="float">
            <text:p>4.35408</text:p>
          </table:table-cell>
          <table:table-cell office:value-type="float" office:value="901.045" calcext:value-type="float">
            <text:p>901.045</text:p>
          </table:table-cell>
          <table:table-cell office:value-type="float" office:value="1107.6" calcext:value-type="float">
            <text:p>1107.6</text:p>
          </table:table-cell>
          <table:table-cell office:value-type="float" office:value="186" calcext:value-type="float">
            <text:p>186</text:p>
          </table:table-cell>
          <table:table-cell office:value-type="float" office:value="107" calcext:value-type="float">
            <text:p>107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9967.96" calcext:value-type="float">
            <text:p>9967.96</text:p>
          </table:table-cell>
          <table:table-cell office:value-type="float" office:value="10419.4" calcext:value-type="float">
            <text:p>10419.4</text:p>
          </table:table-cell>
          <table:table-cell office:value-type="float" office:value="4.33289" calcext:value-type="float">
            <text:p>4.33289</text:p>
          </table:table-cell>
          <table:table-cell office:value-type="float" office:value="903.29" calcext:value-type="float">
            <text:p>903.29</text:p>
          </table:table-cell>
          <table:table-cell office:value-type="float" office:value="1100.73" calcext:value-type="float">
            <text:p>1100.73</text:p>
          </table:table-cell>
          <table:table-cell office:value-type="float" office:value="84" calcext:value-type="float">
            <text:p>84</text:p>
          </table:table-cell>
          <table:table-cell office:value-type="float" office:value="1472" calcext:value-type="float">
            <text:p>1472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260.4" calcext:value-type="float">
            <text:p>10260.4</text:p>
          </table:table-cell>
          <table:table-cell office:value-type="float" office:value="10273.4" calcext:value-type="float">
            <text:p>10273.4</text:p>
          </table:table-cell>
          <table:table-cell office:value-type="float" office:value="0.126868" calcext:value-type="float">
            <text:p>0.126868</text:p>
          </table:table-cell>
          <table:table-cell office:value-type="float" office:value="917.96" calcext:value-type="float">
            <text:p>917.96</text:p>
          </table:table-cell>
          <table:table-cell office:value-type="float" office:value="1591.72" calcext:value-type="float">
            <text:p>1591.72</text:p>
          </table:table-cell>
          <table:table-cell office:value-type="float" office:value="108" calcext:value-type="float">
            <text:p>108</text:p>
          </table:table-cell>
          <table:table-cell office:value-type="float" office:value="571" calcext:value-type="float">
            <text:p>571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8563.58" calcext:value-type="float">
            <text:p>8563.58</text:p>
          </table:table-cell>
          <table:table-cell office:value-type="float" office:value="7481.99" calcext:value-type="float">
            <text:p>7481.99</text:p>
          </table:table-cell>
          <table:table-cell office:value-type="float" office:value="14.456" calcext:value-type="float">
            <text:p>14.456</text:p>
          </table:table-cell>
          <table:table-cell office:value-type="float" office:value="1144.31" calcext:value-type="float">
            <text:p>1144.31</text:p>
          </table:table-cell>
          <table:table-cell office:value-type="float" office:value="2111.44" calcext:value-type="float">
            <text:p>2111.44</text:p>
          </table:table-cell>
          <table:table-cell office:value-type="float" office:value="71" calcext:value-type="float">
            <text:p>71</text:p>
          </table:table-cell>
          <table:table-cell office:value-type="float" office:value="1064" calcext:value-type="float">
            <text:p>1064</text:p>
          </table:table-cell>
          <table:table-cell office:value-type="float" office:value="280" calcext:value-type="float">
            <text:p>2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8013.77" calcext:value-type="float">
            <text:p>8013.77</text:p>
          </table:table-cell>
          <table:table-cell office:value-type="float" office:value="7442.82" calcext:value-type="float">
            <text:p>7442.82</text:p>
          </table:table-cell>
          <table:table-cell office:value-type="float" office:value="7.67113" calcext:value-type="float">
            <text:p>7.67113</text:p>
          </table:table-cell>
          <table:table-cell office:value-type="float" office:value="160.075" calcext:value-type="float">
            <text:p>160.075</text:p>
          </table:table-cell>
          <table:table-cell office:value-type="float" office:value="549.597" calcext:value-type="float">
            <text:p>549.597</text:p>
          </table:table-cell>
          <table:table-cell office:value-type="float" office:value="73" calcext:value-type="float">
            <text:p>73</text:p>
          </table:table-cell>
          <table:table-cell office:value-type="float" office:value="598" calcext:value-type="float">
            <text:p>598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7600.48" calcext:value-type="float">
            <text:p>7600.48</text:p>
          </table:table-cell>
          <table:table-cell office:value-type="float" office:value="7551.96" calcext:value-type="float">
            <text:p>7551.96</text:p>
          </table:table-cell>
          <table:table-cell office:value-type="float" office:value="0.642575" calcext:value-type="float">
            <text:p>0.642575</text:p>
          </table:table-cell>
          <table:table-cell office:value-type="float" office:value="901.548" calcext:value-type="float">
            <text:p>901.548</text:p>
          </table:table-cell>
          <table:table-cell office:value-type="float" office:value="1087.31" calcext:value-type="float">
            <text:p>1087.31</text:p>
          </table:table-cell>
          <table:table-cell office:value-type="float" office:value="206" calcext:value-type="float">
            <text:p>206</text:p>
          </table:table-cell>
          <table:table-cell office:value-type="float" office:value="110" calcext:value-type="float">
            <text:p>11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419" calcext:value-type="float">
            <text:p>12419</text:p>
          </table:table-cell>
          <table:table-cell office:value-type="float" office:value="10956.4" calcext:value-type="float">
            <text:p>10956.4</text:p>
          </table:table-cell>
          <table:table-cell office:value-type="float" office:value="13.3497" calcext:value-type="float">
            <text:p>13.3497</text:p>
          </table:table-cell>
          <table:table-cell office:value-type="float" office:value="911.546" calcext:value-type="float">
            <text:p>911.546</text:p>
          </table:table-cell>
          <table:table-cell office:value-type="float" office:value="1757.48" calcext:value-type="float">
            <text:p>1757.48</text:p>
          </table:table-cell>
          <table:table-cell office:value-type="float" office:value="76" calcext:value-type="float">
            <text:p>76</text:p>
          </table:table-cell>
          <table:table-cell office:value-type="float" office:value="521" calcext:value-type="float">
            <text:p>521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600.4" calcext:value-type="float">
            <text:p>12600.4</text:p>
          </table:table-cell>
          <table:table-cell office:value-type="float" office:value="11133.8" calcext:value-type="float">
            <text:p>11133.8</text:p>
          </table:table-cell>
          <table:table-cell office:value-type="float" office:value="13.1729" calcext:value-type="float">
            <text:p>13.1729</text:p>
          </table:table-cell>
          <table:table-cell office:value-type="float" office:value="214.434" calcext:value-type="float">
            <text:p>214.434</text:p>
          </table:table-cell>
          <table:table-cell office:value-type="float" office:value="327.927" calcext:value-type="float">
            <text:p>327.927</text:p>
          </table:table-cell>
          <table:table-cell office:value-type="float" office:value="68" calcext:value-type="float">
            <text:p>68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665.3" calcext:value-type="float">
            <text:p>11665.3</text:p>
          </table:table-cell>
          <table:table-cell office:value-type="float" office:value="11100.7" calcext:value-type="float">
            <text:p>11100.7</text:p>
          </table:table-cell>
          <table:table-cell office:value-type="float" office:value="5.08633" calcext:value-type="float">
            <text:p>5.08633</text:p>
          </table:table-cell>
          <table:table-cell office:value-type="float" office:value="900.464" calcext:value-type="float">
            <text:p>900.464</text:p>
          </table:table-cell>
          <table:table-cell office:value-type="float" office:value="1092.46" calcext:value-type="float">
            <text:p>1092.46</text:p>
          </table:table-cell>
          <table:table-cell office:value-type="float" office:value="211" calcext:value-type="float">
            <text:p>211</text:p>
          </table:table-cell>
          <table:table-cell office:value-type="float" office:value="106" calcext:value-type="float">
            <text:p>106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311" calcext:value-type="float">
            <text:p>12311</text:p>
          </table:table-cell>
          <table:table-cell office:value-type="float" office:value="11015.6" calcext:value-type="float">
            <text:p>11015.6</text:p>
          </table:table-cell>
          <table:table-cell office:value-type="float" office:value="11.7597" calcext:value-type="float">
            <text:p>11.7597</text:p>
          </table:table-cell>
          <table:table-cell office:value-type="float" office:value="937.177" calcext:value-type="float">
            <text:p>937.177</text:p>
          </table:table-cell>
          <table:table-cell office:value-type="float" office:value="1855.84" calcext:value-type="float">
            <text:p>1855.84</text:p>
          </table:table-cell>
          <table:table-cell office:value-type="float" office:value="63" calcext:value-type="float">
            <text:p>63</text:p>
          </table:table-cell>
          <table:table-cell office:value-type="float" office:value="865" calcext:value-type="float">
            <text:p>865</text:p>
          </table:table-cell>
          <table:table-cell office:value-type="float" office:value="600" calcext:value-type="float">
            <text:p>6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762.1" calcext:value-type="float">
            <text:p>11762.1</text:p>
          </table:table-cell>
          <table:table-cell office:value-type="float" office:value="10873.6" calcext:value-type="float">
            <text:p>10873.6</text:p>
          </table:table-cell>
          <table:table-cell office:value-type="float" office:value="8.17109" calcext:value-type="float">
            <text:p>8.17109</text:p>
          </table:table-cell>
          <table:table-cell office:value-type="float" office:value="1082.96" calcext:value-type="float">
            <text:p>1082.96</text:p>
          </table:table-cell>
          <table:table-cell office:value-type="float" office:value="1693.77" calcext:value-type="float">
            <text:p>1693.77</text:p>
          </table:table-cell>
          <table:table-cell office:value-type="float" office:value="76" calcext:value-type="float">
            <text:p>76</text:p>
          </table:table-cell>
          <table:table-cell office:value-type="float" office:value="532" calcext:value-type="float">
            <text:p>532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422" calcext:value-type="float">
            <text:p>11422</text:p>
          </table:table-cell>
          <table:table-cell office:value-type="float" office:value="11062.5" calcext:value-type="float">
            <text:p>11062.5</text:p>
          </table:table-cell>
          <table:table-cell office:value-type="float" office:value="3.24923" calcext:value-type="float">
            <text:p>3.24923</text:p>
          </table:table-cell>
          <table:table-cell office:value-type="float" office:value="900.966" calcext:value-type="float">
            <text:p>900.966</text:p>
          </table:table-cell>
          <table:table-cell office:value-type="float" office:value="1089.76" calcext:value-type="float">
            <text:p>1089.76</text:p>
          </table:table-cell>
          <table:table-cell office:value-type="float" office:value="216" calcext:value-type="float">
            <text:p>216</text:p>
          </table:table-cell>
          <table:table-cell office:value-type="float" office:value="118" calcext:value-type="float">
            <text:p>118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613" calcext:value-type="float">
            <text:p>10613</text:p>
          </table:table-cell>
          <table:table-cell office:value-type="float" office:value="10234.5" calcext:value-type="float">
            <text:p>10234.5</text:p>
          </table:table-cell>
          <table:table-cell office:value-type="float" office:value="3.69794" calcext:value-type="float">
            <text:p>3.69794</text:p>
          </table:table-cell>
          <table:table-cell office:value-type="float" office:value="901.702" calcext:value-type="float">
            <text:p>901.702</text:p>
          </table:table-cell>
          <table:table-cell office:value-type="float" office:value="1085.39" calcext:value-type="float">
            <text:p>1085.39</text:p>
          </table:table-cell>
          <table:table-cell office:value-type="float" office:value="231" calcext:value-type="float">
            <text:p>231</text:p>
          </table:table-cell>
          <table:table-cell office:value-type="float" office:value="112" calcext:value-type="float">
            <text:p>112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578.5" calcext:value-type="float">
            <text:p>10578.5</text:p>
          </table:table-cell>
          <table:table-cell office:value-type="float" office:value="10273.8" calcext:value-type="float">
            <text:p>10273.8</text:p>
          </table:table-cell>
          <table:table-cell office:value-type="float" office:value="2.96552" calcext:value-type="float">
            <text:p>2.96552</text:p>
          </table:table-cell>
          <table:table-cell office:value-type="float" office:value="978.684" calcext:value-type="float">
            <text:p>978.684</text:p>
          </table:table-cell>
          <table:table-cell office:value-type="float" office:value="1945.59" calcext:value-type="float">
            <text:p>1945.59</text:p>
          </table:table-cell>
          <table:table-cell office:value-type="float" office:value="68" calcext:value-type="float">
            <text:p>68</text:p>
          </table:table-cell>
          <table:table-cell office:value-type="float" office:value="1051" calcext:value-type="float">
            <text:p>1051</text:p>
          </table:table-cell>
          <table:table-cell office:value-type="float" office:value="140" calcext:value-type="float">
            <text:p>1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67.2" calcext:value-type="float">
            <text:p>10467.2</text:p>
          </table:table-cell>
          <table:table-cell office:value-type="float" office:value="10170.8" calcext:value-type="float">
            <text:p>10170.8</text:p>
          </table:table-cell>
          <table:table-cell office:value-type="float" office:value="2.91415" calcext:value-type="float">
            <text:p>2.91415</text:p>
          </table:table-cell>
          <table:table-cell office:value-type="float" office:value="59.148" calcext:value-type="float">
            <text:p>59.148</text:p>
          </table:table-cell>
          <table:table-cell office:value-type="float" office:value="105.516" calcext:value-type="float">
            <text:p>105.516</text:p>
          </table:table-cell>
          <table:table-cell office:value-type="float" office:value="79" calcext:value-type="float">
            <text:p>79</text:p>
          </table:table-cell>
          <table:table-cell office:value-type="float" office:value="533" calcext:value-type="float">
            <text:p>533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630.4" calcext:value-type="float">
            <text:p>12630.4</text:p>
          </table:table-cell>
          <table:table-cell office:value-type="float" office:value="12129.7" calcext:value-type="float">
            <text:p>12129.7</text:p>
          </table:table-cell>
          <table:table-cell office:value-type="float" office:value="4.12847" calcext:value-type="float">
            <text:p>4.12847</text:p>
          </table:table-cell>
          <table:table-cell office:value-type="float" office:value="900.528" calcext:value-type="float">
            <text:p>900.528</text:p>
          </table:table-cell>
          <table:table-cell office:value-type="float" office:value="1676.19" calcext:value-type="float">
            <text:p>1676.19</text:p>
          </table:table-cell>
          <table:table-cell office:value-type="float" office:value="93" calcext:value-type="float">
            <text:p>93</text:p>
          </table:table-cell>
          <table:table-cell office:value-type="float" office:value="611" calcext:value-type="float">
            <text:p>611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751" calcext:value-type="float">
            <text:p>12751</text:p>
          </table:table-cell>
          <table:table-cell office:value-type="float" office:value="12249.5" calcext:value-type="float">
            <text:p>12249.5</text:p>
          </table:table-cell>
          <table:table-cell office:value-type="float" office:value="4.09383" calcext:value-type="float">
            <text:p>4.09383</text:p>
          </table:table-cell>
          <table:table-cell office:value-type="float" office:value="902.386" calcext:value-type="float">
            <text:p>902.386</text:p>
          </table:table-cell>
          <table:table-cell office:value-type="float" office:value="1132.57" calcext:value-type="float">
            <text:p>1132.57</text:p>
          </table:table-cell>
          <table:table-cell office:value-type="float" office:value="228" calcext:value-type="float">
            <text:p>228</text:p>
          </table:table-cell>
          <table:table-cell office:value-type="float" office:value="106" calcext:value-type="float">
            <text:p>106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681.7" calcext:value-type="float">
            <text:p>12681.7</text:p>
          </table:table-cell>
          <table:table-cell office:value-type="float" office:value="12251.2" calcext:value-type="float">
            <text:p>12251.2</text:p>
          </table:table-cell>
          <table:table-cell office:value-type="float" office:value="3.51388" calcext:value-type="float">
            <text:p>3.51388</text:p>
          </table:table-cell>
          <table:table-cell office:value-type="float" office:value="343.968" calcext:value-type="float">
            <text:p>343.968</text:p>
          </table:table-cell>
          <table:table-cell office:value-type="float" office:value="841.34" calcext:value-type="float">
            <text:p>841.34</text:p>
          </table:table-cell>
          <table:table-cell office:value-type="float" office:value="66" calcext:value-type="float">
            <text:p>66</text:p>
          </table:table-cell>
          <table:table-cell office:value-type="float" office:value="1179" calcext:value-type="float">
            <text:p>1179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739.9" calcext:value-type="float">
            <text:p>13739.9</text:p>
          </table:table-cell>
          <table:table-cell office:value-type="float" office:value="12794.7" calcext:value-type="float">
            <text:p>12794.7</text:p>
          </table:table-cell>
          <table:table-cell office:value-type="float" office:value="7.38785" calcext:value-type="float">
            <text:p>7.38785</text:p>
          </table:table-cell>
          <table:table-cell office:value-type="float" office:value="994.738" calcext:value-type="float">
            <text:p>994.738</text:p>
          </table:table-cell>
          <table:table-cell office:value-type="float" office:value="1470.66" calcext:value-type="float">
            <text:p>1470.66</text:p>
          </table:table-cell>
          <table:table-cell office:value-type="float" office:value="86" calcext:value-type="float">
            <text:p>86</text:p>
          </table:table-cell>
          <table:table-cell office:value-type="float" office:value="528" calcext:value-type="float">
            <text:p>528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610.2" calcext:value-type="float">
            <text:p>13610.2</text:p>
          </table:table-cell>
          <table:table-cell office:value-type="float" office:value="12944.1" calcext:value-type="float">
            <text:p>12944.1</text:p>
          </table:table-cell>
          <table:table-cell office:value-type="float" office:value="5.14592" calcext:value-type="float">
            <text:p>5.14592</text:p>
          </table:table-cell>
          <table:table-cell office:value-type="float" office:value="907.339" calcext:value-type="float">
            <text:p>907.339</text:p>
          </table:table-cell>
          <table:table-cell office:value-type="float" office:value="1816.05" calcext:value-type="float">
            <text:p>1816.05</text:p>
          </table:table-cell>
          <table:table-cell office:value-type="float" office:value="65" calcext:value-type="float">
            <text:p>65</text:p>
          </table:table-cell>
          <table:table-cell office:value-type="float" office:value="1075" calcext:value-type="float">
            <text:p>1075</text:p>
          </table:table-cell>
          <table:table-cell office:value-type="float" office:value="560" calcext:value-type="float">
            <text:p>5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281.1" calcext:value-type="float">
            <text:p>13281.1</text:p>
          </table:table-cell>
          <table:table-cell office:value-type="float" office:value="12843.6" calcext:value-type="float">
            <text:p>12843.6</text:p>
          </table:table-cell>
          <table:table-cell office:value-type="float" office:value="3.40626" calcext:value-type="float">
            <text:p>3.40626</text:p>
          </table:table-cell>
          <table:table-cell office:value-type="float" office:value="900.553" calcext:value-type="float">
            <text:p>900.553</text:p>
          </table:table-cell>
          <table:table-cell office:value-type="float" office:value="1061.58" calcext:value-type="float">
            <text:p>1061.58</text:p>
          </table:table-cell>
          <table:table-cell office:value-type="float" office:value="212" calcext:value-type="float">
            <text:p>212</text:p>
          </table:table-cell>
          <table:table-cell office:value-type="float" office:value="98" calcext:value-type="float">
            <text:p>98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20217.1" calcext:value-type="float">
            <text:p>20217.1</text:p>
          </table:table-cell>
          <table:table-cell office:value-type="float" office:value="18607.7" calcext:value-type="float">
            <text:p>18607.7</text:p>
          </table:table-cell>
          <table:table-cell office:value-type="float" office:value="8.6495" calcext:value-type="float">
            <text:p>8.6495</text:p>
          </table:table-cell>
          <table:table-cell office:value-type="float" office:value="900.327" calcext:value-type="float">
            <text:p>900.327</text:p>
          </table:table-cell>
          <table:table-cell office:value-type="float" office:value="1253.29" calcext:value-type="float">
            <text:p>1253.29</text:p>
          </table:table-cell>
          <table:table-cell office:value-type="float" office:value="195" calcext:value-type="float">
            <text:p>195</text:p>
          </table:table-cell>
          <table:table-cell office:value-type="float" office:value="109" calcext:value-type="float">
            <text:p>109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9425.5" calcext:value-type="float">
            <text:p>19425.5</text:p>
          </table:table-cell>
          <table:table-cell office:value-type="float" office:value="18842.9" calcext:value-type="float">
            <text:p>18842.9</text:p>
          </table:table-cell>
          <table:table-cell office:value-type="float" office:value="3.09224" calcext:value-type="float">
            <text:p>3.09224</text:p>
          </table:table-cell>
          <table:table-cell office:value-type="float" office:value="901.579" calcext:value-type="float">
            <text:p>901.579</text:p>
          </table:table-cell>
          <table:table-cell office:value-type="float" office:value="1336.86" calcext:value-type="float">
            <text:p>1336.86</text:p>
          </table:table-cell>
          <table:table-cell office:value-type="float" office:value="148" calcext:value-type="float">
            <text:p>148</text:p>
          </table:table-cell>
          <table:table-cell office:value-type="float" office:value="937" calcext:value-type="float">
            <text:p>937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9259" calcext:value-type="float">
            <text:p>19259</text:p>
          </table:table-cell>
          <table:table-cell office:value-type="float" office:value="19196.9" calcext:value-type="float">
            <text:p>19196.9</text:p>
          </table:table-cell>
          <table:table-cell office:value-type="float" office:value="0.323516" calcext:value-type="float">
            <text:p>0.323516</text:p>
          </table:table-cell>
          <table:table-cell office:value-type="float" office:value="973.372" calcext:value-type="float">
            <text:p>973.372</text:p>
          </table:table-cell>
          <table:table-cell office:value-type="float" office:value="1909.03" calcext:value-type="float">
            <text:p>1909.03</text:p>
          </table:table-cell>
          <table:table-cell office:value-type="float" office:value="76" calcext:value-type="float">
            <text:p>76</text:p>
          </table:table-cell>
          <table:table-cell office:value-type="float" office:value="1147" calcext:value-type="float">
            <text:p>1147</text:p>
          </table:table-cell>
          <table:table-cell office:value-type="float" office:value="900" calcext:value-type="float">
            <text:p>9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577.2" calcext:value-type="float">
            <text:p>14577.2</text:p>
          </table:table-cell>
          <table:table-cell office:value-type="float" office:value="12571.2" calcext:value-type="float">
            <text:p>12571.2</text:p>
          </table:table-cell>
          <table:table-cell office:value-type="float" office:value="15.9567" calcext:value-type="float">
            <text:p>15.9567</text:p>
          </table:table-cell>
          <table:table-cell office:value-type="float" office:value="1006.32" calcext:value-type="float">
            <text:p>1006.32</text:p>
          </table:table-cell>
          <table:table-cell office:value-type="float" office:value="1999.93" calcext:value-type="float">
            <text:p>1999.93</text:p>
          </table:table-cell>
          <table:table-cell office:value-type="float" office:value="69" calcext:value-type="float">
            <text:p>69</text:p>
          </table:table-cell>
          <table:table-cell office:value-type="float" office:value="575" calcext:value-type="float">
            <text:p>575</text:p>
          </table:table-cell>
          <table:table-cell office:value-type="float" office:value="180" calcext:value-type="float">
            <text:p>1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269.2" calcext:value-type="float">
            <text:p>13269.2</text:p>
          </table:table-cell>
          <table:table-cell office:value-type="float" office:value="12471" calcext:value-type="float">
            <text:p>12471</text:p>
          </table:table-cell>
          <table:table-cell office:value-type="float" office:value="6.40034" calcext:value-type="float">
            <text:p>6.40034</text:p>
          </table:table-cell>
          <table:table-cell office:value-type="float" office:value="900.067" calcext:value-type="float">
            <text:p>900.067</text:p>
          </table:table-cell>
          <table:table-cell office:value-type="float" office:value="1159.63" calcext:value-type="float">
            <text:p>1159.63</text:p>
          </table:table-cell>
          <table:table-cell office:value-type="float" office:value="219" calcext:value-type="float">
            <text:p>219</text:p>
          </table:table-cell>
          <table:table-cell office:value-type="float" office:value="107" calcext:value-type="float">
            <text:p>107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972.6" calcext:value-type="float">
            <text:p>12972.6</text:p>
          </table:table-cell>
          <table:table-cell office:value-type="float" office:value="12653" calcext:value-type="float">
            <text:p>12653</text:p>
          </table:table-cell>
          <table:table-cell office:value-type="float" office:value="2.52589" calcext:value-type="float">
            <text:p>2.52589</text:p>
          </table:table-cell>
          <table:table-cell office:value-type="float" office:value="959.709" calcext:value-type="float">
            <text:p>959.709</text:p>
          </table:table-cell>
          <table:table-cell office:value-type="float" office:value="2016.65" calcext:value-type="float">
            <text:p>2016.65</text:p>
          </table:table-cell>
          <table:table-cell office:value-type="float" office:value="86" calcext:value-type="float">
            <text:p>86</text:p>
          </table:table-cell>
          <table:table-cell office:value-type="float" office:value="1023" calcext:value-type="float">
            <text:p>1023</text:p>
          </table:table-cell>
          <table:table-cell office:value-type="float" office:value="140" calcext:value-type="float">
            <text:p>1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9888.5" calcext:value-type="float">
            <text:p>19888.5</text:p>
          </table:table-cell>
          <table:table-cell office:value-type="float" office:value="17384.9" calcext:value-type="float">
            <text:p>17384.9</text:p>
          </table:table-cell>
          <table:table-cell office:value-type="float" office:value="14.401" calcext:value-type="float">
            <text:p>14.401</text:p>
          </table:table-cell>
          <table:table-cell office:value-type="float" office:value="1061.17" calcext:value-type="float">
            <text:p>1061.17</text:p>
          </table:table-cell>
          <table:table-cell office:value-type="float" office:value="1828.28" calcext:value-type="float">
            <text:p>1828.28</text:p>
          </table:table-cell>
          <table:table-cell office:value-type="float" office:value="66" calcext:value-type="float">
            <text:p>66</text:p>
          </table:table-cell>
          <table:table-cell office:value-type="float" office:value="860" calcext:value-type="float">
            <text:p>86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8582.3" calcext:value-type="float">
            <text:p>18582.3</text:p>
          </table:table-cell>
          <table:table-cell office:value-type="float" office:value="17340.6" calcext:value-type="float">
            <text:p>17340.6</text:p>
          </table:table-cell>
          <table:table-cell office:value-type="float" office:value="7.16102" calcext:value-type="float">
            <text:p>7.16102</text:p>
          </table:table-cell>
          <table:table-cell office:value-type="float" office:value="900.139" calcext:value-type="float">
            <text:p>900.139</text:p>
          </table:table-cell>
          <table:table-cell office:value-type="float" office:value="1052.9" calcext:value-type="float">
            <text:p>1052.9</text:p>
          </table:table-cell>
          <table:table-cell office:value-type="float" office:value="223" calcext:value-type="float">
            <text:p>223</text:p>
          </table:table-cell>
          <table:table-cell office:value-type="float" office:value="98" calcext:value-type="float">
            <text:p>98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8391.3" calcext:value-type="float">
            <text:p>18391.3</text:p>
          </table:table-cell>
          <table:table-cell office:value-type="float" office:value="17333.2" calcext:value-type="float">
            <text:p>17333.2</text:p>
          </table:table-cell>
          <table:table-cell office:value-type="float" office:value="6.10415" calcext:value-type="float">
            <text:p>6.10415</text:p>
          </table:table-cell>
          <table:table-cell office:value-type="float" office:value="912.877" calcext:value-type="float">
            <text:p>912.877</text:p>
          </table:table-cell>
          <table:table-cell office:value-type="float" office:value="1457.04" calcext:value-type="float">
            <text:p>1457.04</text:p>
          </table:table-cell>
          <table:table-cell office:value-type="float" office:value="116" calcext:value-type="float">
            <text:p>116</text:p>
          </table:table-cell>
          <table:table-cell office:value-type="float" office:value="765" calcext:value-type="float">
            <text:p>765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953.4" calcext:value-type="float">
            <text:p>12953.4</text:p>
          </table:table-cell>
          <table:table-cell office:value-type="float" office:value="11515.1" calcext:value-type="float">
            <text:p>11515.1</text:p>
          </table:table-cell>
          <table:table-cell office:value-type="float" office:value="12.4899" calcext:value-type="float">
            <text:p>12.4899</text:p>
          </table:table-cell>
          <table:table-cell office:value-type="float" office:value="1182.53" calcext:value-type="float">
            <text:p>1182.53</text:p>
          </table:table-cell>
          <table:table-cell office:value-type="float" office:value="2173.2" calcext:value-type="float">
            <text:p>2173.2</text:p>
          </table:table-cell>
          <table:table-cell office:value-type="float" office:value="76" calcext:value-type="float">
            <text:p>76</text:p>
          </table:table-cell>
          <table:table-cell office:value-type="float" office:value="826" calcext:value-type="float">
            <text:p>826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334.7" calcext:value-type="float">
            <text:p>12334.7</text:p>
          </table:table-cell>
          <table:table-cell office:value-type="float" office:value="11500.1" calcext:value-type="float">
            <text:p>11500.1</text:p>
          </table:table-cell>
          <table:table-cell office:value-type="float" office:value="7.25721" calcext:value-type="float">
            <text:p>7.25721</text:p>
          </table:table-cell>
          <table:table-cell office:value-type="float" office:value="949.029" calcext:value-type="float">
            <text:p>949.029</text:p>
          </table:table-cell>
          <table:table-cell office:value-type="float" office:value="1177.49" calcext:value-type="float">
            <text:p>1177.49</text:p>
          </table:table-cell>
          <table:table-cell office:value-type="float" office:value="126" calcext:value-type="float">
            <text:p>126</text:p>
          </table:table-cell>
          <table:table-cell office:value-type="float" office:value="621" calcext:value-type="float">
            <text:p>621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714.7" calcext:value-type="float">
            <text:p>11714.7</text:p>
          </table:table-cell>
          <table:table-cell office:value-type="float" office:value="11419.8" calcext:value-type="float">
            <text:p>11419.8</text:p>
          </table:table-cell>
          <table:table-cell office:value-type="float" office:value="2.58242" calcext:value-type="float">
            <text:p>2.58242</text:p>
          </table:table-cell>
          <table:table-cell office:value-type="float" office:value="900.358" calcext:value-type="float">
            <text:p>900.358</text:p>
          </table:table-cell>
          <table:table-cell office:value-type="float" office:value="1092.34" calcext:value-type="float">
            <text:p>1092.34</text:p>
          </table:table-cell>
          <table:table-cell office:value-type="float" office:value="247" calcext:value-type="float">
            <text:p>247</text:p>
          </table:table-cell>
          <table:table-cell office:value-type="float" office:value="102" calcext:value-type="float">
            <text:p>102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9611.4" calcext:value-type="float">
            <text:p>19611.4</text:p>
          </table:table-cell>
          <table:table-cell office:value-type="float" office:value="18849.7" calcext:value-type="float">
            <text:p>18849.7</text:p>
          </table:table-cell>
          <table:table-cell office:value-type="float" office:value="4.04077" calcext:value-type="float">
            <text:p>4.04077</text:p>
          </table:table-cell>
          <table:table-cell office:value-type="float" office:value="902.056" calcext:value-type="float">
            <text:p>902.056</text:p>
          </table:table-cell>
          <table:table-cell office:value-type="float" office:value="1241.02" calcext:value-type="float">
            <text:p>1241.02</text:p>
          </table:table-cell>
          <table:table-cell office:value-type="float" office:value="226" calcext:value-type="float">
            <text:p>226</text:p>
          </table:table-cell>
          <table:table-cell office:value-type="float" office:value="108" calcext:value-type="float">
            <text:p>108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9209.4" calcext:value-type="float">
            <text:p>19209.4</text:p>
          </table:table-cell>
          <table:table-cell office:value-type="float" office:value="18742.8" calcext:value-type="float">
            <text:p>18742.8</text:p>
          </table:table-cell>
          <table:table-cell office:value-type="float" office:value="2.48957" calcext:value-type="float">
            <text:p>2.48957</text:p>
          </table:table-cell>
          <table:table-cell office:value-type="float" office:value="1131.08" calcext:value-type="float">
            <text:p>1131.08</text:p>
          </table:table-cell>
          <table:table-cell office:value-type="float" office:value="2051.94" calcext:value-type="float">
            <text:p>2051.94</text:p>
          </table:table-cell>
          <table:table-cell office:value-type="float" office:value="61" calcext:value-type="float">
            <text:p>61</text:p>
          </table:table-cell>
          <table:table-cell office:value-type="float" office:value="924" calcext:value-type="float">
            <text:p>924</text:p>
          </table:table-cell>
          <table:table-cell office:value-type="float" office:value="520" calcext:value-type="float">
            <text:p>5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8469.3" calcext:value-type="float">
            <text:p>18469.3</text:p>
          </table:table-cell>
          <table:table-cell office:value-type="float" office:value="18837.3" calcext:value-type="float">
            <text:p>18837.3</text:p>
          </table:table-cell>
          <table:table-cell office:value-type="float" office:value="1.9536" calcext:value-type="float">
            <text:p>1.9536</text:p>
          </table:table-cell>
          <table:table-cell office:value-type="float" office:value="927.339" calcext:value-type="float">
            <text:p>927.339</text:p>
          </table:table-cell>
          <table:table-cell office:value-type="float" office:value="1662.23" calcext:value-type="float">
            <text:p>1662.23</text:p>
          </table:table-cell>
          <table:table-cell office:value-type="float" office:value="116" calcext:value-type="float">
            <text:p>116</text:p>
          </table:table-cell>
          <table:table-cell office:value-type="float" office:value="926" calcext:value-type="float">
            <text:p>926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6541.1" calcext:value-type="float">
            <text:p>16541.1</text:p>
          </table:table-cell>
          <table:table-cell office:value-type="float" office:value="15507.7" calcext:value-type="float">
            <text:p>15507.7</text:p>
          </table:table-cell>
          <table:table-cell office:value-type="float" office:value="6.66333" calcext:value-type="float">
            <text:p>6.66333</text:p>
          </table:table-cell>
          <table:table-cell office:value-type="float" office:value="472.317" calcext:value-type="float">
            <text:p>472.317</text:p>
          </table:table-cell>
          <table:table-cell office:value-type="float" office:value="1453.21" calcext:value-type="float">
            <text:p>1453.21</text:p>
          </table:table-cell>
          <table:table-cell office:value-type="float" office:value="72" calcext:value-type="float">
            <text:p>72</text:p>
          </table:table-cell>
          <table:table-cell office:value-type="float" office:value="1039" calcext:value-type="float">
            <text:p>1039</text:p>
          </table:table-cell>
          <table:table-cell office:value-type="float" office:value="280" calcext:value-type="float">
            <text:p>2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6129" calcext:value-type="float">
            <text:p>16129</text:p>
          </table:table-cell>
          <table:table-cell office:value-type="float" office:value="15404.2" calcext:value-type="float">
            <text:p>15404.2</text:p>
          </table:table-cell>
          <table:table-cell office:value-type="float" office:value="4.70526" calcext:value-type="float">
            <text:p>4.70526</text:p>
          </table:table-cell>
          <table:table-cell office:value-type="float" office:value="900.347" calcext:value-type="float">
            <text:p>900.347</text:p>
          </table:table-cell>
          <table:table-cell office:value-type="float" office:value="1066.53" calcext:value-type="float">
            <text:p>1066.53</text:p>
          </table:table-cell>
          <table:table-cell office:value-type="float" office:value="244" calcext:value-type="float">
            <text:p>244</text:p>
          </table:table-cell>
          <table:table-cell office:value-type="float" office:value="102" calcext:value-type="float">
            <text:p>102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5648.1" calcext:value-type="float">
            <text:p>15648.1</text:p>
          </table:table-cell>
          <table:table-cell office:value-type="float" office:value="15531.9" calcext:value-type="float">
            <text:p>15531.9</text:p>
          </table:table-cell>
          <table:table-cell office:value-type="float" office:value="0.748219" calcext:value-type="float">
            <text:p>0.748219</text:p>
          </table:table-cell>
          <table:table-cell office:value-type="float" office:value="96.8524" calcext:value-type="float">
            <text:p>96.8524</text:p>
          </table:table-cell>
          <table:table-cell office:value-type="float" office:value="209.722" calcext:value-type="float">
            <text:p>209.722</text:p>
          </table:table-cell>
          <table:table-cell office:value-type="float" office:value="73" calcext:value-type="float">
            <text:p>73</text:p>
          </table:table-cell>
          <table:table-cell office:value-type="float" office:value="708" calcext:value-type="float">
            <text:p>708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993.5" calcext:value-type="float">
            <text:p>13993.5</text:p>
          </table:table-cell>
          <table:table-cell office:value-type="float" office:value="13458" calcext:value-type="float">
            <text:p>13458</text:p>
          </table:table-cell>
          <table:table-cell office:value-type="float" office:value="3.97865" calcext:value-type="float">
            <text:p>3.97865</text:p>
          </table:table-cell>
          <table:table-cell office:value-type="float" office:value="960.044" calcext:value-type="float">
            <text:p>960.044</text:p>
          </table:table-cell>
          <table:table-cell office:value-type="float" office:value="1772.28" calcext:value-type="float">
            <text:p>1772.28</text:p>
          </table:table-cell>
          <table:table-cell office:value-type="float" office:value="76" calcext:value-type="float">
            <text:p>76</text:p>
          </table:table-cell>
          <table:table-cell office:value-type="float" office:value="1240" calcext:value-type="float">
            <text:p>124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898" calcext:value-type="float">
            <text:p>13898</text:p>
          </table:table-cell>
          <table:table-cell office:value-type="float" office:value="13381.5" calcext:value-type="float">
            <text:p>13381.5</text:p>
          </table:table-cell>
          <table:table-cell office:value-type="float" office:value="3.86025" calcext:value-type="float">
            <text:p>3.86025</text:p>
          </table:table-cell>
          <table:table-cell office:value-type="float" office:value="907.544" calcext:value-type="float">
            <text:p>907.544</text:p>
          </table:table-cell>
          <table:table-cell office:value-type="float" office:value="1175.59" calcext:value-type="float">
            <text:p>1175.59</text:p>
          </table:table-cell>
          <table:table-cell office:value-type="float" office:value="231" calcext:value-type="float">
            <text:p>231</text:p>
          </table:table-cell>
          <table:table-cell office:value-type="float" office:value="105" calcext:value-type="float">
            <text:p>105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432.8" calcext:value-type="float">
            <text:p>13432.8</text:p>
          </table:table-cell>
          <table:table-cell office:value-type="float" office:value="13441.4" calcext:value-type="float">
            <text:p>13441.4</text:p>
          </table:table-cell>
          <table:table-cell office:value-type="float" office:value="0.0644627" calcext:value-type="float">
            <text:p>0.0644627</text:p>
          </table:table-cell>
          <table:table-cell office:value-type="float" office:value="62.782" calcext:value-type="float">
            <text:p>62.782</text:p>
          </table:table-cell>
          <table:table-cell office:value-type="float" office:value="102.684" calcext:value-type="float">
            <text:p>102.684</text:p>
          </table:table-cell>
          <table:table-cell office:value-type="float" office:value="67" calcext:value-type="float">
            <text:p>67</text:p>
          </table:table-cell>
          <table:table-cell office:value-type="float" office:value="517" calcext:value-type="float">
            <text:p>517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8588.2" calcext:value-type="float">
            <text:p>18588.2</text:p>
          </table:table-cell>
          <table:table-cell office:value-type="float" office:value="18100.3" calcext:value-type="float">
            <text:p>18100.3</text:p>
          </table:table-cell>
          <table:table-cell office:value-type="float" office:value="2.69593" calcext:value-type="float">
            <text:p>2.69593</text:p>
          </table:table-cell>
          <table:table-cell office:value-type="float" office:value="113.975" calcext:value-type="float">
            <text:p>113.975</text:p>
          </table:table-cell>
          <table:table-cell office:value-type="float" office:value="231.309" calcext:value-type="float">
            <text:p>231.309</text:p>
          </table:table-cell>
          <table:table-cell office:value-type="float" office:value="61" calcext:value-type="float">
            <text:p>61</text:p>
          </table:table-cell>
          <table:table-cell office:value-type="float" office:value="1004" calcext:value-type="float">
            <text:p>1004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8242.9" calcext:value-type="float">
            <text:p>18242.9</text:p>
          </table:table-cell>
          <table:table-cell office:value-type="float" office:value="17973.9" calcext:value-type="float">
            <text:p>17973.9</text:p>
          </table:table-cell>
          <table:table-cell office:value-type="float" office:value="1.49662" calcext:value-type="float">
            <text:p>1.49662</text:p>
          </table:table-cell>
          <table:table-cell office:value-type="float" office:value="919.353" calcext:value-type="float">
            <text:p>919.353</text:p>
          </table:table-cell>
          <table:table-cell office:value-type="float" office:value="1868.18" calcext:value-type="float">
            <text:p>1868.18</text:p>
          </table:table-cell>
          <table:table-cell office:value-type="float" office:value="82" calcext:value-type="float">
            <text:p>82</text:p>
          </table:table-cell>
          <table:table-cell office:value-type="float" office:value="653" calcext:value-type="float">
            <text:p>653</text:p>
          </table:table-cell>
          <table:table-cell office:value-type="float" office:value="420" calcext:value-type="float">
            <text:p>4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8047.3" calcext:value-type="float">
            <text:p>18047.3</text:p>
          </table:table-cell>
          <table:table-cell office:value-type="float" office:value="18033.2" calcext:value-type="float">
            <text:p>18033.2</text:p>
          </table:table-cell>
          <table:table-cell office:value-type="float" office:value="0.078172" calcext:value-type="float">
            <text:p>0.078172</text:p>
          </table:table-cell>
          <table:table-cell office:value-type="float" office:value="900.17" calcext:value-type="float">
            <text:p>900.17</text:p>
          </table:table-cell>
          <table:table-cell office:value-type="float" office:value="1059.18" calcext:value-type="float">
            <text:p>1059.18</text:p>
          </table:table-cell>
          <table:table-cell office:value-type="float" office:value="236" calcext:value-type="float">
            <text:p>236</text:p>
          </table:table-cell>
          <table:table-cell office:value-type="float" office:value="112" calcext:value-type="float">
            <text:p>112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24675.9" calcext:value-type="float">
            <text:p>24675.9</text:p>
          </table:table-cell>
          <table:table-cell office:value-type="float" office:value="22900.1" calcext:value-type="float">
            <text:p>22900.1</text:p>
          </table:table-cell>
          <table:table-cell office:value-type="float" office:value="7.75454" calcext:value-type="float">
            <text:p>7.75454</text:p>
          </table:table-cell>
          <table:table-cell office:value-type="float" office:value="901.054" calcext:value-type="float">
            <text:p>901.054</text:p>
          </table:table-cell>
          <table:table-cell office:value-type="float" office:value="1068.36" calcext:value-type="float">
            <text:p>1068.36</text:p>
          </table:table-cell>
          <table:table-cell office:value-type="float" office:value="219" calcext:value-type="float">
            <text:p>219</text:p>
          </table:table-cell>
          <table:table-cell office:value-type="float" office:value="98" calcext:value-type="float">
            <text:p>98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24081.3" calcext:value-type="float">
            <text:p>24081.3</text:p>
          </table:table-cell>
          <table:table-cell office:value-type="float" office:value="23023.2" calcext:value-type="float">
            <text:p>23023.2</text:p>
          </table:table-cell>
          <table:table-cell office:value-type="float" office:value="4.5959" calcext:value-type="float">
            <text:p>4.5959</text:p>
          </table:table-cell>
          <table:table-cell office:value-type="float" office:value="906.379" calcext:value-type="float">
            <text:p>906.379</text:p>
          </table:table-cell>
          <table:table-cell office:value-type="float" office:value="1728.07" calcext:value-type="float">
            <text:p>1728.07</text:p>
          </table:table-cell>
          <table:table-cell office:value-type="float" office:value="107" calcext:value-type="float">
            <text:p>107</text:p>
          </table:table-cell>
          <table:table-cell office:value-type="float" office:value="580" calcext:value-type="float">
            <text:p>58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23969.1" calcext:value-type="float">
            <text:p>23969.1</text:p>
          </table:table-cell>
          <table:table-cell office:value-type="float" office:value="23261.9" calcext:value-type="float">
            <text:p>23261.9</text:p>
          </table:table-cell>
          <table:table-cell office:value-type="float" office:value="3.04024" calcext:value-type="float">
            <text:p>3.04024</text:p>
          </table:table-cell>
          <table:table-cell office:value-type="float" office:value="948.29" calcext:value-type="float">
            <text:p>948.29</text:p>
          </table:table-cell>
          <table:table-cell office:value-type="float" office:value="1786.35" calcext:value-type="float">
            <text:p>1786.35</text:p>
          </table:table-cell>
          <table:table-cell office:value-type="float" office:value="80" calcext:value-type="float">
            <text:p>80</text:p>
          </table:table-cell>
          <table:table-cell office:value-type="float" office:value="1440" calcext:value-type="float">
            <text:p>144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651.6" calcext:value-type="float">
            <text:p>14651.6</text:p>
          </table:table-cell>
          <table:table-cell office:value-type="float" office:value="13585.9" calcext:value-type="float">
            <text:p>13585.9</text:p>
          </table:table-cell>
          <table:table-cell office:value-type="float" office:value="7.84443" calcext:value-type="float">
            <text:p>7.84443</text:p>
          </table:table-cell>
          <table:table-cell office:value-type="float" office:value="900.226" calcext:value-type="float">
            <text:p>900.226</text:p>
          </table:table-cell>
          <table:table-cell office:value-type="float" office:value="1153.28" calcext:value-type="float">
            <text:p>1153.28</text:p>
          </table:table-cell>
          <table:table-cell office:value-type="float" office:value="188" calcext:value-type="float">
            <text:p>188</text:p>
          </table:table-cell>
          <table:table-cell office:value-type="float" office:value="97" calcext:value-type="float">
            <text:p>97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435" calcext:value-type="float">
            <text:p>14435</text:p>
          </table:table-cell>
          <table:table-cell office:value-type="float" office:value="13517.1" calcext:value-type="float">
            <text:p>13517.1</text:p>
          </table:table-cell>
          <table:table-cell office:value-type="float" office:value="6.79052" calcext:value-type="float">
            <text:p>6.79052</text:p>
          </table:table-cell>
          <table:table-cell office:value-type="float" office:value="350.6" calcext:value-type="float">
            <text:p>350.6</text:p>
          </table:table-cell>
          <table:table-cell office:value-type="float" office:value="593.484" calcext:value-type="float">
            <text:p>593.484</text:p>
          </table:table-cell>
          <table:table-cell office:value-type="float" office:value="84" calcext:value-type="float">
            <text:p>84</text:p>
          </table:table-cell>
          <table:table-cell office:value-type="float" office:value="874" calcext:value-type="float">
            <text:p>874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057.5" calcext:value-type="float">
            <text:p>14057.5</text:p>
          </table:table-cell>
          <table:table-cell office:value-type="float" office:value="13607.5" calcext:value-type="float">
            <text:p>13607.5</text:p>
          </table:table-cell>
          <table:table-cell office:value-type="float" office:value="3.30763" calcext:value-type="float">
            <text:p>3.30763</text:p>
          </table:table-cell>
          <table:table-cell office:value-type="float" office:value="1100.11" calcext:value-type="float">
            <text:p>1100.11</text:p>
          </table:table-cell>
          <table:table-cell office:value-type="float" office:value="2003.95" calcext:value-type="float">
            <text:p>2003.95</text:p>
          </table:table-cell>
          <table:table-cell office:value-type="float" office:value="81" calcext:value-type="float">
            <text:p>81</text:p>
          </table:table-cell>
          <table:table-cell office:value-type="float" office:value="649" calcext:value-type="float">
            <text:p>649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9811.9" calcext:value-type="float">
            <text:p>19811.9</text:p>
          </table:table-cell>
          <table:table-cell office:value-type="float" office:value="17911" calcext:value-type="float">
            <text:p>17911</text:p>
          </table:table-cell>
          <table:table-cell office:value-type="float" office:value="10.6128" calcext:value-type="float">
            <text:p>10.6128</text:p>
          </table:table-cell>
          <table:table-cell office:value-type="float" office:value="918.453" calcext:value-type="float">
            <text:p>918.453</text:p>
          </table:table-cell>
          <table:table-cell office:value-type="float" office:value="1789.41" calcext:value-type="float">
            <text:p>1789.41</text:p>
          </table:table-cell>
          <table:table-cell office:value-type="float" office:value="68" calcext:value-type="float">
            <text:p>68</text:p>
          </table:table-cell>
          <table:table-cell office:value-type="float" office:value="1786" calcext:value-type="float">
            <text:p>1786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9058.3" calcext:value-type="float">
            <text:p>19058.3</text:p>
          </table:table-cell>
          <table:table-cell office:value-type="float" office:value="17509" calcext:value-type="float">
            <text:p>17509</text:p>
          </table:table-cell>
          <table:table-cell office:value-type="float" office:value="8.84878" calcext:value-type="float">
            <text:p>8.84878</text:p>
          </table:table-cell>
          <table:table-cell office:value-type="float" office:value="902.4" calcext:value-type="float">
            <text:p>902.4</text:p>
          </table:table-cell>
          <table:table-cell office:value-type="float" office:value="1086.09" calcext:value-type="float">
            <text:p>1086.09</text:p>
          </table:table-cell>
          <table:table-cell office:value-type="float" office:value="226" calcext:value-type="float">
            <text:p>226</text:p>
          </table:table-cell>
          <table:table-cell office:value-type="float" office:value="93" calcext:value-type="float">
            <text:p>93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8057.3" calcext:value-type="float">
            <text:p>18057.3</text:p>
          </table:table-cell>
          <table:table-cell office:value-type="float" office:value="17438.4" calcext:value-type="float">
            <text:p>17438.4</text:p>
          </table:table-cell>
          <table:table-cell office:value-type="float" office:value="3.54878" calcext:value-type="float">
            <text:p>3.54878</text:p>
          </table:table-cell>
          <table:table-cell office:value-type="float" office:value="231.079" calcext:value-type="float">
            <text:p>231.079</text:p>
          </table:table-cell>
          <table:table-cell office:value-type="float" office:value="607.143" calcext:value-type="float">
            <text:p>607.143</text:p>
          </table:table-cell>
          <table:table-cell office:value-type="float" office:value="89" calcext:value-type="float">
            <text:p>89</text:p>
          </table:table-cell>
          <table:table-cell office:value-type="float" office:value="551" calcext:value-type="float">
            <text:p>551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22399.4" calcext:value-type="float">
            <text:p>22399.4</text:p>
          </table:table-cell>
          <table:table-cell office:value-type="float" office:value="18733.8" calcext:value-type="float">
            <text:p>18733.8</text:p>
          </table:table-cell>
          <table:table-cell office:value-type="float" office:value="19.5668" calcext:value-type="float">
            <text:p>19.5668</text:p>
          </table:table-cell>
          <table:table-cell office:value-type="float" office:value="928.836" calcext:value-type="float">
            <text:p>928.836</text:p>
          </table:table-cell>
          <table:table-cell office:value-type="float" office:value="1309.91" calcext:value-type="float">
            <text:p>1309.91</text:p>
          </table:table-cell>
          <table:table-cell office:value-type="float" office:value="97" calcext:value-type="float">
            <text:p>97</text:p>
          </table:table-cell>
          <table:table-cell office:value-type="float" office:value="578" calcext:value-type="float">
            <text:p>578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9777.1" calcext:value-type="float">
            <text:p>19777.1</text:p>
          </table:table-cell>
          <table:table-cell office:value-type="float" office:value="18666.7" calcext:value-type="float">
            <text:p>18666.7</text:p>
          </table:table-cell>
          <table:table-cell office:value-type="float" office:value="5.9487" calcext:value-type="float">
            <text:p>5.9487</text:p>
          </table:table-cell>
          <table:table-cell office:value-type="float" office:value="925.143" calcext:value-type="float">
            <text:p>925.143</text:p>
          </table:table-cell>
          <table:table-cell office:value-type="float" office:value="1851.5" calcext:value-type="float">
            <text:p>1851.5</text:p>
          </table:table-cell>
          <table:table-cell office:value-type="float" office:value="71" calcext:value-type="float">
            <text:p>71</text:p>
          </table:table-cell>
          <table:table-cell office:value-type="float" office:value="1054" calcext:value-type="float">
            <text:p>1054</text:p>
          </table:table-cell>
          <table:table-cell office:value-type="float" office:value="260" calcext:value-type="float">
            <text:p>2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9538.3" calcext:value-type="float">
            <text:p>19538.3</text:p>
          </table:table-cell>
          <table:table-cell office:value-type="float" office:value="18699.9" calcext:value-type="float">
            <text:p>18699.9</text:p>
          </table:table-cell>
          <table:table-cell office:value-type="float" office:value="4.48365" calcext:value-type="float">
            <text:p>4.48365</text:p>
          </table:table-cell>
          <table:table-cell office:value-type="float" office:value="900.265" calcext:value-type="float">
            <text:p>900.265</text:p>
          </table:table-cell>
          <table:table-cell office:value-type="float" office:value="1111.55" calcext:value-type="float">
            <text:p>1111.55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9768" calcext:value-type="float">
            <text:p>19768</text:p>
          </table:table-cell>
          <table:table-cell office:value-type="float" office:value="18250.6" calcext:value-type="float">
            <text:p>18250.6</text:p>
          </table:table-cell>
          <table:table-cell office:value-type="float" office:value="8.31395" calcext:value-type="float">
            <text:p>8.31395</text:p>
          </table:table-cell>
          <table:table-cell office:value-type="float" office:value="900.33" calcext:value-type="float">
            <text:p>900.33</text:p>
          </table:table-cell>
          <table:table-cell office:value-type="float" office:value="1121.99" calcext:value-type="float">
            <text:p>1121.99</text:p>
          </table:table-cell>
          <table:table-cell office:value-type="float" office:value="228" calcext:value-type="float">
            <text:p>228</text:p>
          </table:table-cell>
          <table:table-cell office:value-type="float" office:value="99" calcext:value-type="float">
            <text:p>99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8860.8" calcext:value-type="float">
            <text:p>18860.8</text:p>
          </table:table-cell>
          <table:table-cell office:value-type="float" office:value="18250" calcext:value-type="float">
            <text:p>18250</text:p>
          </table:table-cell>
          <table:table-cell office:value-type="float" office:value="3.34705" calcext:value-type="float">
            <text:p>3.34705</text:p>
          </table:table-cell>
          <table:table-cell office:value-type="float" office:value="907.806" calcext:value-type="float">
            <text:p>907.806</text:p>
          </table:table-cell>
          <table:table-cell office:value-type="float" office:value="1845.99" calcext:value-type="float">
            <text:p>1845.99</text:p>
          </table:table-cell>
          <table:table-cell office:value-type="float" office:value="84" calcext:value-type="float">
            <text:p>84</text:p>
          </table:table-cell>
          <table:table-cell office:value-type="float" office:value="1133" calcext:value-type="float">
            <text:p>1133</text:p>
          </table:table-cell>
          <table:table-cell office:value-type="float" office:value="400" calcext:value-type="float">
            <text:p>4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8487.5" calcext:value-type="float">
            <text:p>18487.5</text:p>
          </table:table-cell>
          <table:table-cell office:value-type="float" office:value="18286.7" calcext:value-type="float">
            <text:p>18286.7</text:p>
          </table:table-cell>
          <table:table-cell office:value-type="float" office:value="1.09779" calcext:value-type="float">
            <text:p>1.09779</text:p>
          </table:table-cell>
          <table:table-cell office:value-type="float" office:value="1035.63" calcext:value-type="float">
            <text:p>1035.63</text:p>
          </table:table-cell>
          <table:table-cell office:value-type="float" office:value="1460.66" calcext:value-type="float">
            <text:p>1460.66</text:p>
          </table:table-cell>
          <table:table-cell office:value-type="float" office:value="136" calcext:value-type="float">
            <text:p>136</text:p>
          </table:table-cell>
          <table:table-cell office:value-type="float" office:value="823" calcext:value-type="float">
            <text:p>823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3764.7" calcext:value-type="float">
            <text:p>13764.7</text:p>
          </table:table-cell>
          <table:table-cell office:value-type="float" office:value="12479" calcext:value-type="float">
            <text:p>12479</text:p>
          </table:table-cell>
          <table:table-cell office:value-type="float" office:value="10.3028" calcext:value-type="float">
            <text:p>10.3028</text:p>
          </table:table-cell>
          <table:table-cell office:value-type="float" office:value="900.311" calcext:value-type="float">
            <text:p>900.311</text:p>
          </table:table-cell>
          <table:table-cell office:value-type="float" office:value="1021.9" calcext:value-type="float">
            <text:p>1021.9</text:p>
          </table:table-cell>
          <table:table-cell office:value-type="float" office:value="200" calcext:value-type="float">
            <text:p>200</text:p>
          </table:table-cell>
          <table:table-cell office:value-type="float" office:value="288" calcext:value-type="float">
            <text:p>288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3980" calcext:value-type="float">
            <text:p>13980</text:p>
          </table:table-cell>
          <table:table-cell office:value-type="float" office:value="12783" calcext:value-type="float">
            <text:p>12783</text:p>
          </table:table-cell>
          <table:table-cell office:value-type="float" office:value="9.36437" calcext:value-type="float">
            <text:p>9.36437</text:p>
          </table:table-cell>
          <table:table-cell office:value-type="float" office:value="929.119" calcext:value-type="float">
            <text:p>929.119</text:p>
          </table:table-cell>
          <table:table-cell office:value-type="float" office:value="1876.26" calcext:value-type="float">
            <text:p>1876.26</text:p>
          </table:table-cell>
          <table:table-cell office:value-type="float" office:value="62" calcext:value-type="float">
            <text:p>62</text:p>
          </table:table-cell>
          <table:table-cell office:value-type="float" office:value="5155" calcext:value-type="float">
            <text:p>5155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2929.8" calcext:value-type="float">
            <text:p>12929.8</text:p>
          </table:table-cell>
          <table:table-cell office:value-type="float" office:value="12702.1" calcext:value-type="float">
            <text:p>12702.1</text:p>
          </table:table-cell>
          <table:table-cell office:value-type="float" office:value="1.79292" calcext:value-type="float">
            <text:p>1.79292</text:p>
          </table:table-cell>
          <table:table-cell office:value-type="float" office:value="909.714" calcext:value-type="float">
            <text:p>909.714</text:p>
          </table:table-cell>
          <table:table-cell office:value-type="float" office:value="1759.02" calcext:value-type="float">
            <text:p>1759.02</text:p>
          </table:table-cell>
          <table:table-cell office:value-type="float" office:value="85" calcext:value-type="float">
            <text:p>85</text:p>
          </table:table-cell>
          <table:table-cell office:value-type="float" office:value="2318" calcext:value-type="float">
            <text:p>2318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2001.4" calcext:value-type="float">
            <text:p>12001.4</text:p>
          </table:table-cell>
          <table:table-cell office:value-type="float" office:value="10230.2" calcext:value-type="float">
            <text:p>10230.2</text:p>
          </table:table-cell>
          <table:table-cell office:value-type="float" office:value="17.3142" calcext:value-type="float">
            <text:p>17.3142</text:p>
          </table:table-cell>
          <table:table-cell office:value-type="float" office:value="906.467" calcext:value-type="float">
            <text:p>906.467</text:p>
          </table:table-cell>
          <table:table-cell office:value-type="float" office:value="1673" calcext:value-type="float">
            <text:p>1673</text:p>
          </table:table-cell>
          <table:table-cell office:value-type="float" office:value="114" calcext:value-type="float">
            <text:p>114</text:p>
          </table:table-cell>
          <table:table-cell office:value-type="float" office:value="3217" calcext:value-type="float">
            <text:p>3217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0936.4" calcext:value-type="float">
            <text:p>10936.4</text:p>
          </table:table-cell>
          <table:table-cell office:value-type="float" office:value="10148.2" calcext:value-type="float">
            <text:p>10148.2</text:p>
          </table:table-cell>
          <table:table-cell office:value-type="float" office:value="7.76665" calcext:value-type="float">
            <text:p>7.76665</text:p>
          </table:table-cell>
          <table:table-cell office:value-type="float" office:value="900.743" calcext:value-type="float">
            <text:p>900.743</text:p>
          </table:table-cell>
          <table:table-cell office:value-type="float" office:value="1001.21" calcext:value-type="float">
            <text:p>1001.21</text:p>
          </table:table-cell>
          <table:table-cell office:value-type="float" office:value="206" calcext:value-type="float">
            <text:p>206</text:p>
          </table:table-cell>
          <table:table-cell office:value-type="float" office:value="288" calcext:value-type="float">
            <text:p>288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0361.1" calcext:value-type="float">
            <text:p>10361.1</text:p>
          </table:table-cell>
          <table:table-cell office:value-type="float" office:value="10245" calcext:value-type="float">
            <text:p>10245</text:p>
          </table:table-cell>
          <table:table-cell office:value-type="float" office:value="1.13368" calcext:value-type="float">
            <text:p>1.13368</text:p>
          </table:table-cell>
          <table:table-cell office:value-type="float" office:value="1219.78" calcext:value-type="float">
            <text:p>1219.78</text:p>
          </table:table-cell>
          <table:table-cell office:value-type="float" office:value="2126.64" calcext:value-type="float">
            <text:p>2126.64</text:p>
          </table:table-cell>
          <table:table-cell office:value-type="float" office:value="66" calcext:value-type="float">
            <text:p>66</text:p>
          </table:table-cell>
          <table:table-cell office:value-type="float" office:value="5633" calcext:value-type="float">
            <text:p>5633</text:p>
          </table:table-cell>
          <table:table-cell office:value-type="float" office:value="280" calcext:value-type="float">
            <text:p>2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4381.5" calcext:value-type="float">
            <text:p>14381.5</text:p>
          </table:table-cell>
          <table:table-cell office:value-type="float" office:value="13212" calcext:value-type="float">
            <text:p>13212</text:p>
          </table:table-cell>
          <table:table-cell office:value-type="float" office:value="8.85173" calcext:value-type="float">
            <text:p>8.85173</text:p>
          </table:table-cell>
          <table:table-cell office:value-type="float" office:value="901.34" calcext:value-type="float">
            <text:p>901.34</text:p>
          </table:table-cell>
          <table:table-cell office:value-type="float" office:value="1102.7" calcext:value-type="float">
            <text:p>1102.7</text:p>
          </table:table-cell>
          <table:table-cell office:value-type="float" office:value="187" calcext:value-type="float">
            <text:p>187</text:p>
          </table:table-cell>
          <table:table-cell office:value-type="float" office:value="309" calcext:value-type="float">
            <text:p>309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4731.7" calcext:value-type="float">
            <text:p>14731.7</text:p>
          </table:table-cell>
          <table:table-cell office:value-type="float" office:value="13550.7" calcext:value-type="float">
            <text:p>13550.7</text:p>
          </table:table-cell>
          <table:table-cell office:value-type="float" office:value="8.71524" calcext:value-type="float">
            <text:p>8.71524</text:p>
          </table:table-cell>
          <table:table-cell office:value-type="float" office:value="908.044" calcext:value-type="float">
            <text:p>908.044</text:p>
          </table:table-cell>
          <table:table-cell office:value-type="float" office:value="1808.91" calcext:value-type="float">
            <text:p>1808.91</text:p>
          </table:table-cell>
          <table:table-cell office:value-type="float" office:value="58" calcext:value-type="float">
            <text:p>58</text:p>
          </table:table-cell>
          <table:table-cell office:value-type="float" office:value="5251" calcext:value-type="float">
            <text:p>5251</text:p>
          </table:table-cell>
          <table:table-cell office:value-type="float" office:value="800" calcext:value-type="float">
            <text:p>8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3992.2" calcext:value-type="float">
            <text:p>13992.2</text:p>
          </table:table-cell>
          <table:table-cell office:value-type="float" office:value="13583.9" calcext:value-type="float">
            <text:p>13583.9</text:p>
          </table:table-cell>
          <table:table-cell office:value-type="float" office:value="3.00536" calcext:value-type="float">
            <text:p>3.00536</text:p>
          </table:table-cell>
          <table:table-cell office:value-type="float" office:value="1007.46" calcext:value-type="float">
            <text:p>1007.46</text:p>
          </table:table-cell>
          <table:table-cell office:value-type="float" office:value="1909.94" calcext:value-type="float">
            <text:p>1909.94</text:p>
          </table:table-cell>
          <table:table-cell office:value-type="float" office:value="61" calcext:value-type="float">
            <text:p>61</text:p>
          </table:table-cell>
          <table:table-cell office:value-type="float" office:value="2410" calcext:value-type="float">
            <text:p>2410</text:p>
          </table:table-cell>
          <table:table-cell office:value-type="float" office:value="440" calcext:value-type="float">
            <text:p>4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1723.7" calcext:value-type="float">
            <text:p>11723.7</text:p>
          </table:table-cell>
          <table:table-cell office:value-type="float" office:value="10928.3" calcext:value-type="float">
            <text:p>10928.3</text:p>
          </table:table-cell>
          <table:table-cell office:value-type="float" office:value="7.27841" calcext:value-type="float">
            <text:p>7.27841</text:p>
          </table:table-cell>
          <table:table-cell office:value-type="float" office:value="900.361" calcext:value-type="float">
            <text:p>900.361</text:p>
          </table:table-cell>
          <table:table-cell office:value-type="float" office:value="991.799" calcext:value-type="float">
            <text:p>991.799</text:p>
          </table:table-cell>
          <table:table-cell office:value-type="float" office:value="271" calcext:value-type="float">
            <text:p>271</text:p>
          </table:table-cell>
          <table:table-cell office:value-type="float" office:value="278" calcext:value-type="float">
            <text:p>278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1821.6" calcext:value-type="float">
            <text:p>11821.6</text:p>
          </table:table-cell>
          <table:table-cell office:value-type="float" office:value="11269.7" calcext:value-type="float">
            <text:p>11269.7</text:p>
          </table:table-cell>
          <table:table-cell office:value-type="float" office:value="4.89671" calcext:value-type="float">
            <text:p>4.89671</text:p>
          </table:table-cell>
          <table:table-cell office:value-type="float" office:value="911.334" calcext:value-type="float">
            <text:p>911.334</text:p>
          </table:table-cell>
          <table:table-cell office:value-type="float" office:value="1844.16" calcext:value-type="float">
            <text:p>1844.16</text:p>
          </table:table-cell>
          <table:table-cell office:value-type="float" office:value="73" calcext:value-type="float">
            <text:p>73</text:p>
          </table:table-cell>
          <table:table-cell office:value-type="float" office:value="5522" calcext:value-type="float">
            <text:p>5522</text:p>
          </table:table-cell>
          <table:table-cell office:value-type="float" office:value="400" calcext:value-type="float">
            <text:p>4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1332.6" calcext:value-type="float">
            <text:p>11332.6</text:p>
          </table:table-cell>
          <table:table-cell office:value-type="float" office:value="11059.8" calcext:value-type="float">
            <text:p>11059.8</text:p>
          </table:table-cell>
          <table:table-cell office:value-type="float" office:value="2.46603" calcext:value-type="float">
            <text:p>2.46603</text:p>
          </table:table-cell>
          <table:table-cell office:value-type="float" office:value="1119.17" calcext:value-type="float">
            <text:p>1119.17</text:p>
          </table:table-cell>
          <table:table-cell office:value-type="float" office:value="2140.03" calcext:value-type="float">
            <text:p>2140.03</text:p>
          </table:table-cell>
          <table:table-cell office:value-type="float" office:value="96" calcext:value-type="float">
            <text:p>96</text:p>
          </table:table-cell>
          <table:table-cell office:value-type="float" office:value="2074" calcext:value-type="float">
            <text:p>2074</text:p>
          </table:table-cell>
          <table:table-cell office:value-type="float" office:value="300" calcext:value-type="float">
            <text:p>3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0970.2" calcext:value-type="float">
            <text:p>10970.2</text:p>
          </table:table-cell>
          <table:table-cell office:value-type="float" office:value="10307.8" calcext:value-type="float">
            <text:p>10307.8</text:p>
          </table:table-cell>
          <table:table-cell office:value-type="float" office:value="6.42617" calcext:value-type="float">
            <text:p>6.42617</text:p>
          </table:table-cell>
          <table:table-cell office:value-type="float" office:value="901.887" calcext:value-type="float">
            <text:p>901.887</text:p>
          </table:table-cell>
          <table:table-cell office:value-type="float" office:value="1056.92" calcext:value-type="float">
            <text:p>1056.92</text:p>
          </table:table-cell>
          <table:table-cell office:value-type="float" office:value="192" calcext:value-type="float">
            <text:p>192</text:p>
          </table:table-cell>
          <table:table-cell office:value-type="float" office:value="294" calcext:value-type="float">
            <text:p>294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0181.9" calcext:value-type="float">
            <text:p>10181.9</text:p>
          </table:table-cell>
          <table:table-cell office:value-type="float" office:value="10388.7" calcext:value-type="float">
            <text:p>10388.7</text:p>
          </table:table-cell>
          <table:table-cell office:value-type="float" office:value="1.98998" calcext:value-type="float">
            <text:p>1.98998</text:p>
          </table:table-cell>
          <table:table-cell office:value-type="float" office:value="924.881" calcext:value-type="float">
            <text:p>924.881</text:p>
          </table:table-cell>
          <table:table-cell office:value-type="float" office:value="1774.24" calcext:value-type="float">
            <text:p>1774.24</text:p>
          </table:table-cell>
          <table:table-cell office:value-type="float" office:value="62" calcext:value-type="float">
            <text:p>62</text:p>
          </table:table-cell>
          <table:table-cell office:value-type="float" office:value="5078" calcext:value-type="float">
            <text:p>5078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0511.2" calcext:value-type="float">
            <text:p>10511.2</text:p>
          </table:table-cell>
          <table:table-cell office:value-type="float" office:value="10362.1" calcext:value-type="float">
            <text:p>10362.1</text:p>
          </table:table-cell>
          <table:table-cell office:value-type="float" office:value="1.43885" calcext:value-type="float">
            <text:p>1.43885</text:p>
          </table:table-cell>
          <table:table-cell office:value-type="float" office:value="997.95" calcext:value-type="float">
            <text:p>997.95</text:p>
          </table:table-cell>
          <table:table-cell office:value-type="float" office:value="1959.8" calcext:value-type="float">
            <text:p>1959.8</text:p>
          </table:table-cell>
          <table:table-cell office:value-type="float" office:value="78" calcext:value-type="float">
            <text:p>78</text:p>
          </table:table-cell>
          <table:table-cell office:value-type="float" office:value="2421" calcext:value-type="float">
            <text:p>2421</text:p>
          </table:table-cell>
          <table:table-cell office:value-type="float" office:value="220" calcext:value-type="float">
            <text:p>2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3599.8" calcext:value-type="float">
            <text:p>13599.8</text:p>
          </table:table-cell>
          <table:table-cell office:value-type="float" office:value="12428.8" calcext:value-type="float">
            <text:p>12428.8</text:p>
          </table:table-cell>
          <table:table-cell office:value-type="float" office:value="9.42184" calcext:value-type="float">
            <text:p>9.42184</text:p>
          </table:table-cell>
          <table:table-cell office:value-type="float" office:value="903.805" calcext:value-type="float">
            <text:p>903.805</text:p>
          </table:table-cell>
          <table:table-cell office:value-type="float" office:value="1827.62" calcext:value-type="float">
            <text:p>1827.62</text:p>
          </table:table-cell>
          <table:table-cell office:value-type="float" office:value="95" calcext:value-type="float">
            <text:p>95</text:p>
          </table:table-cell>
          <table:table-cell office:value-type="float" office:value="3670" calcext:value-type="float">
            <text:p>3670</text:p>
          </table:table-cell>
          <table:table-cell office:value-type="float" office:value="940" calcext:value-type="float">
            <text:p>9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3268.8" calcext:value-type="float">
            <text:p>13268.8</text:p>
          </table:table-cell>
          <table:table-cell office:value-type="float" office:value="12176.6" calcext:value-type="float">
            <text:p>12176.6</text:p>
          </table:table-cell>
          <table:table-cell office:value-type="float" office:value="8.97028" calcext:value-type="float">
            <text:p>8.97028</text:p>
          </table:table-cell>
          <table:table-cell office:value-type="float" office:value="900.477" calcext:value-type="float">
            <text:p>900.477</text:p>
          </table:table-cell>
          <table:table-cell office:value-type="float" office:value="1003.96" calcext:value-type="float">
            <text:p>1003.96</text:p>
          </table:table-cell>
          <table:table-cell office:value-type="float" office:value="246" calcext:value-type="float">
            <text:p>246</text:p>
          </table:table-cell>
          <table:table-cell office:value-type="float" office:value="315" calcext:value-type="float">
            <text:p>315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3415" calcext:value-type="float">
            <text:p>13415</text:p>
          </table:table-cell>
          <table:table-cell office:value-type="float" office:value="12351.4" calcext:value-type="float">
            <text:p>12351.4</text:p>
          </table:table-cell>
          <table:table-cell office:value-type="float" office:value="8.61065" calcext:value-type="float">
            <text:p>8.61065</text:p>
          </table:table-cell>
          <table:table-cell office:value-type="float" office:value="941.09" calcext:value-type="float">
            <text:p>941.09</text:p>
          </table:table-cell>
          <table:table-cell office:value-type="float" office:value="1884.5" calcext:value-type="float">
            <text:p>1884.5</text:p>
          </table:table-cell>
          <table:table-cell office:value-type="float" office:value="55" calcext:value-type="float">
            <text:p>55</text:p>
          </table:table-cell>
          <table:table-cell office:value-type="float" office:value="3799" calcext:value-type="float">
            <text:p>3799</text:p>
          </table:table-cell>
          <table:table-cell office:value-type="float" office:value="180" calcext:value-type="float">
            <text:p>1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0618.2" calcext:value-type="float">
            <text:p>20618.2</text:p>
          </table:table-cell>
          <table:table-cell office:value-type="float" office:value="17190.5" calcext:value-type="float">
            <text:p>17190.5</text:p>
          </table:table-cell>
          <table:table-cell office:value-type="float" office:value="19.9391" calcext:value-type="float">
            <text:p>19.9391</text:p>
          </table:table-cell>
          <table:table-cell office:value-type="float" office:value="955.221" calcext:value-type="float">
            <text:p>955.221</text:p>
          </table:table-cell>
          <table:table-cell office:value-type="float" office:value="1939.28" calcext:value-type="float">
            <text:p>1939.28</text:p>
          </table:table-cell>
          <table:table-cell office:value-type="float" office:value="66" calcext:value-type="float">
            <text:p>66</text:p>
          </table:table-cell>
          <table:table-cell office:value-type="float" office:value="4238" calcext:value-type="float">
            <text:p>4238</text:p>
          </table:table-cell>
          <table:table-cell office:value-type="float" office:value="260" calcext:value-type="float">
            <text:p>2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8993.1" calcext:value-type="float">
            <text:p>18993.1</text:p>
          </table:table-cell>
          <table:table-cell office:value-type="float" office:value="16727.8" calcext:value-type="float">
            <text:p>16727.8</text:p>
          </table:table-cell>
          <table:table-cell office:value-type="float" office:value="13.5419" calcext:value-type="float">
            <text:p>13.5419</text:p>
          </table:table-cell>
          <table:table-cell office:value-type="float" office:value="902.787" calcext:value-type="float">
            <text:p>902.787</text:p>
          </table:table-cell>
          <table:table-cell office:value-type="float" office:value="1003.77" calcext:value-type="float">
            <text:p>1003.77</text:p>
          </table:table-cell>
          <table:table-cell office:value-type="float" office:value="206" calcext:value-type="float">
            <text:p>206</text:p>
          </table:table-cell>
          <table:table-cell office:value-type="float" office:value="292" calcext:value-type="float">
            <text:p>292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8976.1" calcext:value-type="float">
            <text:p>18976.1</text:p>
          </table:table-cell>
          <table:table-cell office:value-type="float" office:value="17292.7" calcext:value-type="float">
            <text:p>17292.7</text:p>
          </table:table-cell>
          <table:table-cell office:value-type="float" office:value="9.73472" calcext:value-type="float">
            <text:p>9.73472</text:p>
          </table:table-cell>
          <table:table-cell office:value-type="float" office:value="907.233" calcext:value-type="float">
            <text:p>907.233</text:p>
          </table:table-cell>
          <table:table-cell office:value-type="float" office:value="1724.39" calcext:value-type="float">
            <text:p>1724.39</text:p>
          </table:table-cell>
          <table:table-cell office:value-type="float" office:value="81" calcext:value-type="float">
            <text:p>81</text:p>
          </table:table-cell>
          <table:table-cell office:value-type="float" office:value="2331" calcext:value-type="float">
            <text:p>2331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6886.2" calcext:value-type="float">
            <text:p>16886.2</text:p>
          </table:table-cell>
          <table:table-cell office:value-type="float" office:value="14548.8" calcext:value-type="float">
            <text:p>14548.8</text:p>
          </table:table-cell>
          <table:table-cell office:value-type="float" office:value="16.0654" calcext:value-type="float">
            <text:p>16.0654</text:p>
          </table:table-cell>
          <table:table-cell office:value-type="float" office:value="901.534" calcext:value-type="float">
            <text:p>901.534</text:p>
          </table:table-cell>
          <table:table-cell office:value-type="float" office:value="987.154" calcext:value-type="float">
            <text:p>987.154</text:p>
          </table:table-cell>
          <table:table-cell office:value-type="float" office:value="261" calcext:value-type="float">
            <text:p>261</text:p>
          </table:table-cell>
          <table:table-cell office:value-type="float" office:value="291" calcext:value-type="float">
            <text:p>291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7070.1" calcext:value-type="float">
            <text:p>17070.1</text:p>
          </table:table-cell>
          <table:table-cell office:value-type="float" office:value="15254.9" calcext:value-type="float">
            <text:p>15254.9</text:p>
          </table:table-cell>
          <table:table-cell office:value-type="float" office:value="11.8993" calcext:value-type="float">
            <text:p>11.8993</text:p>
          </table:table-cell>
          <table:table-cell office:value-type="float" office:value="972.368" calcext:value-type="float">
            <text:p>972.368</text:p>
          </table:table-cell>
          <table:table-cell office:value-type="float" office:value="1994.07" calcext:value-type="float">
            <text:p>1994.07</text:p>
          </table:table-cell>
          <table:table-cell office:value-type="float" office:value="37" calcext:value-type="float">
            <text:p>37</text:p>
          </table:table-cell>
          <table:table-cell office:value-type="float" office:value="3835" calcext:value-type="float">
            <text:p>3835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6544.1" calcext:value-type="float">
            <text:p>16544.1</text:p>
          </table:table-cell>
          <table:table-cell office:value-type="float" office:value="15067.1" calcext:value-type="float">
            <text:p>15067.1</text:p>
          </table:table-cell>
          <table:table-cell office:value-type="float" office:value="9.803" calcext:value-type="float">
            <text:p>9.803</text:p>
          </table:table-cell>
          <table:table-cell office:value-type="float" office:value="903.821" calcext:value-type="float">
            <text:p>903.821</text:p>
          </table:table-cell>
          <table:table-cell office:value-type="float" office:value="1804.87" calcext:value-type="float">
            <text:p>1804.87</text:p>
          </table:table-cell>
          <table:table-cell office:value-type="float" office:value="89" calcext:value-type="float">
            <text:p>89</text:p>
          </table:table-cell>
          <table:table-cell office:value-type="float" office:value="2442" calcext:value-type="float">
            <text:p>2442</text:p>
          </table:table-cell>
          <table:table-cell office:value-type="float" office:value="960" calcext:value-type="float">
            <text:p>9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9852.6" calcext:value-type="float">
            <text:p>19852.6</text:p>
          </table:table-cell>
          <table:table-cell office:value-type="float" office:value="17226" calcext:value-type="float">
            <text:p>17226</text:p>
          </table:table-cell>
          <table:table-cell office:value-type="float" office:value="15.2479" calcext:value-type="float">
            <text:p>15.2479</text:p>
          </table:table-cell>
          <table:table-cell office:value-type="float" office:value="916.051" calcext:value-type="float">
            <text:p>916.051</text:p>
          </table:table-cell>
          <table:table-cell office:value-type="float" office:value="1816.84" calcext:value-type="float">
            <text:p>1816.84</text:p>
          </table:table-cell>
          <table:table-cell office:value-type="float" office:value="18" calcext:value-type="float">
            <text:p>1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9753.5" calcext:value-type="float">
            <text:p>19753.5</text:p>
          </table:table-cell>
          <table:table-cell office:value-type="float" office:value="18173.7" calcext:value-type="float">
            <text:p>18173.7</text:p>
          </table:table-cell>
          <table:table-cell office:value-type="float" office:value="8.69249" calcext:value-type="float">
            <text:p>8.69249</text:p>
          </table:table-cell>
          <table:table-cell office:value-type="float" office:value="902.555" calcext:value-type="float">
            <text:p>902.555</text:p>
          </table:table-cell>
          <table:table-cell office:value-type="float" office:value="1033.26" calcext:value-type="float">
            <text:p>1033.26</text:p>
          </table:table-cell>
          <table:table-cell office:value-type="float" office:value="215" calcext:value-type="float">
            <text:p>215</text:p>
          </table:table-cell>
          <table:table-cell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9701" calcext:value-type="float">
            <text:p>19701</text:p>
          </table:table-cell>
          <table:table-cell office:value-type="float" office:value="18480.9" calcext:value-type="float">
            <text:p>18480.9</text:p>
          </table:table-cell>
          <table:table-cell office:value-type="float" office:value="6.60199" calcext:value-type="float">
            <text:p>6.60199</text:p>
          </table:table-cell>
          <table:table-cell office:value-type="float" office:value="911.245" calcext:value-type="float">
            <text:p>911.245</text:p>
          </table:table-cell>
          <table:table-cell office:value-type="float" office:value="1815.58" calcext:value-type="float">
            <text:p>1815.58</text:p>
          </table:table-cell>
          <table:table-cell office:value-type="float" office:value="139" calcext:value-type="float">
            <text:p>139</text:p>
          </table:table-cell>
          <table:table-cell office:value-type="float" office:value="2117" calcext:value-type="float">
            <text:p>2117</text:p>
          </table:table-cell>
          <table:table-cell office:value-type="float" office:value="960" calcext:value-type="float">
            <text:p>9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8364.4" calcext:value-type="float">
            <text:p>18364.4</text:p>
          </table:table-cell>
          <table:table-cell office:value-type="float" office:value="14826.4" calcext:value-type="float">
            <text:p>14826.4</text:p>
          </table:table-cell>
          <table:table-cell office:value-type="float" office:value="23.8625" calcext:value-type="float">
            <text:p>23.8625</text:p>
          </table:table-cell>
          <table:table-cell office:value-type="float" office:value="901.685" calcext:value-type="float">
            <text:p>901.685</text:p>
          </table:table-cell>
          <table:table-cell office:value-type="float" office:value="1843.12" calcext:value-type="float">
            <text:p>1843.12</text:p>
          </table:table-cell>
          <table:table-cell office:value-type="float" office:value="85" calcext:value-type="float">
            <text:p>85</text:p>
          </table:table-cell>
          <table:table-cell office:value-type="float" office:value="3054" calcext:value-type="float">
            <text:p>3054</text:p>
          </table:table-cell>
          <table:table-cell office:value-type="float" office:value="580" calcext:value-type="float">
            <text:p>5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7324.4" calcext:value-type="float">
            <text:p>17324.4</text:p>
          </table:table-cell>
          <table:table-cell office:value-type="float" office:value="14776.5" calcext:value-type="float">
            <text:p>14776.5</text:p>
          </table:table-cell>
          <table:table-cell office:value-type="float" office:value="17.2426" calcext:value-type="float">
            <text:p>17.2426</text:p>
          </table:table-cell>
          <table:table-cell office:value-type="float" office:value="926.783" calcext:value-type="float">
            <text:p>926.783</text:p>
          </table:table-cell>
          <table:table-cell office:value-type="float" office:value="1841.48" calcext:value-type="float">
            <text:p>1841.48</text:p>
          </table:table-cell>
          <table:table-cell office:value-type="float" office:value="52" calcext:value-type="float">
            <text:p>52</text:p>
          </table:table-cell>
          <table:table-cell office:value-type="float" office:value="3782" calcext:value-type="float">
            <text:p>3782</text:p>
          </table:table-cell>
          <table:table-cell office:value-type="float" office:value="360" calcext:value-type="float">
            <text:p>3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6155" calcext:value-type="float">
            <text:p>16155</text:p>
          </table:table-cell>
          <table:table-cell office:value-type="float" office:value="14519.2" calcext:value-type="float">
            <text:p>14519.2</text:p>
          </table:table-cell>
          <table:table-cell office:value-type="float" office:value="11.2667" calcext:value-type="float">
            <text:p>11.2667</text:p>
          </table:table-cell>
          <table:table-cell office:value-type="float" office:value="900.989" calcext:value-type="float">
            <text:p>900.989</text:p>
          </table:table-cell>
          <table:table-cell office:value-type="float" office:value="958.935" calcext:value-type="float">
            <text:p>958.935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2707.1" calcext:value-type="float">
            <text:p>12707.1</text:p>
          </table:table-cell>
          <table:table-cell office:value-type="float" office:value="10477.5" calcext:value-type="float">
            <text:p>10477.5</text:p>
          </table:table-cell>
          <table:table-cell office:value-type="float" office:value="21.2797" calcext:value-type="float">
            <text:p>21.2797</text:p>
          </table:table-cell>
          <table:table-cell office:value-type="float" office:value="1260.55" calcext:value-type="float">
            <text:p>1260.55</text:p>
          </table:table-cell>
          <table:table-cell office:value-type="float" office:value="2173.34" calcext:value-type="float">
            <text:p>2173.34</text:p>
          </table:table-cell>
          <table:table-cell office:value-type="float" office:value="136" calcext:value-type="float">
            <text:p>136</text:p>
          </table:table-cell>
          <table:table-cell office:value-type="float" office:value="2486" calcext:value-type="float">
            <text:p>2486</text:p>
          </table:table-cell>
          <table:table-cell office:value-type="float" office:value="300" calcext:value-type="float">
            <text:p>3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1420.7" calcext:value-type="float">
            <text:p>11420.7</text:p>
          </table:table-cell>
          <table:table-cell office:value-type="float" office:value="10613.8" calcext:value-type="float">
            <text:p>10613.8</text:p>
          </table:table-cell>
          <table:table-cell office:value-type="float" office:value="7.60233" calcext:value-type="float">
            <text:p>7.60233</text:p>
          </table:table-cell>
          <table:table-cell office:value-type="float" office:value="971.658" calcext:value-type="float">
            <text:p>971.658</text:p>
          </table:table-cell>
          <table:table-cell office:value-type="float" office:value="1884.7" calcext:value-type="float">
            <text:p>1884.7</text:p>
          </table:table-cell>
          <table:table-cell office:value-type="float" office:value="68" calcext:value-type="float">
            <text:p>68</text:p>
          </table:table-cell>
          <table:table-cell office:value-type="float" office:value="3558" calcext:value-type="float">
            <text:p>3558</text:p>
          </table:table-cell>
          <table:table-cell office:value-type="float" office:value="900" calcext:value-type="float">
            <text:p>9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0998.6" calcext:value-type="float">
            <text:p>10998.6</text:p>
          </table:table-cell>
          <table:table-cell office:value-type="float" office:value="10249.1" calcext:value-type="float">
            <text:p>10249.1</text:p>
          </table:table-cell>
          <table:table-cell office:value-type="float" office:value="7.31233" calcext:value-type="float">
            <text:p>7.31233</text:p>
          </table:table-cell>
          <table:table-cell office:value-type="float" office:value="900.572" calcext:value-type="float">
            <text:p>900.572</text:p>
          </table:table-cell>
          <table:table-cell office:value-type="float" office:value="1066.02" calcext:value-type="float">
            <text:p>1066.02</text:p>
          </table:table-cell>
          <table:table-cell office:value-type="float" office:value="206" calcext:value-type="float">
            <text:p>206</text:p>
          </table:table-cell>
          <table:table-cell office:value-type="float" office:value="261" calcext:value-type="float">
            <text:p>261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7380.6" calcext:value-type="float">
            <text:p>17380.6</text:p>
          </table:table-cell>
          <table:table-cell office:value-type="float" office:value="15228.5" calcext:value-type="float">
            <text:p>15228.5</text:p>
          </table:table-cell>
          <table:table-cell office:value-type="float" office:value="14.1316" calcext:value-type="float">
            <text:p>14.1316</text:p>
          </table:table-cell>
          <table:table-cell office:value-type="float" office:value="905.493" calcext:value-type="float">
            <text:p>905.493</text:p>
          </table:table-cell>
          <table:table-cell office:value-type="float" office:value="1737.94" calcext:value-type="float">
            <text:p>1737.94</text:p>
          </table:table-cell>
          <table:table-cell office:value-type="float" office:value="87" calcext:value-type="float">
            <text:p>87</text:p>
          </table:table-cell>
          <table:table-cell office:value-type="float" office:value="3235" calcext:value-type="float">
            <text:p>3235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6274.7" calcext:value-type="float">
            <text:p>16274.7</text:p>
          </table:table-cell>
          <table:table-cell office:value-type="float" office:value="14937.9" calcext:value-type="float">
            <text:p>14937.9</text:p>
          </table:table-cell>
          <table:table-cell office:value-type="float" office:value="8.94903" calcext:value-type="float">
            <text:p>8.94903</text:p>
          </table:table-cell>
          <table:table-cell office:value-type="float" office:value="901.588" calcext:value-type="float">
            <text:p>901.588</text:p>
          </table:table-cell>
          <table:table-cell office:value-type="float" office:value="1006.14" calcext:value-type="float">
            <text:p>1006.14</text:p>
          </table:table-cell>
          <table:table-cell office:value-type="float" office:value="202" calcext:value-type="float">
            <text:p>202</text:p>
          </table:table-cell>
          <table:table-cell office:value-type="float" office:value="264" calcext:value-type="float">
            <text:p>264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5317.4" calcext:value-type="float">
            <text:p>15317.4</text:p>
          </table:table-cell>
          <table:table-cell office:value-type="float" office:value="15294.4" calcext:value-type="float">
            <text:p>15294.4</text:p>
          </table:table-cell>
          <table:table-cell office:value-type="float" office:value="0.150337" calcext:value-type="float">
            <text:p>0.150337</text:p>
          </table:table-cell>
          <table:table-cell office:value-type="float" office:value="926.412" calcext:value-type="float">
            <text:p>926.412</text:p>
          </table:table-cell>
          <table:table-cell office:value-type="float" office:value="1610.83" calcext:value-type="float">
            <text:p>1610.83</text:p>
          </table:table-cell>
          <table:table-cell office:value-type="float" office:value="86" calcext:value-type="float">
            <text:p>86</text:p>
          </table:table-cell>
          <table:table-cell office:value-type="float" office:value="4067" calcext:value-type="float">
            <text:p>4067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6344" calcext:value-type="float">
            <text:p>16344</text:p>
          </table:table-cell>
          <table:table-cell office:value-type="float" office:value="15211.3" calcext:value-type="float">
            <text:p>15211.3</text:p>
          </table:table-cell>
          <table:table-cell office:value-type="float" office:value="7.44612" calcext:value-type="float">
            <text:p>7.44612</text:p>
          </table:table-cell>
          <table:table-cell office:value-type="float" office:value="925.701" calcext:value-type="float">
            <text:p>925.701</text:p>
          </table:table-cell>
          <table:table-cell office:value-type="float" office:value="1826.27" calcext:value-type="float">
            <text:p>1826.27</text:p>
          </table:table-cell>
          <table:table-cell office:value-type="float" office:value="76" calcext:value-type="float">
            <text:p>76</text:p>
          </table:table-cell>
          <table:table-cell office:value-type="float" office:value="2322" calcext:value-type="float">
            <text:p>2322</text:p>
          </table:table-cell>
          <table:table-cell office:value-type="float" office:value="940" calcext:value-type="float">
            <text:p>9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4476.3" calcext:value-type="float">
            <text:p>14476.3</text:p>
          </table:table-cell>
          <table:table-cell office:value-type="float" office:value="15428" calcext:value-type="float">
            <text:p>15428</text:p>
          </table:table-cell>
          <table:table-cell office:value-type="float" office:value="6.16887" calcext:value-type="float">
            <text:p>6.16887</text:p>
          </table:table-cell>
          <table:table-cell office:value-type="float" office:value="909.591" calcext:value-type="float">
            <text:p>909.591</text:p>
          </table:table-cell>
          <table:table-cell office:value-type="float" office:value="1823.71" calcext:value-type="float">
            <text:p>1823.71</text:p>
          </table:table-cell>
          <table:table-cell office:value-type="float" office:value="107" calcext:value-type="float">
            <text:p>107</text:p>
          </table:table-cell>
          <table:table-cell office:value-type="float" office:value="6404" calcext:value-type="float">
            <text:p>6404</text:p>
          </table:table-cell>
          <table:table-cell office:value-type="float" office:value="940" calcext:value-type="float">
            <text:p>9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6075.1" calcext:value-type="float">
            <text:p>16075.1</text:p>
          </table:table-cell>
          <table:table-cell office:value-type="float" office:value="15245.3" calcext:value-type="float">
            <text:p>15245.3</text:p>
          </table:table-cell>
          <table:table-cell office:value-type="float" office:value="5.44344" calcext:value-type="float">
            <text:p>5.44344</text:p>
          </table:table-cell>
          <table:table-cell office:value-type="float" office:value="903.183" calcext:value-type="float">
            <text:p>903.183</text:p>
          </table:table-cell>
          <table:table-cell office:value-type="float" office:value="975.216" calcext:value-type="float">
            <text:p>975.216</text:p>
          </table:table-cell>
          <table:table-cell office:value-type="float" office:value="256" calcext:value-type="float">
            <text:p>256</text:p>
          </table:table-cell>
          <table:table-cell office:value-type="float" office:value="244" calcext:value-type="float">
            <text:p>244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6604.1" calcext:value-type="float">
            <text:p>16604.1</text:p>
          </table:table-cell>
          <table:table-cell office:value-type="float" office:value="14167.6" calcext:value-type="float">
            <text:p>14167.6</text:p>
          </table:table-cell>
          <table:table-cell office:value-type="float" office:value="17.1976" calcext:value-type="float">
            <text:p>17.1976</text:p>
          </table:table-cell>
          <table:table-cell office:value-type="float" office:value="900.311" calcext:value-type="float">
            <text:p>900.311</text:p>
          </table:table-cell>
          <table:table-cell office:value-type="float" office:value="1824.34" calcext:value-type="float">
            <text:p>1824.34</text:p>
          </table:table-cell>
          <table:table-cell office:value-type="float" office:value="101" calcext:value-type="float">
            <text:p>101</text:p>
          </table:table-cell>
          <table:table-cell office:value-type="float" office:value="2292" calcext:value-type="float">
            <text:p>2292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5343.9" calcext:value-type="float">
            <text:p>15343.9</text:p>
          </table:table-cell>
          <table:table-cell office:value-type="float" office:value="13945.8" calcext:value-type="float">
            <text:p>13945.8</text:p>
          </table:table-cell>
          <table:table-cell office:value-type="float" office:value="10.0248" calcext:value-type="float">
            <text:p>10.0248</text:p>
          </table:table-cell>
          <table:table-cell office:value-type="float" office:value="908.562" calcext:value-type="float">
            <text:p>908.562</text:p>
          </table:table-cell>
          <table:table-cell office:value-type="float" office:value="1064.5" calcext:value-type="float">
            <text:p>1064.5</text:p>
          </table:table-cell>
          <table:table-cell office:value-type="float" office:value="181" calcext:value-type="float">
            <text:p>181</text:p>
          </table:table-cell>
          <table:table-cell office:value-type="float" office:value="286" calcext:value-type="float">
            <text:p>286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4251.3" calcext:value-type="float">
            <text:p>14251.3</text:p>
          </table:table-cell>
          <table:table-cell office:value-type="float" office:value="14264.6" calcext:value-type="float">
            <text:p>14264.6</text:p>
          </table:table-cell>
          <table:table-cell office:value-type="float" office:value="0.0927721" calcext:value-type="float">
            <text:p>0.0927721</text:p>
          </table:table-cell>
          <table:table-cell office:value-type="float" office:value="917.894" calcext:value-type="float">
            <text:p>917.894</text:p>
          </table:table-cell>
          <table:table-cell office:value-type="float" office:value="1684.61" calcext:value-type="float">
            <text:p>1684.61</text:p>
          </table:table-cell>
          <table:table-cell office:value-type="float" office:value="72" calcext:value-type="float">
            <text:p>72</text:p>
          </table:table-cell>
          <table:table-cell office:value-type="float" office:value="5433" calcext:value-type="float">
            <text:p>5433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4849.3" calcext:value-type="float">
            <text:p>14849.3</text:p>
          </table:table-cell>
          <table:table-cell office:value-type="float" office:value="13657.6" calcext:value-type="float">
            <text:p>13657.6</text:p>
          </table:table-cell>
          <table:table-cell office:value-type="float" office:value="8.72618" calcext:value-type="float">
            <text:p>8.72618</text:p>
          </table:table-cell>
          <table:table-cell office:value-type="float" office:value="929.671" calcext:value-type="float">
            <text:p>929.671</text:p>
          </table:table-cell>
          <table:table-cell office:value-type="float" office:value="1830.75" calcext:value-type="float">
            <text:p>1830.75</text:p>
          </table:table-cell>
          <table:table-cell office:value-type="float" office:value="123" calcext:value-type="float">
            <text:p>123</text:p>
          </table:table-cell>
          <table:table-cell office:value-type="float" office:value="2756" calcext:value-type="float">
            <text:p>2756</text:p>
          </table:table-cell>
          <table:table-cell office:value-type="float" office:value="820" calcext:value-type="float">
            <text:p>8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4443.3" calcext:value-type="float">
            <text:p>14443.3</text:p>
          </table:table-cell>
          <table:table-cell office:value-type="float" office:value="13376.1" calcext:value-type="float">
            <text:p>13376.1</text:p>
          </table:table-cell>
          <table:table-cell office:value-type="float" office:value="7.97787" calcext:value-type="float">
            <text:p>7.97787</text:p>
          </table:table-cell>
          <table:table-cell office:value-type="float" office:value="900.674" calcext:value-type="float">
            <text:p>900.674</text:p>
          </table:table-cell>
          <table:table-cell office:value-type="float" office:value="1039.69" calcext:value-type="float">
            <text:p>1039.69</text:p>
          </table:table-cell>
          <table:table-cell office:value-type="float" office:value="255" calcext:value-type="float">
            <text:p>255</text:p>
          </table:table-cell>
          <table:table-cell office:value-type="float" office:value="258" calcext:value-type="float">
            <text:p>258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3037.6" calcext:value-type="float">
            <text:p>13037.6</text:p>
          </table:table-cell>
          <table:table-cell office:value-type="float" office:value="13821.5" calcext:value-type="float">
            <text:p>13821.5</text:p>
          </table:table-cell>
          <table:table-cell office:value-type="float" office:value="5.67151" calcext:value-type="float">
            <text:p>5.67151</text:p>
          </table:table-cell>
          <table:table-cell office:value-type="float" office:value="977.137" calcext:value-type="float">
            <text:p>977.137</text:p>
          </table:table-cell>
          <table:table-cell office:value-type="float" office:value="1882.97" calcext:value-type="float">
            <text:p>1882.97</text:p>
          </table:table-cell>
          <table:table-cell office:value-type="float" office:value="76" calcext:value-type="float">
            <text:p>76</text:p>
          </table:table-cell>
          <table:table-cell office:value-type="float" office:value="4314" calcext:value-type="float">
            <text:p>4314</text:p>
          </table:table-cell>
          <table:table-cell office:value-type="float" office:value="140" calcext:value-type="float">
            <text:p>1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0839.5" calcext:value-type="float">
            <text:p>20839.5</text:p>
          </table:table-cell>
          <table:table-cell office:value-type="float" office:value="19360.6" calcext:value-type="float">
            <text:p>19360.6</text:p>
          </table:table-cell>
          <table:table-cell office:value-type="float" office:value="7.63854" calcext:value-type="float">
            <text:p>7.63854</text:p>
          </table:table-cell>
          <table:table-cell office:value-type="float" office:value="900.372" calcext:value-type="float">
            <text:p>900.372</text:p>
          </table:table-cell>
          <table:table-cell office:value-type="float" office:value="973.663" calcext:value-type="float">
            <text:p>973.663</text:p>
          </table:table-cell>
          <table:table-cell office:value-type="float" office:value="228" calcext:value-type="float">
            <text:p>228</text:p>
          </table:table-cell>
          <table:table-cell office:value-type="float" office:value="254" calcext:value-type="float">
            <text:p>254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9255.7" calcext:value-type="float">
            <text:p>19255.7</text:p>
          </table:table-cell>
          <table:table-cell office:value-type="float" office:value="19712.3" calcext:value-type="float">
            <text:p>19712.3</text:p>
          </table:table-cell>
          <table:table-cell office:value-type="float" office:value="2.31659" calcext:value-type="float">
            <text:p>2.31659</text:p>
          </table:table-cell>
          <table:table-cell office:value-type="float" office:value="921.211" calcext:value-type="float">
            <text:p>921.211</text:p>
          </table:table-cell>
          <table:table-cell office:value-type="float" office:value="1825.49" calcext:value-type="float">
            <text:p>1825.49</text:p>
          </table:table-cell>
          <table:table-cell office:value-type="float" office:value="89" calcext:value-type="float">
            <text:p>89</text:p>
          </table:table-cell>
          <table:table-cell office:value-type="float" office:value="3244" calcext:value-type="float">
            <text:p>3244</text:p>
          </table:table-cell>
          <table:table-cell office:value-type="float" office:value="360" calcext:value-type="float">
            <text:p>3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9470" calcext:value-type="float">
            <text:p>19470</text:p>
          </table:table-cell>
          <table:table-cell office:value-type="float" office:value="19766.1" calcext:value-type="float">
            <text:p>19766.1</text:p>
          </table:table-cell>
          <table:table-cell office:value-type="float" office:value="1.49814" calcext:value-type="float">
            <text:p>1.49814</text:p>
          </table:table-cell>
          <table:table-cell office:value-type="float" office:value="947.459" calcext:value-type="float">
            <text:p>947.459</text:p>
          </table:table-cell>
          <table:table-cell office:value-type="float" office:value="1868.96" calcext:value-type="float">
            <text:p>1868.96</text:p>
          </table:table-cell>
          <table:table-cell office:value-type="float" office:value="52" calcext:value-type="float">
            <text:p>52</text:p>
          </table:table-cell>
          <table:table-cell office:value-type="float" office:value="3492" calcext:value-type="float">
            <text:p>3492</text:p>
          </table:table-cell>
          <table:table-cell office:value-type="float" office:value="240" calcext:value-type="float">
            <text:p>2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9070.1" calcext:value-type="float">
            <text:p>19070.1</text:p>
          </table:table-cell>
          <table:table-cell office:value-type="float" office:value="16802.4" calcext:value-type="float">
            <text:p>16802.4</text:p>
          </table:table-cell>
          <table:table-cell office:value-type="float" office:value="13.4964" calcext:value-type="float">
            <text:p>13.4964</text:p>
          </table:table-cell>
          <table:table-cell office:value-type="float" office:value="900.313" calcext:value-type="float">
            <text:p>900.313</text:p>
          </table:table-cell>
          <table:table-cell office:value-type="float" office:value="990.947" calcext:value-type="float">
            <text:p>990.947</text:p>
          </table:table-cell>
          <table:table-cell office:value-type="float" office:value="247" calcext:value-type="float">
            <text:p>247</text:p>
          </table:table-cell>
          <table:table-cell office:value-type="float" office:value="274" calcext:value-type="float">
            <text:p>274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8679.3" calcext:value-type="float">
            <text:p>18679.3</text:p>
          </table:table-cell>
          <table:table-cell office:value-type="float" office:value="17329" calcext:value-type="float">
            <text:p>17329</text:p>
          </table:table-cell>
          <table:table-cell office:value-type="float" office:value="7.79247" calcext:value-type="float">
            <text:p>7.79247</text:p>
          </table:table-cell>
          <table:table-cell office:value-type="float" office:value="1070.87" calcext:value-type="float">
            <text:p>1070.87</text:p>
          </table:table-cell>
          <table:table-cell office:value-type="float" office:value="1973.48" calcext:value-type="float">
            <text:p>1973.48</text:p>
          </table:table-cell>
          <table:table-cell office:value-type="float" office:value="86" calcext:value-type="float">
            <text:p>86</text:p>
          </table:table-cell>
          <table:table-cell office:value-type="float" office:value="3021" calcext:value-type="float">
            <text:p>3021</text:p>
          </table:table-cell>
          <table:table-cell office:value-type="float" office:value="760" calcext:value-type="float">
            <text:p>7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7876.1" calcext:value-type="float">
            <text:p>17876.1</text:p>
          </table:table-cell>
          <table:table-cell office:value-type="float" office:value="17264.6" calcext:value-type="float">
            <text:p>17264.6</text:p>
          </table:table-cell>
          <table:table-cell office:value-type="float" office:value="3.54193" calcext:value-type="float">
            <text:p>3.54193</text:p>
          </table:table-cell>
          <table:table-cell office:value-type="float" office:value="974.325" calcext:value-type="float">
            <text:p>974.325</text:p>
          </table:table-cell>
          <table:table-cell office:value-type="float" office:value="1975.41" calcext:value-type="float">
            <text:p>1975.41</text:p>
          </table:table-cell>
          <table:table-cell office:value-type="float" office:value="61" calcext:value-type="float">
            <text:p>61</text:p>
          </table:table-cell>
          <table:table-cell office:value-type="float" office:value="3914" calcext:value-type="float">
            <text:p>3914</text:p>
          </table:table-cell>
          <table:table-cell office:value-type="float" office:value="320" calcext:value-type="float">
            <text:p>3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8478" calcext:value-type="float">
            <text:p>18478</text:p>
          </table:table-cell>
          <table:table-cell office:value-type="float" office:value="16583.9" calcext:value-type="float">
            <text:p>16583.9</text:p>
          </table:table-cell>
          <table:table-cell office:value-type="float" office:value="11.4209" calcext:value-type="float">
            <text:p>11.4209</text:p>
          </table:table-cell>
          <table:table-cell office:value-type="float" office:value="900.361" calcext:value-type="float">
            <text:p>900.361</text:p>
          </table:table-cell>
          <table:table-cell office:value-type="float" office:value="1015.26" calcext:value-type="float">
            <text:p>1015.26</text:p>
          </table:table-cell>
          <table:table-cell office:value-type="float" office:value="319" calcext:value-type="float">
            <text:p>319</text:p>
          </table:table-cell>
          <table:table-cell office:value-type="float" office:value="267" calcext:value-type="float">
            <text:p>267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8019.9" calcext:value-type="float">
            <text:p>18019.9</text:p>
          </table:table-cell>
          <table:table-cell office:value-type="float" office:value="17082.6" calcext:value-type="float">
            <text:p>17082.6</text:p>
          </table:table-cell>
          <table:table-cell office:value-type="float" office:value="5.48659" calcext:value-type="float">
            <text:p>5.48659</text:p>
          </table:table-cell>
          <table:table-cell office:value-type="float" office:value="911.325" calcext:value-type="float">
            <text:p>911.325</text:p>
          </table:table-cell>
          <table:table-cell office:value-type="float" office:value="1691.78" calcext:value-type="float">
            <text:p>1691.78</text:p>
          </table:table-cell>
          <table:table-cell office:value-type="float" office:value="88" calcext:value-type="float">
            <text:p>88</text:p>
          </table:table-cell>
          <table:table-cell office:value-type="float" office:value="2822" calcext:value-type="float">
            <text:p>2822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8207.3" calcext:value-type="float">
            <text:p>18207.3</text:p>
          </table:table-cell>
          <table:table-cell office:value-type="float" office:value="17309.5" calcext:value-type="float">
            <text:p>17309.5</text:p>
          </table:table-cell>
          <table:table-cell office:value-type="float" office:value="5.18677" calcext:value-type="float">
            <text:p>5.18677</text:p>
          </table:table-cell>
          <table:table-cell office:value-type="float" office:value="962.443" calcext:value-type="float">
            <text:p>962.443</text:p>
          </table:table-cell>
          <table:table-cell office:value-type="float" office:value="1926.13" calcext:value-type="float">
            <text:p>1926.13</text:p>
          </table:table-cell>
          <table:table-cell office:value-type="float" office:value="50" calcext:value-type="float">
            <text:p>50</text:p>
          </table:table-cell>
          <table:table-cell office:value-type="float" office:value="3921" calcext:value-type="float">
            <text:p>3921</text:p>
          </table:table-cell>
          <table:table-cell office:value-type="float" office:value="140" calcext:value-type="float">
            <text:p>1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5117.1" calcext:value-type="float">
            <text:p>25117.1</text:p>
          </table:table-cell>
          <table:table-cell office:value-type="float" office:value="23065.4" calcext:value-type="float">
            <text:p>23065.4</text:p>
          </table:table-cell>
          <table:table-cell office:value-type="float" office:value="8.89486" calcext:value-type="float">
            <text:p>8.89486</text:p>
          </table:table-cell>
          <table:table-cell office:value-type="float" office:value="928.971" calcext:value-type="float">
            <text:p>928.971</text:p>
          </table:table-cell>
          <table:table-cell office:value-type="float" office:value="1872.03" calcext:value-type="float">
            <text:p>1872.03</text:p>
          </table:table-cell>
          <table:table-cell office:value-type="float" office:value="87" calcext:value-type="float">
            <text:p>87</text:p>
          </table:table-cell>
          <table:table-cell office:value-type="float" office:value="3607" calcext:value-type="float">
            <text:p>3607</text:p>
          </table:table-cell>
          <table:table-cell office:value-type="float" office:value="320" calcext:value-type="float">
            <text:p>3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4336" calcext:value-type="float">
            <text:p>24336</text:p>
          </table:table-cell>
          <table:table-cell office:value-type="float" office:value="22378.3" calcext:value-type="float">
            <text:p>22378.3</text:p>
          </table:table-cell>
          <table:table-cell office:value-type="float" office:value="8.74808" calcext:value-type="float">
            <text:p>8.74808</text:p>
          </table:table-cell>
          <table:table-cell office:value-type="float" office:value="900.362" calcext:value-type="float">
            <text:p>900.362</text:p>
          </table:table-cell>
          <table:table-cell office:value-type="float" office:value="995.71" calcext:value-type="float">
            <text:p>995.71</text:p>
          </table:table-cell>
          <table:table-cell office:value-type="float" office:value="274" calcext:value-type="float">
            <text:p>274</text:p>
          </table:table-cell>
          <table:table-cell office:value-type="float" office:value="264" calcext:value-type="float">
            <text:p>264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4477.4" calcext:value-type="float">
            <text:p>24477.4</text:p>
          </table:table-cell>
          <table:table-cell office:value-type="float" office:value="22514" calcext:value-type="float">
            <text:p>22514</text:p>
          </table:table-cell>
          <table:table-cell office:value-type="float" office:value="8.72092" calcext:value-type="float">
            <text:p>8.72092</text:p>
          </table:table-cell>
          <table:table-cell office:value-type="float" office:value="940.052" calcext:value-type="float">
            <text:p>940.052</text:p>
          </table:table-cell>
          <table:table-cell office:value-type="float" office:value="1844.71" calcext:value-type="float">
            <text:p>1844.71</text:p>
          </table:table-cell>
          <table:table-cell office:value-type="float" office:value="52" calcext:value-type="float">
            <text:p>52</text:p>
          </table:table-cell>
          <table:table-cell office:value-type="float" office:value="4105" calcext:value-type="float">
            <text:p>4105</text:p>
          </table:table-cell>
          <table:table-cell office:value-type="float" office:value="440" calcext:value-type="float">
            <text:p>4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2581.7" calcext:value-type="float">
            <text:p>22581.7</text:p>
          </table:table-cell>
          <table:table-cell office:value-type="float" office:value="20479.3" calcext:value-type="float">
            <text:p>20479.3</text:p>
          </table:table-cell>
          <table:table-cell office:value-type="float" office:value="10.2663" calcext:value-type="float">
            <text:p>10.2663</text:p>
          </table:table-cell>
          <table:table-cell office:value-type="float" office:value="900.535" calcext:value-type="float">
            <text:p>900.535</text:p>
          </table:table-cell>
          <table:table-cell office:value-type="float" office:value="987.192" calcext:value-type="float">
            <text:p>987.192</text:p>
          </table:table-cell>
          <table:table-cell office:value-type="float" office:value="182" calcext:value-type="float">
            <text:p>182</text:p>
          </table:table-cell>
          <table:table-cell office:value-type="float" office:value="246" calcext:value-type="float">
            <text:p>246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2249.3" calcext:value-type="float">
            <text:p>22249.3</text:p>
          </table:table-cell>
          <table:table-cell office:value-type="float" office:value="21013.8" calcext:value-type="float">
            <text:p>21013.8</text:p>
          </table:table-cell>
          <table:table-cell office:value-type="float" office:value="5.87969" calcext:value-type="float">
            <text:p>5.87969</text:p>
          </table:table-cell>
          <table:table-cell office:value-type="float" office:value="974.128" calcext:value-type="float">
            <text:p>974.128</text:p>
          </table:table-cell>
          <table:table-cell office:value-type="float" office:value="1895.48" calcext:value-type="float">
            <text:p>1895.48</text:p>
          </table:table-cell>
          <table:table-cell office:value-type="float" office:value="128" calcext:value-type="float">
            <text:p>128</text:p>
          </table:table-cell>
          <table:table-cell office:value-type="float" office:value="2533" calcext:value-type="float">
            <text:p>2533</text:p>
          </table:table-cell>
          <table:table-cell office:value-type="float" office:value="260" calcext:value-type="float">
            <text:p>2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Path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0290.5" calcext:value-type="float">
            <text:p>20290.5</text:p>
          </table:table-cell>
          <table:table-cell office:value-type="float" office:value="21024.5" calcext:value-type="float">
            <text:p>21024.5</text:p>
          </table:table-cell>
          <table:table-cell office:value-type="float" office:value="3.49132" calcext:value-type="float">
            <text:p>3.49132</text:p>
          </table:table-cell>
          <table:table-cell office:value-type="float" office:value="908.154" calcext:value-type="float">
            <text:p>908.154</text:p>
          </table:table-cell>
          <table:table-cell office:value-type="float" office:value="1829.48" calcext:value-type="float">
            <text:p>1829.48</text:p>
          </table:table-cell>
          <table:table-cell office:value-type="float" office:value="75" calcext:value-type="float">
            <text:p>75</text:p>
          </table:table-cell>
          <table:table-cell office:value-type="float" office:value="4341" calcext:value-type="float">
            <text:p>4341</text:p>
          </table:table-cell>
          <table:table-cell office:value-type="float" office:value="720" calcext:value-type="float">
            <text:p>7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NoCu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053.6" calcext:value-type="float">
            <text:p>10053.6</text:p>
          </table:table-cell>
          <table:table-cell office:value-type="float" office:value="10379.7" calcext:value-type="float">
            <text:p>10379.7</text:p>
          </table:table-cell>
          <table:table-cell office:value-type="float" office:value="3.14185" calcext:value-type="float">
            <text:p>3.14185</text:p>
          </table:table-cell>
          <table:table-cell office:value-type="float" office:value="128.298" calcext:value-type="float">
            <text:p>128.298</text:p>
          </table:table-cell>
          <table:table-cell office:value-type="float" office:value="407.269" calcext:value-type="float">
            <text:p>407.26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NoCu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7962.59" calcext:value-type="float">
            <text:p>7962.59</text:p>
          </table:table-cell>
          <table:table-cell office:value-type="float" office:value="7425.35" calcext:value-type="float">
            <text:p>7425.35</text:p>
          </table:table-cell>
          <table:table-cell office:value-type="float" office:value="7.23526" calcext:value-type="float">
            <text:p>7.23526</text:p>
          </table:table-cell>
          <table:table-cell office:value-type="float" office:value="975.297" calcext:value-type="float">
            <text:p>975.297</text:p>
          </table:table-cell>
          <table:table-cell office:value-type="float" office:value="1319.55" calcext:value-type="float">
            <text:p>1319.5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NoCu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324.6" calcext:value-type="float">
            <text:p>11324.6</text:p>
          </table:table-cell>
          <table:table-cell office:value-type="float" office:value="10924.2" calcext:value-type="float">
            <text:p>10924.2</text:p>
          </table:table-cell>
          <table:table-cell office:value-type="float" office:value="3.66525" calcext:value-type="float">
            <text:p>3.66525</text:p>
          </table:table-cell>
          <table:table-cell office:value-type="float" office:value="937.095" calcext:value-type="float">
            <text:p>937.095</text:p>
          </table:table-cell>
          <table:table-cell office:value-type="float" office:value="1053.61" calcext:value-type="float">
            <text:p>1053.6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NoCu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930.7" calcext:value-type="float">
            <text:p>13930.7</text:p>
          </table:table-cell>
          <table:table-cell office:value-type="float" office:value="10859.9" calcext:value-type="float">
            <text:p>10859.9</text:p>
          </table:table-cell>
          <table:table-cell office:value-type="float" office:value="28.277" calcext:value-type="float">
            <text:p>28.277</text:p>
          </table:table-cell>
          <table:table-cell office:value-type="float" office:value="988.978" calcext:value-type="float">
            <text:p>988.978</text:p>
          </table:table-cell>
          <table:table-cell office:value-type="float" office:value="1329.36" calcext:value-type="float">
            <text:p>1329.3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NoCu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341.9" calcext:value-type="float">
            <text:p>10341.9</text:p>
          </table:table-cell>
          <table:table-cell office:value-type="float" office:value="10124.1" calcext:value-type="float">
            <text:p>10124.1</text:p>
          </table:table-cell>
          <table:table-cell office:value-type="float" office:value="2.15145" calcext:value-type="float">
            <text:p>2.15145</text:p>
          </table:table-cell>
          <table:table-cell office:value-type="float" office:value="103.656" calcext:value-type="float">
            <text:p>103.656</text:p>
          </table:table-cell>
          <table:table-cell office:value-type="float" office:value="143.019" calcext:value-type="float">
            <text:p>143.01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NoCu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163.1" calcext:value-type="float">
            <text:p>12163.1</text:p>
          </table:table-cell>
          <table:table-cell office:value-type="float" office:value="12257.9" calcext:value-type="float">
            <text:p>12257.9</text:p>
          </table:table-cell>
          <table:table-cell office:value-type="float" office:value="0.773833" calcext:value-type="float">
            <text:p>0.773833</text:p>
          </table:table-cell>
          <table:table-cell office:value-type="float" office:value="559.66" calcext:value-type="float">
            <text:p>559.66</text:p>
          </table:table-cell>
          <table:table-cell office:value-type="float" office:value="933.624" calcext:value-type="float">
            <text:p>933.62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NoCu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047.4" calcext:value-type="float">
            <text:p>13047.4</text:p>
          </table:table-cell>
          <table:table-cell office:value-type="float" office:value="12687.3" calcext:value-type="float">
            <text:p>12687.3</text:p>
          </table:table-cell>
          <table:table-cell office:value-type="float" office:value="2.83816" calcext:value-type="float">
            <text:p>2.83816</text:p>
          </table:table-cell>
          <table:table-cell office:value-type="float" office:value="945.687" calcext:value-type="float">
            <text:p>945.687</text:p>
          </table:table-cell>
          <table:table-cell office:value-type="float" office:value="1733.92" calcext:value-type="float">
            <text:p>1733.9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NoCu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20462.8" calcext:value-type="float">
            <text:p>20462.8</text:p>
          </table:table-cell>
          <table:table-cell office:value-type="float" office:value="19133.8" calcext:value-type="float">
            <text:p>19133.8</text:p>
          </table:table-cell>
          <table:table-cell office:value-type="float" office:value="6.946" calcext:value-type="float">
            <text:p>6.946</text:p>
          </table:table-cell>
          <table:table-cell office:value-type="float" office:value="901.025" calcext:value-type="float">
            <text:p>901.025</text:p>
          </table:table-cell>
          <table:table-cell office:value-type="float" office:value="1861.23" calcext:value-type="float">
            <text:p>1861.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NoCu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183.7" calcext:value-type="float">
            <text:p>13183.7</text:p>
          </table:table-cell>
          <table:table-cell office:value-type="float" office:value="12364.5" calcext:value-type="float">
            <text:p>12364.5</text:p>
          </table:table-cell>
          <table:table-cell office:value-type="float" office:value="6.62521" calcext:value-type="float">
            <text:p>6.62521</text:p>
          </table:table-cell>
          <table:table-cell office:value-type="float" office:value="963.371" calcext:value-type="float">
            <text:p>963.371</text:p>
          </table:table-cell>
          <table:table-cell office:value-type="float" office:value="1933.97" calcext:value-type="float">
            <text:p>1933.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NoCu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7656.2" calcext:value-type="float">
            <text:p>17656.2</text:p>
          </table:table-cell>
          <table:table-cell office:value-type="float" office:value="18096.8" calcext:value-type="float">
            <text:p>18096.8</text:p>
          </table:table-cell>
          <table:table-cell office:value-type="float" office:value="2.43483" calcext:value-type="float">
            <text:p>2.43483</text:p>
          </table:table-cell>
          <table:table-cell office:value-type="float" office:value="193.394" calcext:value-type="float">
            <text:p>193.394</text:p>
          </table:table-cell>
          <table:table-cell office:value-type="float" office:value="485.521" calcext:value-type="float">
            <text:p>485.52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NoCu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084.8" calcext:value-type="float">
            <text:p>12084.8</text:p>
          </table:table-cell>
          <table:table-cell office:value-type="float" office:value="11564.9" calcext:value-type="float">
            <text:p>11564.9</text:p>
          </table:table-cell>
          <table:table-cell office:value-type="float" office:value="4.49544" calcext:value-type="float">
            <text:p>4.49544</text:p>
          </table:table-cell>
          <table:table-cell office:value-type="float" office:value="696.929" calcext:value-type="float">
            <text:p>696.929</text:p>
          </table:table-cell>
          <table:table-cell office:value-type="float" office:value="1053.54" calcext:value-type="float">
            <text:p>1053.5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NoCu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8311.7" calcext:value-type="float">
            <text:p>18311.7</text:p>
          </table:table-cell>
          <table:table-cell office:value-type="float" office:value="18831.4" calcext:value-type="float">
            <text:p>18831.4</text:p>
          </table:table-cell>
          <table:table-cell office:value-type="float" office:value="2.75961" calcext:value-type="float">
            <text:p>2.75961</text:p>
          </table:table-cell>
          <table:table-cell office:value-type="float" office:value="979.961" calcext:value-type="float">
            <text:p>979.961</text:p>
          </table:table-cell>
          <table:table-cell office:value-type="float" office:value="1957.54" calcext:value-type="float">
            <text:p>1957.5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NoCut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7727.4" calcext:value-type="float">
            <text:p>17727.4</text:p>
          </table:table-cell>
          <table:table-cell office:value-type="float" office:value="14890.4" calcext:value-type="float">
            <text:p>14890.4</text:p>
          </table:table-cell>
          <table:table-cell office:value-type="float" office:value="19.0522" calcext:value-type="float">
            <text:p>19.0522</text:p>
          </table:table-cell>
          <table:table-cell office:value-type="float" office:value="963.68" calcext:value-type="float">
            <text:p>963.68</text:p>
          </table:table-cell>
          <table:table-cell office:value-type="float" office:value="1356.28" calcext:value-type="float">
            <text:p>1356.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NoCut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526.6" calcext:value-type="float">
            <text:p>13526.6</text:p>
          </table:table-cell>
          <table:table-cell office:value-type="float" office:value="13448.5" calcext:value-type="float">
            <text:p>13448.5</text:p>
          </table:table-cell>
          <table:table-cell office:value-type="float" office:value="0.580497" calcext:value-type="float">
            <text:p>0.580497</text:p>
          </table:table-cell>
          <table:table-cell office:value-type="float" office:value="54.0319" calcext:value-type="float">
            <text:p>54.0319</text:p>
          </table:table-cell>
          <table:table-cell office:value-type="float" office:value="303.1" calcext:value-type="float">
            <text:p>303.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NoCu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8661.6" calcext:value-type="float">
            <text:p>18661.6</text:p>
          </table:table-cell>
          <table:table-cell office:value-type="float" office:value="18057.8" calcext:value-type="float">
            <text:p>18057.8</text:p>
          </table:table-cell>
          <table:table-cell office:value-type="float" office:value="3.34329" calcext:value-type="float">
            <text:p>3.34329</text:p>
          </table:table-cell>
          <table:table-cell office:value-type="float" office:value="386.319" calcext:value-type="float">
            <text:p>386.319</text:p>
          </table:table-cell>
          <table:table-cell office:value-type="float" office:value="717.037" calcext:value-type="float">
            <text:p>717.03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NoCut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24096.9" calcext:value-type="float">
            <text:p>24096.9</text:p>
          </table:table-cell>
          <table:table-cell office:value-type="float" office:value="22449.5" calcext:value-type="float">
            <text:p>22449.5</text:p>
          </table:table-cell>
          <table:table-cell office:value-type="float" office:value="7.33833" calcext:value-type="float">
            <text:p>7.33833</text:p>
          </table:table-cell>
          <table:table-cell office:value-type="float" office:value="979.185" calcext:value-type="float">
            <text:p>979.185</text:p>
          </table:table-cell>
          <table:table-cell office:value-type="float" office:value="1984.18" calcext:value-type="float">
            <text:p>1984.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NoCu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447.5" calcext:value-type="float">
            <text:p>14447.5</text:p>
          </table:table-cell>
          <table:table-cell office:value-type="float" office:value="13278.4" calcext:value-type="float">
            <text:p>13278.4</text:p>
          </table:table-cell>
          <table:table-cell office:value-type="float" office:value="8.80403" calcext:value-type="float">
            <text:p>8.80403</text:p>
          </table:table-cell>
          <table:table-cell office:value-type="float" office:value="979.054" calcext:value-type="float">
            <text:p>979.054</text:p>
          </table:table-cell>
          <table:table-cell office:value-type="float" office:value="1884.91" calcext:value-type="float">
            <text:p>1884.9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NoCut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8564.1" calcext:value-type="float">
            <text:p>18564.1</text:p>
          </table:table-cell>
          <table:table-cell office:value-type="float" office:value="17950.1" calcext:value-type="float">
            <text:p>17950.1</text:p>
          </table:table-cell>
          <table:table-cell office:value-type="float" office:value="3.42059" calcext:value-type="float">
            <text:p>3.42059</text:p>
          </table:table-cell>
          <table:table-cell office:value-type="float" office:value="929.384" calcext:value-type="float">
            <text:p>929.384</text:p>
          </table:table-cell>
          <table:table-cell office:value-type="float" office:value="1179.88" calcext:value-type="float">
            <text:p>1179.8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NoCut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9557.5" calcext:value-type="float">
            <text:p>19557.5</text:p>
          </table:table-cell>
          <table:table-cell office:value-type="float" office:value="18380.7" calcext:value-type="float">
            <text:p>18380.7</text:p>
          </table:table-cell>
          <table:table-cell office:value-type="float" office:value="6.40237" calcext:value-type="float">
            <text:p>6.40237</text:p>
          </table:table-cell>
          <table:table-cell office:value-type="float" office:value="924.174" calcext:value-type="float">
            <text:p>924.174</text:p>
          </table:table-cell>
          <table:table-cell office:value-type="float" office:value="1156.39" calcext:value-type="float">
            <text:p>1156.3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NoCu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9958.3" calcext:value-type="float">
            <text:p>19958.3</text:p>
          </table:table-cell>
          <table:table-cell office:value-type="float" office:value="18156.9" calcext:value-type="float">
            <text:p>18156.9</text:p>
          </table:table-cell>
          <table:table-cell office:value-type="float" office:value="9.92169" calcext:value-type="float">
            <text:p>9.92169</text:p>
          </table:table-cell>
          <table:table-cell office:value-type="float" office:value="1046.53" calcext:value-type="float">
            <text:p>1046.53</text:p>
          </table:table-cell>
          <table:table-cell office:value-type="float" office:value="2006.84" calcext:value-type="float">
            <text:p>2006.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NoCut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5526.8" calcext:value-type="float">
            <text:p>15526.8</text:p>
          </table:table-cell>
          <table:table-cell table:style-name="ce2" office:value-type="float" office:value="1014870" calcext:value-type="float">
            <text:p>1.01E+06</text:p>
          </table:table-cell>
          <table:table-cell office:value-type="float" office:value="98.4701" calcext:value-type="float">
            <text:p>98.4701</text:p>
          </table:table-cell>
          <table:table-cell office:value-type="float" office:value="985.666" calcext:value-type="float">
            <text:p>985.666</text:p>
          </table:table-cell>
          <table:table-cell office:value-type="float" office:value="1951.28" calcext:value-type="float">
            <text:p>1951.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NoCut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3593.8" calcext:value-type="float">
            <text:p>13593.8</text:p>
          </table:table-cell>
          <table:table-cell office:value-type="float" office:value="880507" calcext:value-type="float">
            <text:p>880507</text:p>
          </table:table-cell>
          <table:table-cell office:value-type="float" office:value="98.4561" calcext:value-type="float">
            <text:p>98.4561</text:p>
          </table:table-cell>
          <table:table-cell office:value-type="float" office:value="953.619" calcext:value-type="float">
            <text:p>953.619</text:p>
          </table:table-cell>
          <table:table-cell office:value-type="float" office:value="1920.54" calcext:value-type="float">
            <text:p>1920.5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NoCut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6121.5" calcext:value-type="float">
            <text:p>16121.5</text:p>
          </table:table-cell>
          <table:table-cell office:value-type="float" office:value="14216.6" calcext:value-type="float">
            <text:p>14216.6</text:p>
          </table:table-cell>
          <table:table-cell office:value-type="float" office:value="13.399" calcext:value-type="float">
            <text:p>13.399</text:p>
          </table:table-cell>
          <table:table-cell office:value-type="float" office:value="1072.59" calcext:value-type="float">
            <text:p>1072.59</text:p>
          </table:table-cell>
          <table:table-cell office:value-type="float" office:value="2038.22" calcext:value-type="float">
            <text:p>2038.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NoCut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85.331" calcext:value-type="float">
            <text:p>985.331</text:p>
          </table:table-cell>
          <table:table-cell office:value-type="float" office:value="1233.51" calcext:value-type="float">
            <text:p>1233.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NoCut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3414.4" calcext:value-type="float">
            <text:p>13414.4</text:p>
          </table:table-cell>
          <table:table-cell office:value-type="float" office:value="14171.5" calcext:value-type="float">
            <text:p>14171.5</text:p>
          </table:table-cell>
          <table:table-cell office:value-type="float" office:value="5.34224" calcext:value-type="float">
            <text:p>5.34224</text:p>
          </table:table-cell>
          <table:table-cell office:value-type="float" office:value="978.87" calcext:value-type="float">
            <text:p>978.87</text:p>
          </table:table-cell>
          <table:table-cell office:value-type="float" office:value="1943.21" calcext:value-type="float">
            <text:p>1943.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NoCut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753668" calcext:value-type="float">
            <text:p>753668</text:p>
          </table:table-cell>
          <table:table-cell office:value-type="float" office:value="751641" calcext:value-type="float">
            <text:p>751641</text:p>
          </table:table-cell>
          <table:table-cell office:value-type="float" office:value="0.269641" calcext:value-type="float">
            <text:p>0.269641</text:p>
          </table:table-cell>
          <table:table-cell office:value-type="float" office:value="969.385" calcext:value-type="float">
            <text:p>969.385</text:p>
          </table:table-cell>
          <table:table-cell office:value-type="float" office:value="1217.65" calcext:value-type="float">
            <text:p>1217.6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NoCut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6167.9" calcext:value-type="float">
            <text:p>26167.9</text:p>
          </table:table-cell>
          <table:table-cell office:value-type="float" office:value="23981.7" calcext:value-type="float">
            <text:p>23981.7</text:p>
          </table:table-cell>
          <table:table-cell office:value-type="float" office:value="9.11639" calcext:value-type="float">
            <text:p>9.11639</text:p>
          </table:table-cell>
          <table:table-cell office:value-type="float" office:value="1064.31" calcext:value-type="float">
            <text:p>1064.31</text:p>
          </table:table-cell>
          <table:table-cell office:value-type="float" office:value="2029.52" calcext:value-type="float">
            <text:p>2029.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NoCut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2798.5" calcext:value-type="float">
            <text:p>22798.5</text:p>
          </table:table-cell>
          <table:table-cell office:value-type="float" office:value="974034" calcext:value-type="float">
            <text:p>974034</text:p>
          </table:table-cell>
          <table:table-cell office:value-type="float" office:value="97.6594" calcext:value-type="float">
            <text:p>97.6594</text:p>
          </table:table-cell>
          <table:table-cell office:value-type="float" office:value="914.594" calcext:value-type="float">
            <text:p>914.594</text:p>
          </table:table-cell>
          <table:table-cell office:value-type="float" office:value="1880.82" calcext:value-type="float">
            <text:p>1880.8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NoCut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8893.9" calcext:value-type="float">
            <text:p>28893.9</text:p>
          </table:table-cell>
          <table:table-cell office:value-type="float" office:value="23986.4" calcext:value-type="float">
            <text:p>23986.4</text:p>
          </table:table-cell>
          <table:table-cell office:value-type="float" office:value="20.4594" calcext:value-type="float">
            <text:p>20.4594</text:p>
          </table:table-cell>
          <table:table-cell office:value-type="float" office:value="999.869" calcext:value-type="float">
            <text:p>999.869</text:p>
          </table:table-cell>
          <table:table-cell office:value-type="float" office:value="1962.15" calcext:value-type="float">
            <text:p>1962.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NoCut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table:style-name="ce2" office:value-type="float" office:value="1003570" calcext:value-type="float">
            <text:p>1.00E+06</text:p>
          </table:table-cell>
          <table:table-cell table:style-name="ce2" office:value-type="float" office:value="1076150" calcext:value-type="float">
            <text:p>1.08E+06</text:p>
          </table:table-cell>
          <table:table-cell office:value-type="float" office:value="6.74423" calcext:value-type="float">
            <text:p>6.74423</text:p>
          </table:table-cell>
          <table:table-cell office:value-type="float" office:value="958.185" calcext:value-type="float">
            <text:p>958.185</text:p>
          </table:table-cell>
          <table:table-cell office:value-type="float" office:value="1205.51" calcext:value-type="float">
            <text:p>1205.5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NoCut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1849" calcext:value-type="float">
            <text:p>11849</text:p>
          </table:table-cell>
          <table:table-cell office:value-type="float" office:value="756859" calcext:value-type="float">
            <text:p>756859</text:p>
          </table:table-cell>
          <table:table-cell office:value-type="float" office:value="98.4344" calcext:value-type="float">
            <text:p>98.4344</text:p>
          </table:table-cell>
          <table:table-cell office:value-type="float" office:value="916.417" calcext:value-type="float">
            <text:p>916.417</text:p>
          </table:table-cell>
          <table:table-cell office:value-type="float" office:value="1880.99" calcext:value-type="float">
            <text:p>1880.9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NoCut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1872.6" calcext:value-type="float">
            <text:p>11872.6</text:p>
          </table:table-cell>
          <table:table-cell office:value-type="float" office:value="756859" calcext:value-type="float">
            <text:p>756859</text:p>
          </table:table-cell>
          <table:table-cell office:value-type="float" office:value="98.4313" calcext:value-type="float">
            <text:p>98.4313</text:p>
          </table:table-cell>
          <table:table-cell office:value-type="float" office:value="956.895" calcext:value-type="float">
            <text:p>956.895</text:p>
          </table:table-cell>
          <table:table-cell office:value-type="float" office:value="1921.7" calcext:value-type="float">
            <text:p>1921.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NoCut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7345.1" calcext:value-type="float">
            <text:p>17345.1</text:p>
          </table:table-cell>
          <table:table-cell office:value-type="float" office:value="973820" calcext:value-type="float">
            <text:p>973820</text:p>
          </table:table-cell>
          <table:table-cell office:value-type="float" office:value="98.2189" calcext:value-type="float">
            <text:p>98.2189</text:p>
          </table:table-cell>
          <table:table-cell office:value-type="float" office:value="956.405" calcext:value-type="float">
            <text:p>956.405</text:p>
          </table:table-cell>
          <table:table-cell office:value-type="float" office:value="1920.2" calcext:value-type="float">
            <text:p>1920.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NoCut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6098.9" calcext:value-type="float">
            <text:p>16098.9</text:p>
          </table:table-cell>
          <table:table-cell table:style-name="ce2" office:value-type="float" office:value="1133260" calcext:value-type="float">
            <text:p>1.13E+06</text:p>
          </table:table-cell>
          <table:table-cell office:value-type="float" office:value="98.5794" calcext:value-type="float">
            <text:p>98.5794</text:p>
          </table:table-cell>
          <table:table-cell office:value-type="float" office:value="965.014" calcext:value-type="float">
            <text:p>965.014</text:p>
          </table:table-cell>
          <table:table-cell office:value-type="float" office:value="1929.34" calcext:value-type="float">
            <text:p>1929.3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NoCut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864916" calcext:value-type="float">
            <text:p>864916</text:p>
          </table:table-cell>
          <table:table-cell office:value-type="float" office:value="923073" calcext:value-type="float">
            <text:p>923073</text:p>
          </table:table-cell>
          <table:table-cell office:value-type="float" office:value="6.30043" calcext:value-type="float">
            <text:p>6.30043</text:p>
          </table:table-cell>
          <table:table-cell office:value-type="float" office:value="959.481" calcext:value-type="float">
            <text:p>959.481</text:p>
          </table:table-cell>
          <table:table-cell office:value-type="float" office:value="1204.93" calcext:value-type="float">
            <text:p>1204.9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NoCut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5250" calcext:value-type="float">
            <text:p>15250</text:p>
          </table:table-cell>
          <table:table-cell table:style-name="ce2" office:value-type="float" office:value="1028480" calcext:value-type="float">
            <text:p>1.03E+06</text:p>
          </table:table-cell>
          <table:table-cell office:value-type="float" office:value="98.5172" calcext:value-type="float">
            <text:p>98.5172</text:p>
          </table:table-cell>
          <table:table-cell office:value-type="float" office:value="949.371" calcext:value-type="float">
            <text:p>949.371</text:p>
          </table:table-cell>
          <table:table-cell office:value-type="float" office:value="1912.87" calcext:value-type="float">
            <text:p>1912.8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NoCut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5539.2" calcext:value-type="float">
            <text:p>25539.2</text:p>
          </table:table-cell>
          <table:table-cell table:style-name="ce2" office:value-type="float" office:value="1033330" calcext:value-type="float">
            <text:p>1.03E+06</text:p>
          </table:table-cell>
          <table:table-cell office:value-type="float" office:value="97.5285" calcext:value-type="float">
            <text:p>97.5285</text:p>
          </table:table-cell>
          <table:table-cell office:value-type="float" office:value="926.35" calcext:value-type="float">
            <text:p>926.35</text:p>
          </table:table-cell>
          <table:table-cell office:value-type="float" office:value="1889.44" calcext:value-type="float">
            <text:p>1889.4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NoCut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1067.7" calcext:value-type="float">
            <text:p>21067.7</text:p>
          </table:table-cell>
          <table:table-cell office:value-type="float" office:value="894213" calcext:value-type="float">
            <text:p>894213</text:p>
          </table:table-cell>
          <table:table-cell office:value-type="float" office:value="97.644" calcext:value-type="float">
            <text:p>97.644</text:p>
          </table:table-cell>
          <table:table-cell office:value-type="float" office:value="963.724" calcext:value-type="float">
            <text:p>963.724</text:p>
          </table:table-cell>
          <table:table-cell office:value-type="float" office:value="1927.01" calcext:value-type="float">
            <text:p>1927.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NoCut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2785.9" calcext:value-type="float">
            <text:p>22785.9</text:p>
          </table:table-cell>
          <table:table-cell office:value-type="float" office:value="905686" calcext:value-type="float">
            <text:p>905686</text:p>
          </table:table-cell>
          <table:table-cell office:value-type="float" office:value="97.4841" calcext:value-type="float">
            <text:p>97.4841</text:p>
          </table:table-cell>
          <table:table-cell office:value-type="float" office:value="917.939" calcext:value-type="float">
            <text:p>917.939</text:p>
          </table:table-cell>
          <table:table-cell office:value-type="float" office:value="1881.71" calcext:value-type="float">
            <text:p>1881.7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10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</text:p>
          </table:table-cell>
          <table:table-cell office:value-type="string" calcext:value-type="string">
            <text:p>NoCut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6475.1" calcext:value-type="float">
            <text:p>26475.1</text:p>
          </table:table-cell>
          <table:table-cell table:style-name="ce2" office:value-type="float" office:value="1019290" calcext:value-type="float">
            <text:p>1.02E+06</text:p>
          </table:table-cell>
          <table:table-cell office:value-type="float" office:value="97.4026" calcext:value-type="float">
            <text:p>97.4026</text:p>
          </table:table-cell>
          <table:table-cell office:value-type="float" office:value="930.923" calcext:value-type="float">
            <text:p>930.923</text:p>
          </table:table-cell>
          <table:table-cell office:value-type="float" office:value="1894.67" calcext:value-type="float">
            <text:p>1894.6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860.4" calcext:value-type="float">
            <text:p>10860.4</text:p>
          </table:table-cell>
          <table:table-cell office:value-type="float" office:value="9723.67" calcext:value-type="float">
            <text:p>9723.67</text:p>
          </table:table-cell>
          <table:table-cell office:value-type="float" office:value="11.6906" calcext:value-type="float">
            <text:p>11.6906</text:p>
          </table:table-cell>
          <table:table-cell office:value-type="float" office:value="900.24" calcext:value-type="float">
            <text:p>900.24</text:p>
          </table:table-cell>
          <table:table-cell office:value-type="float" office:value="1254.33" calcext:value-type="float">
            <text:p>1254.33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382.4" calcext:value-type="float">
            <text:p>10382.4</text:p>
          </table:table-cell>
          <table:table-cell office:value-type="float" office:value="9732.3" calcext:value-type="float">
            <text:p>9732.3</text:p>
          </table:table-cell>
          <table:table-cell office:value-type="float" office:value="6.68022" calcext:value-type="float">
            <text:p>6.68022</text:p>
          </table:table-cell>
          <table:table-cell office:value-type="float" office:value="913.129" calcext:value-type="float">
            <text:p>913.129</text:p>
          </table:table-cell>
          <table:table-cell office:value-type="float" office:value="1687.64" calcext:value-type="float">
            <text:p>1687.6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026.5" calcext:value-type="float">
            <text:p>10026.5</text:p>
          </table:table-cell>
          <table:table-cell office:value-type="float" office:value="9843.92" calcext:value-type="float">
            <text:p>9843.92</text:p>
          </table:table-cell>
          <table:table-cell office:value-type="float" office:value="1.85516" calcext:value-type="float">
            <text:p>1.85516</text:p>
          </table:table-cell>
          <table:table-cell office:value-type="float" office:value="903.118" calcext:value-type="float">
            <text:p>903.118</text:p>
          </table:table-cell>
          <table:table-cell office:value-type="float" office:value="1883.52" calcext:value-type="float">
            <text:p>1883.5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8537.16" calcext:value-type="float">
            <text:p>8537.16</text:p>
          </table:table-cell>
          <table:table-cell office:value-type="float" office:value="7201.12" calcext:value-type="float">
            <text:p>7201.12</text:p>
          </table:table-cell>
          <table:table-cell office:value-type="float" office:value="18.5532" calcext:value-type="float">
            <text:p>18.5532</text:p>
          </table:table-cell>
          <table:table-cell office:value-type="float" office:value="925.884" calcext:value-type="float">
            <text:p>925.884</text:p>
          </table:table-cell>
          <table:table-cell office:value-type="float" office:value="1549.42" calcext:value-type="float">
            <text:p>1549.4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8443.21" calcext:value-type="float">
            <text:p>8443.21</text:p>
          </table:table-cell>
          <table:table-cell office:value-type="float" office:value="7351.34" calcext:value-type="float">
            <text:p>7351.34</text:p>
          </table:table-cell>
          <table:table-cell office:value-type="float" office:value="14.8526" calcext:value-type="float">
            <text:p>14.8526</text:p>
          </table:table-cell>
          <table:table-cell office:value-type="float" office:value="900.97" calcext:value-type="float">
            <text:p>900.97</text:p>
          </table:table-cell>
          <table:table-cell office:value-type="float" office:value="1184.83" calcext:value-type="float">
            <text:p>1184.8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8043.18" calcext:value-type="float">
            <text:p>8043.18</text:p>
          </table:table-cell>
          <table:table-cell office:value-type="float" office:value="7070.92" calcext:value-type="float">
            <text:p>7070.92</text:p>
          </table:table-cell>
          <table:table-cell office:value-type="float" office:value="13.7501" calcext:value-type="float">
            <text:p>13.7501</text:p>
          </table:table-cell>
          <table:table-cell office:value-type="float" office:value="900.356" calcext:value-type="float">
            <text:p>900.356</text:p>
          </table:table-cell>
          <table:table-cell office:value-type="float" office:value="1098.05" calcext:value-type="float">
            <text:p>1098.05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666.3" calcext:value-type="float">
            <text:p>13666.3</text:p>
          </table:table-cell>
          <table:table-cell office:value-type="float" office:value="10328.8" calcext:value-type="float">
            <text:p>10328.8</text:p>
          </table:table-cell>
          <table:table-cell office:value-type="float" office:value="32.3128" calcext:value-type="float">
            <text:p>32.3128</text:p>
          </table:table-cell>
          <table:table-cell office:value-type="float" office:value="924.124" calcext:value-type="float">
            <text:p>924.124</text:p>
          </table:table-cell>
          <table:table-cell office:value-type="float" office:value="1457.44" calcext:value-type="float">
            <text:p>1457.4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564.8" calcext:value-type="float">
            <text:p>12564.8</text:p>
          </table:table-cell>
          <table:table-cell office:value-type="float" office:value="10914.6" calcext:value-type="float">
            <text:p>10914.6</text:p>
          </table:table-cell>
          <table:table-cell office:value-type="float" office:value="15.1196" calcext:value-type="float">
            <text:p>15.1196</text:p>
          </table:table-cell>
          <table:table-cell office:value-type="float" office:value="992.479" calcext:value-type="float">
            <text:p>992.479</text:p>
          </table:table-cell>
          <table:table-cell office:value-type="float" office:value="1999.52" calcext:value-type="float">
            <text:p>1999.5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919.1" calcext:value-type="float">
            <text:p>11919.1</text:p>
          </table:table-cell>
          <table:table-cell office:value-type="float" office:value="10608.1" calcext:value-type="float">
            <text:p>10608.1</text:p>
          </table:table-cell>
          <table:table-cell office:value-type="float" office:value="12.3583" calcext:value-type="float">
            <text:p>12.3583</text:p>
          </table:table-cell>
          <table:table-cell office:value-type="float" office:value="900.23" calcext:value-type="float">
            <text:p>900.23</text:p>
          </table:table-cell>
          <table:table-cell office:value-type="float" office:value="1339" calcext:value-type="float">
            <text:p>1339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540.6" calcext:value-type="float">
            <text:p>12540.6</text:p>
          </table:table-cell>
          <table:table-cell office:value-type="float" office:value="10279" calcext:value-type="float">
            <text:p>10279</text:p>
          </table:table-cell>
          <table:table-cell office:value-type="float" office:value="22.0026" calcext:value-type="float">
            <text:p>22.0026</text:p>
          </table:table-cell>
          <table:table-cell office:value-type="float" office:value="919.953" calcext:value-type="float">
            <text:p>919.953</text:p>
          </table:table-cell>
          <table:table-cell office:value-type="float" office:value="1827.8" calcext:value-type="float">
            <text:p>1827.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846.7" calcext:value-type="float">
            <text:p>11846.7</text:p>
          </table:table-cell>
          <table:table-cell office:value-type="float" office:value="10502.9" calcext:value-type="float">
            <text:p>10502.9</text:p>
          </table:table-cell>
          <table:table-cell office:value-type="float" office:value="12.7942" calcext:value-type="float">
            <text:p>12.7942</text:p>
          </table:table-cell>
          <table:table-cell office:value-type="float" office:value="900.4" calcext:value-type="float">
            <text:p>900.4</text:p>
          </table:table-cell>
          <table:table-cell office:value-type="float" office:value="1137.61" calcext:value-type="float">
            <text:p>1137.61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778.1" calcext:value-type="float">
            <text:p>11778.1</text:p>
          </table:table-cell>
          <table:table-cell office:value-type="float" office:value="10484" calcext:value-type="float">
            <text:p>10484</text:p>
          </table:table-cell>
          <table:table-cell office:value-type="float" office:value="12.3439" calcext:value-type="float">
            <text:p>12.3439</text:p>
          </table:table-cell>
          <table:table-cell office:value-type="float" office:value="926.073" calcext:value-type="float">
            <text:p>926.073</text:p>
          </table:table-cell>
          <table:table-cell office:value-type="float" office:value="1906.68" calcext:value-type="float">
            <text:p>1906.6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215.7" calcext:value-type="float">
            <text:p>11215.7</text:p>
          </table:table-cell>
          <table:table-cell office:value-type="float" office:value="9726.02" calcext:value-type="float">
            <text:p>9726.02</text:p>
          </table:table-cell>
          <table:table-cell office:value-type="float" office:value="15.3167" calcext:value-type="float">
            <text:p>15.3167</text:p>
          </table:table-cell>
          <table:table-cell office:value-type="float" office:value="903.378" calcext:value-type="float">
            <text:p>903.378</text:p>
          </table:table-cell>
          <table:table-cell office:value-type="float" office:value="1120.03" calcext:value-type="float">
            <text:p>1120.03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769.6" calcext:value-type="float">
            <text:p>10769.6</text:p>
          </table:table-cell>
          <table:table-cell office:value-type="float" office:value="9878.62" calcext:value-type="float">
            <text:p>9878.62</text:p>
          </table:table-cell>
          <table:table-cell office:value-type="float" office:value="9.01906" calcext:value-type="float">
            <text:p>9.01906</text:p>
          </table:table-cell>
          <table:table-cell office:value-type="float" office:value="993.811" calcext:value-type="float">
            <text:p>993.811</text:p>
          </table:table-cell>
          <table:table-cell office:value-type="float" office:value="1955.81" calcext:value-type="float">
            <text:p>1955.8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243.2" calcext:value-type="float">
            <text:p>10243.2</text:p>
          </table:table-cell>
          <table:table-cell office:value-type="float" office:value="9878.65" calcext:value-type="float">
            <text:p>9878.65</text:p>
          </table:table-cell>
          <table:table-cell office:value-type="float" office:value="3.69061" calcext:value-type="float">
            <text:p>3.69061</text:p>
          </table:table-cell>
          <table:table-cell office:value-type="float" office:value="905.591" calcext:value-type="float">
            <text:p>905.591</text:p>
          </table:table-cell>
          <table:table-cell office:value-type="float" office:value="1597.49" calcext:value-type="float">
            <text:p>1597.4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478.9" calcext:value-type="float">
            <text:p>13478.9</text:p>
          </table:table-cell>
          <table:table-cell office:value-type="float" office:value="11310.1" calcext:value-type="float">
            <text:p>11310.1</text:p>
          </table:table-cell>
          <table:table-cell office:value-type="float" office:value="19.1757" calcext:value-type="float">
            <text:p>19.1757</text:p>
          </table:table-cell>
          <table:table-cell office:value-type="float" office:value="961.311" calcext:value-type="float">
            <text:p>961.311</text:p>
          </table:table-cell>
          <table:table-cell office:value-type="float" office:value="1876.11" calcext:value-type="float">
            <text:p>1876.1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991.7" calcext:value-type="float">
            <text:p>12991.7</text:p>
          </table:table-cell>
          <table:table-cell office:value-type="float" office:value="11659.4" calcext:value-type="float">
            <text:p>11659.4</text:p>
          </table:table-cell>
          <table:table-cell office:value-type="float" office:value="11.427" calcext:value-type="float">
            <text:p>11.427</text:p>
          </table:table-cell>
          <table:table-cell office:value-type="float" office:value="900.275" calcext:value-type="float">
            <text:p>900.275</text:p>
          </table:table-cell>
          <table:table-cell office:value-type="float" office:value="1144.13" calcext:value-type="float">
            <text:p>1144.13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565.9" calcext:value-type="float">
            <text:p>12565.9</text:p>
          </table:table-cell>
          <table:table-cell office:value-type="float" office:value="11384.1" calcext:value-type="float">
            <text:p>11384.1</text:p>
          </table:table-cell>
          <table:table-cell office:value-type="float" office:value="10.3813" calcext:value-type="float">
            <text:p>10.3813</text:p>
          </table:table-cell>
          <table:table-cell office:value-type="float" office:value="929.444" calcext:value-type="float">
            <text:p>929.444</text:p>
          </table:table-cell>
          <table:table-cell office:value-type="float" office:value="1881.15" calcext:value-type="float">
            <text:p>1881.1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755.3" calcext:value-type="float">
            <text:p>14755.3</text:p>
          </table:table-cell>
          <table:table-cell office:value-type="float" office:value="12005.7" calcext:value-type="float">
            <text:p>12005.7</text:p>
          </table:table-cell>
          <table:table-cell office:value-type="float" office:value="22.9022" calcext:value-type="float">
            <text:p>22.9022</text:p>
          </table:table-cell>
          <table:table-cell office:value-type="float" office:value="930.348" calcext:value-type="float">
            <text:p>930.348</text:p>
          </table:table-cell>
          <table:table-cell office:value-type="float" office:value="1701.09" calcext:value-type="float">
            <text:p>1701.0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179.9" calcext:value-type="float">
            <text:p>14179.9</text:p>
          </table:table-cell>
          <table:table-cell office:value-type="float" office:value="12546.7" calcext:value-type="float">
            <text:p>12546.7</text:p>
          </table:table-cell>
          <table:table-cell office:value-type="float" office:value="13.0171" calcext:value-type="float">
            <text:p>13.0171</text:p>
          </table:table-cell>
          <table:table-cell office:value-type="float" office:value="918.129" calcext:value-type="float">
            <text:p>918.129</text:p>
          </table:table-cell>
          <table:table-cell office:value-type="float" office:value="1838.7" calcext:value-type="float">
            <text:p>1838.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641.3" calcext:value-type="float">
            <text:p>13641.3</text:p>
          </table:table-cell>
          <table:table-cell office:value-type="float" office:value="12129.8" calcext:value-type="float">
            <text:p>12129.8</text:p>
          </table:table-cell>
          <table:table-cell office:value-type="float" office:value="12.4614" calcext:value-type="float">
            <text:p>12.4614</text:p>
          </table:table-cell>
          <table:table-cell office:value-type="float" office:value="901.619" calcext:value-type="float">
            <text:p>901.619</text:p>
          </table:table-cell>
          <table:table-cell office:value-type="float" office:value="1142.61" calcext:value-type="float">
            <text:p>1142.61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22092.6" calcext:value-type="float">
            <text:p>22092.6</text:p>
          </table:table-cell>
          <table:table-cell office:value-type="float" office:value="16710.1" calcext:value-type="float">
            <text:p>16710.1</text:p>
          </table:table-cell>
          <table:table-cell office:value-type="float" office:value="32.2114" calcext:value-type="float">
            <text:p>32.2114</text:p>
          </table:table-cell>
          <table:table-cell office:value-type="float" office:value="902.785" calcext:value-type="float">
            <text:p>902.785</text:p>
          </table:table-cell>
          <table:table-cell office:value-type="float" office:value="1172.05" calcext:value-type="float">
            <text:p>1172.05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20531.9" calcext:value-type="float">
            <text:p>20531.9</text:p>
          </table:table-cell>
          <table:table-cell office:value-type="float" office:value="17072.7" calcext:value-type="float">
            <text:p>17072.7</text:p>
          </table:table-cell>
          <table:table-cell office:value-type="float" office:value="20.2613" calcext:value-type="float">
            <text:p>20.2613</text:p>
          </table:table-cell>
          <table:table-cell office:value-type="float" office:value="906.399" calcext:value-type="float">
            <text:p>906.399</text:p>
          </table:table-cell>
          <table:table-cell office:value-type="float" office:value="1800.75" calcext:value-type="float">
            <text:p>1800.7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21258.3" calcext:value-type="float">
            <text:p>21258.3</text:p>
          </table:table-cell>
          <table:table-cell office:value-type="float" office:value="18147.6" calcext:value-type="float">
            <text:p>18147.6</text:p>
          </table:table-cell>
          <table:table-cell office:value-type="float" office:value="17.1412" calcext:value-type="float">
            <text:p>17.1412</text:p>
          </table:table-cell>
          <table:table-cell office:value-type="float" office:value="977.579" calcext:value-type="float">
            <text:p>977.579</text:p>
          </table:table-cell>
          <table:table-cell office:value-type="float" office:value="1887.27" calcext:value-type="float">
            <text:p>1887.2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325.6" calcext:value-type="float">
            <text:p>14325.6</text:p>
          </table:table-cell>
          <table:table-cell office:value-type="float" office:value="11529.9" calcext:value-type="float">
            <text:p>11529.9</text:p>
          </table:table-cell>
          <table:table-cell office:value-type="float" office:value="24.2477" calcext:value-type="float">
            <text:p>24.2477</text:p>
          </table:table-cell>
          <table:table-cell office:value-type="float" office:value="902.657" calcext:value-type="float">
            <text:p>902.657</text:p>
          </table:table-cell>
          <table:table-cell office:value-type="float" office:value="1152.49" calcext:value-type="float">
            <text:p>1152.49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567.3" calcext:value-type="float">
            <text:p>13567.3</text:p>
          </table:table-cell>
          <table:table-cell office:value-type="float" office:value="11898.6" calcext:value-type="float">
            <text:p>11898.6</text:p>
          </table:table-cell>
          <table:table-cell office:value-type="float" office:value="14.024" calcext:value-type="float">
            <text:p>14.024</text:p>
          </table:table-cell>
          <table:table-cell office:value-type="float" office:value="920.472" calcext:value-type="float">
            <text:p>920.472</text:p>
          </table:table-cell>
          <table:table-cell office:value-type="float" office:value="1843.16" calcext:value-type="float">
            <text:p>1843.1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653" calcext:value-type="float">
            <text:p>12653</text:p>
          </table:table-cell>
          <table:table-cell office:value-type="float" office:value="11624.1" calcext:value-type="float">
            <text:p>11624.1</text:p>
          </table:table-cell>
          <table:table-cell office:value-type="float" office:value="8.85181" calcext:value-type="float">
            <text:p>8.85181</text:p>
          </table:table-cell>
          <table:table-cell office:value-type="float" office:value="935.699" calcext:value-type="float">
            <text:p>935.699</text:p>
          </table:table-cell>
          <table:table-cell office:value-type="float" office:value="1873.28" calcext:value-type="float">
            <text:p>1873.2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20093" calcext:value-type="float">
            <text:p>20093</text:p>
          </table:table-cell>
          <table:table-cell office:value-type="float" office:value="15626.9" calcext:value-type="float">
            <text:p>15626.9</text:p>
          </table:table-cell>
          <table:table-cell office:value-type="float" office:value="28.5792" calcext:value-type="float">
            <text:p>28.5792</text:p>
          </table:table-cell>
          <table:table-cell office:value-type="float" office:value="903.376" calcext:value-type="float">
            <text:p>903.376</text:p>
          </table:table-cell>
          <table:table-cell office:value-type="float" office:value="1151.11" calcext:value-type="float">
            <text:p>1151.11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20414" calcext:value-type="float">
            <text:p>20414</text:p>
          </table:table-cell>
          <table:table-cell office:value-type="float" office:value="16485.9" calcext:value-type="float">
            <text:p>16485.9</text:p>
          </table:table-cell>
          <table:table-cell office:value-type="float" office:value="23.827" calcext:value-type="float">
            <text:p>23.827</text:p>
          </table:table-cell>
          <table:table-cell office:value-type="float" office:value="925.057" calcext:value-type="float">
            <text:p>925.057</text:p>
          </table:table-cell>
          <table:table-cell office:value-type="float" office:value="1836.74" calcext:value-type="float">
            <text:p>1836.7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9171.6" calcext:value-type="float">
            <text:p>19171.6</text:p>
          </table:table-cell>
          <table:table-cell office:value-type="float" office:value="15628.5" calcext:value-type="float">
            <text:p>15628.5</text:p>
          </table:table-cell>
          <table:table-cell office:value-type="float" office:value="22.6707" calcext:value-type="float">
            <text:p>22.6707</text:p>
          </table:table-cell>
          <table:table-cell office:value-type="float" office:value="973.067" calcext:value-type="float">
            <text:p>973.067</text:p>
          </table:table-cell>
          <table:table-cell office:value-type="float" office:value="1972.68" calcext:value-type="float">
            <text:p>1972.6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990.7" calcext:value-type="float">
            <text:p>12990.7</text:p>
          </table:table-cell>
          <table:table-cell office:value-type="float" office:value="11035" calcext:value-type="float">
            <text:p>11035</text:p>
          </table:table-cell>
          <table:table-cell office:value-type="float" office:value="17.723" calcext:value-type="float">
            <text:p>17.723</text:p>
          </table:table-cell>
          <table:table-cell office:value-type="float" office:value="908.152" calcext:value-type="float">
            <text:p>908.152</text:p>
          </table:table-cell>
          <table:table-cell office:value-type="float" office:value="1818.56" calcext:value-type="float">
            <text:p>1818.5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396.4" calcext:value-type="float">
            <text:p>12396.4</text:p>
          </table:table-cell>
          <table:table-cell office:value-type="float" office:value="10862.1" calcext:value-type="float">
            <text:p>10862.1</text:p>
          </table:table-cell>
          <table:table-cell office:value-type="float" office:value="14.1256" calcext:value-type="float">
            <text:p>14.1256</text:p>
          </table:table-cell>
          <table:table-cell office:value-type="float" office:value="900.131" calcext:value-type="float">
            <text:p>900.131</text:p>
          </table:table-cell>
          <table:table-cell office:value-type="float" office:value="1121.12" calcext:value-type="float">
            <text:p>1121.12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246.4" calcext:value-type="float">
            <text:p>12246.4</text:p>
          </table:table-cell>
          <table:table-cell office:value-type="float" office:value="10971.8" calcext:value-type="float">
            <text:p>10971.8</text:p>
          </table:table-cell>
          <table:table-cell office:value-type="float" office:value="11.6175" calcext:value-type="float">
            <text:p>11.6175</text:p>
          </table:table-cell>
          <table:table-cell office:value-type="float" office:value="914.824" calcext:value-type="float">
            <text:p>914.824</text:p>
          </table:table-cell>
          <table:table-cell office:value-type="float" office:value="1638.92" calcext:value-type="float">
            <text:p>1638.9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20284" calcext:value-type="float">
            <text:p>20284</text:p>
          </table:table-cell>
          <table:table-cell office:value-type="float" office:value="18048.8" calcext:value-type="float">
            <text:p>18048.8</text:p>
          </table:table-cell>
          <table:table-cell office:value-type="float" office:value="12.3844" calcext:value-type="float">
            <text:p>12.3844</text:p>
          </table:table-cell>
          <table:table-cell office:value-type="float" office:value="922.708" calcext:value-type="float">
            <text:p>922.708</text:p>
          </table:table-cell>
          <table:table-cell office:value-type="float" office:value="1822.75" calcext:value-type="float">
            <text:p>1822.7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20199.6" calcext:value-type="float">
            <text:p>20199.6</text:p>
          </table:table-cell>
          <table:table-cell office:value-type="float" office:value="18353.1" calcext:value-type="float">
            <text:p>18353.1</text:p>
          </table:table-cell>
          <table:table-cell office:value-type="float" office:value="10.0609" calcext:value-type="float">
            <text:p>10.0609</text:p>
          </table:table-cell>
          <table:table-cell office:value-type="float" office:value="918.872" calcext:value-type="float">
            <text:p>918.872</text:p>
          </table:table-cell>
          <table:table-cell office:value-type="float" office:value="1613.88" calcext:value-type="float">
            <text:p>1613.8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9702.4" calcext:value-type="float">
            <text:p>19702.4</text:p>
          </table:table-cell>
          <table:table-cell office:value-type="float" office:value="18507.6" calcext:value-type="float">
            <text:p>18507.6</text:p>
          </table:table-cell>
          <table:table-cell office:value-type="float" office:value="6.45571" calcext:value-type="float">
            <text:p>6.45571</text:p>
          </table:table-cell>
          <table:table-cell office:value-type="float" office:value="900.331" calcext:value-type="float">
            <text:p>900.331</text:p>
          </table:table-cell>
          <table:table-cell office:value-type="float" office:value="1114.25" calcext:value-type="float">
            <text:p>1114.25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6823.1" calcext:value-type="float">
            <text:p>16823.1</text:p>
          </table:table-cell>
          <table:table-cell office:value-type="float" office:value="14741.1" calcext:value-type="float">
            <text:p>14741.1</text:p>
          </table:table-cell>
          <table:table-cell office:value-type="float" office:value="14.124" calcext:value-type="float">
            <text:p>14.124</text:p>
          </table:table-cell>
          <table:table-cell office:value-type="float" office:value="900.669" calcext:value-type="float">
            <text:p>900.669</text:p>
          </table:table-cell>
          <table:table-cell office:value-type="float" office:value="1131.8" calcext:value-type="float">
            <text:p>1131.8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5789.1" calcext:value-type="float">
            <text:p>15789.1</text:p>
          </table:table-cell>
          <table:table-cell office:value-type="float" office:value="14806.6" calcext:value-type="float">
            <text:p>14806.6</text:p>
          </table:table-cell>
          <table:table-cell office:value-type="float" office:value="6.63503" calcext:value-type="float">
            <text:p>6.63503</text:p>
          </table:table-cell>
          <table:table-cell office:value-type="float" office:value="925.028" calcext:value-type="float">
            <text:p>925.028</text:p>
          </table:table-cell>
          <table:table-cell office:value-type="float" office:value="1212.84" calcext:value-type="float">
            <text:p>1212.8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5524.5" calcext:value-type="float">
            <text:p>15524.5</text:p>
          </table:table-cell>
          <table:table-cell office:value-type="float" office:value="14765.4" calcext:value-type="float">
            <text:p>14765.4</text:p>
          </table:table-cell>
          <table:table-cell office:value-type="float" office:value="5.14124" calcext:value-type="float">
            <text:p>5.14124</text:p>
          </table:table-cell>
          <table:table-cell office:value-type="float" office:value="1062.15" calcext:value-type="float">
            <text:p>1062.15</text:p>
          </table:table-cell>
          <table:table-cell office:value-type="float" office:value="2042.89" calcext:value-type="float">
            <text:p>2042.8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157.4" calcext:value-type="float">
            <text:p>14157.4</text:p>
          </table:table-cell>
          <table:table-cell office:value-type="float" office:value="12919.1" calcext:value-type="float">
            <text:p>12919.1</text:p>
          </table:table-cell>
          <table:table-cell office:value-type="float" office:value="9.58531" calcext:value-type="float">
            <text:p>9.58531</text:p>
          </table:table-cell>
          <table:table-cell office:value-type="float" office:value="900.313" calcext:value-type="float">
            <text:p>900.313</text:p>
          </table:table-cell>
          <table:table-cell office:value-type="float" office:value="1289.99" calcext:value-type="float">
            <text:p>1289.99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787.5" calcext:value-type="float">
            <text:p>13787.5</text:p>
          </table:table-cell>
          <table:table-cell office:value-type="float" office:value="12973.1" calcext:value-type="float">
            <text:p>12973.1</text:p>
          </table:table-cell>
          <table:table-cell office:value-type="float" office:value="6.27732" calcext:value-type="float">
            <text:p>6.27732</text:p>
          </table:table-cell>
          <table:table-cell office:value-type="float" office:value="1130.44" calcext:value-type="float">
            <text:p>1130.44</text:p>
          </table:table-cell>
          <table:table-cell office:value-type="float" office:value="2060.9" calcext:value-type="float">
            <text:p>2060.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760.9" calcext:value-type="float">
            <text:p>13760.9</text:p>
          </table:table-cell>
          <table:table-cell office:value-type="float" office:value="12971.8" calcext:value-type="float">
            <text:p>12971.8</text:p>
          </table:table-cell>
          <table:table-cell office:value-type="float" office:value="6.08325" calcext:value-type="float">
            <text:p>6.08325</text:p>
          </table:table-cell>
          <table:table-cell office:value-type="float" office:value="923.625" calcext:value-type="float">
            <text:p>923.625</text:p>
          </table:table-cell>
          <table:table-cell office:value-type="float" office:value="1503.34" calcext:value-type="float">
            <text:p>1503.3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8674.1" calcext:value-type="float">
            <text:p>18674.1</text:p>
          </table:table-cell>
          <table:table-cell office:value-type="float" office:value="17481.1" calcext:value-type="float">
            <text:p>17481.1</text:p>
          </table:table-cell>
          <table:table-cell office:value-type="float" office:value="6.82438" calcext:value-type="float">
            <text:p>6.82438</text:p>
          </table:table-cell>
          <table:table-cell office:value-type="float" office:value="900.329" calcext:value-type="float">
            <text:p>900.329</text:p>
          </table:table-cell>
          <table:table-cell office:value-type="float" office:value="1258.58" calcext:value-type="float">
            <text:p>1258.58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8779" calcext:value-type="float">
            <text:p>18779</text:p>
          </table:table-cell>
          <table:table-cell office:value-type="float" office:value="17636.4" calcext:value-type="float">
            <text:p>17636.4</text:p>
          </table:table-cell>
          <table:table-cell office:value-type="float" office:value="6.47846" calcext:value-type="float">
            <text:p>6.47846</text:p>
          </table:table-cell>
          <table:table-cell office:value-type="float" office:value="1028.54" calcext:value-type="float">
            <text:p>1028.54</text:p>
          </table:table-cell>
          <table:table-cell office:value-type="float" office:value="2032.49" calcext:value-type="float">
            <text:p>2032.4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7864" calcext:value-type="float">
            <text:p>17864</text:p>
          </table:table-cell>
          <table:table-cell office:value-type="float" office:value="17406.4" calcext:value-type="float">
            <text:p>17406.4</text:p>
          </table:table-cell>
          <table:table-cell office:value-type="float" office:value="2.62911" calcext:value-type="float">
            <text:p>2.62911</text:p>
          </table:table-cell>
          <table:table-cell office:value-type="float" office:value="1137.51" calcext:value-type="float">
            <text:p>1137.51</text:p>
          </table:table-cell>
          <table:table-cell office:value-type="float" office:value="2079.76" calcext:value-type="float">
            <text:p>2079.7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26158.5" calcext:value-type="float">
            <text:p>26158.5</text:p>
          </table:table-cell>
          <table:table-cell office:value-type="float" office:value="21154.5" calcext:value-type="float">
            <text:p>21154.5</text:p>
          </table:table-cell>
          <table:table-cell office:value-type="float" office:value="23.6544" calcext:value-type="float">
            <text:p>23.6544</text:p>
          </table:table-cell>
          <table:table-cell office:value-type="float" office:value="901.053" calcext:value-type="float">
            <text:p>901.053</text:p>
          </table:table-cell>
          <table:table-cell office:value-type="float" office:value="1093.65" calcext:value-type="float">
            <text:p>1093.65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24577.7" calcext:value-type="float">
            <text:p>24577.7</text:p>
          </table:table-cell>
          <table:table-cell office:value-type="float" office:value="21766.6" calcext:value-type="float">
            <text:p>21766.6</text:p>
          </table:table-cell>
          <table:table-cell office:value-type="float" office:value="12.9149" calcext:value-type="float">
            <text:p>12.9149</text:p>
          </table:table-cell>
          <table:table-cell office:value-type="float" office:value="916.4" calcext:value-type="float">
            <text:p>916.4</text:p>
          </table:table-cell>
          <table:table-cell office:value-type="float" office:value="1406.56" calcext:value-type="float">
            <text:p>1406.5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25168.9" calcext:value-type="float">
            <text:p>25168.9</text:p>
          </table:table-cell>
          <table:table-cell office:value-type="float" office:value="22312.2" calcext:value-type="float">
            <text:p>22312.2</text:p>
          </table:table-cell>
          <table:table-cell office:value-type="float" office:value="12.8032" calcext:value-type="float">
            <text:p>12.8032</text:p>
          </table:table-cell>
          <table:table-cell office:value-type="float" office:value="962.556" calcext:value-type="float">
            <text:p>962.556</text:p>
          </table:table-cell>
          <table:table-cell office:value-type="float" office:value="1724.59" calcext:value-type="float">
            <text:p>1724.5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5109.1" calcext:value-type="float">
            <text:p>15109.1</text:p>
          </table:table-cell>
          <table:table-cell office:value-type="float" office:value="12853.7" calcext:value-type="float">
            <text:p>12853.7</text:p>
          </table:table-cell>
          <table:table-cell office:value-type="float" office:value="17.5465" calcext:value-type="float">
            <text:p>17.5465</text:p>
          </table:table-cell>
          <table:table-cell office:value-type="float" office:value="923.755" calcext:value-type="float">
            <text:p>923.755</text:p>
          </table:table-cell>
          <table:table-cell office:value-type="float" office:value="1860.21" calcext:value-type="float">
            <text:p>1860.2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996.8" calcext:value-type="float">
            <text:p>14996.8</text:p>
          </table:table-cell>
          <table:table-cell office:value-type="float" office:value="12833.5" calcext:value-type="float">
            <text:p>12833.5</text:p>
          </table:table-cell>
          <table:table-cell office:value-type="float" office:value="16.8566" calcext:value-type="float">
            <text:p>16.8566</text:p>
          </table:table-cell>
          <table:table-cell office:value-type="float" office:value="900.684" calcext:value-type="float">
            <text:p>900.684</text:p>
          </table:table-cell>
          <table:table-cell office:value-type="float" office:value="1190.12" calcext:value-type="float">
            <text:p>1190.12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665.5" calcext:value-type="float">
            <text:p>14665.5</text:p>
          </table:table-cell>
          <table:table-cell office:value-type="float" office:value="12866.4" calcext:value-type="float">
            <text:p>12866.4</text:p>
          </table:table-cell>
          <table:table-cell office:value-type="float" office:value="13.9836" calcext:value-type="float">
            <text:p>13.9836</text:p>
          </table:table-cell>
          <table:table-cell office:value-type="float" office:value="1022.32" calcext:value-type="float">
            <text:p>1022.32</text:p>
          </table:table-cell>
          <table:table-cell office:value-type="float" office:value="1935.16" calcext:value-type="float">
            <text:p>1935.1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20299.5" calcext:value-type="float">
            <text:p>20299.5</text:p>
          </table:table-cell>
          <table:table-cell office:value-type="float" office:value="16210" calcext:value-type="float">
            <text:p>16210</text:p>
          </table:table-cell>
          <table:table-cell office:value-type="float" office:value="25.2278" calcext:value-type="float">
            <text:p>25.2278</text:p>
          </table:table-cell>
          <table:table-cell office:value-type="float" office:value="900.093" calcext:value-type="float">
            <text:p>900.093</text:p>
          </table:table-cell>
          <table:table-cell office:value-type="float" office:value="1084.31" calcext:value-type="float">
            <text:p>1084.31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9371.4" calcext:value-type="float">
            <text:p>19371.4</text:p>
          </table:table-cell>
          <table:table-cell office:value-type="float" office:value="16462.5" calcext:value-type="float">
            <text:p>16462.5</text:p>
          </table:table-cell>
          <table:table-cell office:value-type="float" office:value="17.6702" calcext:value-type="float">
            <text:p>17.6702</text:p>
          </table:table-cell>
          <table:table-cell office:value-type="float" office:value="903.065" calcext:value-type="float">
            <text:p>903.065</text:p>
          </table:table-cell>
          <table:table-cell office:value-type="float" office:value="1423.36" calcext:value-type="float">
            <text:p>1423.3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9682.7" calcext:value-type="float">
            <text:p>19682.7</text:p>
          </table:table-cell>
          <table:table-cell office:value-type="float" office:value="17347.1" calcext:value-type="float">
            <text:p>17347.1</text:p>
          </table:table-cell>
          <table:table-cell office:value-type="float" office:value="13.4639" calcext:value-type="float">
            <text:p>13.4639</text:p>
          </table:table-cell>
          <table:table-cell office:value-type="float" office:value="911.326" calcext:value-type="float">
            <text:p>911.326</text:p>
          </table:table-cell>
          <table:table-cell office:value-type="float" office:value="1707.14" calcext:value-type="float">
            <text:p>1707.1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23688" calcext:value-type="float">
            <text:p>23688</text:p>
          </table:table-cell>
          <table:table-cell office:value-type="float" office:value="17900.8" calcext:value-type="float">
            <text:p>17900.8</text:p>
          </table:table-cell>
          <table:table-cell office:value-type="float" office:value="32.3295" calcext:value-type="float">
            <text:p>32.3295</text:p>
          </table:table-cell>
          <table:table-cell office:value-type="float" office:value="909.447" calcext:value-type="float">
            <text:p>909.447</text:p>
          </table:table-cell>
          <table:table-cell office:value-type="float" office:value="1616.03" calcext:value-type="float">
            <text:p>1616.0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20871.3" calcext:value-type="float">
            <text:p>20871.3</text:p>
          </table:table-cell>
          <table:table-cell office:value-type="float" office:value="17447.4" calcext:value-type="float">
            <text:p>17447.4</text:p>
          </table:table-cell>
          <table:table-cell office:value-type="float" office:value="19.6242" calcext:value-type="float">
            <text:p>19.6242</text:p>
          </table:table-cell>
          <table:table-cell office:value-type="float" office:value="901.247" calcext:value-type="float">
            <text:p>901.247</text:p>
          </table:table-cell>
          <table:table-cell office:value-type="float" office:value="1332.46" calcext:value-type="float">
            <text:p>1332.46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9361.7" calcext:value-type="float">
            <text:p>19361.7</text:p>
          </table:table-cell>
          <table:table-cell office:value-type="float" office:value="17867.2" calcext:value-type="float">
            <text:p>17867.2</text:p>
          </table:table-cell>
          <table:table-cell office:value-type="float" office:value="8.36438" calcext:value-type="float">
            <text:p>8.36438</text:p>
          </table:table-cell>
          <table:table-cell office:value-type="float" office:value="918.366" calcext:value-type="float">
            <text:p>918.366</text:p>
          </table:table-cell>
          <table:table-cell office:value-type="float" office:value="1671.44" calcext:value-type="float">
            <text:p>1671.4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9726.3" calcext:value-type="float">
            <text:p>19726.3</text:p>
          </table:table-cell>
          <table:table-cell office:value-type="float" office:value="17474.9" calcext:value-type="float">
            <text:p>17474.9</text:p>
          </table:table-cell>
          <table:table-cell office:value-type="float" office:value="12.8836" calcext:value-type="float">
            <text:p>12.8836</text:p>
          </table:table-cell>
          <table:table-cell office:value-type="float" office:value="900.156" calcext:value-type="float">
            <text:p>900.156</text:p>
          </table:table-cell>
          <table:table-cell office:value-type="float" office:value="1100.58" calcext:value-type="float">
            <text:p>1100.58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9392.7" calcext:value-type="float">
            <text:p>19392.7</text:p>
          </table:table-cell>
          <table:table-cell office:value-type="float" office:value="17401" calcext:value-type="float">
            <text:p>17401</text:p>
          </table:table-cell>
          <table:table-cell office:value-type="float" office:value="11.4463" calcext:value-type="float">
            <text:p>11.4463</text:p>
          </table:table-cell>
          <table:table-cell office:value-type="float" office:value="914.323" calcext:value-type="float">
            <text:p>914.323</text:p>
          </table:table-cell>
          <table:table-cell office:value-type="float" office:value="1816.59" calcext:value-type="float">
            <text:p>1816.5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2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9455.6" calcext:value-type="float">
            <text:p>19455.6</text:p>
          </table:table-cell>
          <table:table-cell office:value-type="float" office:value="17694.5" calcext:value-type="float">
            <text:p>17694.5</text:p>
          </table:table-cell>
          <table:table-cell office:value-type="float" office:value="9.9524" calcext:value-type="float">
            <text:p>9.9524</text:p>
          </table:table-cell>
          <table:table-cell office:value-type="float" office:value="966.063" calcext:value-type="float">
            <text:p>966.063</text:p>
          </table:table-cell>
          <table:table-cell office:value-type="float" office:value="1874.71" calcext:value-type="float">
            <text:p>1874.7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4309.4" calcext:value-type="float">
            <text:p>14309.4</text:p>
          </table:table-cell>
          <table:table-cell office:value-type="float" office:value="11152.5" calcext:value-type="float">
            <text:p>11152.5</text:p>
          </table:table-cell>
          <table:table-cell office:value-type="float" office:value="28.3072" calcext:value-type="float">
            <text:p>28.3072</text:p>
          </table:table-cell>
          <table:table-cell office:value-type="float" office:value="928.521" calcext:value-type="float">
            <text:p>928.521</text:p>
          </table:table-cell>
          <table:table-cell office:value-type="float" office:value="1247.23" calcext:value-type="float">
            <text:p>1247.23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3967.4" calcext:value-type="float">
            <text:p>13967.4</text:p>
          </table:table-cell>
          <table:table-cell office:value-type="float" office:value="12133.2" calcext:value-type="float">
            <text:p>12133.2</text:p>
          </table:table-cell>
          <table:table-cell office:value-type="float" office:value="15.1172" calcext:value-type="float">
            <text:p>15.1172</text:p>
          </table:table-cell>
          <table:table-cell office:value-type="float" office:value="973.173" calcext:value-type="float">
            <text:p>973.173</text:p>
          </table:table-cell>
          <table:table-cell office:value-type="float" office:value="1889.21" calcext:value-type="float">
            <text:p>1889.2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3392.2" calcext:value-type="float">
            <text:p>13392.2</text:p>
          </table:table-cell>
          <table:table-cell office:value-type="float" office:value="11649.1" calcext:value-type="float">
            <text:p>11649.1</text:p>
          </table:table-cell>
          <table:table-cell office:value-type="float" office:value="14.9634" calcext:value-type="float">
            <text:p>14.9634</text:p>
          </table:table-cell>
          <table:table-cell office:value-type="float" office:value="1133.95" calcext:value-type="float">
            <text:p>1133.95</text:p>
          </table:table-cell>
          <table:table-cell office:value-type="float" office:value="2044.83" calcext:value-type="float">
            <text:p>2044.8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2066.4" calcext:value-type="float">
            <text:p>12066.4</text:p>
          </table:table-cell>
          <table:table-cell office:value-type="float" office:value="9386.47" calcext:value-type="float">
            <text:p>9386.47</text:p>
          </table:table-cell>
          <table:table-cell office:value-type="float" office:value="28.5515" calcext:value-type="float">
            <text:p>28.5515</text:p>
          </table:table-cell>
          <table:table-cell office:value-type="float" office:value="946.609" calcext:value-type="float">
            <text:p>946.609</text:p>
          </table:table-cell>
          <table:table-cell office:value-type="float" office:value="1935.91" calcext:value-type="float">
            <text:p>1935.9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1525.9" calcext:value-type="float">
            <text:p>11525.9</text:p>
          </table:table-cell>
          <table:table-cell office:value-type="float" office:value="9039.42" calcext:value-type="float">
            <text:p>9039.42</text:p>
          </table:table-cell>
          <table:table-cell office:value-type="float" office:value="27.5066" calcext:value-type="float">
            <text:p>27.5066</text:p>
          </table:table-cell>
          <table:table-cell office:value-type="float" office:value="900.466" calcext:value-type="float">
            <text:p>900.466</text:p>
          </table:table-cell>
          <table:table-cell office:value-type="float" office:value="1091.19" calcext:value-type="float">
            <text:p>1091.19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0759.8" calcext:value-type="float">
            <text:p>10759.8</text:p>
          </table:table-cell>
          <table:table-cell office:value-type="float" office:value="9588.1" calcext:value-type="float">
            <text:p>9588.1</text:p>
          </table:table-cell>
          <table:table-cell office:value-type="float" office:value="12.2199" calcext:value-type="float">
            <text:p>12.2199</text:p>
          </table:table-cell>
          <table:table-cell office:value-type="float" office:value="1048.37" calcext:value-type="float">
            <text:p>1048.37</text:p>
          </table:table-cell>
          <table:table-cell office:value-type="float" office:value="1952.56" calcext:value-type="float">
            <text:p>1952.5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4614.8" calcext:value-type="float">
            <text:p>14614.8</text:p>
          </table:table-cell>
          <table:table-cell office:value-type="float" office:value="12147.5" calcext:value-type="float">
            <text:p>12147.5</text:p>
          </table:table-cell>
          <table:table-cell office:value-type="float" office:value="20.3108" calcext:value-type="float">
            <text:p>20.3108</text:p>
          </table:table-cell>
          <table:table-cell office:value-type="float" office:value="900.913" calcext:value-type="float">
            <text:p>900.913</text:p>
          </table:table-cell>
          <table:table-cell office:value-type="float" office:value="1161.55" calcext:value-type="float">
            <text:p>1161.5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3950.7" calcext:value-type="float">
            <text:p>13950.7</text:p>
          </table:table-cell>
          <table:table-cell office:value-type="float" office:value="12541.2" calcext:value-type="float">
            <text:p>12541.2</text:p>
          </table:table-cell>
          <table:table-cell office:value-type="float" office:value="11.2392" calcext:value-type="float">
            <text:p>11.2392</text:p>
          </table:table-cell>
          <table:table-cell office:value-type="float" office:value="916.57" calcext:value-type="float">
            <text:p>916.57</text:p>
          </table:table-cell>
          <table:table-cell office:value-type="float" office:value="1819.83" calcext:value-type="float">
            <text:p>1819.8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3810.9" calcext:value-type="float">
            <text:p>13810.9</text:p>
          </table:table-cell>
          <table:table-cell office:value-type="float" office:value="12705.2" calcext:value-type="float">
            <text:p>12705.2</text:p>
          </table:table-cell>
          <table:table-cell office:value-type="float" office:value="8.70276" calcext:value-type="float">
            <text:p>8.70276</text:p>
          </table:table-cell>
          <table:table-cell office:value-type="float" office:value="938.937" calcext:value-type="float">
            <text:p>938.937</text:p>
          </table:table-cell>
          <table:table-cell office:value-type="float" office:value="1839.76" calcext:value-type="float">
            <text:p>1839.7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2600.8" calcext:value-type="float">
            <text:p>12600.8</text:p>
          </table:table-cell>
          <table:table-cell office:value-type="float" office:value="9477.65" calcext:value-type="float">
            <text:p>9477.65</text:p>
          </table:table-cell>
          <table:table-cell office:value-type="float" office:value="32.9529" calcext:value-type="float">
            <text:p>32.9529</text:p>
          </table:table-cell>
          <table:table-cell office:value-type="float" office:value="901.106" calcext:value-type="float">
            <text:p>901.106</text:p>
          </table:table-cell>
          <table:table-cell office:value-type="float" office:value="1144.34" calcext:value-type="float">
            <text:p>1144.34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2558.9" calcext:value-type="float">
            <text:p>12558.9</text:p>
          </table:table-cell>
          <table:table-cell office:value-type="float" office:value="10277" calcext:value-type="float">
            <text:p>10277</text:p>
          </table:table-cell>
          <table:table-cell office:value-type="float" office:value="22.2045" calcext:value-type="float">
            <text:p>22.2045</text:p>
          </table:table-cell>
          <table:table-cell office:value-type="float" office:value="994.459" calcext:value-type="float">
            <text:p>994.459</text:p>
          </table:table-cell>
          <table:table-cell office:value-type="float" office:value="1899.31" calcext:value-type="float">
            <text:p>1899.3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1121.7" calcext:value-type="float">
            <text:p>11121.7</text:p>
          </table:table-cell>
          <table:table-cell office:value-type="float" office:value="10091.2" calcext:value-type="float">
            <text:p>10091.2</text:p>
          </table:table-cell>
          <table:table-cell office:value-type="float" office:value="10.2123" calcext:value-type="float">
            <text:p>10.2123</text:p>
          </table:table-cell>
          <table:table-cell office:value-type="float" office:value="914.754" calcext:value-type="float">
            <text:p>914.754</text:p>
          </table:table-cell>
          <table:table-cell office:value-type="float" office:value="1895.51" calcext:value-type="float">
            <text:p>1895.5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2000" calcext:value-type="float">
            <text:p>12000</text:p>
          </table:table-cell>
          <table:table-cell office:value-type="float" office:value="8953.57" calcext:value-type="float">
            <text:p>8953.57</text:p>
          </table:table-cell>
          <table:table-cell office:value-type="float" office:value="34.0249" calcext:value-type="float">
            <text:p>34.0249</text:p>
          </table:table-cell>
          <table:table-cell office:value-type="float" office:value="904.12" calcext:value-type="float">
            <text:p>904.12</text:p>
          </table:table-cell>
          <table:table-cell office:value-type="float" office:value="1206.3" calcext:value-type="float">
            <text:p>1206.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1431.8" calcext:value-type="float">
            <text:p>11431.8</text:p>
          </table:table-cell>
          <table:table-cell office:value-type="float" office:value="9684.73" calcext:value-type="float">
            <text:p>9684.73</text:p>
          </table:table-cell>
          <table:table-cell office:value-type="float" office:value="18.0396" calcext:value-type="float">
            <text:p>18.0396</text:p>
          </table:table-cell>
          <table:table-cell office:value-type="float" office:value="1197.77" calcext:value-type="float">
            <text:p>1197.77</text:p>
          </table:table-cell>
          <table:table-cell office:value-type="float" office:value="2124.57" calcext:value-type="float">
            <text:p>2124.57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0043.3" calcext:value-type="float">
            <text:p>10043.3</text:p>
          </table:table-cell>
          <table:table-cell office:value-type="float" office:value="9424.88" calcext:value-type="float">
            <text:p>9424.88</text:p>
          </table:table-cell>
          <table:table-cell office:value-type="float" office:value="6.56109" calcext:value-type="float">
            <text:p>6.56109</text:p>
          </table:table-cell>
          <table:table-cell office:value-type="float" office:value="1045.94" calcext:value-type="float">
            <text:p>1045.94</text:p>
          </table:table-cell>
          <table:table-cell office:value-type="float" office:value="1950.96" calcext:value-type="float">
            <text:p>1950.9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4883.2" calcext:value-type="float">
            <text:p>14883.2</text:p>
          </table:table-cell>
          <table:table-cell office:value-type="float" office:value="11515" calcext:value-type="float">
            <text:p>11515</text:p>
          </table:table-cell>
          <table:table-cell office:value-type="float" office:value="29.25" calcext:value-type="float">
            <text:p>29.25</text:p>
          </table:table-cell>
          <table:table-cell office:value-type="float" office:value="908.428" calcext:value-type="float">
            <text:p>908.428</text:p>
          </table:table-cell>
          <table:table-cell office:value-type="float" office:value="1821.86" calcext:value-type="float">
            <text:p>1821.8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3362.5" calcext:value-type="float">
            <text:p>13362.5</text:p>
          </table:table-cell>
          <table:table-cell office:value-type="float" office:value="10642" calcext:value-type="float">
            <text:p>10642</text:p>
          </table:table-cell>
          <table:table-cell office:value-type="float" office:value="25.5631" calcext:value-type="float">
            <text:p>25.5631</text:p>
          </table:table-cell>
          <table:table-cell office:value-type="float" office:value="901.103" calcext:value-type="float">
            <text:p>901.103</text:p>
          </table:table-cell>
          <table:table-cell office:value-type="float" office:value="1075.04" calcext:value-type="float">
            <text:p>1075.04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3369.3" calcext:value-type="float">
            <text:p>13369.3</text:p>
          </table:table-cell>
          <table:table-cell office:value-type="float" office:value="11352" calcext:value-type="float">
            <text:p>11352</text:p>
          </table:table-cell>
          <table:table-cell office:value-type="float" office:value="17.7702" calcext:value-type="float">
            <text:p>17.7702</text:p>
          </table:table-cell>
          <table:table-cell office:value-type="float" office:value="954.106" calcext:value-type="float">
            <text:p>954.106</text:p>
          </table:table-cell>
          <table:table-cell office:value-type="float" office:value="1916.53" calcext:value-type="float">
            <text:p>1916.5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1540.9" calcext:value-type="float">
            <text:p>21540.9</text:p>
          </table:table-cell>
          <table:table-cell office:value-type="float" office:value="15808.7" calcext:value-type="float">
            <text:p>15808.7</text:p>
          </table:table-cell>
          <table:table-cell office:value-type="float" office:value="36.2596" calcext:value-type="float">
            <text:p>36.2596</text:p>
          </table:table-cell>
          <table:table-cell office:value-type="float" office:value="949.466" calcext:value-type="float">
            <text:p>949.466</text:p>
          </table:table-cell>
          <table:table-cell office:value-type="float" office:value="1865" calcext:value-type="float">
            <text:p>186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9263.2" calcext:value-type="float">
            <text:p>19263.2</text:p>
          </table:table-cell>
          <table:table-cell office:value-type="float" office:value="14275.1" calcext:value-type="float">
            <text:p>14275.1</text:p>
          </table:table-cell>
          <table:table-cell office:value-type="float" office:value="34.9423" calcext:value-type="float">
            <text:p>34.9423</text:p>
          </table:table-cell>
          <table:table-cell office:value-type="float" office:value="901.892" calcext:value-type="float">
            <text:p>901.892</text:p>
          </table:table-cell>
          <table:table-cell office:value-type="float" office:value="1124.05" calcext:value-type="float">
            <text:p>1124.05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0119" calcext:value-type="float">
            <text:p>20119</text:p>
          </table:table-cell>
          <table:table-cell office:value-type="float" office:value="15703.6" calcext:value-type="float">
            <text:p>15703.6</text:p>
          </table:table-cell>
          <table:table-cell office:value-type="float" office:value="28.1175" calcext:value-type="float">
            <text:p>28.1175</text:p>
          </table:table-cell>
          <table:table-cell office:value-type="float" office:value="943.647" calcext:value-type="float">
            <text:p>943.647</text:p>
          </table:table-cell>
          <table:table-cell office:value-type="float" office:value="1873.51" calcext:value-type="float">
            <text:p>1873.5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6592.4" calcext:value-type="float">
            <text:p>16592.4</text:p>
          </table:table-cell>
          <table:table-cell office:value-type="float" office:value="12333.6" calcext:value-type="float">
            <text:p>12333.6</text:p>
          </table:table-cell>
          <table:table-cell office:value-type="float" office:value="34.5301" calcext:value-type="float">
            <text:p>34.5301</text:p>
          </table:table-cell>
          <table:table-cell office:value-type="float" office:value="900.322" calcext:value-type="float">
            <text:p>900.322</text:p>
          </table:table-cell>
          <table:table-cell office:value-type="float" office:value="1124.78" calcext:value-type="float">
            <text:p>1124.7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6508.4" calcext:value-type="float">
            <text:p>16508.4</text:p>
          </table:table-cell>
          <table:table-cell office:value-type="float" office:value="13586" calcext:value-type="float">
            <text:p>13586</text:p>
          </table:table-cell>
          <table:table-cell office:value-type="float" office:value="21.5111" calcext:value-type="float">
            <text:p>21.5111</text:p>
          </table:table-cell>
          <table:table-cell office:value-type="float" office:value="970.631" calcext:value-type="float">
            <text:p>970.631</text:p>
          </table:table-cell>
          <table:table-cell office:value-type="float" office:value="2002.27" calcext:value-type="float">
            <text:p>2002.2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6286.9" calcext:value-type="float">
            <text:p>16286.9</text:p>
          </table:table-cell>
          <table:table-cell office:value-type="float" office:value="14030.1" calcext:value-type="float">
            <text:p>14030.1</text:p>
          </table:table-cell>
          <table:table-cell office:value-type="float" office:value="16.0856" calcext:value-type="float">
            <text:p>16.0856</text:p>
          </table:table-cell>
          <table:table-cell office:value-type="float" office:value="952.043" calcext:value-type="float">
            <text:p>952.043</text:p>
          </table:table-cell>
          <table:table-cell office:value-type="float" office:value="1905.42" calcext:value-type="float">
            <text:p>1905.4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0426.6" calcext:value-type="float">
            <text:p>20426.6</text:p>
          </table:table-cell>
          <table:table-cell office:value-type="float" office:value="16119.3" calcext:value-type="float">
            <text:p>16119.3</text:p>
          </table:table-cell>
          <table:table-cell office:value-type="float" office:value="26.7215" calcext:value-type="float">
            <text:p>26.7215</text:p>
          </table:table-cell>
          <table:table-cell office:value-type="float" office:value="900.181" calcext:value-type="float">
            <text:p>900.181</text:p>
          </table:table-cell>
          <table:table-cell office:value-type="float" office:value="1052.29" calcext:value-type="float">
            <text:p>1052.29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1199.9" calcext:value-type="float">
            <text:p>21199.9</text:p>
          </table:table-cell>
          <table:table-cell office:value-type="float" office:value="17038.2" calcext:value-type="float">
            <text:p>17038.2</text:p>
          </table:table-cell>
          <table:table-cell office:value-type="float" office:value="24.4255" calcext:value-type="float">
            <text:p>24.4255</text:p>
          </table:table-cell>
          <table:table-cell office:value-type="float" office:value="1029.03" calcext:value-type="float">
            <text:p>1029.03</text:p>
          </table:table-cell>
          <table:table-cell office:value-type="float" office:value="2066.13" calcext:value-type="float">
            <text:p>2066.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0589.2" calcext:value-type="float">
            <text:p>20589.2</text:p>
          </table:table-cell>
          <table:table-cell office:value-type="float" office:value="17248.4" calcext:value-type="float">
            <text:p>17248.4</text:p>
          </table:table-cell>
          <table:table-cell office:value-type="float" office:value="19.369" calcext:value-type="float">
            <text:p>19.369</text:p>
          </table:table-cell>
          <table:table-cell office:value-type="float" office:value="919.978" calcext:value-type="float">
            <text:p>919.978</text:p>
          </table:table-cell>
          <table:table-cell office:value-type="float" office:value="1830.36" calcext:value-type="float">
            <text:p>1830.3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8571.3" calcext:value-type="float">
            <text:p>18571.3</text:p>
          </table:table-cell>
          <table:table-cell office:value-type="float" office:value="13407.4" calcext:value-type="float">
            <text:p>13407.4</text:p>
          </table:table-cell>
          <table:table-cell office:value-type="float" office:value="38.515" calcext:value-type="float">
            <text:p>38.515</text:p>
          </table:table-cell>
          <table:table-cell office:value-type="float" office:value="908.006" calcext:value-type="float">
            <text:p>908.006</text:p>
          </table:table-cell>
          <table:table-cell office:value-type="float" office:value="1819.74" calcext:value-type="float">
            <text:p>1819.7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6770.4" calcext:value-type="float">
            <text:p>16770.4</text:p>
          </table:table-cell>
          <table:table-cell office:value-type="float" office:value="12575.5" calcext:value-type="float">
            <text:p>12575.5</text:p>
          </table:table-cell>
          <table:table-cell office:value-type="float" office:value="33.3577" calcext:value-type="float">
            <text:p>33.3577</text:p>
          </table:table-cell>
          <table:table-cell office:value-type="float" office:value="900.169" calcext:value-type="float">
            <text:p>900.169</text:p>
          </table:table-cell>
          <table:table-cell office:value-type="float" office:value="1063.03" calcext:value-type="float">
            <text:p>1063.0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6849.2" calcext:value-type="float">
            <text:p>16849.2</text:p>
          </table:table-cell>
          <table:table-cell office:value-type="float" office:value="13760.3" calcext:value-type="float">
            <text:p>13760.3</text:p>
          </table:table-cell>
          <table:table-cell office:value-type="float" office:value="22.4476" calcext:value-type="float">
            <text:p>22.4476</text:p>
          </table:table-cell>
          <table:table-cell office:value-type="float" office:value="948.405" calcext:value-type="float">
            <text:p>948.405</text:p>
          </table:table-cell>
          <table:table-cell office:value-type="float" office:value="1867.38" calcext:value-type="float">
            <text:p>1867.3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2391.2" calcext:value-type="float">
            <text:p>12391.2</text:p>
          </table:table-cell>
          <table:table-cell office:value-type="float" office:value="9782.06" calcext:value-type="float">
            <text:p>9782.06</text:p>
          </table:table-cell>
          <table:table-cell office:value-type="float" office:value="26.6724" calcext:value-type="float">
            <text:p>26.6724</text:p>
          </table:table-cell>
          <table:table-cell office:value-type="float" office:value="1013.5" calcext:value-type="float">
            <text:p>1013.5</text:p>
          </table:table-cell>
          <table:table-cell office:value-type="float" office:value="1928.19" calcext:value-type="float">
            <text:p>1928.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1129.1" calcext:value-type="float">
            <text:p>11129.1</text:p>
          </table:table-cell>
          <table:table-cell office:value-type="float" office:value="9141.11" calcext:value-type="float">
            <text:p>9141.11</text:p>
          </table:table-cell>
          <table:table-cell office:value-type="float" office:value="21.7478" calcext:value-type="float">
            <text:p>21.7478</text:p>
          </table:table-cell>
          <table:table-cell office:value-type="float" office:value="901.284" calcext:value-type="float">
            <text:p>901.284</text:p>
          </table:table-cell>
          <table:table-cell office:value-type="float" office:value="1203.22" calcext:value-type="float">
            <text:p>1203.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0929.1" calcext:value-type="float">
            <text:p>10929.1</text:p>
          </table:table-cell>
          <table:table-cell office:value-type="float" office:value="9978.08" calcext:value-type="float">
            <text:p>9978.08</text:p>
          </table:table-cell>
          <table:table-cell office:value-type="float" office:value="9.53149" calcext:value-type="float">
            <text:p>9.53149</text:p>
          </table:table-cell>
          <table:table-cell office:value-type="float" office:value="939.288" calcext:value-type="float">
            <text:p>939.288</text:p>
          </table:table-cell>
          <table:table-cell office:value-type="float" office:value="1860.01" calcext:value-type="float">
            <text:p>1860.0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7665.6" calcext:value-type="float">
            <text:p>17665.6</text:p>
          </table:table-cell>
          <table:table-cell office:value-type="float" office:value="14548.6" calcext:value-type="float">
            <text:p>14548.6</text:p>
          </table:table-cell>
          <table:table-cell office:value-type="float" office:value="21.4249" calcext:value-type="float">
            <text:p>21.4249</text:p>
          </table:table-cell>
          <table:table-cell office:value-type="float" office:value="974.727" calcext:value-type="float">
            <text:p>974.727</text:p>
          </table:table-cell>
          <table:table-cell office:value-type="float" office:value="1953.56" calcext:value-type="float">
            <text:p>1953.5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6836.6" calcext:value-type="float">
            <text:p>16836.6</text:p>
          </table:table-cell>
          <table:table-cell office:value-type="float" office:value="13924.5" calcext:value-type="float">
            <text:p>13924.5</text:p>
          </table:table-cell>
          <table:table-cell office:value-type="float" office:value="20.913" calcext:value-type="float">
            <text:p>20.913</text:p>
          </table:table-cell>
          <table:table-cell office:value-type="float" office:value="901.346" calcext:value-type="float">
            <text:p>901.346</text:p>
          </table:table-cell>
          <table:table-cell office:value-type="float" office:value="1129.03" calcext:value-type="float">
            <text:p>1129.03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5289.1" calcext:value-type="float">
            <text:p>15289.1</text:p>
          </table:table-cell>
          <table:table-cell office:value-type="float" office:value="14865.3" calcext:value-type="float">
            <text:p>14865.3</text:p>
          </table:table-cell>
          <table:table-cell office:value-type="float" office:value="2.85141" calcext:value-type="float">
            <text:p>2.85141</text:p>
          </table:table-cell>
          <table:table-cell office:value-type="float" office:value="921.856" calcext:value-type="float">
            <text:p>921.856</text:p>
          </table:table-cell>
          <table:table-cell office:value-type="float" office:value="1831.12" calcext:value-type="float">
            <text:p>1831.1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6482.9" calcext:value-type="float">
            <text:p>16482.9</text:p>
          </table:table-cell>
          <table:table-cell office:value-type="float" office:value="14282.1" calcext:value-type="float">
            <text:p>14282.1</text:p>
          </table:table-cell>
          <table:table-cell office:value-type="float" office:value="15.4097" calcext:value-type="float">
            <text:p>15.4097</text:p>
          </table:table-cell>
          <table:table-cell office:value-type="float" office:value="900.752" calcext:value-type="float">
            <text:p>900.752</text:p>
          </table:table-cell>
          <table:table-cell office:value-type="float" office:value="1081.06" calcext:value-type="float">
            <text:p>1081.0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6246.1" calcext:value-type="float">
            <text:p>16246.1</text:p>
          </table:table-cell>
          <table:table-cell office:value-type="float" office:value="14298.8" calcext:value-type="float">
            <text:p>14298.8</text:p>
          </table:table-cell>
          <table:table-cell office:value-type="float" office:value="13.6186" calcext:value-type="float">
            <text:p>13.6186</text:p>
          </table:table-cell>
          <table:table-cell office:value-type="float" office:value="906.23" calcext:value-type="float">
            <text:p>906.23</text:p>
          </table:table-cell>
          <table:table-cell office:value-type="float" office:value="1838.17" calcext:value-type="float">
            <text:p>1838.17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4862.2" calcext:value-type="float">
            <text:p>14862.2</text:p>
          </table:table-cell>
          <table:table-cell office:value-type="float" office:value="14955" calcext:value-type="float">
            <text:p>14955</text:p>
          </table:table-cell>
          <table:table-cell office:value-type="float" office:value="0.620173" calcext:value-type="float">
            <text:p>0.620173</text:p>
          </table:table-cell>
          <table:table-cell office:value-type="float" office:value="959.12" calcext:value-type="float">
            <text:p>959.12</text:p>
          </table:table-cell>
          <table:table-cell office:value-type="float" office:value="1875.78" calcext:value-type="float">
            <text:p>1875.7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6055" calcext:value-type="float">
            <text:p>16055</text:p>
          </table:table-cell>
          <table:table-cell office:value-type="float" office:value="13592.7" calcext:value-type="float">
            <text:p>13592.7</text:p>
          </table:table-cell>
          <table:table-cell office:value-type="float" office:value="18.1154" calcext:value-type="float">
            <text:p>18.1154</text:p>
          </table:table-cell>
          <table:table-cell office:value-type="float" office:value="926.515" calcext:value-type="float">
            <text:p>926.515</text:p>
          </table:table-cell>
          <table:table-cell office:value-type="float" office:value="1943.99" calcext:value-type="float">
            <text:p>1943.99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5177.7" calcext:value-type="float">
            <text:p>15177.7</text:p>
          </table:table-cell>
          <table:table-cell office:value-type="float" office:value="12969.5" calcext:value-type="float">
            <text:p>12969.5</text:p>
          </table:table-cell>
          <table:table-cell office:value-type="float" office:value="17.0258" calcext:value-type="float">
            <text:p>17.0258</text:p>
          </table:table-cell>
          <table:table-cell office:value-type="float" office:value="904.902" calcext:value-type="float">
            <text:p>904.902</text:p>
          </table:table-cell>
          <table:table-cell office:value-type="float" office:value="1078.26" calcext:value-type="float">
            <text:p>1078.26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4687.2" calcext:value-type="float">
            <text:p>14687.2</text:p>
          </table:table-cell>
          <table:table-cell office:value-type="float" office:value="13542.6" calcext:value-type="float">
            <text:p>13542.6</text:p>
          </table:table-cell>
          <table:table-cell office:value-type="float" office:value="8.4518" calcext:value-type="float">
            <text:p>8.4518</text:p>
          </table:table-cell>
          <table:table-cell office:value-type="float" office:value="910.253" calcext:value-type="float">
            <text:p>910.253</text:p>
          </table:table-cell>
          <table:table-cell office:value-type="float" office:value="1826.26" calcext:value-type="float">
            <text:p>1826.2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6522.1" calcext:value-type="float">
            <text:p>16522.1</text:p>
          </table:table-cell>
          <table:table-cell office:value-type="float" office:value="13185.8" calcext:value-type="float">
            <text:p>13185.8</text:p>
          </table:table-cell>
          <table:table-cell office:value-type="float" office:value="25.3024" calcext:value-type="float">
            <text:p>25.3024</text:p>
          </table:table-cell>
          <table:table-cell office:value-type="float" office:value="1035.29" calcext:value-type="float">
            <text:p>1035.29</text:p>
          </table:table-cell>
          <table:table-cell office:value-type="float" office:value="1952.33" calcext:value-type="float">
            <text:p>1952.3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4855.7" calcext:value-type="float">
            <text:p>14855.7</text:p>
          </table:table-cell>
          <table:table-cell office:value-type="float" office:value="12401.3" calcext:value-type="float">
            <text:p>12401.3</text:p>
          </table:table-cell>
          <table:table-cell office:value-type="float" office:value="19.7916" calcext:value-type="float">
            <text:p>19.7916</text:p>
          </table:table-cell>
          <table:table-cell office:value-type="float" office:value="907.211" calcext:value-type="float">
            <text:p>907.211</text:p>
          </table:table-cell>
          <table:table-cell office:value-type="float" office:value="1202.52" calcext:value-type="float">
            <text:p>1202.52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4121.7" calcext:value-type="float">
            <text:p>14121.7</text:p>
          </table:table-cell>
          <table:table-cell office:value-type="float" office:value="13064.5" calcext:value-type="float">
            <text:p>13064.5</text:p>
          </table:table-cell>
          <table:table-cell office:value-type="float" office:value="8.0914" calcext:value-type="float">
            <text:p>8.0914</text:p>
          </table:table-cell>
          <table:table-cell office:value-type="float" office:value="933.706" calcext:value-type="float">
            <text:p>933.706</text:p>
          </table:table-cell>
          <table:table-cell office:value-type="float" office:value="1896.32" calcext:value-type="float">
            <text:p>1896.3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1302.5" calcext:value-type="float">
            <text:p>21302.5</text:p>
          </table:table-cell>
          <table:table-cell office:value-type="float" office:value="17791.2" calcext:value-type="float">
            <text:p>17791.2</text:p>
          </table:table-cell>
          <table:table-cell office:value-type="float" office:value="19.7362" calcext:value-type="float">
            <text:p>19.7362</text:p>
          </table:table-cell>
          <table:table-cell office:value-type="float" office:value="908.367" calcext:value-type="float">
            <text:p>908.367</text:p>
          </table:table-cell>
          <table:table-cell office:value-type="float" office:value="1127.54" calcext:value-type="float">
            <text:p>1127.5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9376" calcext:value-type="float">
            <text:p>19376</text:p>
          </table:table-cell>
          <table:table-cell office:value-type="float" office:value="18425.1" calcext:value-type="float">
            <text:p>18425.1</text:p>
          </table:table-cell>
          <table:table-cell office:value-type="float" office:value="5.16099" calcext:value-type="float">
            <text:p>5.16099</text:p>
          </table:table-cell>
          <table:table-cell office:value-type="float" office:value="1014.39" calcext:value-type="float">
            <text:p>1014.39</text:p>
          </table:table-cell>
          <table:table-cell office:value-type="float" office:value="2011.43" calcext:value-type="float">
            <text:p>2011.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9228.1" calcext:value-type="float">
            <text:p>19228.1</text:p>
          </table:table-cell>
          <table:table-cell office:value-type="float" office:value="18502.7" calcext:value-type="float">
            <text:p>18502.7</text:p>
          </table:table-cell>
          <table:table-cell office:value-type="float" office:value="3.92026" calcext:value-type="float">
            <text:p>3.92026</text:p>
          </table:table-cell>
          <table:table-cell office:value-type="float" office:value="911.738" calcext:value-type="float">
            <text:p>911.738</text:p>
          </table:table-cell>
          <table:table-cell office:value-type="float" office:value="1818.66" calcext:value-type="float">
            <text:p>1818.6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9390.1" calcext:value-type="float">
            <text:p>19390.1</text:p>
          </table:table-cell>
          <table:table-cell office:value-type="float" office:value="14728.7" calcext:value-type="float">
            <text:p>14728.7</text:p>
          </table:table-cell>
          <table:table-cell office:value-type="float" office:value="31.6484" calcext:value-type="float">
            <text:p>31.6484</text:p>
          </table:table-cell>
          <table:table-cell office:value-type="float" office:value="906.24" calcext:value-type="float">
            <text:p>906.24</text:p>
          </table:table-cell>
          <table:table-cell office:value-type="float" office:value="1103.09" calcext:value-type="float">
            <text:p>1103.09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8201.1" calcext:value-type="float">
            <text:p>18201.1</text:p>
          </table:table-cell>
          <table:table-cell office:value-type="float" office:value="16474" calcext:value-type="float">
            <text:p>16474</text:p>
          </table:table-cell>
          <table:table-cell office:value-type="float" office:value="10.4838" calcext:value-type="float">
            <text:p>10.4838</text:p>
          </table:table-cell>
          <table:table-cell office:value-type="float" office:value="902.762" calcext:value-type="float">
            <text:p>902.762</text:p>
          </table:table-cell>
          <table:table-cell office:value-type="float" office:value="1447.68" calcext:value-type="float">
            <text:p>1447.6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7406.8" calcext:value-type="float">
            <text:p>17406.8</text:p>
          </table:table-cell>
          <table:table-cell office:value-type="float" office:value="15811.3" calcext:value-type="float">
            <text:p>15811.3</text:p>
          </table:table-cell>
          <table:table-cell office:value-type="float" office:value="10.0904" calcext:value-type="float">
            <text:p>10.0904</text:p>
          </table:table-cell>
          <table:table-cell office:value-type="float" office:value="969.362" calcext:value-type="float">
            <text:p>969.362</text:p>
          </table:table-cell>
          <table:table-cell office:value-type="float" office:value="1906.29" calcext:value-type="float">
            <text:p>1906.2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9171.2" calcext:value-type="float">
            <text:p>19171.2</text:p>
          </table:table-cell>
          <table:table-cell office:value-type="float" office:value="14662.9" calcext:value-type="float">
            <text:p>14662.9</text:p>
          </table:table-cell>
          <table:table-cell office:value-type="float" office:value="30.7465" calcext:value-type="float">
            <text:p>30.7465</text:p>
          </table:table-cell>
          <table:table-cell office:value-type="float" office:value="900.265" calcext:value-type="float">
            <text:p>900.265</text:p>
          </table:table-cell>
          <table:table-cell office:value-type="float" office:value="1081.55" calcext:value-type="float">
            <text:p>1081.5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8737.5" calcext:value-type="float">
            <text:p>18737.5</text:p>
          </table:table-cell>
          <table:table-cell office:value-type="float" office:value="15988.4" calcext:value-type="float">
            <text:p>15988.4</text:p>
          </table:table-cell>
          <table:table-cell office:value-type="float" office:value="17.1945" calcext:value-type="float">
            <text:p>17.1945</text:p>
          </table:table-cell>
          <table:table-cell office:value-type="float" office:value="900.196" calcext:value-type="float">
            <text:p>900.196</text:p>
          </table:table-cell>
          <table:table-cell office:value-type="float" office:value="1863.47" calcext:value-type="float">
            <text:p>1863.4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8355.2" calcext:value-type="float">
            <text:p>18355.2</text:p>
          </table:table-cell>
          <table:table-cell office:value-type="float" office:value="16049.5" calcext:value-type="float">
            <text:p>16049.5</text:p>
          </table:table-cell>
          <table:table-cell office:value-type="float" office:value="14.3661" calcext:value-type="float">
            <text:p>14.3661</text:p>
          </table:table-cell>
          <table:table-cell office:value-type="float" office:value="915.3" calcext:value-type="float">
            <text:p>915.3</text:p>
          </table:table-cell>
          <table:table-cell office:value-type="float" office:value="1536.24" calcext:value-type="float">
            <text:p>1536.2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5115.7" calcext:value-type="float">
            <text:p>25115.7</text:p>
          </table:table-cell>
          <table:table-cell office:value-type="float" office:value="20571.3" calcext:value-type="float">
            <text:p>20571.3</text:p>
          </table:table-cell>
          <table:table-cell office:value-type="float" office:value="22.0911" calcext:value-type="float">
            <text:p>22.0911</text:p>
          </table:table-cell>
          <table:table-cell office:value-type="float" office:value="900.725" calcext:value-type="float">
            <text:p>900.725</text:p>
          </table:table-cell>
          <table:table-cell office:value-type="float" office:value="1070.31" calcext:value-type="float">
            <text:p>1070.31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5330.1" calcext:value-type="float">
            <text:p>25330.1</text:p>
          </table:table-cell>
          <table:table-cell office:value-type="float" office:value="21731.5" calcext:value-type="float">
            <text:p>21731.5</text:p>
          </table:table-cell>
          <table:table-cell office:value-type="float" office:value="16.5593" calcext:value-type="float">
            <text:p>16.5593</text:p>
          </table:table-cell>
          <table:table-cell office:value-type="float" office:value="911.189" calcext:value-type="float">
            <text:p>911.189</text:p>
          </table:table-cell>
          <table:table-cell office:value-type="float" office:value="1825.64" calcext:value-type="float">
            <text:p>1825.6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4216.9" calcext:value-type="float">
            <text:p>24216.9</text:p>
          </table:table-cell>
          <table:table-cell office:value-type="float" office:value="22089.6" calcext:value-type="float">
            <text:p>22089.6</text:p>
          </table:table-cell>
          <table:table-cell office:value-type="float" office:value="9.63033" calcext:value-type="float">
            <text:p>9.63033</text:p>
          </table:table-cell>
          <table:table-cell office:value-type="float" office:value="902.464" calcext:value-type="float">
            <text:p>902.464</text:p>
          </table:table-cell>
          <table:table-cell office:value-type="float" office:value="1838.62" calcext:value-type="float">
            <text:p>1838.6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2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4230" calcext:value-type="float">
            <text:p>24230</text:p>
          </table:table-cell>
          <table:table-cell office:value-type="float" office:value="18246.5" calcext:value-type="float">
            <text:p>18246.5</text:p>
          </table:table-cell>
          <table:table-cell office:value-type="float" office:value="32.7928" calcext:value-type="float">
            <text:p>32.7928</text:p>
          </table:table-cell>
          <table:table-cell office:value-type="float" office:value="909.247" calcext:value-type="float">
            <text:p>909.247</text:p>
          </table:table-cell>
          <table:table-cell office:value-type="float" office:value="1212.48" calcext:value-type="float">
            <text:p>1212.48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4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2013.1" calcext:value-type="float">
            <text:p>22013.1</text:p>
          </table:table-cell>
          <table:table-cell office:value-type="float" office:value="19358.4" calcext:value-type="float">
            <text:p>19358.4</text:p>
          </table:table-cell>
          <table:table-cell office:value-type="float" office:value="13.7133" calcext:value-type="float">
            <text:p>13.7133</text:p>
          </table:table-cell>
          <table:table-cell office:value-type="float" office:value="971.737" calcext:value-type="float">
            <text:p>971.737</text:p>
          </table:table-cell>
          <table:table-cell office:value-type="float" office:value="1892.29" calcext:value-type="float">
            <text:p>1892.29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./Test_s20_c3_p1_b5.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ase_I-II</text:p>
          </table:table-cell>
          <table:table-cell office:value-type="string" calcext:value-type="string">
            <text:p>NoCut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0465" calcext:value-type="float">
            <text:p>20465</text:p>
          </table:table-cell>
          <table:table-cell office:value-type="float" office:value="19948.4" calcext:value-type="float">
            <text:p>19948.4</text:p>
          </table:table-cell>
          <table:table-cell office:value-type="float" office:value="2.58967" calcext:value-type="float">
            <text:p>2.58967</text:p>
          </table:table-cell>
          <table:table-cell office:value-type="float" office:value="1092.07" calcext:value-type="float">
            <text:p>1092.07</text:p>
          </table:table-cell>
          <table:table-cell office:value-type="float" office:value="2080.23" calcext:value-type="float">
            <text:p>2080.2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14"/>
        </table:table-row>
      </table:table>
      <table:table table:name="SDDiP s20 T900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 SDDP nodes </text:p>
          </table:table-cell>
          <table:table-cell table:style-name="Default" office:value-type="string" calcext:value-type="string">
            <text:p># Tree nodes</text:p>
          </table:table-cell>
          <table:table-cell office:value-type="string" calcext:value-type="string">
            <text:p># Scenarios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# iterat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Test_s20_c2_p1.o</text:p>
          </table:table-cell>
          <table:table-cell office:value-type="string" calcext:value-type="string">
            <text:p>Phase_I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735" calcext:value-type="float">
            <text:p>11735</text:p>
          </table:table-cell>
          <table:table-cell office:value-type="float" office:value="9567.73" calcext:value-type="float">
            <text:p>9567.73</text:p>
          </table:table-cell>
          <table:table-cell office:value-type="float" office:value="18.4682" calcext:value-type="float">
            <text:p>18.4682</text:p>
          </table:table-cell>
          <table:table-cell office:value-type="float" office:value="0.000539411" calcext:value-type="float">
            <text:p>0.000539411</text:p>
          </table:table-cell>
          <table:table-cell office:value-type="float" office:value="2326.33" calcext:value-type="float">
            <text:p>2326.33</text:p>
          </table:table-cell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Test_s20_c2_p1.o</text:p>
          </table:table-cell>
          <table:table-cell office:value-type="string" calcext:value-type="string">
            <text:p>Phase_I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9155.97" calcext:value-type="float">
            <text:p>9155.97</text:p>
          </table:table-cell>
          <table:table-cell office:value-type="float" office:value="6781.65" calcext:value-type="float">
            <text:p>6781.65</text:p>
          </table:table-cell>
          <table:table-cell office:value-type="float" office:value="25.932" calcext:value-type="float">
            <text:p>25.932</text:p>
          </table:table-cell>
          <table:table-cell office:value-type="float" office:value="0.000514367" calcext:value-type="float">
            <text:p>0.000514367</text:p>
          </table:table-cell>
          <table:table-cell office:value-type="float" office:value="2290.33" calcext:value-type="float">
            <text:p>2290.33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5"/>
          <table:table-cell table:style-name="ce11"/>
          <table:table-cell table:style-name="ce18"/>
          <table:table-cell table:style-name="ce20" office:value-type="string" calcext:value-type="string">
            <text:p>Data</text:p>
          </table:table-cell>
          <table:table-cell table:style-name="ce26"/>
          <table:table-cell table:style-name="ce40"/>
        </table:table-row>
        <table:table-row table:style-name="ro1">
          <table:table-cell office:value-type="string" calcext:value-type="string">
            <text:p>./Test_s20_c2_p1.o</text:p>
          </table:table-cell>
          <table:table-cell office:value-type="string" calcext:value-type="string">
            <text:p>Phase_I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207.8" calcext:value-type="float">
            <text:p>12207.8</text:p>
          </table:table-cell>
          <table:table-cell office:value-type="float" office:value="10648" calcext:value-type="float">
            <text:p>10648</text:p>
          </table:table-cell>
          <table:table-cell office:value-type="float" office:value="12.7769" calcext:value-type="float">
            <text:p>12.7769</text:p>
          </table:table-cell>
          <table:table-cell office:value-type="float" office:value="0.00032188" calcext:value-type="float">
            <text:p>0.00032188</text:p>
          </table:table-cell>
          <table:table-cell office:value-type="float" office:value="2436.03" calcext:value-type="float">
            <text:p>2436.03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6" office:value-type="string" calcext:value-type="string">
            <text:p>s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p</text:p>
          </table:table-cell>
          <table:table-cell table:style-name="ce21" office:value-type="string" calcext:value-type="string">
            <text:p>Average - Gap</text:p>
          </table:table-cell>
          <table:table-cell table:style-name="ce27" office:value-type="string" calcext:value-type="string">
            <text:p>Average - total time</text:p>
          </table:table-cell>
          <table:table-cell table:style-name="ce41" office:value-type="string" calcext:value-type="string">
            <text:p>Average - # iterations</text:p>
          </table:table-cell>
        </table:table-row>
        <table:table-row table:style-name="ro1">
          <table:table-cell office:value-type="string" calcext:value-type="string">
            <text:p>./Test_s20_c2_p1.o</text:p>
          </table:table-cell>
          <table:table-cell office:value-type="string" calcext:value-type="string">
            <text:p>Phase_I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858.3" calcext:value-type="float">
            <text:p>11858.3</text:p>
          </table:table-cell>
          <table:table-cell office:value-type="float" office:value="10264.5" calcext:value-type="float">
            <text:p>10264.5</text:p>
          </table:table-cell>
          <table:table-cell office:value-type="float" office:value="13.4403" calcext:value-type="float">
            <text:p>13.4403</text:p>
          </table:table-cell>
          <table:table-cell office:value-type="float" office:value="0.000329275" calcext:value-type="float">
            <text:p>0.000329275</text:p>
          </table:table-cell>
          <table:table-cell office:value-type="float" office:value="2334.37" calcext:value-type="float">
            <text:p>2334.37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20.74379" calcext:value-type="float">
            <text:p>20.74</text:p>
          </table:table-cell>
          <table:table-cell table:style-name="ce30" office:value-type="float" office:value="2381.8265" calcext:value-type="float">
            <text:p>2,381.83</text:p>
          </table:table-cell>
          <table:table-cell table:style-name="ce47" office:value-type="float" office:value="116.35" calcext:value-type="float">
            <text:p>116</text:p>
          </table:table-cell>
        </table:table-row>
        <table:table-row table:style-name="ro1">
          <table:table-cell office:value-type="string" calcext:value-type="string">
            <text:p>./Test_s20_c2_p1.o</text:p>
          </table:table-cell>
          <table:table-cell office:value-type="string" calcext:value-type="string">
            <text:p>Phase_I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544.6" calcext:value-type="float">
            <text:p>11544.6</text:p>
          </table:table-cell>
          <table:table-cell office:value-type="float" office:value="9552.26" calcext:value-type="float">
            <text:p>9552.26</text:p>
          </table:table-cell>
          <table:table-cell office:value-type="float" office:value="17.2576" calcext:value-type="float">
            <text:p>17.2576</text:p>
          </table:table-cell>
          <table:table-cell office:value-type="float" office:value="0.000324079" calcext:value-type="float">
            <text:p>0.000324079</text:p>
          </table:table-cell>
          <table:table-cell office:value-type="float" office:value="2274.92" calcext:value-type="float">
            <text:p>2274.92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9"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24.225755" calcext:value-type="float">
            <text:p>24.23</text:p>
          </table:table-cell>
          <table:table-cell table:style-name="ce30" office:value-type="float" office:value="2212.6435" calcext:value-type="float">
            <text:p>2,212.64</text:p>
          </table:table-cell>
          <table:table-cell table:style-name="ce47" office:value-type="float" office:value="93.2" calcext:value-type="float">
            <text:p>93</text:p>
          </table:table-cell>
        </table:table-row>
        <table:table-row table:style-name="ro1">
          <table:table-cell office:value-type="string" calcext:value-type="string">
            <text:p>./Test_s20_c2_p1.o</text:p>
          </table:table-cell>
          <table:table-cell office:value-type="string" calcext:value-type="string">
            <text:p>Phase_I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488.7" calcext:value-type="float">
            <text:p>14488.7</text:p>
          </table:table-cell>
          <table:table-cell office:value-type="float" office:value="10637.2" calcext:value-type="float">
            <text:p>10637.2</text:p>
          </table:table-cell>
          <table:table-cell office:value-type="float" office:value="26.5824" calcext:value-type="float">
            <text:p>26.5824</text:p>
          </table:table-cell>
          <table:table-cell office:value-type="float" office:value="0.000332403" calcext:value-type="float">
            <text:p>0.000332403</text:p>
          </table:table-cell>
          <table:table-cell office:value-type="float" office:value="2453.54" calcext:value-type="float">
            <text:p>2453.54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10" office:value-type="string" calcext:value-type="string">
            <text:p>Total Result</text:p>
          </table:table-cell>
          <table:table-cell table:style-name="ce16"/>
          <table:table-cell table:style-name="ce19"/>
          <table:table-cell table:style-name="ce46" office:value-type="float" office:value="22.4847725" calcext:value-type="float">
            <text:p>22.4847725</text:p>
          </table:table-cell>
          <table:table-cell table:style-name="ce39" office:value-type="float" office:value="2297.235" calcext:value-type="float">
            <text:p>2297.235</text:p>
          </table:table-cell>
          <table:table-cell table:style-name="ce45" office:value-type="float" office:value="104.775" calcext:value-type="float">
            <text:p>104.775</text:p>
          </table:table-cell>
        </table:table-row>
        <table:table-row table:style-name="ro1">
          <table:table-cell office:value-type="string" calcext:value-type="string">
            <text:p>./Test_s20_c2_p1.o</text:p>
          </table:table-cell>
          <table:table-cell office:value-type="string" calcext:value-type="string">
            <text:p>Phase_I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976.8" calcext:value-type="float">
            <text:p>14976.8</text:p>
          </table:table-cell>
          <table:table-cell office:value-type="float" office:value="11415" calcext:value-type="float">
            <text:p>11415</text:p>
          </table:table-cell>
          <table:table-cell office:value-type="float" office:value="23.7816" calcext:value-type="float">
            <text:p>23.7816</text:p>
          </table:table-cell>
          <table:table-cell office:value-type="float" office:value="0.000558215" calcext:value-type="float">
            <text:p>0.000558215</text:p>
          </table:table-cell>
          <table:table-cell office:value-type="float" office:value="2316.73" calcext:value-type="float">
            <text:p>2316.73</text:p>
          </table:table-cell>
          <table:table-cell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Test_s20_c2_p1.o</text:p>
          </table:table-cell>
          <table:table-cell office:value-type="string" calcext:value-type="string">
            <text:p>Phase_I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22594.5" calcext:value-type="float">
            <text:p>22594.5</text:p>
          </table:table-cell>
          <table:table-cell office:value-type="float" office:value="15951.6" calcext:value-type="float">
            <text:p>15951.6</text:p>
          </table:table-cell>
          <table:table-cell office:value-type="float" office:value="29.4003" calcext:value-type="float">
            <text:p>29.4003</text:p>
          </table:table-cell>
          <table:table-cell office:value-type="float" office:value="0.000324219" calcext:value-type="float">
            <text:p>0.000324219</text:p>
          </table:table-cell>
          <table:table-cell office:value-type="float" office:value="2390.28" calcext:value-type="float">
            <text:p>2390.28</text:p>
          </table:table-cell>
          <table:table-cell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Test_s20_c2_p1.o</text:p>
          </table:table-cell>
          <table:table-cell office:value-type="string" calcext:value-type="string">
            <text:p>Phase_II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926.4" calcext:value-type="float">
            <text:p>14926.4</text:p>
          </table:table-cell>
          <table:table-cell office:value-type="float" office:value="11418.9" calcext:value-type="float">
            <text:p>11418.9</text:p>
          </table:table-cell>
          <table:table-cell office:value-type="float" office:value="23.4987" calcext:value-type="float">
            <text:p>23.4987</text:p>
          </table:table-cell>
          <table:table-cell office:value-type="float" office:value="0.000509214" calcext:value-type="float">
            <text:p>0.000509214</text:p>
          </table:table-cell>
          <table:table-cell office:value-type="float" office:value="2396.06" calcext:value-type="float">
            <text:p>2396.06</text:p>
          </table:table-cell>
          <table:table-cell office:value-type="float" office:value="115" calcext:value-type="float">
            <text:p>1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Test_s20_c2_p1.o</text:p>
          </table:table-cell>
          <table:table-cell office:value-type="string" calcext:value-type="string">
            <text:p>Phase_II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9679" calcext:value-type="float">
            <text:p>19679</text:p>
          </table:table-cell>
          <table:table-cell office:value-type="float" office:value="15079.5" calcext:value-type="float">
            <text:p>15079.5</text:p>
          </table:table-cell>
          <table:table-cell office:value-type="float" office:value="23.3724" calcext:value-type="float">
            <text:p>23.3724</text:p>
          </table:table-cell>
          <table:table-cell office:value-type="float" office:value="0.000339997" calcext:value-type="float">
            <text:p>0.000339997</text:p>
          </table:table-cell>
          <table:table-cell office:value-type="float" office:value="2643.54" calcext:value-type="float">
            <text:p>2643.54</text:p>
          </table:table-cell>
          <table:table-cell office:value-type="float" office:value="105" calcext:value-type="float">
            <text:p>1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Test_s20_c2_p1.o</text:p>
          </table:table-cell>
          <table:table-cell office:value-type="string" calcext:value-type="string">
            <text:p>Phase_II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111.5" calcext:value-type="float">
            <text:p>13111.5</text:p>
          </table:table-cell>
          <table:table-cell office:value-type="float" office:value="10116.4" calcext:value-type="float">
            <text:p>10116.4</text:p>
          </table:table-cell>
          <table:table-cell office:value-type="float" office:value="22.8438" calcext:value-type="float">
            <text:p>22.8438</text:p>
          </table:table-cell>
          <table:table-cell office:value-type="float" office:value="0.000334056" calcext:value-type="float">
            <text:p>0.000334056</text:p>
          </table:table-cell>
          <table:table-cell office:value-type="float" office:value="2542.03" calcext:value-type="float">
            <text:p>2542.03</text:p>
          </table:table-cell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Test_s20_c2_p1.o</text:p>
          </table:table-cell>
          <table:table-cell office:value-type="string" calcext:value-type="string">
            <text:p>Phase_II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21158.1" calcext:value-type="float">
            <text:p>21158.1</text:p>
          </table:table-cell>
          <table:table-cell office:value-type="float" office:value="17151.6" calcext:value-type="float">
            <text:p>17151.6</text:p>
          </table:table-cell>
          <table:table-cell office:value-type="float" office:value="18.9359" calcext:value-type="float">
            <text:p>18.9359</text:p>
          </table:table-cell>
          <table:table-cell office:value-type="float" office:value="0.000321915" calcext:value-type="float">
            <text:p>0.000321915</text:p>
          </table:table-cell>
          <table:table-cell office:value-type="float" office:value="2422.38" calcext:value-type="float">
            <text:p>2422.38</text:p>
          </table:table-cell>
          <table:table-cell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Test_s20_c2_p1.o</text:p>
          </table:table-cell>
          <table:table-cell office:value-type="string" calcext:value-type="string">
            <text:p>Phase_II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6908.5" calcext:value-type="float">
            <text:p>16908.5</text:p>
          </table:table-cell>
          <table:table-cell office:value-type="float" office:value="14137" calcext:value-type="float">
            <text:p>14137</text:p>
          </table:table-cell>
          <table:table-cell office:value-type="float" office:value="16.3913" calcext:value-type="float">
            <text:p>16.3913</text:p>
          </table:table-cell>
          <table:table-cell office:value-type="float" office:value="0.000528587" calcext:value-type="float">
            <text:p>0.000528587</text:p>
          </table:table-cell>
          <table:table-cell office:value-type="float" office:value="2616.18" calcext:value-type="float">
            <text:p>2616.18</text:p>
          </table:table-cell>
          <table:table-cell office:value-type="float" office:value="111" calcext:value-type="float">
            <text:p>1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Test_s20_c2_p1.o</text:p>
          </table:table-cell>
          <table:table-cell office:value-type="string" calcext:value-type="string">
            <text:p>Phase_II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521.7" calcext:value-type="float">
            <text:p>14521.7</text:p>
          </table:table-cell>
          <table:table-cell office:value-type="float" office:value="12780.8" calcext:value-type="float">
            <text:p>12780.8</text:p>
          </table:table-cell>
          <table:table-cell office:value-type="float" office:value="11.9881" calcext:value-type="float">
            <text:p>11.9881</text:p>
          </table:table-cell>
          <table:table-cell office:value-type="float" office:value="0.000317203" calcext:value-type="float">
            <text:p>0.000317203</text:p>
          </table:table-cell>
          <table:table-cell office:value-type="float" office:value="2257.06" calcext:value-type="float">
            <text:p>2257.06</text:p>
          </table:table-cell>
          <table:table-cell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Test_s20_c2_p1.o</text:p>
          </table:table-cell>
          <table:table-cell office:value-type="string" calcext:value-type="string">
            <text:p>Phase_II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9429.1" calcext:value-type="float">
            <text:p>19429.1</text:p>
          </table:table-cell>
          <table:table-cell office:value-type="float" office:value="16901.1" calcext:value-type="float">
            <text:p>16901.1</text:p>
          </table:table-cell>
          <table:table-cell office:value-type="float" office:value="13.0117" calcext:value-type="float">
            <text:p>13.0117</text:p>
          </table:table-cell>
          <table:table-cell office:value-type="float" office:value="0.000325537" calcext:value-type="float">
            <text:p>0.000325537</text:p>
          </table:table-cell>
          <table:table-cell office:value-type="float" office:value="2297.4" calcext:value-type="float">
            <text:p>2297.4</text:p>
          </table:table-cell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Test_s20_c2_p1.o</text:p>
          </table:table-cell>
          <table:table-cell office:value-type="string" calcext:value-type="string">
            <text:p>Phase_I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26897.5" calcext:value-type="float">
            <text:p>26897.5</text:p>
          </table:table-cell>
          <table:table-cell office:value-type="float" office:value="19902.9" calcext:value-type="float">
            <text:p>19902.9</text:p>
          </table:table-cell>
          <table:table-cell office:value-type="float" office:value="26.0047" calcext:value-type="float">
            <text:p>26.0047</text:p>
          </table:table-cell>
          <table:table-cell office:value-type="float" office:value="0.00053696" calcext:value-type="float">
            <text:p>0.00053696</text:p>
          </table:table-cell>
          <table:table-cell office:value-type="float" office:value="2393.72" calcext:value-type="float">
            <text:p>2393.72</text:p>
          </table:table-cell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Test_s20_c2_p1.o</text:p>
          </table:table-cell>
          <table:table-cell office:value-type="string" calcext:value-type="string">
            <text:p>Phase_I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6085.7" calcext:value-type="float">
            <text:p>16085.7</text:p>
          </table:table-cell>
          <table:table-cell office:value-type="float" office:value="11711.4" calcext:value-type="float">
            <text:p>11711.4</text:p>
          </table:table-cell>
          <table:table-cell office:value-type="float" office:value="27.194" calcext:value-type="float">
            <text:p>27.194</text:p>
          </table:table-cell>
          <table:table-cell office:value-type="float" office:value="0.000329208" calcext:value-type="float">
            <text:p>0.000329208</text:p>
          </table:table-cell>
          <table:table-cell office:value-type="float" office:value="2343.14" calcext:value-type="float">
            <text:p>2343.14</text:p>
          </table:table-cell>
          <table:table-cell office:value-type="float" office:value="118" calcext:value-type="float">
            <text:p>1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Test_s20_c2_p1.o</text:p>
          </table:table-cell>
          <table:table-cell office:value-type="string" calcext:value-type="string">
            <text:p>Phase_II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20204.1" calcext:value-type="float">
            <text:p>20204.1</text:p>
          </table:table-cell>
          <table:table-cell office:value-type="float" office:value="15830.3" calcext:value-type="float">
            <text:p>15830.3</text:p>
          </table:table-cell>
          <table:table-cell office:value-type="float" office:value="21.6484" calcext:value-type="float">
            <text:p>21.6484</text:p>
          </table:table-cell>
          <table:table-cell office:value-type="float" office:value="0.000560827" calcext:value-type="float">
            <text:p>0.000560827</text:p>
          </table:table-cell>
          <table:table-cell office:value-type="float" office:value="2218.43" calcext:value-type="float">
            <text:p>2218.43</text:p>
          </table:table-cell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Test_s20_c2_p1.o</text:p>
          </table:table-cell>
          <table:table-cell office:value-type="string" calcext:value-type="string">
            <text:p>Phase_I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21031.6" calcext:value-type="float">
            <text:p>21031.6</text:p>
          </table:table-cell>
          <table:table-cell office:value-type="float" office:value="16696" calcext:value-type="float">
            <text:p>16696</text:p>
          </table:table-cell>
          <table:table-cell office:value-type="float" office:value="20.6146" calcext:value-type="float">
            <text:p>20.6146</text:p>
          </table:table-cell>
          <table:table-cell office:value-type="float" office:value="0.000540203" calcext:value-type="float">
            <text:p>0.000540203</text:p>
          </table:table-cell>
          <table:table-cell office:value-type="float" office:value="2375.12" calcext:value-type="float">
            <text:p>2375.12</text:p>
          </table:table-cell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Test_s20_c2_p1.o</text:p>
          </table:table-cell>
          <table:table-cell office:value-type="string" calcext:value-type="string">
            <text:p>Phase_I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48570" calcext:value-type="float">
            <text:p>1.05E+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20322.7" calcext:value-type="float">
            <text:p>20322.7</text:p>
          </table:table-cell>
          <table:table-cell office:value-type="float" office:value="15906" calcext:value-type="float">
            <text:p>15906</text:p>
          </table:table-cell>
          <table:table-cell office:value-type="float" office:value="21.7329" calcext:value-type="float">
            <text:p>21.7329</text:p>
          </table:table-cell>
          <table:table-cell office:value-type="float" office:value="0.000510988" calcext:value-type="float">
            <text:p>0.000510988</text:p>
          </table:table-cell>
          <table:table-cell office:value-type="float" office:value="2308.94" calcext:value-type="float">
            <text:p>2308.94</text:p>
          </table:table-cell>
          <table:table-cell office:value-type="float" office:value="116" calcext:value-type="float">
            <text:p>1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Test_s20_c3_p1.o</text:p>
          </table:table-cell>
          <table:table-cell office:value-type="string" calcext:value-type="string">
            <text:p>Phase_I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4499.5" calcext:value-type="float">
            <text:p>14499.5</text:p>
          </table:table-cell>
          <table:table-cell office:value-type="float" office:value="11411.1" calcext:value-type="float">
            <text:p>11411.1</text:p>
          </table:table-cell>
          <table:table-cell office:value-type="float" office:value="21.3002" calcext:value-type="float">
            <text:p>21.3002</text:p>
          </table:table-cell>
          <table:table-cell office:value-type="float" office:value="0.00102579" calcext:value-type="float">
            <text:p>0.00102579</text:p>
          </table:table-cell>
          <table:table-cell office:value-type="float" office:value="2210.47" calcext:value-type="float">
            <text:p>2210.4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Test_s20_c3_p1.o</text:p>
          </table:table-cell>
          <table:table-cell office:value-type="string" calcext:value-type="string">
            <text:p>Phase_II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1558.6" calcext:value-type="float">
            <text:p>11558.6</text:p>
          </table:table-cell>
          <table:table-cell office:value-type="float" office:value="8965.99" calcext:value-type="float">
            <text:p>8965.99</text:p>
          </table:table-cell>
          <table:table-cell office:value-type="float" office:value="22.4304" calcext:value-type="float">
            <text:p>22.4304</text:p>
          </table:table-cell>
          <table:table-cell office:value-type="float" office:value="0.000999099" calcext:value-type="float">
            <text:p>0.000999099</text:p>
          </table:table-cell>
          <table:table-cell office:value-type="float" office:value="2224.9" calcext:value-type="float">
            <text:p>2224.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Test_s20_c3_p1.o</text:p>
          </table:table-cell>
          <table:table-cell office:value-type="string" calcext:value-type="string">
            <text:p>Phase_II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5055.4" calcext:value-type="float">
            <text:p>15055.4</text:p>
          </table:table-cell>
          <table:table-cell office:value-type="float" office:value="12502.9" calcext:value-type="float">
            <text:p>12502.9</text:p>
          </table:table-cell>
          <table:table-cell office:value-type="float" office:value="16.9543" calcext:value-type="float">
            <text:p>16.9543</text:p>
          </table:table-cell>
          <table:table-cell office:value-type="float" office:value="0.00101277" calcext:value-type="float">
            <text:p>0.00101277</text:p>
          </table:table-cell>
          <table:table-cell office:value-type="float" office:value="2223.88" calcext:value-type="float">
            <text:p>2223.8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Test_s20_c3_p1.o</text:p>
          </table:table-cell>
          <table:table-cell office:value-type="string" calcext:value-type="string">
            <text:p>Phase_II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2649.4" calcext:value-type="float">
            <text:p>12649.4</text:p>
          </table:table-cell>
          <table:table-cell office:value-type="float" office:value="9943.33" calcext:value-type="float">
            <text:p>9943.33</text:p>
          </table:table-cell>
          <table:table-cell office:value-type="float" office:value="21.3927" calcext:value-type="float">
            <text:p>21.3927</text:p>
          </table:table-cell>
          <table:table-cell office:value-type="float" office:value="0.000453284" calcext:value-type="float">
            <text:p>0.000453284</text:p>
          </table:table-cell>
          <table:table-cell office:value-type="float" office:value="2216.67" calcext:value-type="float">
            <text:p>2216.6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Test_s20_c3_p1.o</text:p>
          </table:table-cell>
          <table:table-cell office:value-type="string" calcext:value-type="string">
            <text:p>Phase_II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2021.2" calcext:value-type="float">
            <text:p>12021.2</text:p>
          </table:table-cell>
          <table:table-cell office:value-type="float" office:value="9030.76" calcext:value-type="float">
            <text:p>9030.76</text:p>
          </table:table-cell>
          <table:table-cell office:value-type="float" office:value="24.8763" calcext:value-type="float">
            <text:p>24.8763</text:p>
          </table:table-cell>
          <table:table-cell office:value-type="float" office:value="0.000461791" calcext:value-type="float">
            <text:p>0.000461791</text:p>
          </table:table-cell>
          <table:table-cell office:value-type="float" office:value="2236.05" calcext:value-type="float">
            <text:p>2236.0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Test_s20_c3_p1.o</text:p>
          </table:table-cell>
          <table:table-cell office:value-type="string" calcext:value-type="string">
            <text:p>Phase_II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4075.1" calcext:value-type="float">
            <text:p>14075.1</text:p>
          </table:table-cell>
          <table:table-cell office:value-type="float" office:value="10081" calcext:value-type="float">
            <text:p>10081</text:p>
          </table:table-cell>
          <table:table-cell office:value-type="float" office:value="28.3769" calcext:value-type="float">
            <text:p>28.3769</text:p>
          </table:table-cell>
          <table:table-cell office:value-type="float" office:value="0.00099704" calcext:value-type="float">
            <text:p>0.00099704</text:p>
          </table:table-cell>
          <table:table-cell office:value-type="float" office:value="2213.43" calcext:value-type="float">
            <text:p>2213.4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Test_s20_c3_p1.o</text:p>
          </table:table-cell>
          <table:table-cell office:value-type="string" calcext:value-type="string">
            <text:p>Phase_II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0131.8" calcext:value-type="float">
            <text:p>20131.8</text:p>
          </table:table-cell>
          <table:table-cell office:value-type="float" office:value="14208.4" calcext:value-type="float">
            <text:p>14208.4</text:p>
          </table:table-cell>
          <table:table-cell office:value-type="float" office:value="29.4233" calcext:value-type="float">
            <text:p>29.4233</text:p>
          </table:table-cell>
          <table:table-cell office:value-type="float" office:value="0.00102943" calcext:value-type="float">
            <text:p>0.00102943</text:p>
          </table:table-cell>
          <table:table-cell office:value-type="float" office:value="2208.53" calcext:value-type="float">
            <text:p>2208.53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Test_s20_c3_p1.o</text:p>
          </table:table-cell>
          <table:table-cell office:value-type="string" calcext:value-type="string">
            <text:p>Phase_II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8394.7" calcext:value-type="float">
            <text:p>18394.7</text:p>
          </table:table-cell>
          <table:table-cell office:value-type="float" office:value="11977.1" calcext:value-type="float">
            <text:p>11977.1</text:p>
          </table:table-cell>
          <table:table-cell office:value-type="float" office:value="34.8884" calcext:value-type="float">
            <text:p>34.8884</text:p>
          </table:table-cell>
          <table:table-cell office:value-type="float" office:value="0.00102671" calcext:value-type="float">
            <text:p>0.00102671</text:p>
          </table:table-cell>
          <table:table-cell office:value-type="float" office:value="2266.88" calcext:value-type="float">
            <text:p>2266.88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Test_s20_c3_p1.o</text:p>
          </table:table-cell>
          <table:table-cell office:value-type="string" calcext:value-type="string">
            <text:p>Phase_II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1871.7" calcext:value-type="float">
            <text:p>21871.7</text:p>
          </table:table-cell>
          <table:table-cell office:value-type="float" office:value="15471.2" calcext:value-type="float">
            <text:p>15471.2</text:p>
          </table:table-cell>
          <table:table-cell office:value-type="float" office:value="29.2639" calcext:value-type="float">
            <text:p>29.2639</text:p>
          </table:table-cell>
          <table:table-cell office:value-type="float" office:value="0.000991067" calcext:value-type="float">
            <text:p>0.000991067</text:p>
          </table:table-cell>
          <table:table-cell office:value-type="float" office:value="2195.74" calcext:value-type="float">
            <text:p>2195.74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Test_s20_c3_p1.o</text:p>
          </table:table-cell>
          <table:table-cell office:value-type="string" calcext:value-type="string">
            <text:p>Phase_I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8295.8" calcext:value-type="float">
            <text:p>18295.8</text:p>
          </table:table-cell>
          <table:table-cell office:value-type="float" office:value="12002.9" calcext:value-type="float">
            <text:p>12002.9</text:p>
          </table:table-cell>
          <table:table-cell office:value-type="float" office:value="34.3955" calcext:value-type="float">
            <text:p>34.3955</text:p>
          </table:table-cell>
          <table:table-cell office:value-type="float" office:value="0.000455026" calcext:value-type="float">
            <text:p>0.000455026</text:p>
          </table:table-cell>
          <table:table-cell office:value-type="float" office:value="2198.93" calcext:value-type="float">
            <text:p>2198.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Test_s20_c3_p1.o</text:p>
          </table:table-cell>
          <table:table-cell office:value-type="string" calcext:value-type="string">
            <text:p>Phase_II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1369.8" calcext:value-type="float">
            <text:p>11369.8</text:p>
          </table:table-cell>
          <table:table-cell office:value-type="float" office:value="9246.49" calcext:value-type="float">
            <text:p>9246.49</text:p>
          </table:table-cell>
          <table:table-cell office:value-type="float" office:value="18.675" calcext:value-type="float">
            <text:p>18.675</text:p>
          </table:table-cell>
          <table:table-cell office:value-type="float" office:value="0.00101753" calcext:value-type="float">
            <text:p>0.00101753</text:p>
          </table:table-cell>
          <table:table-cell office:value-type="float" office:value="2203.84" calcext:value-type="float">
            <text:p>2203.8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Test_s20_c3_p1.o</text:p>
          </table:table-cell>
          <table:table-cell office:value-type="string" calcext:value-type="string">
            <text:p>Phase_II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6358.9" calcext:value-type="float">
            <text:p>16358.9</text:p>
          </table:table-cell>
          <table:table-cell office:value-type="float" office:value="13857" calcext:value-type="float">
            <text:p>13857</text:p>
          </table:table-cell>
          <table:table-cell office:value-type="float" office:value="15.2936" calcext:value-type="float">
            <text:p>15.2936</text:p>
          </table:table-cell>
          <table:table-cell office:value-type="float" office:value="0.00100115" calcext:value-type="float">
            <text:p>0.00100115</text:p>
          </table:table-cell>
          <table:table-cell office:value-type="float" office:value="2197.34" calcext:value-type="float">
            <text:p>2197.3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Test_s20_c3_p1.o</text:p>
          </table:table-cell>
          <table:table-cell office:value-type="string" calcext:value-type="string">
            <text:p>Phase_II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6663.8" calcext:value-type="float">
            <text:p>16663.8</text:p>
          </table:table-cell>
          <table:table-cell office:value-type="float" office:value="14096.9" calcext:value-type="float">
            <text:p>14096.9</text:p>
          </table:table-cell>
          <table:table-cell office:value-type="float" office:value="15.4038" calcext:value-type="float">
            <text:p>15.4038</text:p>
          </table:table-cell>
          <table:table-cell office:value-type="float" office:value="0.000461933" calcext:value-type="float">
            <text:p>0.000461933</text:p>
          </table:table-cell>
          <table:table-cell office:value-type="float" office:value="2168.84" calcext:value-type="float">
            <text:p>2168.8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Test_s20_c3_p1.o</text:p>
          </table:table-cell>
          <table:table-cell office:value-type="string" calcext:value-type="string">
            <text:p>Phase_II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5565.5" calcext:value-type="float">
            <text:p>15565.5</text:p>
          </table:table-cell>
          <table:table-cell office:value-type="float" office:value="12661" calcext:value-type="float">
            <text:p>12661</text:p>
          </table:table-cell>
          <table:table-cell office:value-type="float" office:value="18.6596" calcext:value-type="float">
            <text:p>18.6596</text:p>
          </table:table-cell>
          <table:table-cell office:value-type="float" office:value="0.00101288" calcext:value-type="float">
            <text:p>0.00101288</text:p>
          </table:table-cell>
          <table:table-cell office:value-type="float" office:value="2241.06" calcext:value-type="float">
            <text:p>2241.06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Test_s20_c3_p1.o</text:p>
          </table:table-cell>
          <table:table-cell office:value-type="string" calcext:value-type="string">
            <text:p>Phase_II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4762.1" calcext:value-type="float">
            <text:p>14762.1</text:p>
          </table:table-cell>
          <table:table-cell office:value-type="float" office:value="12278" calcext:value-type="float">
            <text:p>12278</text:p>
          </table:table-cell>
          <table:table-cell office:value-type="float" office:value="16.8276" calcext:value-type="float">
            <text:p>16.8276</text:p>
          </table:table-cell>
          <table:table-cell office:value-type="float" office:value="0.00100397" calcext:value-type="float">
            <text:p>0.00100397</text:p>
          </table:table-cell>
          <table:table-cell office:value-type="float" office:value="2168.45" calcext:value-type="float">
            <text:p>2168.4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Test_s20_c3_p1.o</text:p>
          </table:table-cell>
          <table:table-cell office:value-type="string" calcext:value-type="string">
            <text:p>Phase_II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1743" calcext:value-type="float">
            <text:p>21743</text:p>
          </table:table-cell>
          <table:table-cell office:value-type="float" office:value="16524.2" calcext:value-type="float">
            <text:p>16524.2</text:p>
          </table:table-cell>
          <table:table-cell office:value-type="float" office:value="24.002" calcext:value-type="float">
            <text:p>24.002</text:p>
          </table:table-cell>
          <table:table-cell office:value-type="float" office:value="0.00100378" calcext:value-type="float">
            <text:p>0.00100378</text:p>
          </table:table-cell>
          <table:table-cell office:value-type="float" office:value="2237.46" calcext:value-type="float">
            <text:p>2237.46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Test_s20_c3_p1.o</text:p>
          </table:table-cell>
          <table:table-cell office:value-type="string" calcext:value-type="string">
            <text:p>Phase_II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19755.1" calcext:value-type="float">
            <text:p>19755.1</text:p>
          </table:table-cell>
          <table:table-cell office:value-type="float" office:value="14097.4" calcext:value-type="float">
            <text:p>14097.4</text:p>
          </table:table-cell>
          <table:table-cell office:value-type="float" office:value="28.6392" calcext:value-type="float">
            <text:p>28.6392</text:p>
          </table:table-cell>
          <table:table-cell office:value-type="float" office:value="0.00100576" calcext:value-type="float">
            <text:p>0.00100576</text:p>
          </table:table-cell>
          <table:table-cell office:value-type="float" office:value="2225.51" calcext:value-type="float">
            <text:p>2225.5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Test_s20_c3_p1.o</text:p>
          </table:table-cell>
          <table:table-cell office:value-type="string" calcext:value-type="string">
            <text:p>Phase_II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0355" calcext:value-type="float">
            <text:p>20355</text:p>
          </table:table-cell>
          <table:table-cell office:value-type="float" office:value="13523.8" calcext:value-type="float">
            <text:p>13523.8</text:p>
          </table:table-cell>
          <table:table-cell office:value-type="float" office:value="33.5602" calcext:value-type="float">
            <text:p>33.5602</text:p>
          </table:table-cell>
          <table:table-cell office:value-type="float" office:value="0.000991362" calcext:value-type="float">
            <text:p>0.000991362</text:p>
          </table:table-cell>
          <table:table-cell office:value-type="float" office:value="2168.86" calcext:value-type="float">
            <text:p>2168.86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Test_s20_c3_p1.o</text:p>
          </table:table-cell>
          <table:table-cell office:value-type="string" calcext:value-type="string">
            <text:p>Phase_II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5295.6" calcext:value-type="float">
            <text:p>25295.6</text:p>
          </table:table-cell>
          <table:table-cell office:value-type="float" office:value="19078.3" calcext:value-type="float">
            <text:p>19078.3</text:p>
          </table:table-cell>
          <table:table-cell office:value-type="float" office:value="24.5785" calcext:value-type="float">
            <text:p>24.5785</text:p>
          </table:table-cell>
          <table:table-cell office:value-type="float" office:value="0.000462592" calcext:value-type="float">
            <text:p>0.000462592</text:p>
          </table:table-cell>
          <table:table-cell office:value-type="float" office:value="2199.86" calcext:value-type="float">
            <text:p>2199.86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Test_s20_c3_p1.o</text:p>
          </table:table-cell>
          <table:table-cell office:value-type="string" calcext:value-type="string">
            <text:p>Phase_II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743390000" calcext:value-type="float">
            <text:p>1.74E+09</text:p>
          </table:table-cell>
          <table:table-cell table:style-name="ce2" office:value-type="float" office:value="1162260000" calcext:value-type="float">
            <text:p>1.16E+09</text:p>
          </table:table-cell>
          <table:table-cell office:value-type="float" office:value="23650.5" calcext:value-type="float">
            <text:p>23650.5</text:p>
          </table:table-cell>
          <table:table-cell office:value-type="float" office:value="17602.2" calcext:value-type="float">
            <text:p>17602.2</text:p>
          </table:table-cell>
          <table:table-cell office:value-type="float" office:value="25.5737" calcext:value-type="float">
            <text:p>25.5737</text:p>
          </table:table-cell>
          <table:table-cell office:value-type="float" office:value="0.00101822" calcext:value-type="float">
            <text:p>0.00101822</text:p>
          </table:table-cell>
          <table:table-cell office:value-type="float" office:value="2246.17" calcext:value-type="float">
            <text:p>2246.1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</table:table>
      <table:table table:name="CPX_s20" table:style-name="ta1"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 nodes Scenario</text:p>
          </table:table-cell>
          <table:table-cell office:value-type="string" calcext:value-type="string">
            <text:p>LP value</text:p>
          </table:table-cell>
          <table:table-cell office:value-type="string" calcext:value-type="string">
            <text:p>Path Value</text:p>
          </table:table-cell>
          <table:table-cell office:value-type="string" calcext:value-type="string">
            <text:p>Tree Value</text:p>
          </table:table-cell>
          <table:table-cell table:style-name="Default" office:value-type="string" calcext:value-type="string">
            <text:p>MILP value</text:p>
          </table:table-cell>
          <table:table-cell office:value-type="string" calcext:value-type="string">
            <text:p>Lp Gap</text:p>
          </table:table-cell>
          <table:table-cell office:value-type="string" calcext:value-type="string">
            <text:p>Path Gap</text:p>
          </table:table-cell>
          <table:table-cell office:value-type="string" calcext:value-type="string">
            <text:p>Tree Gap</text:p>
          </table:table-cell>
          <table:table-cell office:value-type="string" calcext:value-type="string">
            <text:p>MILP Gap</text:p>
          </table:table-cell>
          <table:table-cell office:value-type="string" calcext:value-type="string">
            <text:p>Path Time</text:p>
          </table:table-cell>
          <table:table-cell office:value-type="string" calcext:value-type="string">
            <text:p>Tree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Path Cts</text:p>
          </table:table-cell>
          <table:table-cell office:value-type="string" calcext:value-type="string">
            <text:p>Tree Cuts</text:p>
          </table:table-cell>
          <table:table-cell office:value-type="string" calcext:value-type="string">
            <text:p>CPLEX Cuts</text:p>
          </table:table-cell>
          <table:table-cell office:value-type="string" calcext:value-type="string">
            <text:p>Cplex Nod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PLE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48575" calcext:value-type="float">
            <text:p>1048575</text:p>
          </table:table-cell>
          <table:table-cell table:number-columns-repeated="3" office:value-type="float" office:value="4899.32" calcext:value-type="float">
            <text:p>4899.32</text:p>
          </table:table-cell>
          <table:table-cell office:value-type="float" office:value="1127590" calcext:value-type="float">
            <text:p>1.13E+06</text:p>
          </table:table-cell>
          <table:table-cell table:number-columns-repeated="3" office:value-type="float" office:value="99.5655" calcext:value-type="float">
            <text:p>99.5655</text:p>
          </table:table-cell>
          <table:table-cell office:value-type="float" office:value="99.404" calcext:value-type="float">
            <text:p>99.404</text:p>
          </table:table-cell>
          <table:table-cell table:number-columns-repeated="2" office:value-type="float" office:value="50.4784" calcext:value-type="float">
            <text:p>50.4784</text:p>
          </table:table-cell>
          <table:table-cell office:value-type="float" office:value="1809.13" calcext:value-type="float">
            <text:p>1809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768" calcext:value-type="float">
            <text:p>452768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style-name="ce11"/>
          <table:table-cell table:style-name="ce18"/>
          <table:table-cell table:style-name="ce20" office:value-type="string" calcext:value-type="string">
            <text:p>Data</text:p>
          </table:table-cell>
          <table:table-cell table:style-name="ce26"/>
          <table:table-cell table:style-name="ce40"/>
        </table:table-row>
        <table:table-row table:style-name="ro1">
          <table:table-cell office:value-type="string" calcext:value-type="string">
            <text:p>CPLEX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48575" calcext:value-type="float">
            <text:p>1048575</text:p>
          </table:table-cell>
          <table:table-cell table:number-columns-repeated="3" office:value-type="float" office:value="2823.11" calcext:value-type="float">
            <text:p>2823.11</text:p>
          </table:table-cell>
          <table:table-cell table:style-name="Default" office:value-type="float" office:value="849715" calcext:value-type="float">
            <text:p>849715</text:p>
          </table:table-cell>
          <table:table-cell table:number-columns-repeated="3" office:value-type="float" office:value="99.6678" calcext:value-type="float">
            <text:p>99.6678</text:p>
          </table:table-cell>
          <table:table-cell office:value-type="float" office:value="99.3534" calcext:value-type="float">
            <text:p>99.3534</text:p>
          </table:table-cell>
          <table:table-cell table:number-columns-repeated="2" office:value-type="float" office:value="39.9712" calcext:value-type="float">
            <text:p>39.9712</text:p>
          </table:table-cell>
          <table:table-cell office:value-type="float" office:value="1805.18" calcext:value-type="float">
            <text:p>1805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9656" calcext:value-type="float">
            <text:p>619656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</text:p>
          </table:table-cell>
          <table:table-cell table:style-name="ce12" office:value-type="string" calcext:value-type="string">
            <text:p>p</text:p>
          </table:table-cell>
          <table:table-cell table:style-name="ce12" office:value-type="string" calcext:value-type="string">
            <text:p>c</text:p>
          </table:table-cell>
          <table:table-cell table:style-name="ce21" office:value-type="string" calcext:value-type="string">
            <text:p>Average - MILP Gap</text:p>
          </table:table-cell>
          <table:table-cell table:style-name="ce27" office:value-type="string" calcext:value-type="string">
            <text:p>Average - Total Time</text:p>
          </table:table-cell>
          <table:table-cell table:style-name="ce41" office:value-type="string" calcext:value-type="string">
            <text:p>Average - CPLEX Cuts</text:p>
          </table:table-cell>
        </table:table-row>
        <table:table-row table:style-name="ro1">
          <table:table-cell office:value-type="string" calcext:value-type="string">
            <text:p>CPLE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48575" calcext:value-type="float">
            <text:p>1048575</text:p>
          </table:table-cell>
          <table:table-cell table:number-columns-repeated="3" office:value-type="float" office:value="5159.69" calcext:value-type="float">
            <text:p>5159.69</text:p>
          </table:table-cell>
          <table:table-cell office:value-type="float" office:value="1553730" calcext:value-type="float">
            <text:p>1.55E+06</text:p>
          </table:table-cell>
          <table:table-cell table:number-columns-repeated="3" office:value-type="float" office:value="99.6679" calcext:value-type="float">
            <text:p>99.6679</text:p>
          </table:table-cell>
          <table:table-cell office:value-type="float" office:value="99.5107" calcext:value-type="float">
            <text:p>99.5107</text:p>
          </table:table-cell>
          <table:table-cell table:number-columns-repeated="2" office:value-type="float" office:value="32.6504" calcext:value-type="float">
            <text:p>32.6504</text:p>
          </table:table-cell>
          <table:table-cell office:value-type="float" office:value="1804.68" calcext:value-type="float">
            <text:p>1804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993" calcext:value-type="float">
            <text:p>339993</text:p>
          </table:table-cell>
          <table:table-cell office:value-type="float" office:value="0" calcext:value-type="float">
            <text:p>0</text:p>
          </table:table-cell>
          <table:table-cell/>
          <table:table-cell table:style-name="ce48" office:value-type="float" office:value="20" calcext:value-type="float">
            <text:p>2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4" office:value-type="float" office:value="88.583575" calcext:value-type="float">
            <text:p>88.58</text:p>
          </table:table-cell>
          <table:table-cell table:style-name="ce30" office:value-type="float" office:value="1805.5265" calcext:value-type="float">
            <text:p>1,805.53</text:p>
          </table:table-cell>
          <table:table-cell table:style-name="ce49" office:value-type="float" office:value="497838.7" calcext:value-type="float">
            <text:p>497,838.70</text:p>
          </table:table-cell>
        </table:table-row>
        <table:table-row table:style-name="ro1">
          <table:table-cell office:value-type="string" calcext:value-type="string">
            <text:p>CPLEX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48575" calcext:value-type="float">
            <text:p>1048575</text:p>
          </table:table-cell>
          <table:table-cell table:number-columns-repeated="3" office:value-type="float" office:value="5296.14" calcext:value-type="float">
            <text:p>5296.14</text:p>
          </table:table-cell>
          <table:table-cell office:value-type="float" office:value="1242980" calcext:value-type="float">
            <text:p>1.24E+06</text:p>
          </table:table-cell>
          <table:table-cell table:number-columns-repeated="3" office:value-type="float" office:value="99.5739" calcext:value-type="float">
            <text:p>99.5739</text:p>
          </table:table-cell>
          <table:table-cell office:value-type="float" office:value="99.3263" calcext:value-type="float">
            <text:p>99.3263</text:p>
          </table:table-cell>
          <table:table-cell table:number-columns-repeated="2" office:value-type="float" office:value="37.4309" calcext:value-type="float">
            <text:p>37.4309</text:p>
          </table:table-cell>
          <table:table-cell office:value-type="float" office:value="1804.16" calcext:value-type="float">
            <text:p>1804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4715" calcext:value-type="float">
            <text:p>66471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Total Result</text:p>
          </table:table-cell>
          <table:table-cell table:style-name="ce16"/>
          <table:table-cell table:style-name="ce19"/>
          <table:table-cell table:style-name="ce25" office:value-type="float" office:value="88.583575" calcext:value-type="float">
            <text:p>88.58</text:p>
          </table:table-cell>
          <table:table-cell table:style-name="ce31" office:value-type="float" office:value="1805.5265" calcext:value-type="float">
            <text:p>1,805.53</text:p>
          </table:table-cell>
          <table:table-cell table:style-name="ce50" office:value-type="float" office:value="497838.7" calcext:value-type="float">
            <text:p>497,838.70</text:p>
          </table:table-cell>
        </table:table-row>
        <table:table-row table:style-name="ro1">
          <table:table-cell office:value-type="string" calcext:value-type="string">
            <text:p>CPLEX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48575" calcext:value-type="float">
            <text:p>1048575</text:p>
          </table:table-cell>
          <table:table-cell table:number-columns-repeated="3" office:value-type="float" office:value="4283.03" calcext:value-type="float">
            <text:p>4283.03</text:p>
          </table:table-cell>
          <table:table-cell table:style-name="Default" office:value-type="float" office:value="18391.9" calcext:value-type="float">
            <text:p>18391.9</text:p>
          </table:table-cell>
          <table:table-cell table:number-columns-repeated="3" office:value-type="float" office:value="76.7125" calcext:value-type="float">
            <text:p>76.7125</text:p>
          </table:table-cell>
          <table:table-cell office:value-type="float" office:value="69.217" calcext:value-type="float">
            <text:p>69.217</text:p>
          </table:table-cell>
          <table:table-cell table:number-columns-repeated="2" office:value-type="float" office:value="38.4231" calcext:value-type="float">
            <text:p>38.4231</text:p>
          </table:table-cell>
          <table:table-cell office:value-type="float" office:value="1804.29" calcext:value-type="float">
            <text:p>1804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023" calcext:value-type="float">
            <text:p>230023</text:p>
          </table:table-cell>
          <table:table-cell office:value-type="float" office:value="798" calcext:value-type="float">
            <text:p>7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PLEX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48575" calcext:value-type="float">
            <text:p>1048575</text:p>
          </table:table-cell>
          <table:table-cell table:number-columns-repeated="3" office:value-type="float" office:value="4835.94" calcext:value-type="float">
            <text:p>4835.94</text:p>
          </table:table-cell>
          <table:table-cell table:style-name="Default" office:value-type="float" office:value="975957" calcext:value-type="float">
            <text:p>975957</text:p>
          </table:table-cell>
          <table:table-cell table:number-columns-repeated="3" office:value-type="float" office:value="99.5045" calcext:value-type="float">
            <text:p>99.5045</text:p>
          </table:table-cell>
          <table:table-cell office:value-type="float" office:value="99.3467" calcext:value-type="float">
            <text:p>99.3467</text:p>
          </table:table-cell>
          <table:table-cell table:number-columns-repeated="2" office:value-type="float" office:value="47.297" calcext:value-type="float">
            <text:p>47.297</text:p>
          </table:table-cell>
          <table:table-cell office:value-type="float" office:value="1808.75" calcext:value-type="float">
            <text:p>1808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4299" calcext:value-type="float">
            <text:p>54429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PLEX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48575" calcext:value-type="float">
            <text:p>1048575</text:p>
          </table:table-cell>
          <table:table-cell table:number-columns-repeated="3" office:value-type="float" office:value="5092.13" calcext:value-type="float">
            <text:p>5092.13</text:p>
          </table:table-cell>
          <table:table-cell table:style-name="Default" office:value-type="float" office:value="26030.5" calcext:value-type="float">
            <text:p>26030.5</text:p>
          </table:table-cell>
          <table:table-cell table:number-columns-repeated="3" office:value-type="float" office:value="80.4378" calcext:value-type="float">
            <text:p>80.4378</text:p>
          </table:table-cell>
          <table:table-cell office:value-type="float" office:value="65.5998" calcext:value-type="float">
            <text:p>65.5998</text:p>
          </table:table-cell>
          <table:table-cell table:number-columns-repeated="2" office:value-type="float" office:value="48.3314" calcext:value-type="float">
            <text:p>48.3314</text:p>
          </table:table-cell>
          <table:table-cell office:value-type="float" office:value="1803.91" calcext:value-type="float">
            <text:p>1803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07" calcext:value-type="float">
            <text:p>50000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PLEX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48575" calcext:value-type="float">
            <text:p>1048575</text:p>
          </table:table-cell>
          <table:table-cell table:number-columns-repeated="3" office:value-type="float" office:value="7246.81" calcext:value-type="float">
            <text:p>7246.81</text:p>
          </table:table-cell>
          <table:table-cell office:value-type="float" office:value="1539550" calcext:value-type="float">
            <text:p>1.54E+06</text:p>
          </table:table-cell>
          <table:table-cell table:number-columns-repeated="3" office:value-type="float" office:value="99.5293" calcext:value-type="float">
            <text:p>99.5293</text:p>
          </table:table-cell>
          <table:table-cell office:value-type="float" office:value="99.28" calcext:value-type="float">
            <text:p>99.28</text:p>
          </table:table-cell>
          <table:table-cell table:number-columns-repeated="2" office:value-type="float" office:value="30.1351" calcext:value-type="float">
            <text:p>30.1351</text:p>
          </table:table-cell>
          <table:table-cell office:value-type="float" office:value="1805.11" calcext:value-type="float">
            <text:p>1805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9907" calcext:value-type="float">
            <text:p>57990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PLEX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48575" calcext:value-type="float">
            <text:p>1048575</text:p>
          </table:table-cell>
          <table:table-cell table:number-columns-repeated="3" office:value-type="float" office:value="5535.61" calcext:value-type="float">
            <text:p>5535.61</text:p>
          </table:table-cell>
          <table:table-cell office:value-type="float" office:value="1327560" calcext:value-type="float">
            <text:p>1.33E+06</text:p>
          </table:table-cell>
          <table:table-cell table:number-columns-repeated="3" office:value-type="float" office:value="99.583" calcext:value-type="float">
            <text:p>99.583</text:p>
          </table:table-cell>
          <table:table-cell office:value-type="float" office:value="99.3308" calcext:value-type="float">
            <text:p>99.3308</text:p>
          </table:table-cell>
          <table:table-cell table:number-columns-repeated="2" office:value-type="float" office:value="62.6398" calcext:value-type="float">
            <text:p>62.6398</text:p>
          </table:table-cell>
          <table:table-cell office:value-type="float" office:value="1803.97" calcext:value-type="float">
            <text:p>1803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7592" calcext:value-type="float">
            <text:p>59759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PLEX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48575" calcext:value-type="float">
            <text:p>1048575</text:p>
          </table:table-cell>
          <table:table-cell table:number-columns-repeated="3" office:value-type="float" office:value="7240.01" calcext:value-type="float">
            <text:p>7240.01</text:p>
          </table:table-cell>
          <table:table-cell office:value-type="float" office:value="1702920" calcext:value-type="float">
            <text:p>1.70E+06</text:p>
          </table:table-cell>
          <table:table-cell table:number-columns-repeated="3" office:value-type="float" office:value="99.5748" calcext:value-type="float">
            <text:p>99.5748</text:p>
          </table:table-cell>
          <table:table-cell office:value-type="float" office:value="99.3737" calcext:value-type="float">
            <text:p>99.3737</text:p>
          </table:table-cell>
          <table:table-cell table:number-columns-repeated="2" office:value-type="float" office:value="59.0247" calcext:value-type="float">
            <text:p>59.0247</text:p>
          </table:table-cell>
          <table:table-cell office:value-type="float" office:value="1805.97" calcext:value-type="float">
            <text:p>1805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062" calcext:value-type="float">
            <text:p>36106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PLEX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48575" calcext:value-type="float">
            <text:p>1048575</text:p>
          </table:table-cell>
          <table:table-cell table:number-columns-repeated="3" office:value-type="float" office:value="6954.15" calcext:value-type="float">
            <text:p>6954.15</text:p>
          </table:table-cell>
          <table:table-cell office:value-type="float" office:value="1351520" calcext:value-type="float">
            <text:p>1.35E+06</text:p>
          </table:table-cell>
          <table:table-cell table:number-columns-repeated="3" office:value-type="float" office:value="99.4855" calcext:value-type="float">
            <text:p>99.4855</text:p>
          </table:table-cell>
          <table:table-cell office:value-type="float" office:value="99.3827" calcext:value-type="float">
            <text:p>99.3827</text:p>
          </table:table-cell>
          <table:table-cell table:number-columns-repeated="2" office:value-type="float" office:value="56.1224" calcext:value-type="float">
            <text:p>56.1224</text:p>
          </table:table-cell>
          <table:table-cell office:value-type="float" office:value="1809.69" calcext:value-type="float">
            <text:p>1809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6495" calcext:value-type="float">
            <text:p>56649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PLEX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48575" calcext:value-type="float">
            <text:p>1048575</text:p>
          </table:table-cell>
          <table:table-cell table:number-columns-repeated="3" office:value-type="float" office:value="13058.3" calcext:value-type="float">
            <text:p>13058.3</text:p>
          </table:table-cell>
          <table:table-cell table:style-name="Default" office:value-type="float" office:value="29690.5" calcext:value-type="float">
            <text:p>29690.5</text:p>
          </table:table-cell>
          <table:table-cell table:number-columns-repeated="3" office:value-type="float" office:value="56.0185" calcext:value-type="float">
            <text:p>56.0185</text:p>
          </table:table-cell>
          <table:table-cell office:value-type="float" office:value="48.1926" calcext:value-type="float">
            <text:p>48.1926</text:p>
          </table:table-cell>
          <table:table-cell table:number-columns-repeated="2" office:value-type="float" office:value="57.4446" calcext:value-type="float">
            <text:p>57.4446</text:p>
          </table:table-cell>
          <table:table-cell office:value-type="float" office:value="1803.58" calcext:value-type="float">
            <text:p>1803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979" calcext:value-type="float">
            <text:p>379979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PLEX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48575" calcext:value-type="float">
            <text:p>1048575</text:p>
          </table:table-cell>
          <table:table-cell table:number-columns-repeated="3" office:value-type="float" office:value="9693.92" calcext:value-type="float">
            <text:p>9693.92</text:p>
          </table:table-cell>
          <table:table-cell office:value-type="float" office:value="1482810" calcext:value-type="float">
            <text:p>1.48E+06</text:p>
          </table:table-cell>
          <table:table-cell table:number-columns-repeated="3" office:value-type="float" office:value="99.3462" calcext:value-type="float">
            <text:p>99.3462</text:p>
          </table:table-cell>
          <table:table-cell office:value-type="float" office:value="99.1166" calcext:value-type="float">
            <text:p>99.1166</text:p>
          </table:table-cell>
          <table:table-cell table:number-columns-repeated="2" office:value-type="float" office:value="34.1096" calcext:value-type="float">
            <text:p>34.1096</text:p>
          </table:table-cell>
          <table:table-cell office:value-type="float" office:value="1805.05" calcext:value-type="float">
            <text:p>1805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9959" calcext:value-type="float">
            <text:p>61995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PLEX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48575" calcext:value-type="float">
            <text:p>1048575</text:p>
          </table:table-cell>
          <table:table-cell table:number-columns-repeated="3" office:value-type="float" office:value="8882.43" calcext:value-type="float">
            <text:p>8882.43</text:p>
          </table:table-cell>
          <table:table-cell office:value-type="float" office:value="1795490" calcext:value-type="float">
            <text:p>1.80E+06</text:p>
          </table:table-cell>
          <table:table-cell table:number-columns-repeated="3" office:value-type="float" office:value="99.5053" calcext:value-type="float">
            <text:p>99.5053</text:p>
          </table:table-cell>
          <table:table-cell office:value-type="float" office:value="99.419" calcext:value-type="float">
            <text:p>99.419</text:p>
          </table:table-cell>
          <table:table-cell table:number-columns-repeated="2" office:value-type="float" office:value="35.0444" calcext:value-type="float">
            <text:p>35.0444</text:p>
          </table:table-cell>
          <table:table-cell office:value-type="float" office:value="1805.83" calcext:value-type="float">
            <text:p>1805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821" calcext:value-type="float">
            <text:p>50082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PLEX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48575" calcext:value-type="float">
            <text:p>1048575</text:p>
          </table:table-cell>
          <table:table-cell table:number-columns-repeated="3" office:value-type="float" office:value="12013.3" calcext:value-type="float">
            <text:p>12013.3</text:p>
          </table:table-cell>
          <table:table-cell office:value-type="float" office:value="1802560" calcext:value-type="float">
            <text:p>1.80E+06</text:p>
          </table:table-cell>
          <table:table-cell table:number-columns-repeated="3" office:value-type="float" office:value="99.3335" calcext:value-type="float">
            <text:p>99.3335</text:p>
          </table:table-cell>
          <table:table-cell office:value-type="float" office:value="99.1962" calcext:value-type="float">
            <text:p>99.1962</text:p>
          </table:table-cell>
          <table:table-cell table:number-columns-repeated="2" office:value-type="float" office:value="34.0048" calcext:value-type="float">
            <text:p>34.0048</text:p>
          </table:table-cell>
          <table:table-cell office:value-type="float" office:value="1804.36" calcext:value-type="float">
            <text:p>1804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7697" calcext:value-type="float">
            <text:p>75769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PLEX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48575" calcext:value-type="float">
            <text:p>1048575</text:p>
          </table:table-cell>
          <table:table-cell table:number-columns-repeated="3" office:value-type="float" office:value="13566.4" calcext:value-type="float">
            <text:p>13566.4</text:p>
          </table:table-cell>
          <table:table-cell office:value-type="float" office:value="1611840" calcext:value-type="float">
            <text:p>1.61E+06</text:p>
          </table:table-cell>
          <table:table-cell table:number-columns-repeated="3" office:value-type="float" office:value="99.1583" calcext:value-type="float">
            <text:p>99.1583</text:p>
          </table:table-cell>
          <table:table-cell office:value-type="float" office:value="98.8243" calcext:value-type="float">
            <text:p>98.8243</text:p>
          </table:table-cell>
          <table:table-cell office:value-type="float" office:value="39.1874" calcext:value-type="float">
            <text:p>39.1874</text:p>
          </table:table-cell>
          <table:table-cell office:value-type="float" office:value="39.1875" calcext:value-type="float">
            <text:p>39.1875</text:p>
          </table:table-cell>
          <table:table-cell office:value-type="float" office:value="1804.86" calcext:value-type="float">
            <text:p>1804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7920" calcext:value-type="float">
            <text:p>557920</text:p>
          </table:table-cell>
          <table:table-cell office:value-type="float" office:value="207" calcext:value-type="float">
            <text:p>2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PLEX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48575" calcext:value-type="float">
            <text:p>1048575</text:p>
          </table:table-cell>
          <table:table-cell table:number-columns-repeated="3" office:value-type="float" office:value="6824.52" calcext:value-type="float">
            <text:p>6824.52</text:p>
          </table:table-cell>
          <table:table-cell table:style-name="Default" office:value-type="float" office:value="996690" calcext:value-type="float">
            <text:p>996690</text:p>
          </table:table-cell>
          <table:table-cell table:number-columns-repeated="3" office:value-type="float" office:value="99.3153" calcext:value-type="float">
            <text:p>99.3153</text:p>
          </table:table-cell>
          <table:table-cell office:value-type="float" office:value="99.0997" calcext:value-type="float">
            <text:p>99.0997</text:p>
          </table:table-cell>
          <table:table-cell office:value-type="float" office:value="30.8698" calcext:value-type="float">
            <text:p>30.8698</text:p>
          </table:table-cell>
          <table:table-cell office:value-type="float" office:value="30.8699" calcext:value-type="float">
            <text:p>30.8699</text:p>
          </table:table-cell>
          <table:table-cell office:value-type="float" office:value="1803.94" calcext:value-type="float">
            <text:p>1803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585" calcext:value-type="float">
            <text:p>46658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PLEX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48575" calcext:value-type="float">
            <text:p>1048575</text:p>
          </table:table-cell>
          <table:table-cell table:number-columns-repeated="3" office:value-type="float" office:value="9807.28" calcext:value-type="float">
            <text:p>9807.28</text:p>
          </table:table-cell>
          <table:table-cell table:style-name="Default" office:value-type="float" office:value="29304.2" calcext:value-type="float">
            <text:p>29304.2</text:p>
          </table:table-cell>
          <table:table-cell table:number-columns-repeated="3" office:value-type="float" office:value="66.5328" calcext:value-type="float">
            <text:p>66.5328</text:p>
          </table:table-cell>
          <table:table-cell office:value-type="float" office:value="53.3449" calcext:value-type="float">
            <text:p>53.3449</text:p>
          </table:table-cell>
          <table:table-cell table:number-columns-repeated="2" office:value-type="float" office:value="34.0457" calcext:value-type="float">
            <text:p>34.0457</text:p>
          </table:table-cell>
          <table:table-cell office:value-type="float" office:value="1809.21" calcext:value-type="float">
            <text:p>1809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1162" calcext:value-type="float">
            <text:p>451162</text:p>
          </table:table-cell>
          <table:table-cell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PLEX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48575" calcext:value-type="float">
            <text:p>1048575</text:p>
          </table:table-cell>
          <table:table-cell table:number-columns-repeated="3" office:value-type="float" office:value="11650" calcext:value-type="float">
            <text:p>11650</text:p>
          </table:table-cell>
          <table:table-cell table:style-name="Default" office:value-type="float" office:value="31172.2" calcext:value-type="float">
            <text:p>31172.2</text:p>
          </table:table-cell>
          <table:table-cell table:number-columns-repeated="3" office:value-type="float" office:value="62.6271" calcext:value-type="float">
            <text:p>62.6271</text:p>
          </table:table-cell>
          <table:table-cell office:value-type="float" office:value="46.375" calcext:value-type="float">
            <text:p>46.375</text:p>
          </table:table-cell>
          <table:table-cell table:number-columns-repeated="2" office:value-type="float" office:value="53.2431" calcext:value-type="float">
            <text:p>53.2431</text:p>
          </table:table-cell>
          <table:table-cell office:value-type="float" office:value="1803.7" calcext:value-type="float">
            <text:p>180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6100" calcext:value-type="float">
            <text:p>62610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PLEX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48575" calcext:value-type="float">
            <text:p>1048575</text:p>
          </table:table-cell>
          <table:table-cell table:number-columns-repeated="3" office:value-type="float" office:value="9031.72" calcext:value-type="float">
            <text:p>9031.72</text:p>
          </table:table-cell>
          <table:table-cell office:value-type="float" office:value="1262880" calcext:value-type="float">
            <text:p>1.26E+06</text:p>
          </table:table-cell>
          <table:table-cell table:number-columns-repeated="3" office:value-type="float" office:value="99.2848" calcext:value-type="float">
            <text:p>99.2848</text:p>
          </table:table-cell>
          <table:table-cell office:value-type="float" office:value="98.9781" calcext:value-type="float">
            <text:p>98.9781</text:p>
          </table:table-cell>
          <table:table-cell table:number-columns-repeated="2" office:value-type="float" office:value="53.7785" calcext:value-type="float">
            <text:p>53.7785</text:p>
          </table:table-cell>
          <table:table-cell office:value-type="float" office:value="1805.16" calcext:value-type="float">
            <text:p>1805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034" calcext:value-type="float">
            <text:p>140034</text:p>
          </table:table-cell>
          <table:table-cell office:value-type="float" office:value="715" calcext:value-type="float">
            <text:p>715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'extSDDiP s20 T900'.A1:'extSDDiP s20 T900'.T481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2" table:target-range-address="CPX_s20.A1:CPX_s20.U21" table:display-filter-buttons="true" table:orientation="column"/>
      </table:database-ranges>
      <table:data-pilot-tables>
        <table:data-pilot-table table:name="DataPilot4" table:application-data="" table:target-range-address="'extSDDiP s20 T900'.W2:'extSDDiP s20 T900'.AH28" table:buttons="'extSDDiP s20 T900'.W3 'extSDDiP s20 T900'.X3 'extSDDiP s20 T900'.Y3 'extSDDiP s20 T900'.Z3 'extSDDiP s20 T900'.AA3 'extSDDiP s20 T900'.AB3 'extSDDiP s20 T900'.AC3 'extSDDiP s20 T900'.AD2" table:show-filter-button="false" table:drill-down-on-double-click="false">
          <table:source-cell-range table:cell-range-address="'extSDDiP s20 T900'.A1:'extSDDiP s20 T900'.T48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" table:orientation="row" table:used-hierarchy="0" table:function="auto">
            <table:data-pilot-level table:show-empty="false" calcext:repeat-item-labels="false">
              <table:data-pilot-members>
                <table:data-pilot-member table:name="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" table:orientation="row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" table:orientation="row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thod" table:orientation="row" table:used-hierarchy="0" table:function="auto">
            <table:data-pilot-level table:show-empty="false" calcext:repeat-item-labels="false">
              <table:data-pilot-members>
                <table:data-pilot-member table:name="Phase_I" table:display="true" table:show-details="true"/>
                <table:data-pilot-member table:name="Phase_I-II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del" table:orientation="row" table:used-hierarchy="0" table:function="auto">
            <table:data-pilot-level table:show-empty="false" calcext:repeat-item-labels="false">
              <table:data-pilot-members>
                <table:data-pilot-member table:name="Natural" table:display="true" table:show-details="true"/>
                <table:data-pilot-member table:name="Natural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ut type" table:orientation="row" table:used-hierarchy="0" table:function="auto">
            <table:data-pilot-level table:show-empty="false" calcext:repeat-item-labels="false">
              <table:data-pilot-members>
                <table:data-pilot-member table:name="NoCut" table:display="true" table:show-details="true"/>
                <table:data-pilot-member table:name="Path" table:display="true" table:show-details="true"/>
                <table:data-pilot-member table:name="Tree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ap" table:orientation="data" table:used-hierarchy="0" table:function="average">
            <table:data-pilot-level table:show-empty="false" calcext:repeat-item-labels="false">
              <table:data-pilot-members>
                <table:data-pilot-member table:name="0.06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3" table:display="true" table:show-details="true"/>
                <table:data-pilot-member table:name="0.14" table:display="true" table:show-details="true"/>
                <table:data-pilot-member table:name="0.15" table:display="true" table:show-details="true"/>
                <table:data-pilot-member table:name="0.16" table:display="true" table:show-details="true"/>
                <table:data-pilot-member table:name="0.18" table:display="true" table:show-details="true"/>
                <table:data-pilot-member table:name="0.27" table:display="true" table:show-details="true"/>
                <table:data-pilot-member table:name="0.32" table:display="true" table:show-details="true"/>
                <table:data-pilot-member table:name="0.35" table:display="true" table:show-details="true"/>
                <table:data-pilot-member table:name="0.58" table:display="true" table:show-details="true"/>
                <table:data-pilot-member table:name="0.59" table:display="true" table:show-details="true"/>
                <table:data-pilot-member table:name="0.62" table:display="true" table:show-details="true"/>
                <table:data-pilot-member table:name="0.64" table:display="true" table:show-details="true"/>
                <table:data-pilot-member table:name="0.65" table:display="true" table:show-details="true"/>
                <table:data-pilot-member table:name="0.74" table:display="true" table:show-details="true"/>
                <table:data-pilot-member table:name="0.75" table:display="true" table:show-details="true"/>
                <table:data-pilot-member table:name="0.77" table:display="true" table:show-details="true"/>
                <table:data-pilot-member table:name="0.89" table:display="true" table:show-details="true"/>
                <table:data-pilot-member table:name="0.93" table:display="true" table:show-details="true"/>
                <table:data-pilot-member table:name="0.95" table:display="true" table:show-details="true"/>
                <table:data-pilot-member table:name="1.10" table:display="true" table:show-details="true"/>
                <table:data-pilot-member table:name="1.12" table:display="true" table:show-details="true"/>
                <table:data-pilot-member table:name="1.13" table:display="true" table:show-details="true"/>
                <table:data-pilot-member table:name="1.22" table:display="true" table:show-details="true"/>
                <table:data-pilot-member table:name="1.24" table:display="true" table:show-details="true"/>
                <table:data-pilot-member table:name="1.33" table:display="true" table:show-details="true"/>
                <table:data-pilot-member table:name="1.39" table:display="true" table:show-details="true"/>
                <table:data-pilot-member table:name="1.44" table:display="true" table:show-details="true"/>
                <table:data-pilot-member table:name="1.50" table:display="true" table:show-details="true"/>
                <table:data-pilot-member table:name="1.59" table:display="true" table:show-details="true"/>
                <table:data-pilot-member table:name="1.63" table:display="true" table:show-details="true"/>
                <table:data-pilot-member table:name="1.69" table:display="true" table:show-details="true"/>
                <table:data-pilot-member table:name="1.70" table:display="true" table:show-details="true"/>
                <table:data-pilot-member table:name="1.79" table:display="true" table:show-details="true"/>
                <table:data-pilot-member table:name="1.86" table:display="true" table:show-details="true"/>
                <table:data-pilot-member table:name="1.95" table:display="true" table:show-details="true"/>
                <table:data-pilot-member table:name="1.99" table:display="true" table:show-details="true"/>
                <table:data-pilot-member table:name="2.00" table:display="true" table:show-details="true"/>
                <table:data-pilot-member table:name="2.08" table:display="true" table:show-details="true"/>
                <table:data-pilot-member table:name="2.15" table:display="true" table:show-details="true"/>
                <table:data-pilot-member table:name="2.20" table:display="true" table:show-details="true"/>
                <table:data-pilot-member table:name="2.24" table:display="true" table:show-details="true"/>
                <table:data-pilot-member table:name="2.30" table:display="true" table:show-details="true"/>
                <table:data-pilot-member table:name="2.32" table:display="true" table:show-details="true"/>
                <table:data-pilot-member table:name="2.40" table:display="true" table:show-details="true"/>
                <table:data-pilot-member table:name="2.43" table:display="true" table:show-details="true"/>
                <table:data-pilot-member table:name="2.47" table:display="true" table:show-details="true"/>
                <table:data-pilot-member table:name="2.49" table:display="true" table:show-details="true"/>
                <table:data-pilot-member table:name="2.53" table:display="true" table:show-details="true"/>
                <table:data-pilot-member table:name="2.58" table:display="true" table:show-details="true"/>
                <table:data-pilot-member table:name="2.59" table:display="true" table:show-details="true"/>
                <table:data-pilot-member table:name="2.63" table:display="true" table:show-details="true"/>
                <table:data-pilot-member table:name="2.64" table:display="true" table:show-details="true"/>
                <table:data-pilot-member table:name="2.70" table:display="true" table:show-details="true"/>
                <table:data-pilot-member table:name="2.71" table:display="true" table:show-details="true"/>
                <table:data-pilot-member table:name="2.72" table:display="true" table:show-details="true"/>
                <table:data-pilot-member table:name="2.73" table:display="true" table:show-details="true"/>
                <table:data-pilot-member table:name="2.76" table:display="true" table:show-details="true"/>
                <table:data-pilot-member table:name="2.78" table:display="true" table:show-details="true"/>
                <table:data-pilot-member table:name="2.83" table:display="true" table:show-details="true"/>
                <table:data-pilot-member table:name="2.84" table:display="true" table:show-details="true"/>
                <table:data-pilot-member table:name="2.85" table:display="true" table:show-details="true"/>
                <table:data-pilot-member table:name="2.91" table:display="true" table:show-details="true"/>
                <table:data-pilot-member table:name="2.95" table:display="true" table:show-details="true"/>
                <table:data-pilot-member table:name="2.97" table:display="true" table:show-details="true"/>
                <table:data-pilot-member table:name="3.01" table:display="true" table:show-details="true"/>
                <table:data-pilot-member table:name="3.02" table:display="true" table:show-details="true"/>
                <table:data-pilot-member table:name="3.04" table:display="true" table:show-details="true"/>
                <table:data-pilot-member table:name="3.09" table:display="true" table:show-details="true"/>
                <table:data-pilot-member table:name="3.12" table:display="true" table:show-details="true"/>
                <table:data-pilot-member table:name="3.14" table:display="true" table:show-details="true"/>
                <table:data-pilot-member table:name="3.15" table:display="true" table:show-details="true"/>
                <table:data-pilot-member table:name="3.16" table:display="true" table:show-details="true"/>
                <table:data-pilot-member table:name="3.24" table:display="true" table:show-details="true"/>
                <table:data-pilot-member table:name="3.25" table:display="true" table:show-details="true"/>
                <table:data-pilot-member table:name="3.31" table:display="true" table:show-details="true"/>
                <table:data-pilot-member table:name="3.34" table:display="true" table:show-details="true"/>
                <table:data-pilot-member table:name="3.35" table:display="true" table:show-details="true"/>
                <table:data-pilot-member table:name="3.41" table:display="true" table:show-details="true"/>
                <table:data-pilot-member table:name="3.42" table:display="true" table:show-details="true"/>
                <table:data-pilot-member table:name="3.49" table:display="true" table:show-details="true"/>
                <table:data-pilot-member table:name="3.51" table:display="true" table:show-details="true"/>
                <table:data-pilot-member table:name="3.52" table:display="true" table:show-details="true"/>
                <table:data-pilot-member table:name="3.54" table:display="true" table:show-details="true"/>
                <table:data-pilot-member table:name="3.55" table:display="true" table:show-details="true"/>
                <table:data-pilot-member table:name="3.67" table:display="true" table:show-details="true"/>
                <table:data-pilot-member table:name="3.69" table:display="true" table:show-details="true"/>
                <table:data-pilot-member table:name="3.70" table:display="true" table:show-details="true"/>
                <table:data-pilot-member table:name="3.86" table:display="true" table:show-details="true"/>
                <table:data-pilot-member table:name="3.89" table:display="true" table:show-details="true"/>
                <table:data-pilot-member table:name="3.91" table:display="true" table:show-details="true"/>
                <table:data-pilot-member table:name="3.92" table:display="true" table:show-details="true"/>
                <table:data-pilot-member table:name="3.97" table:display="true" table:show-details="true"/>
                <table:data-pilot-member table:name="3.98" table:display="true" table:show-details="true"/>
                <table:data-pilot-member table:name="4.04" table:display="true" table:show-details="true"/>
                <table:data-pilot-member table:name="4.09" table:display="true" table:show-details="true"/>
                <table:data-pilot-member table:name="4.11" table:display="true" table:show-details="true"/>
                <table:data-pilot-member table:name="4.13" table:display="true" table:show-details="true"/>
                <table:data-pilot-member table:name="4.23" table:display="true" table:show-details="true"/>
                <table:data-pilot-member table:name="4.33" table:display="true" table:show-details="true"/>
                <table:data-pilot-member table:name="4.35" table:display="true" table:show-details="true"/>
                <table:data-pilot-member table:name="4.37" table:display="true" table:show-details="true"/>
                <table:data-pilot-member table:name="4.48" table:display="true" table:show-details="true"/>
                <table:data-pilot-member table:name="4.50" table:display="true" table:show-details="true"/>
                <table:data-pilot-member table:name="4.57" table:display="true" table:show-details="true"/>
                <table:data-pilot-member table:name="4.60" table:display="true" table:show-details="true"/>
                <table:data-pilot-member table:name="4.71" table:display="true" table:show-details="true"/>
                <table:data-pilot-member table:name="4.75" table:display="true" table:show-details="true"/>
                <table:data-pilot-member table:name="4.78" table:display="true" table:show-details="true"/>
                <table:data-pilot-member table:name="4.79" table:display="true" table:show-details="true"/>
                <table:data-pilot-member table:name="4.81" table:display="true" table:show-details="true"/>
                <table:data-pilot-member table:name="4.90" table:display="true" table:show-details="true"/>
                <table:data-pilot-member table:name="4.92" table:display="true" table:show-details="true"/>
                <table:data-pilot-member table:name="5.06" table:display="true" table:show-details="true"/>
                <table:data-pilot-member table:name="5.09" table:display="true" table:show-details="true"/>
                <table:data-pilot-member table:name="5.14" table:display="true" table:show-details="true"/>
                <table:data-pilot-member table:name="5.15" table:display="true" table:show-details="true"/>
                <table:data-pilot-member table:name="5.16" table:display="true" table:show-details="true"/>
                <table:data-pilot-member table:name="5.19" table:display="true" table:show-details="true"/>
                <table:data-pilot-member table:name="5.24" table:display="true" table:show-details="true"/>
                <table:data-pilot-member table:name="5.34" table:display="true" table:show-details="true"/>
                <table:data-pilot-member table:name="5.36" table:display="true" table:show-details="true"/>
                <table:data-pilot-member table:name="5.38" table:display="true" table:show-details="true"/>
                <table:data-pilot-member table:name="5.41" table:display="true" table:show-details="true"/>
                <table:data-pilot-member table:name="5.44" table:display="true" table:show-details="true"/>
                <table:data-pilot-member table:name="5.49" table:display="true" table:show-details="true"/>
                <table:data-pilot-member table:name="5.56" table:display="true" table:show-details="true"/>
                <table:data-pilot-member table:name="5.66" table:display="true" table:show-details="true"/>
                <table:data-pilot-member table:name="5.67" table:display="true" table:show-details="true"/>
                <table:data-pilot-member table:name="5.75" table:display="true" table:show-details="true"/>
                <table:data-pilot-member table:name="5.88" table:display="true" table:show-details="true"/>
                <table:data-pilot-member table:name="5.91" table:display="true" table:show-details="true"/>
                <table:data-pilot-member table:name="5.95" table:display="true" table:show-details="true"/>
                <table:data-pilot-member table:name="5.96" table:display="true" table:show-details="true"/>
                <table:data-pilot-member table:name="6.01" table:display="true" table:show-details="true"/>
                <table:data-pilot-member table:name="6.05" table:display="true" table:show-details="true"/>
                <table:data-pilot-member table:name="6.08" table:display="true" table:show-details="true"/>
                <table:data-pilot-member table:name="6.10" table:display="true" table:show-details="true"/>
                <table:data-pilot-member table:name="6.16" table:display="true" table:show-details="true"/>
                <table:data-pilot-member table:name="6.17" table:display="true" table:show-details="true"/>
                <table:data-pilot-member table:name="6.25" table:display="true" table:show-details="true"/>
                <table:data-pilot-member table:name="6.28" table:display="true" table:show-details="true"/>
                <table:data-pilot-member table:name="6.30" table:display="true" table:show-details="true"/>
                <table:data-pilot-member table:name="6.38" table:display="true" table:show-details="true"/>
                <table:data-pilot-member table:name="6.40" table:display="true" table:show-details="true"/>
                <table:data-pilot-member table:name="6.43" table:display="true" table:show-details="true"/>
                <table:data-pilot-member table:name="6.46" table:display="true" table:show-details="true"/>
                <table:data-pilot-member table:name="6.48" table:display="true" table:show-details="true"/>
                <table:data-pilot-member table:name="6.56" table:display="true" table:show-details="true"/>
                <table:data-pilot-member table:name="6.58" table:display="true" table:show-details="true"/>
                <table:data-pilot-member table:name="6.60" table:display="true" table:show-details="true"/>
                <table:data-pilot-member table:name="6.63" table:display="true" table:show-details="true"/>
                <table:data-pilot-member table:name="6.64" table:display="true" table:show-details="true"/>
                <table:data-pilot-member table:name="6.66" table:display="true" table:show-details="true"/>
                <table:data-pilot-member table:name="6.68" table:display="true" table:show-details="true"/>
                <table:data-pilot-member table:name="6.71" table:display="true" table:show-details="true"/>
                <table:data-pilot-member table:name="6.73" table:display="true" table:show-details="true"/>
                <table:data-pilot-member table:name="6.74" table:display="true" table:show-details="true"/>
                <table:data-pilot-member table:name="6.78" table:display="true" table:show-details="true"/>
                <table:data-pilot-member table:name="6.79" table:display="true" table:show-details="true"/>
                <table:data-pilot-member table:name="6.80" table:display="true" table:show-details="true"/>
                <table:data-pilot-member table:name="6.82" table:display="true" table:show-details="true"/>
                <table:data-pilot-member table:name="6.92" table:display="true" table:show-details="true"/>
                <table:data-pilot-member table:name="6.95" table:display="true" table:show-details="true"/>
                <table:data-pilot-member table:name="7.05" table:display="true" table:show-details="true"/>
                <table:data-pilot-member table:name="7.08" table:display="true" table:show-details="true"/>
                <table:data-pilot-member table:name="7.09" table:display="true" table:show-details="true"/>
                <table:data-pilot-member table:name="7.16" table:display="true" table:show-details="true"/>
                <table:data-pilot-member table:name="7.17" table:display="true" table:show-details="true"/>
                <table:data-pilot-member table:name="7.24" table:display="true" table:show-details="true"/>
                <table:data-pilot-member table:name="7.26" table:display="true" table:show-details="true"/>
                <table:data-pilot-member table:name="7.28" table:display="true" table:show-details="true"/>
                <table:data-pilot-member table:name="7.31" table:display="true" table:show-details="true"/>
                <table:data-pilot-member table:name="7.34" table:display="true" table:show-details="true"/>
                <table:data-pilot-member table:name="7.39" table:display="true" table:show-details="true"/>
                <table:data-pilot-member table:name="7.45" table:display="true" table:show-details="true"/>
                <table:data-pilot-member table:name="7.51" table:display="true" table:show-details="true"/>
                <table:data-pilot-member table:name="7.58" table:display="true" table:show-details="true"/>
                <table:data-pilot-member table:name="7.60" table:display="true" table:show-details="true"/>
                <table:data-pilot-member table:name="7.63" table:display="true" table:show-details="true"/>
                <table:data-pilot-member table:name="7.64" table:display="true" table:show-details="true"/>
                <table:data-pilot-member table:name="7.67" table:display="true" table:show-details="true"/>
                <table:data-pilot-member table:name="7.68" table:display="true" table:show-details="true"/>
                <table:data-pilot-member table:name="7.75" table:display="true" table:show-details="true"/>
                <table:data-pilot-member table:name="7.77" table:display="true" table:show-details="true"/>
                <table:data-pilot-member table:name="7.79" table:display="true" table:show-details="true"/>
                <table:data-pilot-member table:name="7.83" table:display="true" table:show-details="true"/>
                <table:data-pilot-member table:name="7.84" table:display="true" table:show-details="true"/>
                <table:data-pilot-member table:name="7.90" table:display="true" table:show-details="true"/>
                <table:data-pilot-member table:name="7.92" table:display="true" table:show-details="true"/>
                <table:data-pilot-member table:name="7.98" table:display="true" table:show-details="true"/>
                <table:data-pilot-member table:name="8.09" table:display="true" table:show-details="true"/>
                <table:data-pilot-member table:name="8.16" table:display="true" table:show-details="true"/>
                <table:data-pilot-member table:name="8.17" table:display="true" table:show-details="true"/>
                <table:data-pilot-member table:name="8.25" table:display="true" table:show-details="true"/>
                <table:data-pilot-member table:name="8.31" table:display="true" table:show-details="true"/>
                <table:data-pilot-member table:name="8.36" table:display="true" table:show-details="true"/>
                <table:data-pilot-member table:name="8.42" table:display="true" table:show-details="true"/>
                <table:data-pilot-member table:name="8.43" table:display="true" table:show-details="true"/>
                <table:data-pilot-member table:name="8.45" table:display="true" table:show-details="true"/>
                <table:data-pilot-member table:name="8.61" table:display="true" table:show-details="true"/>
                <table:data-pilot-member table:name="8.64" table:display="true" table:show-details="true"/>
                <table:data-pilot-member table:name="8.65" table:display="true" table:show-details="true"/>
                <table:data-pilot-member table:name="8.69" table:display="true" table:show-details="true"/>
                <table:data-pilot-member table:name="8.70" table:display="true" table:show-details="true"/>
                <table:data-pilot-member table:name="8.72" table:display="true" table:show-details="true"/>
                <table:data-pilot-member table:name="8.73" table:display="true" table:show-details="true"/>
                <table:data-pilot-member table:name="8.75" table:display="true" table:show-details="true"/>
                <table:data-pilot-member table:name="8.80" table:display="true" table:show-details="true"/>
                <table:data-pilot-member table:name="8.81" table:display="true" table:show-details="true"/>
                <table:data-pilot-member table:name="8.85" table:display="true" table:show-details="true"/>
                <table:data-pilot-member table:name="8.88" table:display="true" table:show-details="true"/>
                <table:data-pilot-member table:name="8.89" table:display="true" table:show-details="true"/>
                <table:data-pilot-member table:name="8.94" table:display="true" table:show-details="true"/>
                <table:data-pilot-member table:name="8.95" table:display="true" table:show-details="true"/>
                <table:data-pilot-member table:name="8.97" table:display="true" table:show-details="true"/>
                <table:data-pilot-member table:name="9.02" table:display="true" table:show-details="true"/>
                <table:data-pilot-member table:name="9.09" table:display="true" table:show-details="true"/>
                <table:data-pilot-member table:name="9.12" table:display="true" table:show-details="true"/>
                <table:data-pilot-member table:name="9.36" table:display="true" table:show-details="true"/>
                <table:data-pilot-member table:name="9.42" table:display="true" table:show-details="true"/>
                <table:data-pilot-member table:name="9.48" table:display="true" table:show-details="true"/>
                <table:data-pilot-member table:name="9.53" table:display="true" table:show-details="true"/>
                <table:data-pilot-member table:name="9.59" table:display="true" table:show-details="true"/>
                <table:data-pilot-member table:name="9.61" table:display="true" table:show-details="true"/>
                <table:data-pilot-member table:name="9.62" table:display="true" table:show-details="true"/>
                <table:data-pilot-member table:name="9.63" table:display="true" table:show-details="true"/>
                <table:data-pilot-member table:name="9.73" table:display="true" table:show-details="true"/>
                <table:data-pilot-member table:name="9.75" table:display="true" table:show-details="true"/>
                <table:data-pilot-member table:name="9.80" table:display="true" table:show-details="true"/>
                <table:data-pilot-member table:name="9.92" table:display="true" table:show-details="true"/>
                <table:data-pilot-member table:name="9.95" table:display="true" table:show-details="true"/>
                <table:data-pilot-member table:name="10.02" table:display="true" table:show-details="true"/>
                <table:data-pilot-member table:name="10.06" table:display="true" table:show-details="true"/>
                <table:data-pilot-member table:name="10.09" table:display="true" table:show-details="true"/>
                <table:data-pilot-member table:name="10.21" table:display="true" table:show-details="true"/>
                <table:data-pilot-member table:name="10.27" table:display="true" table:show-details="true"/>
                <table:data-pilot-member table:name="10.30" table:display="true" table:show-details="true"/>
                <table:data-pilot-member table:name="10.33" table:display="true" table:show-details="true"/>
                <table:data-pilot-member table:name="10.38" table:display="true" table:show-details="true"/>
                <table:data-pilot-member table:name="10.47" table:display="true" table:show-details="true"/>
                <table:data-pilot-member table:name="10.48" table:display="true" table:show-details="true"/>
                <table:data-pilot-member table:name="10.51" table:display="true" table:show-details="true"/>
                <table:data-pilot-member table:name="10.56" table:display="true" table:show-details="true"/>
                <table:data-pilot-member table:name="10.61" table:display="true" table:show-details="true"/>
                <table:data-pilot-member table:name="10.66" table:display="true" table:show-details="true"/>
                <table:data-pilot-member table:name="10.79" table:display="true" table:show-details="true"/>
                <table:data-pilot-member table:name="10.84" table:display="true" table:show-details="true"/>
                <table:data-pilot-member table:name="10.87" table:display="true" table:show-details="true"/>
                <table:data-pilot-member table:name="10.94" table:display="true" table:show-details="true"/>
                <table:data-pilot-member table:name="11.19" table:display="true" table:show-details="true"/>
                <table:data-pilot-member table:name="11.23" table:display="true" table:show-details="true"/>
                <table:data-pilot-member table:name="11.24" table:display="true" table:show-details="true"/>
                <table:data-pilot-member table:name="11.27" table:display="true" table:show-details="true"/>
                <table:data-pilot-member table:name="11.28" table:display="true" table:show-details="true"/>
                <table:data-pilot-member table:name="11.39" table:display="true" table:show-details="true"/>
                <table:data-pilot-member table:name="11.42" table:display="true" table:show-details="true"/>
                <table:data-pilot-member table:name="11.43" table:display="true" table:show-details="true"/>
                <table:data-pilot-member table:name="11.45" table:display="true" table:show-details="true"/>
                <table:data-pilot-member table:name="11.52" table:display="true" table:show-details="true"/>
                <table:data-pilot-member table:name="11.62" table:display="true" table:show-details="true"/>
                <table:data-pilot-member table:name="11.69" table:display="true" table:show-details="true"/>
                <table:data-pilot-member table:name="11.76" table:display="true" table:show-details="true"/>
                <table:data-pilot-member table:name="11.90" table:display="true" table:show-details="true"/>
                <table:data-pilot-member table:name="12.19" table:display="true" table:show-details="true"/>
                <table:data-pilot-member table:name="12.22" table:display="true" table:show-details="true"/>
                <table:data-pilot-member table:name="12.34" table:display="true" table:show-details="true"/>
                <table:data-pilot-member table:name="12.36" table:display="true" table:show-details="true"/>
                <table:data-pilot-member table:name="12.38" table:display="true" table:show-details="true"/>
                <table:data-pilot-member table:name="12.46" table:display="true" table:show-details="true"/>
                <table:data-pilot-member table:name="12.49" table:display="true" table:show-details="true"/>
                <table:data-pilot-member table:name="12.50" table:display="true" table:show-details="true"/>
                <table:data-pilot-member table:name="12.65" table:display="true" table:show-details="true"/>
                <table:data-pilot-member table:name="12.69" table:display="true" table:show-details="true"/>
                <table:data-pilot-member table:name="12.72" table:display="true" table:show-details="true"/>
                <table:data-pilot-member table:name="12.76" table:display="true" table:show-details="true"/>
                <table:data-pilot-member table:name="12.79" table:display="true" table:show-details="true"/>
                <table:data-pilot-member table:name="12.80" table:display="true" table:show-details="true"/>
                <table:data-pilot-member table:name="12.88" table:display="true" table:show-details="true"/>
                <table:data-pilot-member table:name="12.91" table:display="true" table:show-details="true"/>
                <table:data-pilot-member table:name="13.02" table:display="true" table:show-details="true"/>
                <table:data-pilot-member table:name="13.17" table:display="true" table:show-details="true"/>
                <table:data-pilot-member table:name="13.35" table:display="true" table:show-details="true"/>
                <table:data-pilot-member table:name="13.40" table:display="true" table:show-details="true"/>
                <table:data-pilot-member table:name="13.46" table:display="true" table:show-details="true"/>
                <table:data-pilot-member table:name="13.50" table:display="true" table:show-details="true"/>
                <table:data-pilot-member table:name="13.54" table:display="true" table:show-details="true"/>
                <table:data-pilot-member table:name="13.59" table:display="true" table:show-details="true"/>
                <table:data-pilot-member table:name="13.62" table:display="true" table:show-details="true"/>
                <table:data-pilot-member table:name="13.66" table:display="true" table:show-details="true"/>
                <table:data-pilot-member table:name="13.71" table:display="true" table:show-details="true"/>
                <table:data-pilot-member table:name="13.75" table:display="true" table:show-details="true"/>
                <table:data-pilot-member table:name="13.88" table:display="true" table:show-details="true"/>
                <table:data-pilot-member table:name="13.98" table:display="true" table:show-details="true"/>
                <table:data-pilot-member table:name="14.02" table:display="true" table:show-details="true"/>
                <table:data-pilot-member table:name="14.12" table:display="true" table:show-details="true"/>
                <table:data-pilot-member table:name="14.13" table:display="true" table:show-details="true"/>
                <table:data-pilot-member table:name="14.37" table:display="true" table:show-details="true"/>
                <table:data-pilot-member table:name="14.40" table:display="true" table:show-details="true"/>
                <table:data-pilot-member table:name="14.46" table:display="true" table:show-details="true"/>
                <table:data-pilot-member table:name="14.48" table:display="true" table:show-details="true"/>
                <table:data-pilot-member table:name="14.82" table:display="true" table:show-details="true"/>
                <table:data-pilot-member table:name="14.85" table:display="true" table:show-details="true"/>
                <table:data-pilot-member table:name="14.96" table:display="true" table:show-details="true"/>
                <table:data-pilot-member table:name="15.02" table:display="true" table:show-details="true"/>
                <table:data-pilot-member table:name="15.12" table:display="true" table:show-details="true"/>
                <table:data-pilot-member table:name="15.25" table:display="true" table:show-details="true"/>
                <table:data-pilot-member table:name="15.32" table:display="true" table:show-details="true"/>
                <table:data-pilot-member table:name="15.41" table:display="true" table:show-details="true"/>
                <table:data-pilot-member table:name="15.53" table:display="true" table:show-details="true"/>
                <table:data-pilot-member table:name="15.71" table:display="true" table:show-details="true"/>
                <table:data-pilot-member table:name="15.73" table:display="true" table:show-details="true"/>
                <table:data-pilot-member table:name="15.84" table:display="true" table:show-details="true"/>
                <table:data-pilot-member table:name="15.96" table:display="true" table:show-details="true"/>
                <table:data-pilot-member table:name="16.07" table:display="true" table:show-details="true"/>
                <table:data-pilot-member table:name="16.09" table:display="true" table:show-details="true"/>
                <table:data-pilot-member table:name="16.48" table:display="true" table:show-details="true"/>
                <table:data-pilot-member table:name="16.56" table:display="true" table:show-details="true"/>
                <table:data-pilot-member table:name="16.83" table:display="true" table:show-details="true"/>
                <table:data-pilot-member table:name="16.86" table:display="true" table:show-details="true"/>
                <table:data-pilot-member table:name="17.01" table:display="true" table:show-details="true"/>
                <table:data-pilot-member table:name="17.03" table:display="true" table:show-details="true"/>
                <table:data-pilot-member table:name="17.04" table:display="true" table:show-details="true"/>
                <table:data-pilot-member table:name="17.14" table:display="true" table:show-details="true"/>
                <table:data-pilot-member table:name="17.19" table:display="true" table:show-details="true"/>
                <table:data-pilot-member table:name="17.20" table:display="true" table:show-details="true"/>
                <table:data-pilot-member table:name="17.24" table:display="true" table:show-details="true"/>
                <table:data-pilot-member table:name="17.31" table:display="true" table:show-details="true"/>
                <table:data-pilot-member table:name="17.55" table:display="true" table:show-details="true"/>
                <table:data-pilot-member table:name="17.67" table:display="true" table:show-details="true"/>
                <table:data-pilot-member table:name="17.72" table:display="true" table:show-details="true"/>
                <table:data-pilot-member table:name="17.77" table:display="true" table:show-details="true"/>
                <table:data-pilot-member table:name="18.04" table:display="true" table:show-details="true"/>
                <table:data-pilot-member table:name="18.12" table:display="true" table:show-details="true"/>
                <table:data-pilot-member table:name="18.55" table:display="true" table:show-details="true"/>
                <table:data-pilot-member table:name="19.05" table:display="true" table:show-details="true"/>
                <table:data-pilot-member table:name="19.18" table:display="true" table:show-details="true"/>
                <table:data-pilot-member table:name="19.37" table:display="true" table:show-details="true"/>
                <table:data-pilot-member table:name="19.57" table:display="true" table:show-details="true"/>
                <table:data-pilot-member table:name="19.62" table:display="true" table:show-details="true"/>
                <table:data-pilot-member table:name="19.74" table:display="true" table:show-details="true"/>
                <table:data-pilot-member table:name="19.79" table:display="true" table:show-details="true"/>
                <table:data-pilot-member table:name="19.94" table:display="true" table:show-details="true"/>
                <table:data-pilot-member table:name="20.26" table:display="true" table:show-details="true"/>
                <table:data-pilot-member table:name="20.31" table:display="true" table:show-details="true"/>
                <table:data-pilot-member table:name="20.46" table:display="true" table:show-details="true"/>
                <table:data-pilot-member table:name="20.91" table:display="true" table:show-details="true"/>
                <table:data-pilot-member table:name="21.09" table:display="true" table:show-details="true"/>
                <table:data-pilot-member table:name="21.28" table:display="true" table:show-details="true"/>
                <table:data-pilot-member table:name="21.42" table:display="true" table:show-details="true"/>
                <table:data-pilot-member table:name="21.51" table:display="true" table:show-details="true"/>
                <table:data-pilot-member table:name="21.75" table:display="true" table:show-details="true"/>
                <table:data-pilot-member table:name="22.00" table:display="true" table:show-details="true"/>
                <table:data-pilot-member table:name="22.09" table:display="true" table:show-details="true"/>
                <table:data-pilot-member table:name="22.20" table:display="true" table:show-details="true"/>
                <table:data-pilot-member table:name="22.45" table:display="true" table:show-details="true"/>
                <table:data-pilot-member table:name="22.67" table:display="true" table:show-details="true"/>
                <table:data-pilot-member table:name="22.74" table:display="true" table:show-details="true"/>
                <table:data-pilot-member table:name="22.90" table:display="true" table:show-details="true"/>
                <table:data-pilot-member table:name="23.02" table:display="true" table:show-details="true"/>
                <table:data-pilot-member table:name="23.65" table:display="true" table:show-details="true"/>
                <table:data-pilot-member table:name="23.83" table:display="true" table:show-details="true"/>
                <table:data-pilot-member table:name="23.86" table:display="true" table:show-details="true"/>
                <table:data-pilot-member table:name="24.25" table:display="true" table:show-details="true"/>
                <table:data-pilot-member table:name="24.43" table:display="true" table:show-details="true"/>
                <table:data-pilot-member table:name="24.69" table:display="true" table:show-details="true"/>
                <table:data-pilot-member table:name="25.23" table:display="true" table:show-details="true"/>
                <table:data-pilot-member table:name="25.30" table:display="true" table:show-details="true"/>
                <table:data-pilot-member table:name="25.56" table:display="true" table:show-details="true"/>
                <table:data-pilot-member table:name="26.15" table:display="true" table:show-details="true"/>
                <table:data-pilot-member table:name="26.67" table:display="true" table:show-details="true"/>
                <table:data-pilot-member table:name="26.72" table:display="true" table:show-details="true"/>
                <table:data-pilot-member table:name="27.51" table:display="true" table:show-details="true"/>
                <table:data-pilot-member table:name="28.12" table:display="true" table:show-details="true"/>
                <table:data-pilot-member table:name="28.27" table:display="true" table:show-details="true"/>
                <table:data-pilot-member table:name="28.28" table:display="true" table:show-details="true"/>
                <table:data-pilot-member table:name="28.31" table:display="true" table:show-details="true"/>
                <table:data-pilot-member table:name="28.32" table:display="true" table:show-details="true"/>
                <table:data-pilot-member table:name="28.55" table:display="true" table:show-details="true"/>
                <table:data-pilot-member table:name="28.58" table:display="true" table:show-details="true"/>
                <table:data-pilot-member table:name="29.25" table:display="true" table:show-details="true"/>
                <table:data-pilot-member table:name="30.75" table:display="true" table:show-details="true"/>
                <table:data-pilot-member table:name="31.65" table:display="true" table:show-details="true"/>
                <table:data-pilot-member table:name="32.21" table:display="true" table:show-details="true"/>
                <table:data-pilot-member table:name="32.31" table:display="true" table:show-details="true"/>
                <table:data-pilot-member table:name="32.33" table:display="true" table:show-details="true"/>
                <table:data-pilot-member table:name="32.79" table:display="true" table:show-details="true"/>
                <table:data-pilot-member table:name="32.95" table:display="true" table:show-details="true"/>
                <table:data-pilot-member table:name="33.36" table:display="true" table:show-details="true"/>
                <table:data-pilot-member table:name="34.02" table:display="true" table:show-details="true"/>
                <table:data-pilot-member table:name="34.53" table:display="true" table:show-details="true"/>
                <table:data-pilot-member table:name="34.94" table:display="true" table:show-details="true"/>
                <table:data-pilot-member table:name="36.26" table:display="true" table:show-details="true"/>
                <table:data-pilot-member table:name="38.52" table:display="true" table:show-details="true"/>
                <table:data-pilot-member table:name="97.33" table:display="true" table:show-details="true"/>
                <table:data-pilot-member table:name="97.40" table:display="true" table:show-details="true"/>
                <table:data-pilot-member table:name="97.42" table:display="true" table:show-details="true"/>
                <table:data-pilot-member table:name="97.48" table:display="true" table:show-details="true"/>
                <table:data-pilot-member table:name="97.50" table:display="true" table:show-details="true"/>
                <table:data-pilot-member table:name="97.52" table:display="true" table:show-details="true"/>
                <table:data-pilot-member table:name="97.53" table:display="true" table:show-details="true"/>
                <table:data-pilot-member table:name="97.54" table:display="true" table:show-details="true"/>
                <table:data-pilot-member table:name="97.60" table:display="true" table:show-details="true"/>
                <table:data-pilot-member table:name="97.64" table:display="true" table:show-details="true"/>
                <table:data-pilot-member table:name="97.66" table:display="true" table:show-details="true"/>
                <table:data-pilot-member table:name="97.72" table:display="true" table:show-details="true"/>
                <table:data-pilot-member table:name="97.84" table:display="true" table:show-details="true"/>
                <table:data-pilot-member table:name="97.88" table:display="true" table:show-details="true"/>
                <table:data-pilot-member table:name="97.93" table:display="true" table:show-details="true"/>
                <table:data-pilot-member table:name="98.16" table:display="true" table:show-details="true"/>
                <table:data-pilot-member table:name="98.22" table:display="true" table:show-details="true"/>
                <table:data-pilot-member table:name="98.33" table:display="true" table:show-details="true"/>
                <table:data-pilot-member table:name="98.34" table:display="true" table:show-details="true"/>
                <table:data-pilot-member table:name="98.42" table:display="true" table:show-details="true"/>
                <table:data-pilot-member table:name="98.43" table:display="true" table:show-details="true"/>
                <table:data-pilot-member table:name="98.46" table:display="true" table:show-details="true"/>
                <table:data-pilot-member table:name="98.47" table:display="true" table:show-details="true"/>
                <table:data-pilot-member table:name="98.52" table:display="true" table:show-details="true"/>
                <table:data-pilot-member table:name="98.55" table:display="true" table:show-details="true"/>
                <table:data-pilot-member table:name="98.57" table:display="true" table:show-details="true"/>
                <table:data-pilot-member table:name="98.58" table:display="true" table:show-details="true"/>
                <table:data-pilot-member table:name="98.62" table:display="true" table:show-details="true"/>
                <table:data-pilot-member table:name="98.6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" table:orientation="data" table:used-hierarchy="0" table:function="average">
            <table:data-pilot-level table:show-empty="false" calcext:repeat-item-labels="false">
              <table:data-pilot-members>
                <table:data-pilot-member table:name="95.68" table:display="true" table:show-details="true"/>
                <table:data-pilot-member table:name="102.68" table:display="true" table:show-details="true"/>
                <table:data-pilot-member table:name="105.52" table:display="true" table:show-details="true"/>
                <table:data-pilot-member table:name="143.02" table:display="true" table:show-details="true"/>
                <table:data-pilot-member table:name="169.27" table:display="true" table:show-details="true"/>
                <table:data-pilot-member table:name="209.72" table:display="true" table:show-details="true"/>
                <table:data-pilot-member table:name="231.31" table:display="true" table:show-details="true"/>
                <table:data-pilot-member table:name="303.10" table:display="true" table:show-details="true"/>
                <table:data-pilot-member table:name="327.93" table:display="true" table:show-details="true"/>
                <table:data-pilot-member table:name="354.41" table:display="true" table:show-details="true"/>
                <table:data-pilot-member table:name="407.27" table:display="true" table:show-details="true"/>
                <table:data-pilot-member table:name="443.64" table:display="true" table:show-details="true"/>
                <table:data-pilot-member table:name="485.52" table:display="true" table:show-details="true"/>
                <table:data-pilot-member table:name="521.86" table:display="true" table:show-details="true"/>
                <table:data-pilot-member table:name="549.60" table:display="true" table:show-details="true"/>
                <table:data-pilot-member table:name="593.48" table:display="true" table:show-details="true"/>
                <table:data-pilot-member table:name="607.14" table:display="true" table:show-details="true"/>
                <table:data-pilot-member table:name="611.23" table:display="true" table:show-details="true"/>
                <table:data-pilot-member table:name="703.86" table:display="true" table:show-details="true"/>
                <table:data-pilot-member table:name="717.04" table:display="true" table:show-details="true"/>
                <table:data-pilot-member table:name="796.28" table:display="true" table:show-details="true"/>
                <table:data-pilot-member table:name="823.40" table:display="true" table:show-details="true"/>
                <table:data-pilot-member table:name="834.95" table:display="true" table:show-details="true"/>
                <table:data-pilot-member table:name="841.34" table:display="true" table:show-details="true"/>
                <table:data-pilot-member table:name="933.62" table:display="true" table:show-details="true"/>
                <table:data-pilot-member table:name="958.94" table:display="true" table:show-details="true"/>
                <table:data-pilot-member table:name="973.66" table:display="true" table:show-details="true"/>
                <table:data-pilot-member table:name="975.22" table:display="true" table:show-details="true"/>
                <table:data-pilot-member table:name="976.87" table:display="true" table:show-details="true"/>
                <table:data-pilot-member table:name="979.91" table:display="true" table:show-details="true"/>
                <table:data-pilot-member table:name="986.55" table:display="true" table:show-details="true"/>
                <table:data-pilot-member table:name="987.15" table:display="true" table:show-details="true"/>
                <table:data-pilot-member table:name="987.19" table:display="true" table:show-details="true"/>
                <table:data-pilot-member table:name="990.95" table:display="true" table:show-details="true"/>
                <table:data-pilot-member table:name="991.80" table:display="true" table:show-details="true"/>
                <table:data-pilot-member table:name="995.71" table:display="true" table:show-details="true"/>
                <table:data-pilot-member table:name="1,001.21" table:display="true" table:show-details="true"/>
                <table:data-pilot-member table:name="1,002.53" table:display="true" table:show-details="true"/>
                <table:data-pilot-member table:name="1,003.77" table:display="true" table:show-details="true"/>
                <table:data-pilot-member table:name="1,003.96" table:display="true" table:show-details="true"/>
                <table:data-pilot-member table:name="1,006.14" table:display="true" table:show-details="true"/>
                <table:data-pilot-member table:name="1,009.67" table:display="true" table:show-details="true"/>
                <table:data-pilot-member table:name="1,015.26" table:display="true" table:show-details="true"/>
                <table:data-pilot-member table:name="1,018.89" table:display="true" table:show-details="true"/>
                <table:data-pilot-member table:name="1,021.90" table:display="true" table:show-details="true"/>
                <table:data-pilot-member table:name="1,027.09" table:display="true" table:show-details="true"/>
                <table:data-pilot-member table:name="1,029.61" table:display="true" table:show-details="true"/>
                <table:data-pilot-member table:name="1,029.89" table:display="true" table:show-details="true"/>
                <table:data-pilot-member table:name="1,033.26" table:display="true" table:show-details="true"/>
                <table:data-pilot-member table:name="1,039.69" table:display="true" table:show-details="true"/>
                <table:data-pilot-member table:name="1,046.46" table:display="true" table:show-details="true"/>
                <table:data-pilot-member table:name="1,046.68" table:display="true" table:show-details="true"/>
                <table:data-pilot-member table:name="1,047.41" table:display="true" table:show-details="true"/>
                <table:data-pilot-member table:name="1,049.09" table:display="true" table:show-details="true"/>
                <table:data-pilot-member table:name="1,052.29" table:display="true" table:show-details="true"/>
                <table:data-pilot-member table:name="1,052.90" table:display="true" table:show-details="true"/>
                <table:data-pilot-member table:name="1,053.54" table:display="true" table:show-details="true"/>
                <table:data-pilot-member table:name="1,053.61" table:display="true" table:show-details="true"/>
                <table:data-pilot-member table:name="1,056.92" table:display="true" table:show-details="true"/>
                <table:data-pilot-member table:name="1,057.51" table:display="true" table:show-details="true"/>
                <table:data-pilot-member table:name="1,059.18" table:display="true" table:show-details="true"/>
                <table:data-pilot-member table:name="1,060.21" table:display="true" table:show-details="true"/>
                <table:data-pilot-member table:name="1,060.30" table:display="true" table:show-details="true"/>
                <table:data-pilot-member table:name="1,061.58" table:display="true" table:show-details="true"/>
                <table:data-pilot-member table:name="1,063.03" table:display="true" table:show-details="true"/>
                <table:data-pilot-member table:name="1,064.50" table:display="true" table:show-details="true"/>
                <table:data-pilot-member table:name="1,066.02" table:display="true" table:show-details="true"/>
                <table:data-pilot-member table:name="1,066.53" table:display="true" table:show-details="true"/>
                <table:data-pilot-member table:name="1,067.12" table:display="true" table:show-details="true"/>
                <table:data-pilot-member table:name="1,068.36" table:display="true" table:show-details="true"/>
                <table:data-pilot-member table:name="1,068.89" table:display="true" table:show-details="true"/>
                <table:data-pilot-member table:name="1,070.31" table:display="true" table:show-details="true"/>
                <table:data-pilot-member table:name="1,072.84" table:display="true" table:show-details="true"/>
                <table:data-pilot-member table:name="1,075.04" table:display="true" table:show-details="true"/>
                <table:data-pilot-member table:name="1,077.51" table:display="true" table:show-details="true"/>
                <table:data-pilot-member table:name="1,078.26" table:display="true" table:show-details="true"/>
                <table:data-pilot-member table:name="1,078.66" table:display="true" table:show-details="true"/>
                <table:data-pilot-member table:name="1,081.06" table:display="true" table:show-details="true"/>
                <table:data-pilot-member table:name="1,081.55" table:display="true" table:show-details="true"/>
                <table:data-pilot-member table:name="1,084.31" table:display="true" table:show-details="true"/>
                <table:data-pilot-member table:name="1,085.39" table:display="true" table:show-details="true"/>
                <table:data-pilot-member table:name="1,086.09" table:display="true" table:show-details="true"/>
                <table:data-pilot-member table:name="1,086.60" table:display="true" table:show-details="true"/>
                <table:data-pilot-member table:name="1,087.31" table:display="true" table:show-details="true"/>
                <table:data-pilot-member table:name="1,089.76" table:display="true" table:show-details="true"/>
                <table:data-pilot-member table:name="1,091.19" table:display="true" table:show-details="true"/>
                <table:data-pilot-member table:name="1,092.34" table:display="true" table:show-details="true"/>
                <table:data-pilot-member table:name="1,092.46" table:display="true" table:show-details="true"/>
                <table:data-pilot-member table:name="1,093.65" table:display="true" table:show-details="true"/>
                <table:data-pilot-member table:name="1,097.53" table:display="true" table:show-details="true"/>
                <table:data-pilot-member table:name="1,098.05" table:display="true" table:show-details="true"/>
                <table:data-pilot-member table:name="1,099.19" table:display="true" table:show-details="true"/>
                <table:data-pilot-member table:name="1,100.58" table:display="true" table:show-details="true"/>
                <table:data-pilot-member table:name="1,100.73" table:display="true" table:show-details="true"/>
                <table:data-pilot-member table:name="1,102.70" table:display="true" table:show-details="true"/>
                <table:data-pilot-member table:name="1,103.09" table:display="true" table:show-details="true"/>
                <table:data-pilot-member table:name="1,107.60" table:display="true" table:show-details="true"/>
                <table:data-pilot-member table:name="1,111.55" table:display="true" table:show-details="true"/>
                <table:data-pilot-member table:name="1,113.84" table:display="true" table:show-details="true"/>
                <table:data-pilot-member table:name="1,114.25" table:display="true" table:show-details="true"/>
                <table:data-pilot-member table:name="1,115.74" table:display="true" table:show-details="true"/>
                <table:data-pilot-member table:name="1,120.03" table:display="true" table:show-details="true"/>
                <table:data-pilot-member table:name="1,121.12" table:display="true" table:show-details="true"/>
                <table:data-pilot-member table:name="1,121.99" table:display="true" table:show-details="true"/>
                <table:data-pilot-member table:name="1,123.20" table:display="true" table:show-details="true"/>
                <table:data-pilot-member table:name="1,124.05" table:display="true" table:show-details="true"/>
                <table:data-pilot-member table:name="1,124.52" table:display="true" table:show-details="true"/>
                <table:data-pilot-member table:name="1,124.78" table:display="true" table:show-details="true"/>
                <table:data-pilot-member table:name="1,127.54" table:display="true" table:show-details="true"/>
                <table:data-pilot-member table:name="1,129.03" table:display="true" table:show-details="true"/>
                <table:data-pilot-member table:name="1,131.80" table:display="true" table:show-details="true"/>
                <table:data-pilot-member table:name="1,132.57" table:display="true" table:show-details="true"/>
                <table:data-pilot-member table:name="1,133.79" table:display="true" table:show-details="true"/>
                <table:data-pilot-member table:name="1,136.55" table:display="true" table:show-details="true"/>
                <table:data-pilot-member table:name="1,136.66" table:display="true" table:show-details="true"/>
                <table:data-pilot-member table:name="1,136.87" table:display="true" table:show-details="true"/>
                <table:data-pilot-member table:name="1,137.61" table:display="true" table:show-details="true"/>
                <table:data-pilot-member table:name="1,142.61" table:display="true" table:show-details="true"/>
                <table:data-pilot-member table:name="1,144.13" table:display="true" table:show-details="true"/>
                <table:data-pilot-member table:name="1,144.34" table:display="true" table:show-details="true"/>
                <table:data-pilot-member table:name="1,151.11" table:display="true" table:show-details="true"/>
                <table:data-pilot-member table:name="1,152.49" table:display="true" table:show-details="true"/>
                <table:data-pilot-member table:name="1,153.28" table:display="true" table:show-details="true"/>
                <table:data-pilot-member table:name="1,154.17" table:display="true" table:show-details="true"/>
                <table:data-pilot-member table:name="1,155.96" table:display="true" table:show-details="true"/>
                <table:data-pilot-member table:name="1,156.39" table:display="true" table:show-details="true"/>
                <table:data-pilot-member table:name="1,159.63" table:display="true" table:show-details="true"/>
                <table:data-pilot-member table:name="1,160.01" table:display="true" table:show-details="true"/>
                <table:data-pilot-member table:name="1,161.55" table:display="true" table:show-details="true"/>
                <table:data-pilot-member table:name="1,163.16" table:display="true" table:show-details="true"/>
                <table:data-pilot-member table:name="1,164.91" table:display="true" table:show-details="true"/>
                <table:data-pilot-member table:name="1,164.93" table:display="true" table:show-details="true"/>
                <table:data-pilot-member table:name="1,169.86" table:display="true" table:show-details="true"/>
                <table:data-pilot-member table:name="1,172.05" table:display="true" table:show-details="true"/>
                <table:data-pilot-member table:name="1,172.18" table:display="true" table:show-details="true"/>
                <table:data-pilot-member table:name="1,172.51" table:display="true" table:show-details="true"/>
                <table:data-pilot-member table:name="1,175.59" table:display="true" table:show-details="true"/>
                <table:data-pilot-member table:name="1,176.95" table:display="true" table:show-details="true"/>
                <table:data-pilot-member table:name="1,177.49" table:display="true" table:show-details="true"/>
                <table:data-pilot-member table:name="1,179.88" table:display="true" table:show-details="true"/>
                <table:data-pilot-member table:name="1,183.88" table:display="true" table:show-details="true"/>
                <table:data-pilot-member table:name="1,184.83" table:display="true" table:show-details="true"/>
                <table:data-pilot-member table:name="1,185.35" table:display="true" table:show-details="true"/>
                <table:data-pilot-member table:name="1,188.44" table:display="true" table:show-details="true"/>
                <table:data-pilot-member table:name="1,190.12" table:display="true" table:show-details="true"/>
                <table:data-pilot-member table:name="1,194.53" table:display="true" table:show-details="true"/>
                <table:data-pilot-member table:name="1,194.84" table:display="true" table:show-details="true"/>
                <table:data-pilot-member table:name="1,194.89" table:display="true" table:show-details="true"/>
                <table:data-pilot-member table:name="1,198.86" table:display="true" table:show-details="true"/>
                <table:data-pilot-member table:name="1,199.52" table:display="true" table:show-details="true"/>
                <table:data-pilot-member table:name="1,202.52" table:display="true" table:show-details="true"/>
                <table:data-pilot-member table:name="1,203.22" table:display="true" table:show-details="true"/>
                <table:data-pilot-member table:name="1,204.72" table:display="true" table:show-details="true"/>
                <table:data-pilot-member table:name="1,204.93" table:display="true" table:show-details="true"/>
                <table:data-pilot-member table:name="1,205.51" table:display="true" table:show-details="true"/>
                <table:data-pilot-member table:name="1,205.85" table:display="true" table:show-details="true"/>
                <table:data-pilot-member table:name="1,206.30" table:display="true" table:show-details="true"/>
                <table:data-pilot-member table:name="1,208.18" table:display="true" table:show-details="true"/>
                <table:data-pilot-member table:name="1,211.95" table:display="true" table:show-details="true"/>
                <table:data-pilot-member table:name="1,212.11" table:display="true" table:show-details="true"/>
                <table:data-pilot-member table:name="1,212.48" table:display="true" table:show-details="true"/>
                <table:data-pilot-member table:name="1,212.84" table:display="true" table:show-details="true"/>
                <table:data-pilot-member table:name="1,214.64" table:display="true" table:show-details="true"/>
                <table:data-pilot-member table:name="1,217.65" table:display="true" table:show-details="true"/>
                <table:data-pilot-member table:name="1,224.62" table:display="true" table:show-details="true"/>
                <table:data-pilot-member table:name="1,228.41" table:display="true" table:show-details="true"/>
                <table:data-pilot-member table:name="1,233.51" table:display="true" table:show-details="true"/>
                <table:data-pilot-member table:name="1,241.02" table:display="true" table:show-details="true"/>
                <table:data-pilot-member table:name="1,247.07" table:display="true" table:show-details="true"/>
                <table:data-pilot-member table:name="1,247.23" table:display="true" table:show-details="true"/>
                <table:data-pilot-member table:name="1,253.29" table:display="true" table:show-details="true"/>
                <table:data-pilot-member table:name="1,254.33" table:display="true" table:show-details="true"/>
                <table:data-pilot-member table:name="1,257.06" table:display="true" table:show-details="true"/>
                <table:data-pilot-member table:name="1,258.58" table:display="true" table:show-details="true"/>
                <table:data-pilot-member table:name="1,263.14" table:display="true" table:show-details="true"/>
                <table:data-pilot-member table:name="1,267.05" table:display="true" table:show-details="true"/>
                <table:data-pilot-member table:name="1,267.98" table:display="true" table:show-details="true"/>
                <table:data-pilot-member table:name="1,269.90" table:display="true" table:show-details="true"/>
                <table:data-pilot-member table:name="1,270.10" table:display="true" table:show-details="true"/>
                <table:data-pilot-member table:name="1,275.95" table:display="true" table:show-details="true"/>
                <table:data-pilot-member table:name="1,280.39" table:display="true" table:show-details="true"/>
                <table:data-pilot-member table:name="1,289.20" table:display="true" table:show-details="true"/>
                <table:data-pilot-member table:name="1,289.99" table:display="true" table:show-details="true"/>
                <table:data-pilot-member table:name="1,292.05" table:display="true" table:show-details="true"/>
                <table:data-pilot-member table:name="1,300.14" table:display="true" table:show-details="true"/>
                <table:data-pilot-member table:name="1,303.46" table:display="true" table:show-details="true"/>
                <table:data-pilot-member table:name="1,309.91" table:display="true" table:show-details="true"/>
                <table:data-pilot-member table:name="1,319.55" table:display="true" table:show-details="true"/>
                <table:data-pilot-member table:name="1,326.40" table:display="true" table:show-details="true"/>
                <table:data-pilot-member table:name="1,329.36" table:display="true" table:show-details="true"/>
                <table:data-pilot-member table:name="1,332.46" table:display="true" table:show-details="true"/>
                <table:data-pilot-member table:name="1,336.86" table:display="true" table:show-details="true"/>
                <table:data-pilot-member table:name="1,339.00" table:display="true" table:show-details="true"/>
                <table:data-pilot-member table:name="1,344.77" table:display="true" table:show-details="true"/>
                <table:data-pilot-member table:name="1,350.63" table:display="true" table:show-details="true"/>
                <table:data-pilot-member table:name="1,351.91" table:display="true" table:show-details="true"/>
                <table:data-pilot-member table:name="1,352.75" table:display="true" table:show-details="true"/>
                <table:data-pilot-member table:name="1,356.28" table:display="true" table:show-details="true"/>
                <table:data-pilot-member table:name="1,359.21" table:display="true" table:show-details="true"/>
                <table:data-pilot-member table:name="1,399.44" table:display="true" table:show-details="true"/>
                <table:data-pilot-member table:name="1,400.60" table:display="true" table:show-details="true"/>
                <table:data-pilot-member table:name="1,406.56" table:display="true" table:show-details="true"/>
                <table:data-pilot-member table:name="1,423.36" table:display="true" table:show-details="true"/>
                <table:data-pilot-member table:name="1,429.38" table:display="true" table:show-details="true"/>
                <table:data-pilot-member table:name="1,430.25" table:display="true" table:show-details="true"/>
                <table:data-pilot-member table:name="1,447.68" table:display="true" table:show-details="true"/>
                <table:data-pilot-member table:name="1,448.69" table:display="true" table:show-details="true"/>
                <table:data-pilot-member table:name="1,453.21" table:display="true" table:show-details="true"/>
                <table:data-pilot-member table:name="1,457.04" table:display="true" table:show-details="true"/>
                <table:data-pilot-member table:name="1,457.44" table:display="true" table:show-details="true"/>
                <table:data-pilot-member table:name="1,460.66" table:display="true" table:show-details="true"/>
                <table:data-pilot-member table:name="1,461.70" table:display="true" table:show-details="true"/>
                <table:data-pilot-member table:name="1,468.16" table:display="true" table:show-details="true"/>
                <table:data-pilot-member table:name="1,468.30" table:display="true" table:show-details="true"/>
                <table:data-pilot-member table:name="1,470.66" table:display="true" table:show-details="true"/>
                <table:data-pilot-member table:name="1,473.34" table:display="true" table:show-details="true"/>
                <table:data-pilot-member table:name="1,478.78" table:display="true" table:show-details="true"/>
                <table:data-pilot-member table:name="1,480.44" table:display="true" table:show-details="true"/>
                <table:data-pilot-member table:name="1,496.02" table:display="true" table:show-details="true"/>
                <table:data-pilot-member table:name="1,503.34" table:display="true" table:show-details="true"/>
                <table:data-pilot-member table:name="1,515.64" table:display="true" table:show-details="true"/>
                <table:data-pilot-member table:name="1,518.89" table:display="true" table:show-details="true"/>
                <table:data-pilot-member table:name="1,526.82" table:display="true" table:show-details="true"/>
                <table:data-pilot-member table:name="1,533.79" table:display="true" table:show-details="true"/>
                <table:data-pilot-member table:name="1,536.24" table:display="true" table:show-details="true"/>
                <table:data-pilot-member table:name="1,536.45" table:display="true" table:show-details="true"/>
                <table:data-pilot-member table:name="1,549.42" table:display="true" table:show-details="true"/>
                <table:data-pilot-member table:name="1,561.09" table:display="true" table:show-details="true"/>
                <table:data-pilot-member table:name="1,567.45" table:display="true" table:show-details="true"/>
                <table:data-pilot-member table:name="1,581.21" table:display="true" table:show-details="true"/>
                <table:data-pilot-member table:name="1,582.00" table:display="true" table:show-details="true"/>
                <table:data-pilot-member table:name="1,591.72" table:display="true" table:show-details="true"/>
                <table:data-pilot-member table:name="1,595.39" table:display="true" table:show-details="true"/>
                <table:data-pilot-member table:name="1,597.49" table:display="true" table:show-details="true"/>
                <table:data-pilot-member table:name="1,610.83" table:display="true" table:show-details="true"/>
                <table:data-pilot-member table:name="1,613.88" table:display="true" table:show-details="true"/>
                <table:data-pilot-member table:name="1,616.03" table:display="true" table:show-details="true"/>
                <table:data-pilot-member table:name="1,619.77" table:display="true" table:show-details="true"/>
                <table:data-pilot-member table:name="1,628.97" table:display="true" table:show-details="true"/>
                <table:data-pilot-member table:name="1,638.92" table:display="true" table:show-details="true"/>
                <table:data-pilot-member table:name="1,642.80" table:display="true" table:show-details="true"/>
                <table:data-pilot-member table:name="1,661.03" table:display="true" table:show-details="true"/>
                <table:data-pilot-member table:name="1,662.23" table:display="true" table:show-details="true"/>
                <table:data-pilot-member table:name="1,671.44" table:display="true" table:show-details="true"/>
                <table:data-pilot-member table:name="1,673.00" table:display="true" table:show-details="true"/>
                <table:data-pilot-member table:name="1,676.19" table:display="true" table:show-details="true"/>
                <table:data-pilot-member table:name="1,681.02" table:display="true" table:show-details="true"/>
                <table:data-pilot-member table:name="1,684.61" table:display="true" table:show-details="true"/>
                <table:data-pilot-member table:name="1,687.64" table:display="true" table:show-details="true"/>
                <table:data-pilot-member table:name="1,691.78" table:display="true" table:show-details="true"/>
                <table:data-pilot-member table:name="1,693.77" table:display="true" table:show-details="true"/>
                <table:data-pilot-member table:name="1,701.09" table:display="true" table:show-details="true"/>
                <table:data-pilot-member table:name="1,701.88" table:display="true" table:show-details="true"/>
                <table:data-pilot-member table:name="1,707.14" table:display="true" table:show-details="true"/>
                <table:data-pilot-member table:name="1,724.39" table:display="true" table:show-details="true"/>
                <table:data-pilot-member table:name="1,724.59" table:display="true" table:show-details="true"/>
                <table:data-pilot-member table:name="1,728.07" table:display="true" table:show-details="true"/>
                <table:data-pilot-member table:name="1,733.92" table:display="true" table:show-details="true"/>
                <table:data-pilot-member table:name="1,737.94" table:display="true" table:show-details="true"/>
                <table:data-pilot-member table:name="1,754.94" table:display="true" table:show-details="true"/>
                <table:data-pilot-member table:name="1,757.48" table:display="true" table:show-details="true"/>
                <table:data-pilot-member table:name="1,759.02" table:display="true" table:show-details="true"/>
                <table:data-pilot-member table:name="1,763.62" table:display="true" table:show-details="true"/>
                <table:data-pilot-member table:name="1,772.28" table:display="true" table:show-details="true"/>
                <table:data-pilot-member table:name="1,774.24" table:display="true" table:show-details="true"/>
                <table:data-pilot-member table:name="1,786.35" table:display="true" table:show-details="true"/>
                <table:data-pilot-member table:name="1,789.41" table:display="true" table:show-details="true"/>
                <table:data-pilot-member table:name="1,800.75" table:display="true" table:show-details="true"/>
                <table:data-pilot-member table:name="1,804.87" table:display="true" table:show-details="true"/>
                <table:data-pilot-member table:name="1,808.91" table:display="true" table:show-details="true"/>
                <table:data-pilot-member table:name="1,814.63" table:display="true" table:show-details="true"/>
                <table:data-pilot-member table:name="1,815.58" table:display="true" table:show-details="true"/>
                <table:data-pilot-member table:name="1,816.05" table:display="true" table:show-details="true"/>
                <table:data-pilot-member table:name="1,816.32" table:display="true" table:show-details="true"/>
                <table:data-pilot-member table:name="1,816.59" table:display="true" table:show-details="true"/>
                <table:data-pilot-member table:name="1,816.84" table:display="true" table:show-details="true"/>
                <table:data-pilot-member table:name="1,818.44" table:display="true" table:show-details="true"/>
                <table:data-pilot-member table:name="1,818.56" table:display="true" table:show-details="true"/>
                <table:data-pilot-member table:name="1,818.66" table:display="true" table:show-details="true"/>
                <table:data-pilot-member table:name="1,819.74" table:display="true" table:show-details="true"/>
                <table:data-pilot-member table:name="1,819.83" table:display="true" table:show-details="true"/>
                <table:data-pilot-member table:name="1,821.86" table:display="true" table:show-details="true"/>
                <table:data-pilot-member table:name="1,822.44" table:display="true" table:show-details="true"/>
                <table:data-pilot-member table:name="1,822.75" table:display="true" table:show-details="true"/>
                <table:data-pilot-member table:name="1,823.71" table:display="true" table:show-details="true"/>
                <table:data-pilot-member table:name="1,824.00" table:display="true" table:show-details="true"/>
                <table:data-pilot-member table:name="1,824.34" table:display="true" table:show-details="true"/>
                <table:data-pilot-member table:name="1,825.49" table:display="true" table:show-details="true"/>
                <table:data-pilot-member table:name="1,825.64" table:display="true" table:show-details="true"/>
                <table:data-pilot-member table:name="1,826.26" table:display="true" table:show-details="true"/>
                <table:data-pilot-member table:name="1,826.27" table:display="true" table:show-details="true"/>
                <table:data-pilot-member table:name="1,826.51" table:display="true" table:show-details="true"/>
                <table:data-pilot-member table:name="1,827.62" table:display="true" table:show-details="true"/>
                <table:data-pilot-member table:name="1,827.80" table:display="true" table:show-details="true"/>
                <table:data-pilot-member table:name="1,828.28" table:display="true" table:show-details="true"/>
                <table:data-pilot-member table:name="1,829.48" table:display="true" table:show-details="true"/>
                <table:data-pilot-member table:name="1,830.36" table:display="true" table:show-details="true"/>
                <table:data-pilot-member table:name="1,830.75" table:display="true" table:show-details="true"/>
                <table:data-pilot-member table:name="1,831.12" table:display="true" table:show-details="true"/>
                <table:data-pilot-member table:name="1,833.20" table:display="true" table:show-details="true"/>
                <table:data-pilot-member table:name="1,834.02" table:display="true" table:show-details="true"/>
                <table:data-pilot-member table:name="1,836.74" table:display="true" table:show-details="true"/>
                <table:data-pilot-member table:name="1,838.17" table:display="true" table:show-details="true"/>
                <table:data-pilot-member table:name="1,838.62" table:display="true" table:show-details="true"/>
                <table:data-pilot-member table:name="1,838.70" table:display="true" table:show-details="true"/>
                <table:data-pilot-member table:name="1,839.76" table:display="true" table:show-details="true"/>
                <table:data-pilot-member table:name="1,840.95" table:display="true" table:show-details="true"/>
                <table:data-pilot-member table:name="1,841.48" table:display="true" table:show-details="true"/>
                <table:data-pilot-member table:name="1,842.24" table:display="true" table:show-details="true"/>
                <table:data-pilot-member table:name="1,842.56" table:display="true" table:show-details="true"/>
                <table:data-pilot-member table:name="1,843.12" table:display="true" table:show-details="true"/>
                <table:data-pilot-member table:name="1,843.16" table:display="true" table:show-details="true"/>
                <table:data-pilot-member table:name="1,844.16" table:display="true" table:show-details="true"/>
                <table:data-pilot-member table:name="1,844.71" table:display="true" table:show-details="true"/>
                <table:data-pilot-member table:name="1,845.99" table:display="true" table:show-details="true"/>
                <table:data-pilot-member table:name="1,850.56" table:display="true" table:show-details="true"/>
                <table:data-pilot-member table:name="1,851.03" table:display="true" table:show-details="true"/>
                <table:data-pilot-member table:name="1,851.50" table:display="true" table:show-details="true"/>
                <table:data-pilot-member table:name="1,855.84" table:display="true" table:show-details="true"/>
                <table:data-pilot-member table:name="1,858.36" table:display="true" table:show-details="true"/>
                <table:data-pilot-member table:name="1,860.01" table:display="true" table:show-details="true"/>
                <table:data-pilot-member table:name="1,860.21" table:display="true" table:show-details="true"/>
                <table:data-pilot-member table:name="1,861.03" table:display="true" table:show-details="true"/>
                <table:data-pilot-member table:name="1,861.23" table:display="true" table:show-details="true"/>
                <table:data-pilot-member table:name="1,861.37" table:display="true" table:show-details="true"/>
                <table:data-pilot-member table:name="1,861.39" table:display="true" table:show-details="true"/>
                <table:data-pilot-member table:name="1,863.47" table:display="true" table:show-details="true"/>
                <table:data-pilot-member table:name="1,864.22" table:display="true" table:show-details="true"/>
                <table:data-pilot-member table:name="1,864.92" table:display="true" table:show-details="true"/>
                <table:data-pilot-member table:name="1,865.00" table:display="true" table:show-details="true"/>
                <table:data-pilot-member table:name="1,865.87" table:display="true" table:show-details="true"/>
                <table:data-pilot-member table:name="1,867.15" table:display="true" table:show-details="true"/>
                <table:data-pilot-member table:name="1,867.38" table:display="true" table:show-details="true"/>
                <table:data-pilot-member table:name="1,868.18" table:display="true" table:show-details="true"/>
                <table:data-pilot-member table:name="1,868.96" table:display="true" table:show-details="true"/>
                <table:data-pilot-member table:name="1,869.90" table:display="true" table:show-details="true"/>
                <table:data-pilot-member table:name="1,870.40" table:display="true" table:show-details="true"/>
                <table:data-pilot-member table:name="1,871.47" table:display="true" table:show-details="true"/>
                <table:data-pilot-member table:name="1,872.03" table:display="true" table:show-details="true"/>
                <table:data-pilot-member table:name="1,872.07" table:display="true" table:show-details="true"/>
                <table:data-pilot-member table:name="1,872.51" table:display="true" table:show-details="true"/>
                <table:data-pilot-member table:name="1,872.74" table:display="true" table:show-details="true"/>
                <table:data-pilot-member table:name="1,872.81" table:display="true" table:show-details="true"/>
                <table:data-pilot-member table:name="1,873.28" table:display="true" table:show-details="true"/>
                <table:data-pilot-member table:name="1,873.51" table:display="true" table:show-details="true"/>
                <table:data-pilot-member table:name="1,874.71" table:display="true" table:show-details="true"/>
                <table:data-pilot-member table:name="1,875.78" table:display="true" table:show-details="true"/>
                <table:data-pilot-member table:name="1,876.11" table:display="true" table:show-details="true"/>
                <table:data-pilot-member table:name="1,876.26" table:display="true" table:show-details="true"/>
                <table:data-pilot-member table:name="1,876.46" table:display="true" table:show-details="true"/>
                <table:data-pilot-member table:name="1,877.80" table:display="true" table:show-details="true"/>
                <table:data-pilot-member table:name="1,880.82" table:display="true" table:show-details="true"/>
                <table:data-pilot-member table:name="1,880.99" table:display="true" table:show-details="true"/>
                <table:data-pilot-member table:name="1,881.15" table:display="true" table:show-details="true"/>
                <table:data-pilot-member table:name="1,881.71" table:display="true" table:show-details="true"/>
                <table:data-pilot-member table:name="1,882.97" table:display="true" table:show-details="true"/>
                <table:data-pilot-member table:name="1,883.52" table:display="true" table:show-details="true"/>
                <table:data-pilot-member table:name="1,884.50" table:display="true" table:show-details="true"/>
                <table:data-pilot-member table:name="1,884.70" table:display="true" table:show-details="true"/>
                <table:data-pilot-member table:name="1,884.91" table:display="true" table:show-details="true"/>
                <table:data-pilot-member table:name="1,885.20" table:display="true" table:show-details="true"/>
                <table:data-pilot-member table:name="1,886.72" table:display="true" table:show-details="true"/>
                <table:data-pilot-member table:name="1,886.97" table:display="true" table:show-details="true"/>
                <table:data-pilot-member table:name="1,887.27" table:display="true" table:show-details="true"/>
                <table:data-pilot-member table:name="1,889.21" table:display="true" table:show-details="true"/>
                <table:data-pilot-member table:name="1,889.44" table:display="true" table:show-details="true"/>
                <table:data-pilot-member table:name="1,889.93" table:display="true" table:show-details="true"/>
                <table:data-pilot-member table:name="1,891.22" table:display="true" table:show-details="true"/>
                <table:data-pilot-member table:name="1,892.29" table:display="true" table:show-details="true"/>
                <table:data-pilot-member table:name="1,892.85" table:display="true" table:show-details="true"/>
                <table:data-pilot-member table:name="1,894.31" table:display="true" table:show-details="true"/>
                <table:data-pilot-member table:name="1,894.67" table:display="true" table:show-details="true"/>
                <table:data-pilot-member table:name="1,895.48" table:display="true" table:show-details="true"/>
                <table:data-pilot-member table:name="1,895.51" table:display="true" table:show-details="true"/>
                <table:data-pilot-member table:name="1,896.32" table:display="true" table:show-details="true"/>
                <table:data-pilot-member table:name="1,898.58" table:display="true" table:show-details="true"/>
                <table:data-pilot-member table:name="1,899.31" table:display="true" table:show-details="true"/>
                <table:data-pilot-member table:name="1,899.45" table:display="true" table:show-details="true"/>
                <table:data-pilot-member table:name="1,899.56" table:display="true" table:show-details="true"/>
                <table:data-pilot-member table:name="1,904.89" table:display="true" table:show-details="true"/>
                <table:data-pilot-member table:name="1,905.42" table:display="true" table:show-details="true"/>
                <table:data-pilot-member table:name="1,906.29" table:display="true" table:show-details="true"/>
                <table:data-pilot-member table:name="1,906.53" table:display="true" table:show-details="true"/>
                <table:data-pilot-member table:name="1,906.68" table:display="true" table:show-details="true"/>
                <table:data-pilot-member table:name="1,909.03" table:display="true" table:show-details="true"/>
                <table:data-pilot-member table:name="1,909.39" table:display="true" table:show-details="true"/>
                <table:data-pilot-member table:name="1,909.94" table:display="true" table:show-details="true"/>
                <table:data-pilot-member table:name="1,909.98" table:display="true" table:show-details="true"/>
                <table:data-pilot-member table:name="1,912.83" table:display="true" table:show-details="true"/>
                <table:data-pilot-member table:name="1,912.87" table:display="true" table:show-details="true"/>
                <table:data-pilot-member table:name="1,912.88" table:display="true" table:show-details="true"/>
                <table:data-pilot-member table:name="1,916.53" table:display="true" table:show-details="true"/>
                <table:data-pilot-member table:name="1,919.40" table:display="true" table:show-details="true"/>
                <table:data-pilot-member table:name="1,919.50" table:display="true" table:show-details="true"/>
                <table:data-pilot-member table:name="1,920.20" table:display="true" table:show-details="true"/>
                <table:data-pilot-member table:name="1,920.54" table:display="true" table:show-details="true"/>
                <table:data-pilot-member table:name="1,921.59" table:display="true" table:show-details="true"/>
                <table:data-pilot-member table:name="1,921.69" table:display="true" table:show-details="true"/>
                <table:data-pilot-member table:name="1,921.70" table:display="true" table:show-details="true"/>
                <table:data-pilot-member table:name="1,926.13" table:display="true" table:show-details="true"/>
                <table:data-pilot-member table:name="1,926.41" table:display="true" table:show-details="true"/>
                <table:data-pilot-member table:name="1,926.96" table:display="true" table:show-details="true"/>
                <table:data-pilot-member table:name="1,927.01" table:display="true" table:show-details="true"/>
                <table:data-pilot-member table:name="1,927.90" table:display="true" table:show-details="true"/>
                <table:data-pilot-member table:name="1,927.91" table:display="true" table:show-details="true"/>
                <table:data-pilot-member table:name="1,928.19" table:display="true" table:show-details="true"/>
                <table:data-pilot-member table:name="1,928.24" table:display="true" table:show-details="true"/>
                <table:data-pilot-member table:name="1,929.21" table:display="true" table:show-details="true"/>
                <table:data-pilot-member table:name="1,929.34" table:display="true" table:show-details="true"/>
                <table:data-pilot-member table:name="1,929.60" table:display="true" table:show-details="true"/>
                <table:data-pilot-member table:name="1,929.98" table:display="true" table:show-details="true"/>
                <table:data-pilot-member table:name="1,930.83" table:display="true" table:show-details="true"/>
                <table:data-pilot-member table:name="1,931.95" table:display="true" table:show-details="true"/>
                <table:data-pilot-member table:name="1,932.11" table:display="true" table:show-details="true"/>
                <table:data-pilot-member table:name="1,933.80" table:display="true" table:show-details="true"/>
                <table:data-pilot-member table:name="1,933.97" table:display="true" table:show-details="true"/>
                <table:data-pilot-member table:name="1,935.16" table:display="true" table:show-details="true"/>
                <table:data-pilot-member table:name="1,935.91" table:display="true" table:show-details="true"/>
                <table:data-pilot-member table:name="1,937.75" table:display="true" table:show-details="true"/>
                <table:data-pilot-member table:name="1,939.28" table:display="true" table:show-details="true"/>
                <table:data-pilot-member table:name="1,942.23" table:display="true" table:show-details="true"/>
                <table:data-pilot-member table:name="1,943.21" table:display="true" table:show-details="true"/>
                <table:data-pilot-member table:name="1,943.50" table:display="true" table:show-details="true"/>
                <table:data-pilot-member table:name="1,943.99" table:display="true" table:show-details="true"/>
                <table:data-pilot-member table:name="1,945.59" table:display="true" table:show-details="true"/>
                <table:data-pilot-member table:name="1,948.93" table:display="true" table:show-details="true"/>
                <table:data-pilot-member table:name="1,950.96" table:display="true" table:show-details="true"/>
                <table:data-pilot-member table:name="1,951.28" table:display="true" table:show-details="true"/>
                <table:data-pilot-member table:name="1,952.33" table:display="true" table:show-details="true"/>
                <table:data-pilot-member table:name="1,952.56" table:display="true" table:show-details="true"/>
                <table:data-pilot-member table:name="1,953.56" table:display="true" table:show-details="true"/>
                <table:data-pilot-member table:name="1,953.95" table:display="true" table:show-details="true"/>
                <table:data-pilot-member table:name="1,955.81" table:display="true" table:show-details="true"/>
                <table:data-pilot-member table:name="1,957.54" table:display="true" table:show-details="true"/>
                <table:data-pilot-member table:name="1,959.80" table:display="true" table:show-details="true"/>
                <table:data-pilot-member table:name="1,962.15" table:display="true" table:show-details="true"/>
                <table:data-pilot-member table:name="1,964.28" table:display="true" table:show-details="true"/>
                <table:data-pilot-member table:name="1,965.35" table:display="true" table:show-details="true"/>
                <table:data-pilot-member table:name="1,967.68" table:display="true" table:show-details="true"/>
                <table:data-pilot-member table:name="1,969.99" table:display="true" table:show-details="true"/>
                <table:data-pilot-member table:name="1,972.68" table:display="true" table:show-details="true"/>
                <table:data-pilot-member table:name="1,973.48" table:display="true" table:show-details="true"/>
                <table:data-pilot-member table:name="1,975.41" table:display="true" table:show-details="true"/>
                <table:data-pilot-member table:name="1,976.07" table:display="true" table:show-details="true"/>
                <table:data-pilot-member table:name="1,979.52" table:display="true" table:show-details="true"/>
                <table:data-pilot-member table:name="1,984.18" table:display="true" table:show-details="true"/>
                <table:data-pilot-member table:name="1,985.08" table:display="true" table:show-details="true"/>
                <table:data-pilot-member table:name="1,985.73" table:display="true" table:show-details="true"/>
                <table:data-pilot-member table:name="1,992.79" table:display="true" table:show-details="true"/>
                <table:data-pilot-member table:name="1,994.07" table:display="true" table:show-details="true"/>
                <table:data-pilot-member table:name="1,999.52" table:display="true" table:show-details="true"/>
                <table:data-pilot-member table:name="1,999.93" table:display="true" table:show-details="true"/>
                <table:data-pilot-member table:name="2,002.27" table:display="true" table:show-details="true"/>
                <table:data-pilot-member table:name="2,003.95" table:display="true" table:show-details="true"/>
                <table:data-pilot-member table:name="2,006.84" table:display="true" table:show-details="true"/>
                <table:data-pilot-member table:name="2,011.43" table:display="true" table:show-details="true"/>
                <table:data-pilot-member table:name="2,016.65" table:display="true" table:show-details="true"/>
                <table:data-pilot-member table:name="2,023.43" table:display="true" table:show-details="true"/>
                <table:data-pilot-member table:name="2,023.99" table:display="true" table:show-details="true"/>
                <table:data-pilot-member table:name="2,029.52" table:display="true" table:show-details="true"/>
                <table:data-pilot-member table:name="2,032.49" table:display="true" table:show-details="true"/>
                <table:data-pilot-member table:name="2,038.22" table:display="true" table:show-details="true"/>
                <table:data-pilot-member table:name="2,039.76" table:display="true" table:show-details="true"/>
                <table:data-pilot-member table:name="2,042.84" table:display="true" table:show-details="true"/>
                <table:data-pilot-member table:name="2,042.89" table:display="true" table:show-details="true"/>
                <table:data-pilot-member table:name="2,044.83" table:display="true" table:show-details="true"/>
                <table:data-pilot-member table:name="2,051.94" table:display="true" table:show-details="true"/>
                <table:data-pilot-member table:name="2,060.90" table:display="true" table:show-details="true"/>
                <table:data-pilot-member table:name="2,066.13" table:display="true" table:show-details="true"/>
                <table:data-pilot-member table:name="2,079.76" table:display="true" table:show-details="true"/>
                <table:data-pilot-member table:name="2,080.23" table:display="true" table:show-details="true"/>
                <table:data-pilot-member table:name="2,089.56" table:display="true" table:show-details="true"/>
                <table:data-pilot-member table:name="2,089.63" table:display="true" table:show-details="true"/>
                <table:data-pilot-member table:name="2,111.44" table:display="true" table:show-details="true"/>
                <table:data-pilot-member table:name="2,124.57" table:display="true" table:show-details="true"/>
                <table:data-pilot-member table:name="2,126.64" table:display="true" table:show-details="true"/>
                <table:data-pilot-member table:name="2,140.03" table:display="true" table:show-details="true"/>
                <table:data-pilot-member table:name="2,173.20" table:display="true" table:show-details="true"/>
                <table:data-pilot-member table:name="2,173.3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# Iterations" table:orientation="data" table:used-hierarchy="0" table:function="average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2" table:display="true" table:show-details="true"/>
                <table:data-pilot-member table:name="24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3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1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6" table:display="true" table:show-details="true"/>
                <table:data-pilot-member table:name="139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6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3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3" table:display="true" table:show-details="true"/>
                <table:data-pilot-member table:name="165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1" table:display="true" table:show-details="true"/>
                <table:data-pilot-member table:name="174" table:display="true" table:show-details="true"/>
                <table:data-pilot-member table:name="176" table:display="true" table:show-details="true"/>
                <table:data-pilot-member table:name="178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4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92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200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6" table:display="true" table:show-details="true"/>
                <table:data-pilot-member table:name="208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1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6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1" table:display="true" table:show-details="true"/>
                <table:data-pilot-member table:name="233" table:display="true" table:show-details="true"/>
                <table:data-pilot-member table:name="236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4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49" table:display="true" table:show-details="true"/>
                <table:data-pilot-member table:name="251" table:display="true" table:show-details="true"/>
                <table:data-pilot-member table:name="255" table:display="true" table:show-details="true"/>
                <table:data-pilot-member table:name="256" table:display="true" table:show-details="true"/>
                <table:data-pilot-member table:name="257" table:display="true" table:show-details="true"/>
                <table:data-pilot-member table:name="261" table:display="true" table:show-details="true"/>
                <table:data-pilot-member table:name="265" table:display="true" table:show-details="true"/>
                <table:data-pilot-member table:name="266" table:display="true" table:show-details="true"/>
                <table:data-pilot-member table:name="271" table:display="true" table:show-details="true"/>
                <table:data-pilot-member table:name="274" table:display="true" table:show-details="true"/>
                <table:data-pilot-member table:name="276" table:display="true" table:show-details="true"/>
                <table:data-pilot-member table:name="286" table:display="true" table:show-details="true"/>
                <table:data-pilot-member table:name="312" table:display="true" table:show-details="true"/>
                <table:data-pilot-member table:name="319" table:display="true" table:show-details="true"/>
                <table:data-pilot-member table:name="374" table:display="true" table:show-details="true"/>
                <table:data-pilot-member table:name="377" table:display="true" table:show-details="true"/>
                <table:data-pilot-member table:name="387" table:display="true" table:show-details="true"/>
                <table:data-pilot-member table:name="39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# Cuts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91" table:display="true" table:show-details="true"/>
                <table:data-pilot-member table:name="93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4" table:display="true" table:show-details="true"/>
                <table:data-pilot-member table:name="118" table:display="true" table:show-details="true"/>
                <table:data-pilot-member table:name="237" table:display="true" table:show-details="true"/>
                <table:data-pilot-member table:name="239" table:display="true" table:show-details="true"/>
                <table:data-pilot-member table:name="244" table:display="true" table:show-details="true"/>
                <table:data-pilot-member table:name="246" table:display="true" table:show-details="true"/>
                <table:data-pilot-member table:name="249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5" table:display="true" table:show-details="true"/>
                <table:data-pilot-member table:name="256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1" table:display="true" table:show-details="true"/>
                <table:data-pilot-member table:name="263" table:display="true" table:show-details="true"/>
                <table:data-pilot-member table:name="264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4" table:display="true" table:show-details="true"/>
                <table:data-pilot-member table:name="277" table:display="true" table:show-details="true"/>
                <table:data-pilot-member table:name="278" table:display="true" table:show-details="true"/>
                <table:data-pilot-member table:name="280" table:display="true" table:show-details="true"/>
                <table:data-pilot-member table:name="281" table:display="true" table:show-details="true"/>
                <table:data-pilot-member table:name="282" table:display="true" table:show-details="true"/>
                <table:data-pilot-member table:name="286" table:display="true" table:show-details="true"/>
                <table:data-pilot-member table:name="288" table:display="true" table:show-details="true"/>
                <table:data-pilot-member table:name="289" table:display="true" table:show-details="true"/>
                <table:data-pilot-member table:name="291" table:display="true" table:show-details="true"/>
                <table:data-pilot-member table:name="292" table:display="true" table:show-details="true"/>
                <table:data-pilot-member table:name="293" table:display="true" table:show-details="true"/>
                <table:data-pilot-member table:name="294" table:display="true" table:show-details="true"/>
                <table:data-pilot-member table:name="296" table:display="true" table:show-details="true"/>
                <table:data-pilot-member table:name="297" table:display="true" table:show-details="true"/>
                <table:data-pilot-member table:name="300" table:display="true" table:show-details="true"/>
                <table:data-pilot-member table:name="304" table:display="true" table:show-details="true"/>
                <table:data-pilot-member table:name="309" table:display="true" table:show-details="true"/>
                <table:data-pilot-member table:name="315" table:display="true" table:show-details="true"/>
                <table:data-pilot-member table:name="348" table:display="true" table:show-details="true"/>
                <table:data-pilot-member table:name="355" table:display="true" table:show-details="true"/>
                <table:data-pilot-member table:name="357" table:display="true" table:show-details="true"/>
                <table:data-pilot-member table:name="505" table:display="true" table:show-details="true"/>
                <table:data-pilot-member table:name="517" table:display="true" table:show-details="true"/>
                <table:data-pilot-member table:name="521" table:display="true" table:show-details="true"/>
                <table:data-pilot-member table:name="528" table:display="true" table:show-details="true"/>
                <table:data-pilot-member table:name="532" table:display="true" table:show-details="true"/>
                <table:data-pilot-member table:name="533" table:display="true" table:show-details="true"/>
                <table:data-pilot-member table:name="550" table:display="true" table:show-details="true"/>
                <table:data-pilot-member table:name="551" table:display="true" table:show-details="true"/>
                <table:data-pilot-member table:name="558" table:display="true" table:show-details="true"/>
                <table:data-pilot-member table:name="560" table:display="true" table:show-details="true"/>
                <table:data-pilot-member table:name="571" table:display="true" table:show-details="true"/>
                <table:data-pilot-member table:name="575" table:display="true" table:show-details="true"/>
                <table:data-pilot-member table:name="578" table:display="true" table:show-details="true"/>
                <table:data-pilot-member table:name="580" table:display="true" table:show-details="true"/>
                <table:data-pilot-member table:name="589" table:display="true" table:show-details="true"/>
                <table:data-pilot-member table:name="598" table:display="true" table:show-details="true"/>
                <table:data-pilot-member table:name="609" table:display="true" table:show-details="true"/>
                <table:data-pilot-member table:name="611" table:display="true" table:show-details="true"/>
                <table:data-pilot-member table:name="621" table:display="true" table:show-details="true"/>
                <table:data-pilot-member table:name="644" table:display="true" table:show-details="true"/>
                <table:data-pilot-member table:name="649" table:display="true" table:show-details="true"/>
                <table:data-pilot-member table:name="653" table:display="true" table:show-details="true"/>
                <table:data-pilot-member table:name="677" table:display="true" table:show-details="true"/>
                <table:data-pilot-member table:name="708" table:display="true" table:show-details="true"/>
                <table:data-pilot-member table:name="711" table:display="true" table:show-details="true"/>
                <table:data-pilot-member table:name="720" table:display="true" table:show-details="true"/>
                <table:data-pilot-member table:name="721" table:display="true" table:show-details="true"/>
                <table:data-pilot-member table:name="726" table:display="true" table:show-details="true"/>
                <table:data-pilot-member table:name="738" table:display="true" table:show-details="true"/>
                <table:data-pilot-member table:name="751" table:display="true" table:show-details="true"/>
                <table:data-pilot-member table:name="765" table:display="true" table:show-details="true"/>
                <table:data-pilot-member table:name="772" table:display="true" table:show-details="true"/>
                <table:data-pilot-member table:name="814" table:display="true" table:show-details="true"/>
                <table:data-pilot-member table:name="823" table:display="true" table:show-details="true"/>
                <table:data-pilot-member table:name="826" table:display="true" table:show-details="true"/>
                <table:data-pilot-member table:name="860" table:display="true" table:show-details="true"/>
                <table:data-pilot-member table:name="865" table:display="true" table:show-details="true"/>
                <table:data-pilot-member table:name="874" table:display="true" table:show-details="true"/>
                <table:data-pilot-member table:name="924" table:display="true" table:show-details="true"/>
                <table:data-pilot-member table:name="926" table:display="true" table:show-details="true"/>
                <table:data-pilot-member table:name="937" table:display="true" table:show-details="true"/>
                <table:data-pilot-member table:name="989" table:display="true" table:show-details="true"/>
                <table:data-pilot-member table:name="990" table:display="true" table:show-details="true"/>
                <table:data-pilot-member table:name="1004" table:display="true" table:show-details="true"/>
                <table:data-pilot-member table:name="1016" table:display="true" table:show-details="true"/>
                <table:data-pilot-member table:name="1023" table:display="true" table:show-details="true"/>
                <table:data-pilot-member table:name="1039" table:display="true" table:show-details="true"/>
                <table:data-pilot-member table:name="1051" table:display="true" table:show-details="true"/>
                <table:data-pilot-member table:name="1054" table:display="true" table:show-details="true"/>
                <table:data-pilot-member table:name="1059" table:display="true" table:show-details="true"/>
                <table:data-pilot-member table:name="1064" table:display="true" table:show-details="true"/>
                <table:data-pilot-member table:name="1075" table:display="true" table:show-details="true"/>
                <table:data-pilot-member table:name="1086" table:display="true" table:show-details="true"/>
                <table:data-pilot-member table:name="1131" table:display="true" table:show-details="true"/>
                <table:data-pilot-member table:name="1133" table:display="true" table:show-details="true"/>
                <table:data-pilot-member table:name="1147" table:display="true" table:show-details="true"/>
                <table:data-pilot-member table:name="1149" table:display="true" table:show-details="true"/>
                <table:data-pilot-member table:name="1179" table:display="true" table:show-details="true"/>
                <table:data-pilot-member table:name="1191" table:display="true" table:show-details="true"/>
                <table:data-pilot-member table:name="1223" table:display="true" table:show-details="true"/>
                <table:data-pilot-member table:name="1231" table:display="true" table:show-details="true"/>
                <table:data-pilot-member table:name="1234" table:display="true" table:show-details="true"/>
                <table:data-pilot-member table:name="1240" table:display="true" table:show-details="true"/>
                <table:data-pilot-member table:name="1263" table:display="true" table:show-details="true"/>
                <table:data-pilot-member table:name="1306" table:display="true" table:show-details="true"/>
                <table:data-pilot-member table:name="1331" table:display="true" table:show-details="true"/>
                <table:data-pilot-member table:name="1437" table:display="true" table:show-details="true"/>
                <table:data-pilot-member table:name="1440" table:display="true" table:show-details="true"/>
                <table:data-pilot-member table:name="1472" table:display="true" table:show-details="true"/>
                <table:data-pilot-member table:name="1474" table:display="true" table:show-details="true"/>
                <table:data-pilot-member table:name="1560" table:display="true" table:show-details="true"/>
                <table:data-pilot-member table:name="1565" table:display="true" table:show-details="true"/>
                <table:data-pilot-member table:name="1618" table:display="true" table:show-details="true"/>
                <table:data-pilot-member table:name="1703" table:display="true" table:show-details="true"/>
                <table:data-pilot-member table:name="1704" table:display="true" table:show-details="true"/>
                <table:data-pilot-member table:name="1786" table:display="true" table:show-details="true"/>
                <table:data-pilot-member table:name="1986" table:display="true" table:show-details="true"/>
                <table:data-pilot-member table:name="1998" table:display="true" table:show-details="true"/>
                <table:data-pilot-member table:name="2071" table:display="true" table:show-details="true"/>
                <table:data-pilot-member table:name="2074" table:display="true" table:show-details="true"/>
                <table:data-pilot-member table:name="2117" table:display="true" table:show-details="true"/>
                <table:data-pilot-member table:name="2147" table:display="true" table:show-details="true"/>
                <table:data-pilot-member table:name="2292" table:display="true" table:show-details="true"/>
                <table:data-pilot-member table:name="2318" table:display="true" table:show-details="true"/>
                <table:data-pilot-member table:name="2322" table:display="true" table:show-details="true"/>
                <table:data-pilot-member table:name="2331" table:display="true" table:show-details="true"/>
                <table:data-pilot-member table:name="2410" table:display="true" table:show-details="true"/>
                <table:data-pilot-member table:name="2421" table:display="true" table:show-details="true"/>
                <table:data-pilot-member table:name="2442" table:display="true" table:show-details="true"/>
                <table:data-pilot-member table:name="2486" table:display="true" table:show-details="true"/>
                <table:data-pilot-member table:name="2533" table:display="true" table:show-details="true"/>
                <table:data-pilot-member table:name="2756" table:display="true" table:show-details="true"/>
                <table:data-pilot-member table:name="2822" table:display="true" table:show-details="true"/>
                <table:data-pilot-member table:name="3021" table:display="true" table:show-details="true"/>
                <table:data-pilot-member table:name="3023" table:display="true" table:show-details="true"/>
                <table:data-pilot-member table:name="3054" table:display="true" table:show-details="true"/>
                <table:data-pilot-member table:name="3217" table:display="true" table:show-details="true"/>
                <table:data-pilot-member table:name="3235" table:display="true" table:show-details="true"/>
                <table:data-pilot-member table:name="3244" table:display="true" table:show-details="true"/>
                <table:data-pilot-member table:name="3367" table:display="true" table:show-details="true"/>
                <table:data-pilot-member table:name="3390" table:display="true" table:show-details="true"/>
                <table:data-pilot-member table:name="3400" table:display="true" table:show-details="true"/>
                <table:data-pilot-member table:name="3445" table:display="true" table:show-details="true"/>
                <table:data-pilot-member table:name="3472" table:display="true" table:show-details="true"/>
                <table:data-pilot-member table:name="3492" table:display="true" table:show-details="true"/>
                <table:data-pilot-member table:name="3539" table:display="true" table:show-details="true"/>
                <table:data-pilot-member table:name="3558" table:display="true" table:show-details="true"/>
                <table:data-pilot-member table:name="3607" table:display="true" table:show-details="true"/>
                <table:data-pilot-member table:name="3670" table:display="true" table:show-details="true"/>
                <table:data-pilot-member table:name="3782" table:display="true" table:show-details="true"/>
                <table:data-pilot-member table:name="3799" table:display="true" table:show-details="true"/>
                <table:data-pilot-member table:name="3835" table:display="true" table:show-details="true"/>
                <table:data-pilot-member table:name="3853" table:display="true" table:show-details="true"/>
                <table:data-pilot-member table:name="3914" table:display="true" table:show-details="true"/>
                <table:data-pilot-member table:name="3921" table:display="true" table:show-details="true"/>
                <table:data-pilot-member table:name="4035" table:display="true" table:show-details="true"/>
                <table:data-pilot-member table:name="4067" table:display="true" table:show-details="true"/>
                <table:data-pilot-member table:name="4105" table:display="true" table:show-details="true"/>
                <table:data-pilot-member table:name="4178" table:display="true" table:show-details="true"/>
                <table:data-pilot-member table:name="4226" table:display="true" table:show-details="true"/>
                <table:data-pilot-member table:name="4238" table:display="true" table:show-details="true"/>
                <table:data-pilot-member table:name="4314" table:display="true" table:show-details="true"/>
                <table:data-pilot-member table:name="4341" table:display="true" table:show-details="true"/>
                <table:data-pilot-member table:name="4606" table:display="true" table:show-details="true"/>
                <table:data-pilot-member table:name="4829" table:display="true" table:show-details="true"/>
                <table:data-pilot-member table:name="5078" table:display="true" table:show-details="true"/>
                <table:data-pilot-member table:name="5155" table:display="true" table:show-details="true"/>
                <table:data-pilot-member table:name="5251" table:display="true" table:show-details="true"/>
                <table:data-pilot-member table:name="5297" table:display="true" table:show-details="true"/>
                <table:data-pilot-member table:name="5433" table:display="true" table:show-details="true"/>
                <table:data-pilot-member table:name="5488" table:display="true" table:show-details="true"/>
                <table:data-pilot-member table:name="5506" table:display="true" table:show-details="true"/>
                <table:data-pilot-member table:name="5522" table:display="true" table:show-details="true"/>
                <table:data-pilot-member table:name="5524" table:display="true" table:show-details="true"/>
                <table:data-pilot-member table:name="5633" table:display="true" table:show-details="true"/>
                <table:data-pilot-member table:name="5985" table:display="true" table:show-details="true"/>
                <table:data-pilot-member table:name="6161" table:display="true" table:show-details="true"/>
                <table:data-pilot-member table:name="6191" table:display="true" table:show-details="true"/>
                <table:data-pilot-member table:name="6277" table:display="true" table:show-details="true"/>
                <table:data-pilot-member table:name="6390" table:display="true" table:show-details="true"/>
                <table:data-pilot-member table:name="6404" table:display="true" table:show-details="true"/>
                <table:data-pilot-member table:name="6862" table:display="true" table:show-details="true"/>
                <table:data-pilot-member table:name="7454" table:display="true" table:show-details="true"/>
                <table:data-pilot-member table:name="7673" table:display="true" table:show-details="true"/>
                <table:data-pilot-member table:name="7692" table:display="true" table:show-details="true"/>
                <table:data-pilot-member table:name="7827" table:display="true" table:show-details="true"/>
                <table:data-pilot-member table:name="7930" table:display="true" table:show-details="true"/>
                <table:data-pilot-member table:name="7950" table:display="true" table:show-details="true"/>
                <table:data-pilot-member table:name="7953" table:display="true" table:show-details="true"/>
                <table:data-pilot-member table:name="8221" table:display="true" table:show-details="true"/>
                <table:data-pilot-member table:name="9830" table:display="true" table:show-details="true"/>
                <table:data-pilot-member table:name="10132" table:display="true" table:show-details="true"/>
                <table:data-pilot-member table:name="10292" table:display="true" table:show-details="true"/>
                <table:data-pilot-member table:name="10435" table:display="true" table:show-details="true"/>
                <table:data-pilot-member table:name="10864" table:display="true" table:show-details="true"/>
                <table:data-pilot-member table:name="11916" table:display="true" table:show-details="true"/>
                <table:data-pilot-member table:name="12382" table:display="true" table:show-details="true"/>
                <table:data-pilot-member table:name="12530" table:display="true" table:show-details="true"/>
                <table:data-pilot-member table:name="13169" table:display="true" table:show-details="true"/>
                <table:data-pilot-member table:name="13284" table:display="true" table:show-details="true"/>
                <table:data-pilot-member table:name="13412" table:display="true" table:show-details="true"/>
                <table:data-pilot-member table:name="14012" table:display="true" table:show-details="true"/>
                <table:data-pilot-member table:name="14766" table:display="true" table:show-details="true"/>
                <table:data-pilot-member table:name="158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thod" table:orientation="data" table:used-hierarchy="0" table:function="count">
            <table:data-pilot-level table:show-empty="false" calcext:repeat-item-labels="false">
              <table:data-pilot-members>
                <table:data-pilot-member table:name="Phase_I" table:display="true" table:show-details="true"/>
                <table:data-pilot-member table:name="Phase_I-II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SDDiP s20 T900'.Q3:'SDDiP s20 T900'.V7" table:buttons="'SDDiP s20 T900'.Q4 'SDDiP s20 T900'.R4 'SDDiP s20 T900'.S4 'SDDiP s20 T900'.T3" table:show-filter-button="false" table:drill-down-on-double-click="false">
          <table:source-cell-range table:cell-range-address="'SDDiP s20 T900'.A1:'SDDiP s20 T900'.O4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" table:orientation="row" table:used-hierarchy="0" table:function="auto">
            <table:data-pilot-level table:show-empty="false" calcext:repeat-item-labels="false">
              <table:data-pilot-members>
                <table:data-pilot-member table:name="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" table:orientation="row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ap" table:orientation="data" table:used-hierarchy="0" table:function="average">
            <table:data-pilot-level table:show-empty="false" calcext:repeat-item-labels="false">
              <table:data-pilot-members>
                <table:data-pilot-member table:name="11.9881" table:display="true" table:show-details="true"/>
                <table:data-pilot-member table:name="12.7769" table:display="true" table:show-details="true"/>
                <table:data-pilot-member table:name="13.0117" table:display="true" table:show-details="true"/>
                <table:data-pilot-member table:name="13.4403" table:display="true" table:show-details="true"/>
                <table:data-pilot-member table:name="15.2936" table:display="true" table:show-details="true"/>
                <table:data-pilot-member table:name="15.4038" table:display="true" table:show-details="true"/>
                <table:data-pilot-member table:name="16.3913" table:display="true" table:show-details="true"/>
                <table:data-pilot-member table:name="16.8276" table:display="true" table:show-details="true"/>
                <table:data-pilot-member table:name="16.9543" table:display="true" table:show-details="true"/>
                <table:data-pilot-member table:name="17.2576" table:display="true" table:show-details="true"/>
                <table:data-pilot-member table:name="18.4682" table:display="true" table:show-details="true"/>
                <table:data-pilot-member table:name="18.6596" table:display="true" table:show-details="true"/>
                <table:data-pilot-member table:name="18.675" table:display="true" table:show-details="true"/>
                <table:data-pilot-member table:name="18.9359" table:display="true" table:show-details="true"/>
                <table:data-pilot-member table:name="20.6146" table:display="true" table:show-details="true"/>
                <table:data-pilot-member table:name="21.3002" table:display="true" table:show-details="true"/>
                <table:data-pilot-member table:name="21.3927" table:display="true" table:show-details="true"/>
                <table:data-pilot-member table:name="21.6484" table:display="true" table:show-details="true"/>
                <table:data-pilot-member table:name="21.7329" table:display="true" table:show-details="true"/>
                <table:data-pilot-member table:name="22.4304" table:display="true" table:show-details="true"/>
                <table:data-pilot-member table:name="22.8438" table:display="true" table:show-details="true"/>
                <table:data-pilot-member table:name="23.3724" table:display="true" table:show-details="true"/>
                <table:data-pilot-member table:name="23.4987" table:display="true" table:show-details="true"/>
                <table:data-pilot-member table:name="23.7816" table:display="true" table:show-details="true"/>
                <table:data-pilot-member table:name="24.002" table:display="true" table:show-details="true"/>
                <table:data-pilot-member table:name="24.5785" table:display="true" table:show-details="true"/>
                <table:data-pilot-member table:name="24.8763" table:display="true" table:show-details="true"/>
                <table:data-pilot-member table:name="25.5737" table:display="true" table:show-details="true"/>
                <table:data-pilot-member table:name="25.932" table:display="true" table:show-details="true"/>
                <table:data-pilot-member table:name="26.0047" table:display="true" table:show-details="true"/>
                <table:data-pilot-member table:name="26.5824" table:display="true" table:show-details="true"/>
                <table:data-pilot-member table:name="27.194" table:display="true" table:show-details="true"/>
                <table:data-pilot-member table:name="28.3769" table:display="true" table:show-details="true"/>
                <table:data-pilot-member table:name="28.6392" table:display="true" table:show-details="true"/>
                <table:data-pilot-member table:name="29.2639" table:display="true" table:show-details="true"/>
                <table:data-pilot-member table:name="29.4003" table:display="true" table:show-details="true"/>
                <table:data-pilot-member table:name="29.4233" table:display="true" table:show-details="true"/>
                <table:data-pilot-member table:name="33.5602" table:display="true" table:show-details="true"/>
                <table:data-pilot-member table:name="34.3955" table:display="true" table:show-details="true"/>
                <table:data-pilot-member table:name="34.888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" table:orientation="data" table:used-hierarchy="0" table:function="average">
            <table:data-pilot-level table:show-empty="false" calcext:repeat-item-labels="false">
              <table:data-pilot-members>
                <table:data-pilot-member table:name="2168.45" table:display="true" table:show-details="true"/>
                <table:data-pilot-member table:name="2168.84" table:display="true" table:show-details="true"/>
                <table:data-pilot-member table:name="2168.86" table:display="true" table:show-details="true"/>
                <table:data-pilot-member table:name="2195.74" table:display="true" table:show-details="true"/>
                <table:data-pilot-member table:name="2197.34" table:display="true" table:show-details="true"/>
                <table:data-pilot-member table:name="2198.93" table:display="true" table:show-details="true"/>
                <table:data-pilot-member table:name="2199.86" table:display="true" table:show-details="true"/>
                <table:data-pilot-member table:name="2203.84" table:display="true" table:show-details="true"/>
                <table:data-pilot-member table:name="2208.53" table:display="true" table:show-details="true"/>
                <table:data-pilot-member table:name="2210.47" table:display="true" table:show-details="true"/>
                <table:data-pilot-member table:name="2213.43" table:display="true" table:show-details="true"/>
                <table:data-pilot-member table:name="2216.67" table:display="true" table:show-details="true"/>
                <table:data-pilot-member table:name="2218.43" table:display="true" table:show-details="true"/>
                <table:data-pilot-member table:name="2223.88" table:display="true" table:show-details="true"/>
                <table:data-pilot-member table:name="2224.9" table:display="true" table:show-details="true"/>
                <table:data-pilot-member table:name="2225.51" table:display="true" table:show-details="true"/>
                <table:data-pilot-member table:name="2236.05" table:display="true" table:show-details="true"/>
                <table:data-pilot-member table:name="2237.46" table:display="true" table:show-details="true"/>
                <table:data-pilot-member table:name="2241.06" table:display="true" table:show-details="true"/>
                <table:data-pilot-member table:name="2246.17" table:display="true" table:show-details="true"/>
                <table:data-pilot-member table:name="2257.06" table:display="true" table:show-details="true"/>
                <table:data-pilot-member table:name="2266.88" table:display="true" table:show-details="true"/>
                <table:data-pilot-member table:name="2274.92" table:display="true" table:show-details="true"/>
                <table:data-pilot-member table:name="2290.33" table:display="true" table:show-details="true"/>
                <table:data-pilot-member table:name="2297.4" table:display="true" table:show-details="true"/>
                <table:data-pilot-member table:name="2308.94" table:display="true" table:show-details="true"/>
                <table:data-pilot-member table:name="2316.73" table:display="true" table:show-details="true"/>
                <table:data-pilot-member table:name="2326.33" table:display="true" table:show-details="true"/>
                <table:data-pilot-member table:name="2334.37" table:display="true" table:show-details="true"/>
                <table:data-pilot-member table:name="2343.14" table:display="true" table:show-details="true"/>
                <table:data-pilot-member table:name="2375.12" table:display="true" table:show-details="true"/>
                <table:data-pilot-member table:name="2390.28" table:display="true" table:show-details="true"/>
                <table:data-pilot-member table:name="2393.72" table:display="true" table:show-details="true"/>
                <table:data-pilot-member table:name="2396.06" table:display="true" table:show-details="true"/>
                <table:data-pilot-member table:name="2422.38" table:display="true" table:show-details="true"/>
                <table:data-pilot-member table:name="2436.03" table:display="true" table:show-details="true"/>
                <table:data-pilot-member table:name="2453.54" table:display="true" table:show-details="true"/>
                <table:data-pilot-member table:name="2542.03" table:display="true" table:show-details="true"/>
                <table:data-pilot-member table:name="2616.18" table:display="true" table:show-details="true"/>
                <table:data-pilot-member table:name="2643.5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# iterations" table:orientation="data" table:used-hierarchy="0" table:function="average">
            <table:data-pilot-level table:show-empty="false" calcext:repeat-item-labels="false">
              <table:data-pilot-members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100" table:display="true" table:show-details="true"/>
                <table:data-pilot-member table:name="105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8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3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7" table:application-data="" table:target-range-address="CPX_s20.W2:CPX_s20.AB5" table:buttons="CPX_s20.W3 CPX_s20.X3 CPX_s20.Y3 CPX_s20.Z2" table:show-filter-button="false" table:drill-down-on-double-click="false">
          <table:source-cell-range table:cell-range-address="CPX_s20.A1:CPX_s20.U2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" table:orientation="row" table:used-hierarchy="0" table:function="auto">
            <table:data-pilot-level table:show-empty="false" calcext:repeat-item-labels="false">
              <table:data-pilot-members>
                <table:data-pilot-member table:name="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" table:orientation="row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LP Gap" table:orientation="data" table:used-hierarchy="0" table:function="average">
            <table:data-pilot-level table:show-empty="false" calcext:repeat-item-labels="false">
              <table:data-pilot-members>
                <table:data-pilot-member table:name="46.375" table:display="true" table:show-details="true"/>
                <table:data-pilot-member table:name="48.1926" table:display="true" table:show-details="true"/>
                <table:data-pilot-member table:name="53.3449" table:display="true" table:show-details="true"/>
                <table:data-pilot-member table:name="65.5998" table:display="true" table:show-details="true"/>
                <table:data-pilot-member table:name="69.217" table:display="true" table:show-details="true"/>
                <table:data-pilot-member table:name="98.8243" table:display="true" table:show-details="true"/>
                <table:data-pilot-member table:name="98.9781" table:display="true" table:show-details="true"/>
                <table:data-pilot-member table:name="99.0997" table:display="true" table:show-details="true"/>
                <table:data-pilot-member table:name="99.1166" table:display="true" table:show-details="true"/>
                <table:data-pilot-member table:name="99.1962" table:display="true" table:show-details="true"/>
                <table:data-pilot-member table:name="99.28" table:display="true" table:show-details="true"/>
                <table:data-pilot-member table:name="99.3263" table:display="true" table:show-details="true"/>
                <table:data-pilot-member table:name="99.3308" table:display="true" table:show-details="true"/>
                <table:data-pilot-member table:name="99.3467" table:display="true" table:show-details="true"/>
                <table:data-pilot-member table:name="99.3534" table:display="true" table:show-details="true"/>
                <table:data-pilot-member table:name="99.3737" table:display="true" table:show-details="true"/>
                <table:data-pilot-member table:name="99.3827" table:display="true" table:show-details="true"/>
                <table:data-pilot-member table:name="99.404" table:display="true" table:show-details="true"/>
                <table:data-pilot-member table:name="99.419" table:display="true" table:show-details="true"/>
                <table:data-pilot-member table:name="99.510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" table:orientation="data" table:used-hierarchy="0" table:function="average">
            <table:data-pilot-level table:show-empty="false" calcext:repeat-item-labels="false">
              <table:data-pilot-members>
                <table:data-pilot-member table:name="1803.58" table:display="true" table:show-details="true"/>
                <table:data-pilot-member table:name="1803.7" table:display="true" table:show-details="true"/>
                <table:data-pilot-member table:name="1803.91" table:display="true" table:show-details="true"/>
                <table:data-pilot-member table:name="1803.94" table:display="true" table:show-details="true"/>
                <table:data-pilot-member table:name="1803.97" table:display="true" table:show-details="true"/>
                <table:data-pilot-member table:name="1804.16" table:display="true" table:show-details="true"/>
                <table:data-pilot-member table:name="1804.29" table:display="true" table:show-details="true"/>
                <table:data-pilot-member table:name="1804.36" table:display="true" table:show-details="true"/>
                <table:data-pilot-member table:name="1804.68" table:display="true" table:show-details="true"/>
                <table:data-pilot-member table:name="1804.86" table:display="true" table:show-details="true"/>
                <table:data-pilot-member table:name="1805.05" table:display="true" table:show-details="true"/>
                <table:data-pilot-member table:name="1805.11" table:display="true" table:show-details="true"/>
                <table:data-pilot-member table:name="1805.16" table:display="true" table:show-details="true"/>
                <table:data-pilot-member table:name="1805.18" table:display="true" table:show-details="true"/>
                <table:data-pilot-member table:name="1805.83" table:display="true" table:show-details="true"/>
                <table:data-pilot-member table:name="1805.97" table:display="true" table:show-details="true"/>
                <table:data-pilot-member table:name="1808.75" table:display="true" table:show-details="true"/>
                <table:data-pilot-member table:name="1809.13" table:display="true" table:show-details="true"/>
                <table:data-pilot-member table:name="1809.21" table:display="true" table:show-details="true"/>
                <table:data-pilot-member table:name="1809.6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PLEX Cuts" table:orientation="data" table:used-hierarchy="0" table:function="average">
            <table:data-pilot-level table:show-empty="false" calcext:repeat-item-labels="false">
              <table:data-pilot-members>
                <table:data-pilot-member table:name="140034" table:display="true" table:show-details="true"/>
                <table:data-pilot-member table:name="230023" table:display="true" table:show-details="true"/>
                <table:data-pilot-member table:name="339993" table:display="true" table:show-details="true"/>
                <table:data-pilot-member table:name="361062" table:display="true" table:show-details="true"/>
                <table:data-pilot-member table:name="379979" table:display="true" table:show-details="true"/>
                <table:data-pilot-member table:name="451162" table:display="true" table:show-details="true"/>
                <table:data-pilot-member table:name="452768" table:display="true" table:show-details="true"/>
                <table:data-pilot-member table:name="466585" table:display="true" table:show-details="true"/>
                <table:data-pilot-member table:name="500007" table:display="true" table:show-details="true"/>
                <table:data-pilot-member table:name="500821" table:display="true" table:show-details="true"/>
                <table:data-pilot-member table:name="544299" table:display="true" table:show-details="true"/>
                <table:data-pilot-member table:name="557920" table:display="true" table:show-details="true"/>
                <table:data-pilot-member table:name="566495" table:display="true" table:show-details="true"/>
                <table:data-pilot-member table:name="579907" table:display="true" table:show-details="true"/>
                <table:data-pilot-member table:name="597592" table:display="true" table:show-details="true"/>
                <table:data-pilot-member table:name="619656" table:display="true" table:show-details="true"/>
                <table:data-pilot-member table:name="619959" table:display="true" table:show-details="true"/>
                <table:data-pilot-member table:name="626100" table:display="true" table:show-details="true"/>
                <table:data-pilot-member table:name="664715" table:display="true" table:show-details="true"/>
                <table:data-pilot-member table:name="75769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4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2">00/00/0000</text:date>, <text:time style:data-style-name="N2" text:time-value="10:27:14.5641119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08:40:34.174627935</meta:creation-date>
    <dc:date>2021-06-22T10:27:37.815157123</dc:date>
    <meta:editing-duration>PT1H8M8S</meta:editing-duration>
    <meta:editing-cycles>14</meta:editing-cycles>
    <meta:generator>LibreOffice/5.1.6.2$Linux_X86_64 LibreOffice_project/10m0$Build-2</meta:generator>
    <meta:document-statistic meta:table-count="3" meta:cell-count="10935" meta:object-count="0"/>
  </office:meta>
</office:document-meta>
</file>